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56D00000130AD0DBE969D87501B.png" manifest:media-type="image/png"/>
  <manifest:file-entry manifest:full-path="Pictures/10000201000001320000005173FC5CB5E89A2830.png" manifest:media-type="image/png"/>
  <manifest:file-entry manifest:full-path="Pictures/10000201000001320000005184AB97640A27F79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Console" svg:font-family="'Lucida Console'"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a2" style:family="table">
      <style:table-properties style:width="184.19mm" fo:margin-left="0.79mm" fo:margin-top="0mm" fo:margin-bottom="0mm" table:align="left" style:writing-mode="lr-tb"/>
    </style:style>
    <style:style style:name="Tabla2.A" style:family="table-column">
      <style:table-column-properties style:column-width="13.49mm"/>
    </style:style>
    <style:style style:name="Tabla2.B" style:family="table-column">
      <style:table-column-properties style:column-width="170.69mm"/>
    </style:style>
    <style:style style:name="Tabla2.1" style:family="table-row">
      <style:table-row-properties fo:keep-together="auto"/>
    </style:style>
    <style:style style:name="Tabla2.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2.B1" style:family="table-cell">
      <style:table-cell-properties fo:background-color="#666666" fo:padding-left="0.97mm" fo:padding-right="0.97mm" fo:padding-top="1.99mm" fo:padding-bottom="1.99mm" fo:border="0.25pt solid #999999">
        <style:background-image/>
      </style:table-cell-properties>
    </style:style>
    <style:style style:name="Tabla2.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2.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1" style:family="table">
      <style:table-properties style:width="169.14mm" fo:margin-left="0mm" fo:margin-top="0mm" fo:margin-bottom="0mm" table:align="left" style:writing-mode="lr-tb"/>
    </style:style>
    <style:style style:name="Tabla1.A" style:family="table-column">
      <style:table-column-properties style:column-width="169.14mm"/>
    </style:style>
    <style:style style:name="Tabla1.1" style:family="table-row">
      <style:table-row-properties fo:keep-together="auto"/>
    </style:style>
    <style:style style:name="Tabla1.A1" style:family="table-cell">
      <style:table-cell-properties fo:background-color="transparent" fo:padding-left="1.91mm" fo:padding-right="1.91mm" fo:padding-top="0mm" fo:padding-bottom="0mm" fo:border="0.5pt solid #000000">
        <style:background-image/>
      </style:table-cell-properties>
    </style:style>
    <style:style style:name="Tabla24" style:family="table">
      <style:table-properties style:width="184.22mm" fo:margin-left="0.79mm" fo:margin-top="0mm" fo:margin-bottom="0mm" table:align="left" style:writing-mode="lr-tb"/>
    </style:style>
    <style:style style:name="Tabla24.A" style:family="table-column">
      <style:table-column-properties style:column-width="14.78mm"/>
    </style:style>
    <style:style style:name="Tabla24.B" style:family="table-column">
      <style:table-column-properties style:column-width="169.44mm"/>
    </style:style>
    <style:style style:name="Tabla24.1" style:family="table-row">
      <style:table-row-properties fo:keep-together="auto"/>
    </style:style>
    <style:style style:name="Tabla24.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24.B1" style:family="table-cell">
      <style:table-cell-properties fo:background-color="#666666" fo:padding-left="0.97mm" fo:padding-right="0.97mm" fo:padding-top="1.99mm" fo:padding-bottom="1.99mm" fo:border="0.25pt solid #999999">
        <style:background-image/>
      </style:table-cell-properties>
    </style:style>
    <style:style style:name="Tabla24.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24.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23" style:family="table">
      <style:table-properties style:width="157.67mm" fo:margin-left="0mm" fo:margin-top="0mm" fo:margin-bottom="0mm" table:align="left" style:writing-mode="lr-tb"/>
    </style:style>
    <style:style style:name="Tabla23.A" style:family="table-column">
      <style:table-column-properties style:column-width="157.67mm"/>
    </style:style>
    <style:style style:name="Tabla23.1" style:family="table-row">
      <style:table-row-properties fo:keep-together="auto"/>
    </style:style>
    <style:style style:name="Tabla23.A1" style:family="table-cell">
      <style:table-cell-properties fo:background-color="transparent" fo:padding-left="1.91mm" fo:padding-right="1.91mm" fo:padding-top="0mm" fo:padding-bottom="0mm" fo:border="0.5pt solid #000000">
        <style:background-image/>
      </style:table-cell-properties>
    </style:style>
    <style:style style:name="Tabla28" style:family="table">
      <style:table-properties style:width="184.22mm" fo:margin-left="0.79mm" fo:margin-top="0mm" fo:margin-bottom="0mm" table:align="left" style:writing-mode="lr-tb"/>
    </style:style>
    <style:style style:name="Tabla28.A" style:family="table-column">
      <style:table-column-properties style:column-width="14.78mm"/>
    </style:style>
    <style:style style:name="Tabla28.B" style:family="table-column">
      <style:table-column-properties style:column-width="169.44mm"/>
    </style:style>
    <style:style style:name="Tabla28.1" style:family="table-row">
      <style:table-row-properties fo:keep-together="auto"/>
    </style:style>
    <style:style style:name="Tabla28.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28.B1" style:family="table-cell">
      <style:table-cell-properties fo:background-color="#666666" fo:padding-left="0.97mm" fo:padding-right="0.97mm" fo:padding-top="1.99mm" fo:padding-bottom="1.99mm" fo:border="0.25pt solid #999999">
        <style:background-image/>
      </style:table-cell-properties>
    </style:style>
    <style:style style:name="Tabla28.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28.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27" style:family="table">
      <style:table-properties style:width="157.67mm" fo:margin-left="0mm" fo:margin-top="0mm" fo:margin-bottom="0mm" table:align="left" style:writing-mode="lr-tb"/>
    </style:style>
    <style:style style:name="Tabla27.A" style:family="table-column">
      <style:table-column-properties style:column-width="157.67mm"/>
    </style:style>
    <style:style style:name="Tabla27.1" style:family="table-row">
      <style:table-row-properties fo:keep-together="auto"/>
    </style:style>
    <style:style style:name="Tabla27.A1" style:family="table-cell">
      <style:table-cell-properties fo:background-color="transparent" fo:padding-left="1.91mm" fo:padding-right="1.91mm" fo:padding-top="0mm" fo:padding-bottom="0mm" fo:border="0.5pt solid #000000">
        <style:background-image/>
      </style:table-cell-properties>
    </style:style>
    <style:style style:name="Tabla30" style:family="table">
      <style:table-properties style:width="184.22mm" fo:margin-left="0.79mm" fo:margin-top="0mm" fo:margin-bottom="0mm" table:align="left" style:writing-mode="lr-tb"/>
    </style:style>
    <style:style style:name="Tabla30.A" style:family="table-column">
      <style:table-column-properties style:column-width="14.78mm"/>
    </style:style>
    <style:style style:name="Tabla30.B" style:family="table-column">
      <style:table-column-properties style:column-width="169.44mm"/>
    </style:style>
    <style:style style:name="Tabla30.1" style:family="table-row">
      <style:table-row-properties fo:keep-together="auto"/>
    </style:style>
    <style:style style:name="Tabla30.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30.B1" style:family="table-cell">
      <style:table-cell-properties fo:background-color="#666666" fo:padding-left="0.97mm" fo:padding-right="0.97mm" fo:padding-top="1.99mm" fo:padding-bottom="1.99mm" fo:border="0.25pt solid #999999">
        <style:background-image/>
      </style:table-cell-properties>
    </style:style>
    <style:style style:name="Tabla30.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30.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29" style:family="table">
      <style:table-properties style:width="157.67mm" fo:margin-left="0mm" fo:margin-top="0mm" fo:margin-bottom="0mm" table:align="left" style:writing-mode="lr-tb"/>
    </style:style>
    <style:style style:name="Tabla29.A" style:family="table-column">
      <style:table-column-properties style:column-width="157.67mm"/>
    </style:style>
    <style:style style:name="Tabla29.1" style:family="table-row">
      <style:table-row-properties fo:keep-together="auto"/>
    </style:style>
    <style:style style:name="Tabla29.A1" style:family="table-cell">
      <style:table-cell-properties fo:background-color="transparent" fo:padding-left="1.91mm" fo:padding-right="1.91mm" fo:padding-top="0mm" fo:padding-bottom="0mm" fo:border="0.5pt solid #000000">
        <style:background-image/>
      </style:table-cell-properties>
    </style:style>
    <style:style style:name="Tabla32" style:family="table">
      <style:table-properties style:width="184.22mm" fo:margin-left="0.79mm" fo:margin-top="0mm" fo:margin-bottom="0mm" table:align="left" style:writing-mode="lr-tb"/>
    </style:style>
    <style:style style:name="Tabla32.A" style:family="table-column">
      <style:table-column-properties style:column-width="14.78mm"/>
    </style:style>
    <style:style style:name="Tabla32.B" style:family="table-column">
      <style:table-column-properties style:column-width="169.44mm"/>
    </style:style>
    <style:style style:name="Tabla32.1" style:family="table-row">
      <style:table-row-properties fo:keep-together="auto"/>
    </style:style>
    <style:style style:name="Tabla32.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32.B1" style:family="table-cell">
      <style:table-cell-properties fo:background-color="#666666" fo:padding-left="0.97mm" fo:padding-right="0.97mm" fo:padding-top="1.99mm" fo:padding-bottom="1.99mm" fo:border="0.25pt solid #999999">
        <style:background-image/>
      </style:table-cell-properties>
    </style:style>
    <style:style style:name="Tabla32.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32.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31" style:family="table">
      <style:table-properties style:width="157.67mm" fo:margin-left="0mm" fo:margin-top="0mm" fo:margin-bottom="0mm" table:align="left" style:writing-mode="lr-tb"/>
    </style:style>
    <style:style style:name="Tabla31.A" style:family="table-column">
      <style:table-column-properties style:column-width="157.67mm"/>
    </style:style>
    <style:style style:name="Tabla31.1" style:family="table-row">
      <style:table-row-properties fo:keep-together="auto"/>
    </style:style>
    <style:style style:name="Tabla31.A1" style:family="table-cell">
      <style:table-cell-properties fo:background-color="transparent" fo:padding-left="1.91mm" fo:padding-right="1.91mm" fo:padding-top="0mm" fo:padding-bottom="0mm" fo:border="0.5pt solid #000000">
        <style:background-image/>
      </style:table-cell-properties>
    </style:style>
    <style:style style:name="Tabla34" style:family="table">
      <style:table-properties style:width="184.22mm" fo:margin-left="0.79mm" fo:margin-top="0mm" fo:margin-bottom="0mm" table:align="left" style:writing-mode="lr-tb"/>
    </style:style>
    <style:style style:name="Tabla34.A" style:family="table-column">
      <style:table-column-properties style:column-width="14.78mm"/>
    </style:style>
    <style:style style:name="Tabla34.B" style:family="table-column">
      <style:table-column-properties style:column-width="169.44mm"/>
    </style:style>
    <style:style style:name="Tabla34.1" style:family="table-row">
      <style:table-row-properties fo:keep-together="auto"/>
    </style:style>
    <style:style style:name="Tabla34.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34.B1" style:family="table-cell">
      <style:table-cell-properties fo:background-color="#666666" fo:padding-left="0.97mm" fo:padding-right="0.97mm" fo:padding-top="1.99mm" fo:padding-bottom="1.99mm" fo:border="0.25pt solid #999999">
        <style:background-image/>
      </style:table-cell-properties>
    </style:style>
    <style:style style:name="Tabla34.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34.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33" style:family="table">
      <style:table-properties style:width="157.67mm" fo:margin-left="0mm" fo:margin-top="0mm" fo:margin-bottom="0mm" table:align="left" style:writing-mode="lr-tb"/>
    </style:style>
    <style:style style:name="Tabla33.A" style:family="table-column">
      <style:table-column-properties style:column-width="157.67mm"/>
    </style:style>
    <style:style style:name="Tabla33.1" style:family="table-row">
      <style:table-row-properties fo:keep-together="auto"/>
    </style:style>
    <style:style style:name="Tabla33.A1" style:family="table-cell">
      <style:table-cell-properties fo:background-color="transparent" fo:padding-left="1.91mm" fo:padding-right="1.91mm" fo:padding-top="0mm" fo:padding-bottom="0mm" fo:border="0.5pt solid #000000">
        <style:background-image/>
      </style:table-cell-properties>
    </style:style>
    <style:style style:name="Tabla76" style:family="table">
      <style:table-properties style:width="184.22mm" fo:margin-left="0.79mm" fo:margin-top="0mm" fo:margin-bottom="0mm" table:align="left" style:writing-mode="lr-tb"/>
    </style:style>
    <style:style style:name="Tabla76.A" style:family="table-column">
      <style:table-column-properties style:column-width="14.78mm"/>
    </style:style>
    <style:style style:name="Tabla76.B" style:family="table-column">
      <style:table-column-properties style:column-width="169.44mm"/>
    </style:style>
    <style:style style:name="Tabla76.1" style:family="table-row">
      <style:table-row-properties fo:keep-together="auto"/>
    </style:style>
    <style:style style:name="Tabla76.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76.B1" style:family="table-cell">
      <style:table-cell-properties fo:background-color="#666666" fo:padding-left="0.97mm" fo:padding-right="0.97mm" fo:padding-top="1.99mm" fo:padding-bottom="1.99mm" fo:border="0.25pt solid #999999">
        <style:background-image/>
      </style:table-cell-properties>
    </style:style>
    <style:style style:name="Tabla76.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76.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75" style:family="table">
      <style:table-properties style:width="157.67mm" fo:margin-left="0mm" fo:margin-top="0mm" fo:margin-bottom="0mm" table:align="left" style:writing-mode="lr-tb"/>
    </style:style>
    <style:style style:name="Tabla75.A" style:family="table-column">
      <style:table-column-properties style:column-width="157.67mm"/>
    </style:style>
    <style:style style:name="Tabla75.1" style:family="table-row">
      <style:table-row-properties fo:keep-together="auto"/>
    </style:style>
    <style:style style:name="Tabla75.A1" style:family="table-cell">
      <style:table-cell-properties fo:background-color="transparent" fo:padding-left="1.91mm" fo:padding-right="1.91mm" fo:padding-top="0mm" fo:padding-bottom="0mm" fo:border="0.5pt solid #000000">
        <style:background-image/>
      </style:table-cell-properties>
    </style:style>
    <style:style style:name="Tabla82" style:family="table">
      <style:table-properties style:width="184.22mm" fo:margin-left="0.79mm" fo:margin-top="0mm" fo:margin-bottom="0mm" table:align="left" style:writing-mode="lr-tb"/>
    </style:style>
    <style:style style:name="Tabla82.A" style:family="table-column">
      <style:table-column-properties style:column-width="14.78mm"/>
    </style:style>
    <style:style style:name="Tabla82.B" style:family="table-column">
      <style:table-column-properties style:column-width="169.44mm"/>
    </style:style>
    <style:style style:name="Tabla82.1" style:family="table-row">
      <style:table-row-properties fo:keep-together="auto"/>
    </style:style>
    <style:style style:name="Tabla82.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82.B1" style:family="table-cell">
      <style:table-cell-properties fo:background-color="#666666" fo:padding-left="0.97mm" fo:padding-right="0.97mm" fo:padding-top="1.99mm" fo:padding-bottom="1.99mm" fo:border="0.25pt solid #999999">
        <style:background-image/>
      </style:table-cell-properties>
    </style:style>
    <style:style style:name="Tabla82.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82.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81" style:family="table">
      <style:table-properties style:width="157.67mm" fo:margin-left="0mm" fo:margin-top="0mm" fo:margin-bottom="0mm" table:align="left" style:writing-mode="lr-tb"/>
    </style:style>
    <style:style style:name="Tabla81.A" style:family="table-column">
      <style:table-column-properties style:column-width="157.67mm"/>
    </style:style>
    <style:style style:name="Tabla81.1" style:family="table-row">
      <style:table-row-properties fo:keep-together="auto"/>
    </style:style>
    <style:style style:name="Tabla81.A1" style:family="table-cell">
      <style:table-cell-properties fo:background-color="transparent" fo:padding-left="1.91mm" fo:padding-right="1.91mm" fo:padding-top="0mm" fo:padding-bottom="0mm" fo:border="0.5pt solid #000000">
        <style:background-image/>
      </style:table-cell-properties>
    </style:style>
    <style:style style:name="Tabla84" style:family="table">
      <style:table-properties style:width="184.22mm" fo:margin-left="0.79mm" fo:margin-top="0mm" fo:margin-bottom="0mm" table:align="left" style:writing-mode="lr-tb"/>
    </style:style>
    <style:style style:name="Tabla84.A" style:family="table-column">
      <style:table-column-properties style:column-width="14.78mm"/>
    </style:style>
    <style:style style:name="Tabla84.B" style:family="table-column">
      <style:table-column-properties style:column-width="169.44mm"/>
    </style:style>
    <style:style style:name="Tabla84.1" style:family="table-row">
      <style:table-row-properties fo:keep-together="auto"/>
    </style:style>
    <style:style style:name="Tabla84.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84.B1" style:family="table-cell">
      <style:table-cell-properties fo:background-color="#666666" fo:padding-left="0.97mm" fo:padding-right="0.97mm" fo:padding-top="1.99mm" fo:padding-bottom="1.99mm" fo:border="0.25pt solid #999999">
        <style:background-image/>
      </style:table-cell-properties>
    </style:style>
    <style:style style:name="Tabla84.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84.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83" style:family="table">
      <style:table-properties style:width="157.67mm" fo:margin-left="0mm" fo:margin-top="0mm" fo:margin-bottom="0mm" table:align="left" style:writing-mode="lr-tb"/>
    </style:style>
    <style:style style:name="Tabla83.A" style:family="table-column">
      <style:table-column-properties style:column-width="157.67mm"/>
    </style:style>
    <style:style style:name="Tabla83.1" style:family="table-row">
      <style:table-row-properties fo:keep-together="auto"/>
    </style:style>
    <style:style style:name="Tabla83.A1" style:family="table-cell">
      <style:table-cell-properties fo:background-color="transparent" fo:padding-left="1.91mm" fo:padding-right="1.91mm" fo:padding-top="0mm" fo:padding-bottom="0mm" fo:border="0.5pt solid #000000">
        <style:background-image/>
      </style:table-cell-properties>
    </style:style>
    <style:style style:name="Tabla86" style:family="table">
      <style:table-properties style:width="184.22mm" fo:margin-left="0.79mm" fo:margin-top="0mm" fo:margin-bottom="0mm" table:align="left" style:writing-mode="lr-tb"/>
    </style:style>
    <style:style style:name="Tabla86.A" style:family="table-column">
      <style:table-column-properties style:column-width="14.78mm"/>
    </style:style>
    <style:style style:name="Tabla86.B" style:family="table-column">
      <style:table-column-properties style:column-width="169.44mm"/>
    </style:style>
    <style:style style:name="Tabla86.1" style:family="table-row">
      <style:table-row-properties fo:keep-together="auto"/>
    </style:style>
    <style:style style:name="Tabla86.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86.B1" style:family="table-cell">
      <style:table-cell-properties fo:background-color="#666666" fo:padding-left="0.97mm" fo:padding-right="0.97mm" fo:padding-top="1.99mm" fo:padding-bottom="1.99mm" fo:border="0.25pt solid #999999">
        <style:background-image/>
      </style:table-cell-properties>
    </style:style>
    <style:style style:name="Tabla86.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86.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85" style:family="table">
      <style:table-properties style:width="157.67mm" fo:margin-left="0mm" fo:margin-top="0mm" fo:margin-bottom="0mm" table:align="left" style:writing-mode="lr-tb"/>
    </style:style>
    <style:style style:name="Tabla85.A" style:family="table-column">
      <style:table-column-properties style:column-width="157.67mm"/>
    </style:style>
    <style:style style:name="Tabla85.1" style:family="table-row">
      <style:table-row-properties fo:keep-together="auto"/>
    </style:style>
    <style:style style:name="Tabla85.A1" style:family="table-cell">
      <style:table-cell-properties fo:background-color="transparent" fo:padding-left="1.91mm" fo:padding-right="1.91mm" fo:padding-top="0mm" fo:padding-bottom="0mm" fo:border="0.5pt solid #000000">
        <style:background-image/>
      </style:table-cell-properties>
    </style:style>
    <style:style style:name="Tabla88" style:family="table">
      <style:table-properties style:width="184.22mm" fo:margin-left="0.79mm" fo:margin-top="0mm" fo:margin-bottom="0mm" table:align="left" style:writing-mode="lr-tb"/>
    </style:style>
    <style:style style:name="Tabla88.A" style:family="table-column">
      <style:table-column-properties style:column-width="14.78mm"/>
    </style:style>
    <style:style style:name="Tabla88.B" style:family="table-column">
      <style:table-column-properties style:column-width="169.44mm"/>
    </style:style>
    <style:style style:name="Tabla88.1" style:family="table-row">
      <style:table-row-properties fo:keep-together="auto"/>
    </style:style>
    <style:style style:name="Tabla88.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88.B1" style:family="table-cell">
      <style:table-cell-properties fo:background-color="#666666" fo:padding-left="0.97mm" fo:padding-right="0.97mm" fo:padding-top="1.99mm" fo:padding-bottom="1.99mm" fo:border="0.25pt solid #999999">
        <style:background-image/>
      </style:table-cell-properties>
    </style:style>
    <style:style style:name="Tabla88.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88.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87" style:family="table">
      <style:table-properties style:width="157.67mm" fo:margin-left="0mm" fo:margin-top="0mm" fo:margin-bottom="0mm" table:align="left" style:writing-mode="lr-tb"/>
    </style:style>
    <style:style style:name="Tabla87.A" style:family="table-column">
      <style:table-column-properties style:column-width="157.67mm"/>
    </style:style>
    <style:style style:name="Tabla87.1" style:family="table-row">
      <style:table-row-properties fo:keep-together="auto"/>
    </style:style>
    <style:style style:name="Tabla87.A1" style:family="table-cell">
      <style:table-cell-properties fo:background-color="transparent" fo:padding-left="1.91mm" fo:padding-right="1.91mm" fo:padding-top="0mm" fo:padding-bottom="0mm" fo:border="0.5pt solid #000000">
        <style:background-image/>
      </style:table-cell-properties>
    </style:style>
    <style:style style:name="Tabla94" style:family="table">
      <style:table-properties style:width="184.22mm" fo:margin-left="0.79mm" fo:margin-top="0mm" fo:margin-bottom="0mm" table:align="left" style:writing-mode="lr-tb"/>
    </style:style>
    <style:style style:name="Tabla94.A" style:family="table-column">
      <style:table-column-properties style:column-width="14.78mm"/>
    </style:style>
    <style:style style:name="Tabla94.B" style:family="table-column">
      <style:table-column-properties style:column-width="169.44mm"/>
    </style:style>
    <style:style style:name="Tabla94.1" style:family="table-row">
      <style:table-row-properties fo:keep-together="auto"/>
    </style:style>
    <style:style style:name="Tabla94.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94.B1" style:family="table-cell">
      <style:table-cell-properties fo:background-color="#666666" fo:padding-left="0.97mm" fo:padding-right="0.97mm" fo:padding-top="1.99mm" fo:padding-bottom="1.99mm" fo:border="0.25pt solid #999999">
        <style:background-image/>
      </style:table-cell-properties>
    </style:style>
    <style:style style:name="Tabla94.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94.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93" style:family="table">
      <style:table-properties style:width="157.67mm" fo:margin-left="0mm" fo:margin-top="0mm" fo:margin-bottom="0mm" table:align="left" style:writing-mode="lr-tb"/>
    </style:style>
    <style:style style:name="Tabla93.A" style:family="table-column">
      <style:table-column-properties style:column-width="157.67mm"/>
    </style:style>
    <style:style style:name="Tabla93.1" style:family="table-row">
      <style:table-row-properties fo:keep-together="auto"/>
    </style:style>
    <style:style style:name="Tabla93.A1" style:family="table-cell">
      <style:table-cell-properties fo:background-color="transparent" fo:padding-left="1.91mm" fo:padding-right="1.91mm" fo:padding-top="0mm" fo:padding-bottom="0mm" fo:border="0.5pt solid #000000">
        <style:background-image/>
      </style:table-cell-properties>
    </style:style>
    <style:style style:name="Tabla96" style:family="table">
      <style:table-properties style:width="184.22mm" fo:margin-left="0.79mm" fo:margin-top="0mm" fo:margin-bottom="0mm" table:align="left" style:writing-mode="lr-tb"/>
    </style:style>
    <style:style style:name="Tabla96.A" style:family="table-column">
      <style:table-column-properties style:column-width="14.78mm"/>
    </style:style>
    <style:style style:name="Tabla96.B" style:family="table-column">
      <style:table-column-properties style:column-width="169.44mm"/>
    </style:style>
    <style:style style:name="Tabla96.1" style:family="table-row">
      <style:table-row-properties fo:keep-together="auto"/>
    </style:style>
    <style:style style:name="Tabla96.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96.B1" style:family="table-cell">
      <style:table-cell-properties fo:background-color="#666666" fo:padding-left="0.97mm" fo:padding-right="0.97mm" fo:padding-top="1.99mm" fo:padding-bottom="1.99mm" fo:border="0.25pt solid #999999">
        <style:background-image/>
      </style:table-cell-properties>
    </style:style>
    <style:style style:name="Tabla96.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96.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95" style:family="table">
      <style:table-properties style:width="157.67mm" fo:margin-left="0mm" fo:margin-top="0mm" fo:margin-bottom="0mm" table:align="left" style:writing-mode="lr-tb"/>
    </style:style>
    <style:style style:name="Tabla95.A" style:family="table-column">
      <style:table-column-properties style:column-width="157.67mm"/>
    </style:style>
    <style:style style:name="Tabla95.1" style:family="table-row">
      <style:table-row-properties fo:keep-together="auto"/>
    </style:style>
    <style:style style:name="Tabla95.A1" style:family="table-cell">
      <style:table-cell-properties fo:background-color="transparent" fo:padding-left="1.91mm" fo:padding-right="1.91mm" fo:padding-top="0mm" fo:padding-bottom="0mm" fo:border="0.5pt solid #000000">
        <style:background-image/>
      </style:table-cell-properties>
    </style:style>
    <style:style style:name="Tabla100" style:family="table">
      <style:table-properties style:width="184.22mm" fo:margin-left="0.79mm" fo:margin-top="0mm" fo:margin-bottom="0mm" table:align="left" style:writing-mode="lr-tb"/>
    </style:style>
    <style:style style:name="Tabla100.A" style:family="table-column">
      <style:table-column-properties style:column-width="14.78mm"/>
    </style:style>
    <style:style style:name="Tabla100.B" style:family="table-column">
      <style:table-column-properties style:column-width="169.44mm"/>
    </style:style>
    <style:style style:name="Tabla100.1" style:family="table-row">
      <style:table-row-properties fo:keep-together="auto"/>
    </style:style>
    <style:style style:name="Tabla100.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100.B1" style:family="table-cell">
      <style:table-cell-properties fo:background-color="#666666" fo:padding-left="0.97mm" fo:padding-right="0.97mm" fo:padding-top="1.99mm" fo:padding-bottom="1.99mm" fo:border="0.25pt solid #999999">
        <style:background-image/>
      </style:table-cell-properties>
    </style:style>
    <style:style style:name="Tabla100.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100.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99" style:family="table">
      <style:table-properties style:width="157.67mm" fo:margin-left="0mm" fo:margin-top="0mm" fo:margin-bottom="0mm" table:align="left" style:writing-mode="lr-tb"/>
    </style:style>
    <style:style style:name="Tabla99.A" style:family="table-column">
      <style:table-column-properties style:column-width="157.67mm"/>
    </style:style>
    <style:style style:name="Tabla99.1" style:family="table-row">
      <style:table-row-properties fo:keep-together="auto"/>
    </style:style>
    <style:style style:name="Tabla99.A1" style:family="table-cell">
      <style:table-cell-properties fo:background-color="transparent" fo:padding-left="1.91mm" fo:padding-right="1.91mm" fo:padding-top="0mm" fo:padding-bottom="0mm" fo:border="0.5pt solid #000000">
        <style:background-image/>
      </style:table-cell-properties>
    </style:style>
    <style:style style:name="Tabla102" style:family="table">
      <style:table-properties style:width="184.22mm" fo:margin-left="0.79mm" fo:margin-top="0mm" fo:margin-bottom="0mm" table:align="left" style:writing-mode="lr-tb"/>
    </style:style>
    <style:style style:name="Tabla102.A" style:family="table-column">
      <style:table-column-properties style:column-width="14.78mm"/>
    </style:style>
    <style:style style:name="Tabla102.B" style:family="table-column">
      <style:table-column-properties style:column-width="169.44mm"/>
    </style:style>
    <style:style style:name="Tabla102.1" style:family="table-row">
      <style:table-row-properties fo:keep-together="auto"/>
    </style:style>
    <style:style style:name="Tabla102.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102.B1" style:family="table-cell">
      <style:table-cell-properties fo:background-color="#666666" fo:padding-left="0.97mm" fo:padding-right="0.97mm" fo:padding-top="1.99mm" fo:padding-bottom="1.99mm" fo:border="0.25pt solid #999999">
        <style:background-image/>
      </style:table-cell-properties>
    </style:style>
    <style:style style:name="Tabla102.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102.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101" style:family="table">
      <style:table-properties style:width="157.67mm" fo:margin-left="0mm" fo:margin-top="0mm" fo:margin-bottom="0mm" table:align="left" style:writing-mode="lr-tb"/>
    </style:style>
    <style:style style:name="Tabla101.A" style:family="table-column">
      <style:table-column-properties style:column-width="157.67mm"/>
    </style:style>
    <style:style style:name="Tabla101.1" style:family="table-row">
      <style:table-row-properties fo:keep-together="auto"/>
    </style:style>
    <style:style style:name="Tabla101.A1" style:family="table-cell">
      <style:table-cell-properties fo:background-color="transparent" fo:padding-left="1.91mm" fo:padding-right="1.91mm" fo:padding-top="0mm" fo:padding-bottom="0mm" fo:border="0.5pt solid #000000">
        <style:background-image/>
      </style:table-cell-properties>
    </style:style>
    <style:style style:name="Tabla104" style:family="table">
      <style:table-properties style:width="184.22mm" fo:margin-left="0.79mm" fo:margin-top="0mm" fo:margin-bottom="0mm" table:align="left" style:writing-mode="lr-tb"/>
    </style:style>
    <style:style style:name="Tabla104.A" style:family="table-column">
      <style:table-column-properties style:column-width="16.23mm"/>
    </style:style>
    <style:style style:name="Tabla104.B" style:family="table-column">
      <style:table-column-properties style:column-width="167.99mm"/>
    </style:style>
    <style:style style:name="Tabla104.1" style:family="table-row">
      <style:table-row-properties fo:keep-together="auto"/>
    </style:style>
    <style:style style:name="Tabla104.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104.B1" style:family="table-cell">
      <style:table-cell-properties fo:background-color="#666666" fo:padding-left="0.97mm" fo:padding-right="0.97mm" fo:padding-top="1.99mm" fo:padding-bottom="1.99mm" fo:border="0.25pt solid #999999">
        <style:background-image/>
      </style:table-cell-properties>
    </style:style>
    <style:style style:name="Tabla104.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104.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103" style:family="table">
      <style:table-properties style:width="157.67mm" fo:margin-left="0mm" fo:margin-top="0mm" fo:margin-bottom="0mm" table:align="left" style:writing-mode="lr-tb"/>
    </style:style>
    <style:style style:name="Tabla103.A" style:family="table-column">
      <style:table-column-properties style:column-width="157.67mm"/>
    </style:style>
    <style:style style:name="Tabla103.1" style:family="table-row">
      <style:table-row-properties fo:keep-together="auto"/>
    </style:style>
    <style:style style:name="Tabla103.A1" style:family="table-cell">
      <style:table-cell-properties fo:background-color="transparent" fo:padding-left="1.91mm" fo:padding-right="1.91mm" fo:padding-top="0mm" fo:padding-bottom="0mm" fo:border="0.5pt solid #000000">
        <style:background-image/>
      </style:table-cell-properties>
    </style:style>
    <style:style style:name="Tabla106" style:family="table">
      <style:table-properties style:width="184.22mm" fo:margin-left="0.79mm" fo:margin-top="0mm" fo:margin-bottom="0mm" table:align="left" style:writing-mode="lr-tb"/>
    </style:style>
    <style:style style:name="Tabla106.A" style:family="table-column">
      <style:table-column-properties style:column-width="16.23mm"/>
    </style:style>
    <style:style style:name="Tabla106.B" style:family="table-column">
      <style:table-column-properties style:column-width="167.99mm"/>
    </style:style>
    <style:style style:name="Tabla106.1" style:family="table-row">
      <style:table-row-properties fo:keep-together="auto"/>
    </style:style>
    <style:style style:name="Tabla106.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106.B1" style:family="table-cell">
      <style:table-cell-properties fo:background-color="#666666" fo:padding-left="0.97mm" fo:padding-right="0.97mm" fo:padding-top="1.99mm" fo:padding-bottom="1.99mm" fo:border="0.25pt solid #999999">
        <style:background-image/>
      </style:table-cell-properties>
    </style:style>
    <style:style style:name="Tabla106.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106.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105" style:family="table">
      <style:table-properties style:width="157.67mm" fo:margin-left="0mm" fo:margin-top="0mm" fo:margin-bottom="0mm" table:align="left" style:writing-mode="lr-tb"/>
    </style:style>
    <style:style style:name="Tabla105.A" style:family="table-column">
      <style:table-column-properties style:column-width="157.67mm"/>
    </style:style>
    <style:style style:name="Tabla105.1" style:family="table-row">
      <style:table-row-properties fo:keep-together="auto"/>
    </style:style>
    <style:style style:name="Tabla105.A1" style:family="table-cell">
      <style:table-cell-properties fo:background-color="transparent" fo:padding-left="1.91mm" fo:padding-right="1.91mm" fo:padding-top="0mm" fo:padding-bottom="0mm" fo:border="0.5pt solid #000000">
        <style:background-image/>
      </style:table-cell-properties>
    </style:style>
    <style:style style:name="Tabla108" style:family="table">
      <style:table-properties style:width="184.22mm" fo:margin-left="0.79mm" fo:margin-top="0mm" fo:margin-bottom="0mm" table:align="left" style:writing-mode="lr-tb"/>
    </style:style>
    <style:style style:name="Tabla108.A" style:family="table-column">
      <style:table-column-properties style:column-width="16.23mm"/>
    </style:style>
    <style:style style:name="Tabla108.B" style:family="table-column">
      <style:table-column-properties style:column-width="167.99mm"/>
    </style:style>
    <style:style style:name="Tabla108.1" style:family="table-row">
      <style:table-row-properties fo:keep-together="auto"/>
    </style:style>
    <style:style style:name="Tabla108.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108.B1" style:family="table-cell">
      <style:table-cell-properties fo:background-color="#666666" fo:padding-left="0.97mm" fo:padding-right="0.97mm" fo:padding-top="1.99mm" fo:padding-bottom="1.99mm" fo:border="0.25pt solid #999999">
        <style:background-image/>
      </style:table-cell-properties>
    </style:style>
    <style:style style:name="Tabla108.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108.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107" style:family="table">
      <style:table-properties style:width="157.67mm" fo:margin-left="0mm" fo:margin-top="0mm" fo:margin-bottom="0mm" table:align="left" style:writing-mode="lr-tb"/>
    </style:style>
    <style:style style:name="Tabla107.A" style:family="table-column">
      <style:table-column-properties style:column-width="157.67mm"/>
    </style:style>
    <style:style style:name="Tabla107.1" style:family="table-row">
      <style:table-row-properties fo:keep-together="auto"/>
    </style:style>
    <style:style style:name="Tabla107.A1" style:family="table-cell">
      <style:table-cell-properties fo:background-color="transparent" fo:padding-left="1.91mm" fo:padding-right="1.91mm" fo:padding-top="0mm" fo:padding-bottom="0mm" fo:border="0.5pt solid #000000">
        <style:background-image/>
      </style:table-cell-properties>
    </style:style>
    <style:style style:name="Tabla110" style:family="table">
      <style:table-properties style:width="184.22mm" fo:margin-left="0.79mm" fo:margin-top="0mm" fo:margin-bottom="0mm" table:align="left" style:writing-mode="lr-tb"/>
    </style:style>
    <style:style style:name="Tabla110.A" style:family="table-column">
      <style:table-column-properties style:column-width="16.23mm"/>
    </style:style>
    <style:style style:name="Tabla110.B" style:family="table-column">
      <style:table-column-properties style:column-width="167.99mm"/>
    </style:style>
    <style:style style:name="Tabla110.1" style:family="table-row">
      <style:table-row-properties fo:keep-together="auto"/>
    </style:style>
    <style:style style:name="Tabla110.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110.B1" style:family="table-cell">
      <style:table-cell-properties fo:background-color="#666666" fo:padding-left="0.97mm" fo:padding-right="0.97mm" fo:padding-top="1.99mm" fo:padding-bottom="1.99mm" fo:border="0.25pt solid #999999">
        <style:background-image/>
      </style:table-cell-properties>
    </style:style>
    <style:style style:name="Tabla110.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110.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109" style:family="table">
      <style:table-properties style:width="157.67mm" fo:margin-left="0mm" fo:margin-top="0mm" fo:margin-bottom="0mm" table:align="left" style:writing-mode="lr-tb"/>
    </style:style>
    <style:style style:name="Tabla109.A" style:family="table-column">
      <style:table-column-properties style:column-width="157.67mm"/>
    </style:style>
    <style:style style:name="Tabla109.1" style:family="table-row">
      <style:table-row-properties fo:keep-together="auto"/>
    </style:style>
    <style:style style:name="Tabla109.A1" style:family="table-cell">
      <style:table-cell-properties fo:background-color="transparent" fo:padding-left="1.91mm" fo:padding-right="1.91mm" fo:padding-top="0mm" fo:padding-bottom="0mm" fo:border="0.5pt solid #000000">
        <style:background-image/>
      </style:table-cell-properties>
    </style:style>
    <style:style style:name="Tabla112" style:family="table">
      <style:table-properties style:width="184.22mm" fo:margin-left="0.79mm" fo:margin-top="0mm" fo:margin-bottom="0mm" table:align="left" style:writing-mode="lr-tb"/>
    </style:style>
    <style:style style:name="Tabla112.A" style:family="table-column">
      <style:table-column-properties style:column-width="14.78mm"/>
    </style:style>
    <style:style style:name="Tabla112.B" style:family="table-column">
      <style:table-column-properties style:column-width="169.44mm"/>
    </style:style>
    <style:style style:name="Tabla112.1" style:family="table-row">
      <style:table-row-properties fo:keep-together="auto"/>
    </style:style>
    <style:style style:name="Tabla112.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112.B1" style:family="table-cell">
      <style:table-cell-properties fo:background-color="#666666" fo:padding-left="0.97mm" fo:padding-right="0.97mm" fo:padding-top="1.99mm" fo:padding-bottom="1.99mm" fo:border="0.25pt solid #999999">
        <style:background-image/>
      </style:table-cell-properties>
    </style:style>
    <style:style style:name="Tabla112.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112.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111" style:family="table">
      <style:table-properties style:width="157.67mm" fo:margin-left="0mm" fo:margin-top="0mm" fo:margin-bottom="0mm" table:align="left" style:writing-mode="lr-tb"/>
    </style:style>
    <style:style style:name="Tabla111.A" style:family="table-column">
      <style:table-column-properties style:column-width="157.67mm"/>
    </style:style>
    <style:style style:name="Tabla111.1" style:family="table-row">
      <style:table-row-properties fo:keep-together="auto"/>
    </style:style>
    <style:style style:name="Tabla111.A1" style:family="table-cell">
      <style:table-cell-properties fo:background-color="transparent" fo:padding-left="1.91mm" fo:padding-right="1.91mm" fo:padding-top="0mm" fo:padding-bottom="0mm" fo:border="0.5pt solid #000000">
        <style:background-image/>
      </style:table-cell-properties>
    </style:style>
    <style:style style:name="Tabla114" style:family="table">
      <style:table-properties style:width="184.22mm" fo:margin-left="0.79mm" fo:margin-top="0mm" fo:margin-bottom="0mm" table:align="left" style:writing-mode="lr-tb"/>
    </style:style>
    <style:style style:name="Tabla114.A" style:family="table-column">
      <style:table-column-properties style:column-width="14.78mm"/>
    </style:style>
    <style:style style:name="Tabla114.B" style:family="table-column">
      <style:table-column-properties style:column-width="169.44mm"/>
    </style:style>
    <style:style style:name="Tabla114.1" style:family="table-row">
      <style:table-row-properties fo:keep-together="auto"/>
    </style:style>
    <style:style style:name="Tabla114.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114.B1" style:family="table-cell">
      <style:table-cell-properties fo:background-color="#666666" fo:padding-left="0.97mm" fo:padding-right="0.97mm" fo:padding-top="1.99mm" fo:padding-bottom="1.99mm" fo:border="0.25pt solid #999999">
        <style:background-image/>
      </style:table-cell-properties>
    </style:style>
    <style:style style:name="Tabla114.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114.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113" style:family="table">
      <style:table-properties style:width="157.67mm" fo:margin-left="0mm" fo:margin-top="0mm" fo:margin-bottom="0mm" table:align="left" style:writing-mode="lr-tb"/>
    </style:style>
    <style:style style:name="Tabla113.A" style:family="table-column">
      <style:table-column-properties style:column-width="157.67mm"/>
    </style:style>
    <style:style style:name="Tabla113.1" style:family="table-row">
      <style:table-row-properties fo:keep-together="auto"/>
    </style:style>
    <style:style style:name="Tabla113.A1" style:family="table-cell">
      <style:table-cell-properties fo:background-color="transparent" fo:padding-left="1.91mm" fo:padding-right="1.91mm" fo:padding-top="0mm" fo:padding-bottom="0mm" fo:border="0.5pt solid #000000">
        <style:background-image/>
      </style:table-cell-properties>
    </style:style>
    <style:style style:name="Tabla116" style:family="table">
      <style:table-properties style:width="184.22mm" fo:margin-left="0.79mm" fo:margin-top="0mm" fo:margin-bottom="0mm" table:align="left" style:writing-mode="lr-tb"/>
    </style:style>
    <style:style style:name="Tabla116.A" style:family="table-column">
      <style:table-column-properties style:column-width="14.78mm"/>
    </style:style>
    <style:style style:name="Tabla116.B" style:family="table-column">
      <style:table-column-properties style:column-width="169.44mm"/>
    </style:style>
    <style:style style:name="Tabla116.1" style:family="table-row">
      <style:table-row-properties fo:keep-together="auto"/>
    </style:style>
    <style:style style:name="Tabla116.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116.B1" style:family="table-cell">
      <style:table-cell-properties fo:background-color="#666666" fo:padding-left="0.97mm" fo:padding-right="0.97mm" fo:padding-top="1.99mm" fo:padding-bottom="1.99mm" fo:border="0.25pt solid #999999">
        <style:background-image/>
      </style:table-cell-properties>
    </style:style>
    <style:style style:name="Tabla116.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116.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115" style:family="table">
      <style:table-properties style:width="157.67mm" fo:margin-left="0mm" fo:margin-top="0mm" fo:margin-bottom="0mm" table:align="left" style:writing-mode="lr-tb"/>
    </style:style>
    <style:style style:name="Tabla115.A" style:family="table-column">
      <style:table-column-properties style:column-width="157.67mm"/>
    </style:style>
    <style:style style:name="Tabla115.1" style:family="table-row">
      <style:table-row-properties fo:keep-together="auto"/>
    </style:style>
    <style:style style:name="Tabla115.A1" style:family="table-cell">
      <style:table-cell-properties fo:background-color="transparent" fo:padding-left="1.91mm" fo:padding-right="1.91mm" fo:padding-top="0mm" fo:padding-bottom="0mm" fo:border="0.5pt solid #000000">
        <style:background-image/>
      </style:table-cell-properties>
    </style:style>
    <style:style style:name="Tabla118" style:family="table">
      <style:table-properties style:width="184.22mm" fo:margin-left="0.79mm" fo:margin-top="0mm" fo:margin-bottom="0mm" table:align="left" style:writing-mode="lr-tb"/>
    </style:style>
    <style:style style:name="Tabla118.A" style:family="table-column">
      <style:table-column-properties style:column-width="14.78mm"/>
    </style:style>
    <style:style style:name="Tabla118.B" style:family="table-column">
      <style:table-column-properties style:column-width="169.44mm"/>
    </style:style>
    <style:style style:name="Tabla118.1" style:family="table-row">
      <style:table-row-properties fo:keep-together="auto"/>
    </style:style>
    <style:style style:name="Tabla118.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118.B1" style:family="table-cell">
      <style:table-cell-properties fo:background-color="#666666" fo:padding-left="0.97mm" fo:padding-right="0.97mm" fo:padding-top="1.99mm" fo:padding-bottom="1.99mm" fo:border="0.25pt solid #999999">
        <style:background-image/>
      </style:table-cell-properties>
    </style:style>
    <style:style style:name="Tabla118.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118.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117" style:family="table">
      <style:table-properties style:width="157.67mm" fo:margin-left="0mm" fo:margin-top="0mm" fo:margin-bottom="0mm" table:align="left" style:writing-mode="lr-tb"/>
    </style:style>
    <style:style style:name="Tabla117.A" style:family="table-column">
      <style:table-column-properties style:column-width="157.67mm"/>
    </style:style>
    <style:style style:name="Tabla117.1" style:family="table-row">
      <style:table-row-properties fo:keep-together="auto"/>
    </style:style>
    <style:style style:name="Tabla117.A1" style:family="table-cell">
      <style:table-cell-properties fo:background-color="transparent" fo:padding-left="1.91mm" fo:padding-right="1.91mm" fo:padding-top="0mm" fo:padding-bottom="0mm" fo:border="0.5pt solid #000000">
        <style:background-image/>
      </style:table-cell-properties>
    </style:style>
    <style:style style:name="Tabla124" style:family="table">
      <style:table-properties style:width="184.22mm" fo:margin-left="0.79mm" fo:margin-top="0mm" fo:margin-bottom="0mm" table:align="left" style:writing-mode="lr-tb"/>
    </style:style>
    <style:style style:name="Tabla124.A" style:family="table-column">
      <style:table-column-properties style:column-width="14.78mm"/>
    </style:style>
    <style:style style:name="Tabla124.B" style:family="table-column">
      <style:table-column-properties style:column-width="169.44mm"/>
    </style:style>
    <style:style style:name="Tabla124.1" style:family="table-row">
      <style:table-row-properties fo:keep-together="auto"/>
    </style:style>
    <style:style style:name="Tabla124.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124.B1" style:family="table-cell">
      <style:table-cell-properties fo:background-color="#666666" fo:padding-left="0.97mm" fo:padding-right="0.97mm" fo:padding-top="1.99mm" fo:padding-bottom="1.99mm" fo:border="0.25pt solid #999999">
        <style:background-image/>
      </style:table-cell-properties>
    </style:style>
    <style:style style:name="Tabla124.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124.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123" style:family="table">
      <style:table-properties style:width="157.67mm" fo:margin-left="0mm" fo:margin-top="0mm" fo:margin-bottom="0mm" table:align="left" style:writing-mode="lr-tb"/>
    </style:style>
    <style:style style:name="Tabla123.A" style:family="table-column">
      <style:table-column-properties style:column-width="157.67mm"/>
    </style:style>
    <style:style style:name="Tabla123.1" style:family="table-row">
      <style:table-row-properties fo:keep-together="auto"/>
    </style:style>
    <style:style style:name="Tabla123.A1" style:family="table-cell">
      <style:table-cell-properties fo:background-color="transparent" fo:padding-left="1.91mm" fo:padding-right="1.91mm" fo:padding-top="0mm" fo:padding-bottom="0mm" fo:border="0.5pt solid #000000">
        <style:background-image/>
      </style:table-cell-properties>
    </style:style>
    <style:style style:name="Tabla128" style:family="table">
      <style:table-properties style:width="184.22mm" fo:margin-left="0.79mm" fo:margin-top="0mm" fo:margin-bottom="0mm" table:align="left" style:writing-mode="lr-tb"/>
    </style:style>
    <style:style style:name="Tabla128.A" style:family="table-column">
      <style:table-column-properties style:column-width="14.78mm"/>
    </style:style>
    <style:style style:name="Tabla128.B" style:family="table-column">
      <style:table-column-properties style:column-width="169.44mm"/>
    </style:style>
    <style:style style:name="Tabla128.1" style:family="table-row">
      <style:table-row-properties fo:keep-together="auto"/>
    </style:style>
    <style:style style:name="Tabla128.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128.B1" style:family="table-cell">
      <style:table-cell-properties fo:background-color="#666666" fo:padding-left="0.97mm" fo:padding-right="0.97mm" fo:padding-top="1.99mm" fo:padding-bottom="1.99mm" fo:border="0.25pt solid #999999">
        <style:background-image/>
      </style:table-cell-properties>
    </style:style>
    <style:style style:name="Tabla128.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128.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127" style:family="table">
      <style:table-properties style:width="157.67mm" fo:margin-left="0mm" fo:margin-top="0mm" fo:margin-bottom="0mm" table:align="left" style:writing-mode="lr-tb"/>
    </style:style>
    <style:style style:name="Tabla127.A" style:family="table-column">
      <style:table-column-properties style:column-width="157.67mm"/>
    </style:style>
    <style:style style:name="Tabla127.1" style:family="table-row">
      <style:table-row-properties fo:keep-together="auto"/>
    </style:style>
    <style:style style:name="Tabla127.A1" style:family="table-cell">
      <style:table-cell-properties fo:background-color="transparent" fo:padding-left="1.91mm" fo:padding-right="1.91mm" fo:padding-top="0mm" fo:padding-bottom="0mm" fo:border="0.5pt solid #000000">
        <style:background-image/>
      </style:table-cell-properties>
    </style:style>
    <style:style style:name="Tabla130" style:family="table">
      <style:table-properties style:width="184.22mm" fo:margin-left="0.79mm" fo:margin-top="0mm" fo:margin-bottom="0mm" table:align="left" style:writing-mode="lr-tb"/>
    </style:style>
    <style:style style:name="Tabla130.A" style:family="table-column">
      <style:table-column-properties style:column-width="14.78mm"/>
    </style:style>
    <style:style style:name="Tabla130.B" style:family="table-column">
      <style:table-column-properties style:column-width="169.44mm"/>
    </style:style>
    <style:style style:name="Tabla130.1" style:family="table-row">
      <style:table-row-properties fo:keep-together="auto"/>
    </style:style>
    <style:style style:name="Tabla130.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130.B1" style:family="table-cell">
      <style:table-cell-properties fo:background-color="#666666" fo:padding-left="0.97mm" fo:padding-right="0.97mm" fo:padding-top="1.99mm" fo:padding-bottom="1.99mm" fo:border="0.25pt solid #999999">
        <style:background-image/>
      </style:table-cell-properties>
    </style:style>
    <style:style style:name="Tabla130.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130.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129" style:family="table">
      <style:table-properties style:width="157.67mm" fo:margin-left="0mm" fo:margin-top="0mm" fo:margin-bottom="0mm" table:align="left" style:writing-mode="lr-tb"/>
    </style:style>
    <style:style style:name="Tabla129.A" style:family="table-column">
      <style:table-column-properties style:column-width="157.67mm"/>
    </style:style>
    <style:style style:name="Tabla129.1" style:family="table-row">
      <style:table-row-properties fo:keep-together="auto"/>
    </style:style>
    <style:style style:name="Tabla129.A1" style:family="table-cell">
      <style:table-cell-properties fo:background-color="transparent" fo:padding-left="1.91mm" fo:padding-right="1.91mm" fo:padding-top="0mm" fo:padding-bottom="0mm" fo:border="0.5pt solid #000000">
        <style:background-image/>
      </style:table-cell-properties>
    </style:style>
    <style:style style:name="Tabla132" style:family="table">
      <style:table-properties style:width="184.22mm" fo:margin-left="0.79mm" fo:margin-top="0mm" fo:margin-bottom="0mm" table:align="left" style:writing-mode="lr-tb"/>
    </style:style>
    <style:style style:name="Tabla132.A" style:family="table-column">
      <style:table-column-properties style:column-width="14.78mm"/>
    </style:style>
    <style:style style:name="Tabla132.B" style:family="table-column">
      <style:table-column-properties style:column-width="169.44mm"/>
    </style:style>
    <style:style style:name="Tabla132.1" style:family="table-row">
      <style:table-row-properties fo:keep-together="auto"/>
    </style:style>
    <style:style style:name="Tabla132.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132.B1" style:family="table-cell">
      <style:table-cell-properties fo:background-color="#666666" fo:padding-left="0.97mm" fo:padding-right="0.97mm" fo:padding-top="1.99mm" fo:padding-bottom="1.99mm" fo:border="0.25pt solid #999999">
        <style:background-image/>
      </style:table-cell-properties>
    </style:style>
    <style:style style:name="Tabla132.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132.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131" style:family="table">
      <style:table-properties style:width="157.67mm" fo:margin-left="0mm" fo:margin-top="0mm" fo:margin-bottom="0mm" table:align="left" style:writing-mode="lr-tb"/>
    </style:style>
    <style:style style:name="Tabla131.A" style:family="table-column">
      <style:table-column-properties style:column-width="157.67mm"/>
    </style:style>
    <style:style style:name="Tabla131.1" style:family="table-row">
      <style:table-row-properties fo:keep-together="auto"/>
    </style:style>
    <style:style style:name="Tabla131.A1" style:family="table-cell">
      <style:table-cell-properties fo:background-color="transparent" fo:padding-left="1.91mm" fo:padding-right="1.91mm" fo:padding-top="0mm" fo:padding-bottom="0mm" fo:border="0.5pt solid #000000">
        <style:background-image/>
      </style:table-cell-properties>
    </style:style>
    <style:style style:name="Tabla134" style:family="table">
      <style:table-properties style:width="184.22mm" fo:margin-left="0.79mm" fo:margin-top="0mm" fo:margin-bottom="0mm" table:align="left" style:writing-mode="lr-tb"/>
    </style:style>
    <style:style style:name="Tabla134.A" style:family="table-column">
      <style:table-column-properties style:column-width="14.78mm"/>
    </style:style>
    <style:style style:name="Tabla134.B" style:family="table-column">
      <style:table-column-properties style:column-width="169.44mm"/>
    </style:style>
    <style:style style:name="Tabla134.1" style:family="table-row">
      <style:table-row-properties fo:keep-together="auto"/>
    </style:style>
    <style:style style:name="Tabla134.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134.B1" style:family="table-cell">
      <style:table-cell-properties fo:background-color="#666666" fo:padding-left="0.97mm" fo:padding-right="0.97mm" fo:padding-top="1.99mm" fo:padding-bottom="1.99mm" fo:border="0.25pt solid #999999">
        <style:background-image/>
      </style:table-cell-properties>
    </style:style>
    <style:style style:name="Tabla134.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134.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133" style:family="table">
      <style:table-properties style:width="157.67mm" fo:margin-left="0mm" fo:margin-top="0mm" fo:margin-bottom="0mm" table:align="left" style:writing-mode="lr-tb"/>
    </style:style>
    <style:style style:name="Tabla133.A" style:family="table-column">
      <style:table-column-properties style:column-width="157.67mm"/>
    </style:style>
    <style:style style:name="Tabla133.1" style:family="table-row">
      <style:table-row-properties fo:keep-together="auto"/>
    </style:style>
    <style:style style:name="Tabla133.A1" style:family="table-cell">
      <style:table-cell-properties fo:background-color="transparent" fo:padding-left="1.91mm" fo:padding-right="1.91mm" fo:padding-top="0mm" fo:padding-bottom="0mm" fo:border="0.5pt solid #000000">
        <style:background-image/>
      </style:table-cell-properties>
    </style:style>
    <style:style style:name="Tabla138" style:family="table">
      <style:table-properties style:width="184.22mm" fo:margin-left="0.79mm" fo:margin-top="0mm" fo:margin-bottom="0mm" table:align="left" style:writing-mode="lr-tb"/>
    </style:style>
    <style:style style:name="Tabla138.A" style:family="table-column">
      <style:table-column-properties style:column-width="14.78mm"/>
    </style:style>
    <style:style style:name="Tabla138.B" style:family="table-column">
      <style:table-column-properties style:column-width="169.44mm"/>
    </style:style>
    <style:style style:name="Tabla138.1" style:family="table-row">
      <style:table-row-properties fo:keep-together="auto"/>
    </style:style>
    <style:style style:name="Tabla138.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138.B1" style:family="table-cell">
      <style:table-cell-properties fo:background-color="#666666" fo:padding-left="0.97mm" fo:padding-right="0.97mm" fo:padding-top="1.99mm" fo:padding-bottom="1.99mm" fo:border="0.25pt solid #999999">
        <style:background-image/>
      </style:table-cell-properties>
    </style:style>
    <style:style style:name="Tabla138.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138.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137" style:family="table">
      <style:table-properties style:width="157.67mm" fo:margin-left="0mm" fo:margin-top="0mm" fo:margin-bottom="0mm" table:align="left" style:writing-mode="lr-tb"/>
    </style:style>
    <style:style style:name="Tabla137.A" style:family="table-column">
      <style:table-column-properties style:column-width="157.67mm"/>
    </style:style>
    <style:style style:name="Tabla137.1" style:family="table-row">
      <style:table-row-properties fo:keep-together="auto"/>
    </style:style>
    <style:style style:name="Tabla137.A1" style:family="table-cell">
      <style:table-cell-properties fo:background-color="transparent" fo:padding-left="1.91mm" fo:padding-right="1.91mm" fo:padding-top="0mm" fo:padding-bottom="0mm" fo:border="0.5pt solid #000000">
        <style:background-image/>
      </style:table-cell-properties>
    </style:style>
    <style:style style:name="Tabla140" style:family="table">
      <style:table-properties style:width="184.22mm" fo:margin-left="0.79mm" fo:margin-top="0mm" fo:margin-bottom="0mm" table:align="left" style:writing-mode="lr-tb"/>
    </style:style>
    <style:style style:name="Tabla140.A" style:family="table-column">
      <style:table-column-properties style:column-width="14.78mm"/>
    </style:style>
    <style:style style:name="Tabla140.B" style:family="table-column">
      <style:table-column-properties style:column-width="169.44mm"/>
    </style:style>
    <style:style style:name="Tabla140.1" style:family="table-row">
      <style:table-row-properties fo:keep-together="auto"/>
    </style:style>
    <style:style style:name="Tabla140.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140.B1" style:family="table-cell">
      <style:table-cell-properties fo:background-color="#666666" fo:padding-left="0.97mm" fo:padding-right="0.97mm" fo:padding-top="1.99mm" fo:padding-bottom="1.99mm" fo:border="0.25pt solid #999999">
        <style:background-image/>
      </style:table-cell-properties>
    </style:style>
    <style:style style:name="Tabla140.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140.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139" style:family="table">
      <style:table-properties style:width="157.67mm" fo:margin-left="0mm" fo:margin-top="0mm" fo:margin-bottom="0mm" table:align="left" style:writing-mode="lr-tb"/>
    </style:style>
    <style:style style:name="Tabla139.A" style:family="table-column">
      <style:table-column-properties style:column-width="157.67mm"/>
    </style:style>
    <style:style style:name="Tabla139.1" style:family="table-row">
      <style:table-row-properties fo:keep-together="auto"/>
    </style:style>
    <style:style style:name="Tabla139.A1" style:family="table-cell">
      <style:table-cell-properties fo:background-color="transparent" fo:padding-left="1.91mm" fo:padding-right="1.91mm" fo:padding-top="0mm" fo:padding-bottom="0mm" fo:border="0.5pt solid #000000">
        <style:background-image/>
      </style:table-cell-properties>
    </style:style>
    <style:style style:name="Tabla146" style:family="table">
      <style:table-properties style:width="184.22mm" fo:margin-left="0.79mm" fo:margin-top="0mm" fo:margin-bottom="0mm" table:align="left" style:writing-mode="lr-tb"/>
    </style:style>
    <style:style style:name="Tabla146.A" style:family="table-column">
      <style:table-column-properties style:column-width="14.78mm"/>
    </style:style>
    <style:style style:name="Tabla146.B" style:family="table-column">
      <style:table-column-properties style:column-width="169.44mm"/>
    </style:style>
    <style:style style:name="Tabla146.1" style:family="table-row">
      <style:table-row-properties fo:keep-together="auto"/>
    </style:style>
    <style:style style:name="Tabla146.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146.B1" style:family="table-cell">
      <style:table-cell-properties fo:background-color="#666666" fo:padding-left="0.97mm" fo:padding-right="0.97mm" fo:padding-top="1.99mm" fo:padding-bottom="1.99mm" fo:border="0.25pt solid #999999">
        <style:background-image/>
      </style:table-cell-properties>
    </style:style>
    <style:style style:name="Tabla146.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146.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145" style:family="table">
      <style:table-properties style:width="157.67mm" fo:margin-left="0mm" fo:margin-top="0mm" fo:margin-bottom="0mm" table:align="left" style:writing-mode="lr-tb"/>
    </style:style>
    <style:style style:name="Tabla145.A" style:family="table-column">
      <style:table-column-properties style:column-width="157.67mm"/>
    </style:style>
    <style:style style:name="Tabla145.1" style:family="table-row">
      <style:table-row-properties fo:keep-together="auto"/>
    </style:style>
    <style:style style:name="Tabla145.A1" style:family="table-cell">
      <style:table-cell-properties fo:background-color="transparent" fo:padding-left="1.91mm" fo:padding-right="1.91mm" fo:padding-top="0mm" fo:padding-bottom="0mm" fo:border="0.5pt solid #000000">
        <style:background-image/>
      </style:table-cell-properties>
    </style:style>
    <style:style style:name="Tabla150" style:family="table">
      <style:table-properties style:width="184.22mm" fo:margin-left="0.79mm" fo:margin-top="0mm" fo:margin-bottom="0mm" table:align="left" style:writing-mode="lr-tb"/>
    </style:style>
    <style:style style:name="Tabla150.A" style:family="table-column">
      <style:table-column-properties style:column-width="14.78mm"/>
    </style:style>
    <style:style style:name="Tabla150.B" style:family="table-column">
      <style:table-column-properties style:column-width="169.44mm"/>
    </style:style>
    <style:style style:name="Tabla150.1" style:family="table-row">
      <style:table-row-properties fo:keep-together="auto"/>
    </style:style>
    <style:style style:name="Tabla150.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150.B1" style:family="table-cell">
      <style:table-cell-properties fo:background-color="#666666" fo:padding-left="0.97mm" fo:padding-right="0.97mm" fo:padding-top="1.99mm" fo:padding-bottom="1.99mm" fo:border="0.25pt solid #999999">
        <style:background-image/>
      </style:table-cell-properties>
    </style:style>
    <style:style style:name="Tabla150.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150.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149" style:family="table">
      <style:table-properties style:width="157.67mm" fo:margin-left="0mm" fo:margin-top="0mm" fo:margin-bottom="0mm" table:align="left" style:writing-mode="lr-tb"/>
    </style:style>
    <style:style style:name="Tabla149.A" style:family="table-column">
      <style:table-column-properties style:column-width="157.67mm"/>
    </style:style>
    <style:style style:name="Tabla149.1" style:family="table-row">
      <style:table-row-properties fo:keep-together="auto"/>
    </style:style>
    <style:style style:name="Tabla149.A1" style:family="table-cell">
      <style:table-cell-properties fo:background-color="transparent" fo:padding-left="1.91mm" fo:padding-right="1.91mm" fo:padding-top="0mm" fo:padding-bottom="0mm" fo:border="0.5pt solid #000000">
        <style:background-image/>
      </style:table-cell-properties>
    </style:style>
    <style:style style:name="Tabla152" style:family="table">
      <style:table-properties style:width="184.22mm" fo:margin-left="0.79mm" fo:margin-top="0mm" fo:margin-bottom="0mm" table:align="left" style:writing-mode="lr-tb"/>
    </style:style>
    <style:style style:name="Tabla152.A" style:family="table-column">
      <style:table-column-properties style:column-width="14.78mm"/>
    </style:style>
    <style:style style:name="Tabla152.B" style:family="table-column">
      <style:table-column-properties style:column-width="169.44mm"/>
    </style:style>
    <style:style style:name="Tabla152.1" style:family="table-row">
      <style:table-row-properties fo:keep-together="auto"/>
    </style:style>
    <style:style style:name="Tabla152.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152.B1" style:family="table-cell">
      <style:table-cell-properties fo:background-color="#666666" fo:padding-left="0.97mm" fo:padding-right="0.97mm" fo:padding-top="1.99mm" fo:padding-bottom="1.99mm" fo:border="0.25pt solid #999999">
        <style:background-image/>
      </style:table-cell-properties>
    </style:style>
    <style:style style:name="Tabla152.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152.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151" style:family="table">
      <style:table-properties style:width="157.67mm" fo:margin-left="0mm" fo:margin-top="0mm" fo:margin-bottom="0mm" table:align="left" style:writing-mode="lr-tb"/>
    </style:style>
    <style:style style:name="Tabla151.A" style:family="table-column">
      <style:table-column-properties style:column-width="157.67mm"/>
    </style:style>
    <style:style style:name="Tabla151.1" style:family="table-row">
      <style:table-row-properties fo:keep-together="auto"/>
    </style:style>
    <style:style style:name="Tabla151.A1" style:family="table-cell">
      <style:table-cell-properties fo:background-color="transparent" fo:padding-left="1.91mm" fo:padding-right="1.91mm" fo:padding-top="0mm" fo:padding-bottom="0mm" fo:border="0.5pt solid #000000">
        <style:background-image/>
      </style:table-cell-properties>
    </style:style>
    <style:style style:name="Tabla154" style:family="table">
      <style:table-properties style:width="184.22mm" fo:margin-left="0.79mm" fo:margin-top="0mm" fo:margin-bottom="0mm" table:align="left" style:writing-mode="lr-tb"/>
    </style:style>
    <style:style style:name="Tabla154.A" style:family="table-column">
      <style:table-column-properties style:column-width="14.78mm"/>
    </style:style>
    <style:style style:name="Tabla154.B" style:family="table-column">
      <style:table-column-properties style:column-width="169.44mm"/>
    </style:style>
    <style:style style:name="Tabla154.1" style:family="table-row">
      <style:table-row-properties fo:keep-together="auto"/>
    </style:style>
    <style:style style:name="Tabla154.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154.B1" style:family="table-cell">
      <style:table-cell-properties fo:background-color="#666666" fo:padding-left="0.97mm" fo:padding-right="0.97mm" fo:padding-top="1.99mm" fo:padding-bottom="1.99mm" fo:border="0.25pt solid #999999">
        <style:background-image/>
      </style:table-cell-properties>
    </style:style>
    <style:style style:name="Tabla154.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154.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153" style:family="table">
      <style:table-properties style:width="157.67mm" fo:margin-left="0mm" fo:margin-top="0mm" fo:margin-bottom="0mm" table:align="left" style:writing-mode="lr-tb"/>
    </style:style>
    <style:style style:name="Tabla153.A" style:family="table-column">
      <style:table-column-properties style:column-width="157.67mm"/>
    </style:style>
    <style:style style:name="Tabla153.1" style:family="table-row">
      <style:table-row-properties fo:keep-together="auto"/>
    </style:style>
    <style:style style:name="Tabla153.A1" style:family="table-cell">
      <style:table-cell-properties fo:background-color="transparent" fo:padding-left="1.91mm" fo:padding-right="1.91mm" fo:padding-top="0mm" fo:padding-bottom="0mm" fo:border="0.5pt solid #000000">
        <style:background-image/>
      </style:table-cell-properties>
    </style:style>
    <style:style style:name="Tabla156" style:family="table">
      <style:table-properties style:width="184.22mm" fo:margin-left="0.79mm" fo:margin-top="0mm" fo:margin-bottom="0mm" table:align="left" style:writing-mode="lr-tb"/>
    </style:style>
    <style:style style:name="Tabla156.A" style:family="table-column">
      <style:table-column-properties style:column-width="14.78mm"/>
    </style:style>
    <style:style style:name="Tabla156.B" style:family="table-column">
      <style:table-column-properties style:column-width="169.44mm"/>
    </style:style>
    <style:style style:name="Tabla156.1" style:family="table-row">
      <style:table-row-properties fo:keep-together="auto"/>
    </style:style>
    <style:style style:name="Tabla156.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156.B1" style:family="table-cell">
      <style:table-cell-properties fo:background-color="#666666" fo:padding-left="0.97mm" fo:padding-right="0.97mm" fo:padding-top="1.99mm" fo:padding-bottom="1.99mm" fo:border="0.25pt solid #999999">
        <style:background-image/>
      </style:table-cell-properties>
    </style:style>
    <style:style style:name="Tabla156.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156.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155" style:family="table">
      <style:table-properties style:width="157.67mm" fo:margin-left="0mm" fo:margin-top="0mm" fo:margin-bottom="0mm" table:align="left" style:writing-mode="lr-tb"/>
    </style:style>
    <style:style style:name="Tabla155.A" style:family="table-column">
      <style:table-column-properties style:column-width="157.67mm"/>
    </style:style>
    <style:style style:name="Tabla155.1" style:family="table-row">
      <style:table-row-properties fo:keep-together="auto"/>
    </style:style>
    <style:style style:name="Tabla155.A1" style:family="table-cell">
      <style:table-cell-properties fo:background-color="transparent" fo:padding-left="1.91mm" fo:padding-right="1.91mm" fo:padding-top="0mm" fo:padding-bottom="0mm" fo:border="0.5pt solid #000000">
        <style:background-image/>
      </style:table-cell-properties>
    </style:style>
    <style:style style:name="Tabla158" style:family="table">
      <style:table-properties style:width="184.22mm" fo:margin-left="0.79mm" fo:margin-top="0mm" fo:margin-bottom="0mm" table:align="left" style:writing-mode="lr-tb"/>
    </style:style>
    <style:style style:name="Tabla158.A" style:family="table-column">
      <style:table-column-properties style:column-width="14.78mm"/>
    </style:style>
    <style:style style:name="Tabla158.B" style:family="table-column">
      <style:table-column-properties style:column-width="169.44mm"/>
    </style:style>
    <style:style style:name="Tabla158.1" style:family="table-row">
      <style:table-row-properties fo:keep-together="auto"/>
    </style:style>
    <style:style style:name="Tabla158.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158.B1" style:family="table-cell">
      <style:table-cell-properties fo:background-color="#666666" fo:padding-left="0.97mm" fo:padding-right="0.97mm" fo:padding-top="1.99mm" fo:padding-bottom="1.99mm" fo:border="0.25pt solid #999999">
        <style:background-image/>
      </style:table-cell-properties>
    </style:style>
    <style:style style:name="Tabla158.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158.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157" style:family="table">
      <style:table-properties style:width="157.67mm" fo:margin-left="0mm" fo:margin-top="0mm" fo:margin-bottom="0mm" table:align="left" style:writing-mode="lr-tb"/>
    </style:style>
    <style:style style:name="Tabla157.A" style:family="table-column">
      <style:table-column-properties style:column-width="157.67mm"/>
    </style:style>
    <style:style style:name="Tabla157.1" style:family="table-row">
      <style:table-row-properties fo:keep-together="auto"/>
    </style:style>
    <style:style style:name="Tabla157.A1" style:family="table-cell">
      <style:table-cell-properties fo:background-color="transparent" fo:padding-left="1.91mm" fo:padding-right="1.91mm" fo:padding-top="0mm" fo:padding-bottom="0mm" fo:border="0.5pt solid #000000">
        <style:background-image/>
      </style:table-cell-properties>
    </style:style>
    <style:style style:name="Tabla160" style:family="table">
      <style:table-properties style:width="184.22mm" fo:margin-left="0.79mm" fo:margin-top="0mm" fo:margin-bottom="0mm" table:align="left" style:writing-mode="lr-tb"/>
    </style:style>
    <style:style style:name="Tabla160.A" style:family="table-column">
      <style:table-column-properties style:column-width="14.78mm"/>
    </style:style>
    <style:style style:name="Tabla160.B" style:family="table-column">
      <style:table-column-properties style:column-width="169.44mm"/>
    </style:style>
    <style:style style:name="Tabla160.1" style:family="table-row">
      <style:table-row-properties fo:keep-together="auto"/>
    </style:style>
    <style:style style:name="Tabla160.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160.B1" style:family="table-cell">
      <style:table-cell-properties fo:background-color="#666666" fo:padding-left="0.97mm" fo:padding-right="0.97mm" fo:padding-top="1.99mm" fo:padding-bottom="1.99mm" fo:border="0.25pt solid #999999">
        <style:background-image/>
      </style:table-cell-properties>
    </style:style>
    <style:style style:name="Tabla160.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160.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159" style:family="table">
      <style:table-properties style:width="157.67mm" fo:margin-left="0mm" fo:margin-top="0mm" fo:margin-bottom="0mm" table:align="left" style:writing-mode="lr-tb"/>
    </style:style>
    <style:style style:name="Tabla159.A" style:family="table-column">
      <style:table-column-properties style:column-width="157.67mm"/>
    </style:style>
    <style:style style:name="Tabla159.1" style:family="table-row">
      <style:table-row-properties fo:keep-together="auto"/>
    </style:style>
    <style:style style:name="Tabla159.A1" style:family="table-cell">
      <style:table-cell-properties fo:background-color="transparent" fo:padding-left="1.91mm" fo:padding-right="1.91mm" fo:padding-top="0mm" fo:padding-bottom="0mm" fo:border="0.5pt solid #000000">
        <style:background-image/>
      </style:table-cell-properties>
    </style:style>
    <style:style style:name="Tabla162" style:family="table">
      <style:table-properties style:width="184.22mm" fo:margin-left="0.79mm" fo:margin-top="0mm" fo:margin-bottom="0mm" table:align="left" style:writing-mode="lr-tb"/>
    </style:style>
    <style:style style:name="Tabla162.A" style:family="table-column">
      <style:table-column-properties style:column-width="14.78mm"/>
    </style:style>
    <style:style style:name="Tabla162.B" style:family="table-column">
      <style:table-column-properties style:column-width="169.44mm"/>
    </style:style>
    <style:style style:name="Tabla162.1" style:family="table-row">
      <style:table-row-properties fo:keep-together="auto"/>
    </style:style>
    <style:style style:name="Tabla162.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162.B1" style:family="table-cell">
      <style:table-cell-properties fo:background-color="#666666" fo:padding-left="0.97mm" fo:padding-right="0.97mm" fo:padding-top="1.99mm" fo:padding-bottom="1.99mm" fo:border="0.25pt solid #999999">
        <style:background-image/>
      </style:table-cell-properties>
    </style:style>
    <style:style style:name="Tabla162.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162.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161" style:family="table">
      <style:table-properties style:width="157.67mm" fo:margin-left="0mm" fo:margin-top="0mm" fo:margin-bottom="0mm" table:align="left" style:writing-mode="lr-tb"/>
    </style:style>
    <style:style style:name="Tabla161.A" style:family="table-column">
      <style:table-column-properties style:column-width="157.67mm"/>
    </style:style>
    <style:style style:name="Tabla161.1" style:family="table-row">
      <style:table-row-properties fo:keep-together="auto"/>
    </style:style>
    <style:style style:name="Tabla161.A1" style:family="table-cell">
      <style:table-cell-properties fo:background-color="transparent" fo:padding-left="1.91mm" fo:padding-right="1.91mm" fo:padding-top="0mm" fo:padding-bottom="0mm" fo:border="0.5pt solid #000000">
        <style:background-image/>
      </style:table-cell-properties>
    </style:style>
    <style:style style:name="Tabla164" style:family="table">
      <style:table-properties style:width="184.22mm" fo:margin-left="0.79mm" fo:margin-top="0mm" fo:margin-bottom="0mm" table:align="left" style:writing-mode="lr-tb"/>
    </style:style>
    <style:style style:name="Tabla164.A" style:family="table-column">
      <style:table-column-properties style:column-width="14.78mm"/>
    </style:style>
    <style:style style:name="Tabla164.B" style:family="table-column">
      <style:table-column-properties style:column-width="169.44mm"/>
    </style:style>
    <style:style style:name="Tabla164.1" style:family="table-row">
      <style:table-row-properties fo:keep-together="auto"/>
    </style:style>
    <style:style style:name="Tabla164.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164.B1" style:family="table-cell">
      <style:table-cell-properties fo:background-color="#666666" fo:padding-left="0.97mm" fo:padding-right="0.97mm" fo:padding-top="1.99mm" fo:padding-bottom="1.99mm" fo:border="0.25pt solid #999999">
        <style:background-image/>
      </style:table-cell-properties>
    </style:style>
    <style:style style:name="Tabla164.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164.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163" style:family="table">
      <style:table-properties style:width="157.67mm" fo:margin-left="0mm" fo:margin-top="0mm" fo:margin-bottom="0mm" table:align="left" style:writing-mode="lr-tb"/>
    </style:style>
    <style:style style:name="Tabla163.A" style:family="table-column">
      <style:table-column-properties style:column-width="157.67mm"/>
    </style:style>
    <style:style style:name="Tabla163.1" style:family="table-row">
      <style:table-row-properties fo:keep-together="auto"/>
    </style:style>
    <style:style style:name="Tabla163.A1" style:family="table-cell">
      <style:table-cell-properties fo:background-color="transparent" fo:padding-left="1.91mm" fo:padding-right="1.91mm" fo:padding-top="0mm" fo:padding-bottom="0mm" fo:border="0.5pt solid #000000">
        <style:background-image/>
      </style:table-cell-properties>
    </style:style>
    <style:style style:name="Tabla166" style:family="table">
      <style:table-properties style:width="184.22mm" fo:margin-left="0.79mm" fo:margin-top="0mm" fo:margin-bottom="0mm" table:align="left" style:writing-mode="lr-tb"/>
    </style:style>
    <style:style style:name="Tabla166.A" style:family="table-column">
      <style:table-column-properties style:column-width="14.78mm"/>
    </style:style>
    <style:style style:name="Tabla166.B" style:family="table-column">
      <style:table-column-properties style:column-width="169.44mm"/>
    </style:style>
    <style:style style:name="Tabla166.1" style:family="table-row">
      <style:table-row-properties fo:keep-together="auto"/>
    </style:style>
    <style:style style:name="Tabla166.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166.B1" style:family="table-cell">
      <style:table-cell-properties fo:background-color="#666666" fo:padding-left="0.97mm" fo:padding-right="0.97mm" fo:padding-top="1.99mm" fo:padding-bottom="1.99mm" fo:border="0.25pt solid #999999">
        <style:background-image/>
      </style:table-cell-properties>
    </style:style>
    <style:style style:name="Tabla166.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166.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165" style:family="table">
      <style:table-properties style:width="157.67mm" fo:margin-left="0mm" fo:margin-top="0mm" fo:margin-bottom="0mm" table:align="left" style:writing-mode="lr-tb"/>
    </style:style>
    <style:style style:name="Tabla165.A" style:family="table-column">
      <style:table-column-properties style:column-width="157.67mm"/>
    </style:style>
    <style:style style:name="Tabla165.1" style:family="table-row">
      <style:table-row-properties fo:keep-together="auto"/>
    </style:style>
    <style:style style:name="Tabla165.A1" style:family="table-cell">
      <style:table-cell-properties fo:background-color="transparent" fo:padding-left="1.91mm" fo:padding-right="1.91mm" fo:padding-top="0mm" fo:padding-bottom="0mm" fo:border="0.5pt solid #000000">
        <style:background-image/>
      </style:table-cell-properties>
    </style:style>
    <style:style style:name="Tabla168" style:family="table">
      <style:table-properties style:width="184.22mm" fo:margin-left="0.79mm" fo:margin-top="0mm" fo:margin-bottom="0mm" table:align="left" style:writing-mode="lr-tb"/>
    </style:style>
    <style:style style:name="Tabla168.A" style:family="table-column">
      <style:table-column-properties style:column-width="14.78mm"/>
    </style:style>
    <style:style style:name="Tabla168.B" style:family="table-column">
      <style:table-column-properties style:column-width="169.44mm"/>
    </style:style>
    <style:style style:name="Tabla168.1" style:family="table-row">
      <style:table-row-properties fo:keep-together="auto"/>
    </style:style>
    <style:style style:name="Tabla168.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168.B1" style:family="table-cell">
      <style:table-cell-properties fo:background-color="#666666" fo:padding-left="0.97mm" fo:padding-right="0.97mm" fo:padding-top="1.99mm" fo:padding-bottom="1.99mm" fo:border="0.25pt solid #999999">
        <style:background-image/>
      </style:table-cell-properties>
    </style:style>
    <style:style style:name="Tabla168.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168.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167" style:family="table">
      <style:table-properties style:width="157.67mm" fo:margin-left="0mm" fo:margin-top="0mm" fo:margin-bottom="0mm" table:align="left" style:writing-mode="lr-tb"/>
    </style:style>
    <style:style style:name="Tabla167.A" style:family="table-column">
      <style:table-column-properties style:column-width="157.67mm"/>
    </style:style>
    <style:style style:name="Tabla167.1" style:family="table-row">
      <style:table-row-properties fo:keep-together="auto"/>
    </style:style>
    <style:style style:name="Tabla167.A1" style:family="table-cell">
      <style:table-cell-properties fo:background-color="transparent" fo:padding-left="1.91mm" fo:padding-right="1.91mm" fo:padding-top="0mm" fo:padding-bottom="0mm" fo:border="0.5pt solid #000000">
        <style:background-image/>
      </style:table-cell-properties>
    </style:style>
    <style:style style:name="Tabla170" style:family="table">
      <style:table-properties style:width="184.22mm" fo:margin-left="0.79mm" fo:margin-top="0mm" fo:margin-bottom="0mm" table:align="left" style:writing-mode="lr-tb"/>
    </style:style>
    <style:style style:name="Tabla170.A" style:family="table-column">
      <style:table-column-properties style:column-width="14.78mm"/>
    </style:style>
    <style:style style:name="Tabla170.B" style:family="table-column">
      <style:table-column-properties style:column-width="169.44mm"/>
    </style:style>
    <style:style style:name="Tabla170.1" style:family="table-row">
      <style:table-row-properties fo:keep-together="auto"/>
    </style:style>
    <style:style style:name="Tabla170.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170.B1" style:family="table-cell">
      <style:table-cell-properties fo:background-color="#666666" fo:padding-left="0.97mm" fo:padding-right="0.97mm" fo:padding-top="1.99mm" fo:padding-bottom="1.99mm" fo:border="0.25pt solid #999999">
        <style:background-image/>
      </style:table-cell-properties>
    </style:style>
    <style:style style:name="Tabla170.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170.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169" style:family="table">
      <style:table-properties style:width="157.67mm" fo:margin-left="0mm" fo:margin-top="0mm" fo:margin-bottom="0mm" table:align="left" style:writing-mode="lr-tb"/>
    </style:style>
    <style:style style:name="Tabla169.A" style:family="table-column">
      <style:table-column-properties style:column-width="157.67mm"/>
    </style:style>
    <style:style style:name="Tabla169.1" style:family="table-row">
      <style:table-row-properties fo:keep-together="auto"/>
    </style:style>
    <style:style style:name="Tabla169.A1" style:family="table-cell">
      <style:table-cell-properties fo:background-color="transparent" fo:padding-left="1.91mm" fo:padding-right="1.91mm" fo:padding-top="0mm" fo:padding-bottom="0mm" fo:border="0.5pt solid #000000">
        <style:background-image/>
      </style:table-cell-properties>
    </style:style>
    <style:style style:name="Tabla172" style:family="table">
      <style:table-properties style:width="184.22mm" fo:margin-left="0.79mm" fo:margin-top="0mm" fo:margin-bottom="0mm" table:align="left" style:writing-mode="lr-tb"/>
    </style:style>
    <style:style style:name="Tabla172.A" style:family="table-column">
      <style:table-column-properties style:column-width="14.78mm"/>
    </style:style>
    <style:style style:name="Tabla172.B" style:family="table-column">
      <style:table-column-properties style:column-width="169.44mm"/>
    </style:style>
    <style:style style:name="Tabla172.1" style:family="table-row">
      <style:table-row-properties fo:keep-together="auto"/>
    </style:style>
    <style:style style:name="Tabla172.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172.B1" style:family="table-cell">
      <style:table-cell-properties fo:background-color="#666666" fo:padding-left="0.97mm" fo:padding-right="0.97mm" fo:padding-top="1.99mm" fo:padding-bottom="1.99mm" fo:border="0.25pt solid #999999">
        <style:background-image/>
      </style:table-cell-properties>
    </style:style>
    <style:style style:name="Tabla172.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172.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171" style:family="table">
      <style:table-properties style:width="157.67mm" fo:margin-left="0mm" fo:margin-top="0mm" fo:margin-bottom="0mm" table:align="left" style:writing-mode="lr-tb"/>
    </style:style>
    <style:style style:name="Tabla171.A" style:family="table-column">
      <style:table-column-properties style:column-width="157.67mm"/>
    </style:style>
    <style:style style:name="Tabla171.1" style:family="table-row">
      <style:table-row-properties fo:keep-together="auto"/>
    </style:style>
    <style:style style:name="Tabla171.A1" style:family="table-cell">
      <style:table-cell-properties fo:background-color="transparent" fo:padding-left="1.91mm" fo:padding-right="1.91mm" fo:padding-top="0mm" fo:padding-bottom="0mm" fo:border="0.5pt solid #000000">
        <style:background-image/>
      </style:table-cell-properties>
    </style:style>
    <style:style style:name="Tabla176" style:family="table">
      <style:table-properties style:width="184.22mm" fo:margin-left="0.79mm" fo:margin-top="0mm" fo:margin-bottom="0mm" table:align="left" style:writing-mode="lr-tb"/>
    </style:style>
    <style:style style:name="Tabla176.A" style:family="table-column">
      <style:table-column-properties style:column-width="14.78mm"/>
    </style:style>
    <style:style style:name="Tabla176.B" style:family="table-column">
      <style:table-column-properties style:column-width="169.44mm"/>
    </style:style>
    <style:style style:name="Tabla176.1" style:family="table-row">
      <style:table-row-properties fo:keep-together="auto"/>
    </style:style>
    <style:style style:name="Tabla176.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176.B1" style:family="table-cell">
      <style:table-cell-properties fo:background-color="#666666" fo:padding-left="0.97mm" fo:padding-right="0.97mm" fo:padding-top="1.99mm" fo:padding-bottom="1.99mm" fo:border="0.25pt solid #999999">
        <style:background-image/>
      </style:table-cell-properties>
    </style:style>
    <style:style style:name="Tabla176.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176.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175" style:family="table">
      <style:table-properties style:width="157.67mm" fo:margin-left="0mm" fo:margin-top="0mm" fo:margin-bottom="0mm" table:align="left" style:writing-mode="lr-tb"/>
    </style:style>
    <style:style style:name="Tabla175.A" style:family="table-column">
      <style:table-column-properties style:column-width="157.67mm"/>
    </style:style>
    <style:style style:name="Tabla175.1" style:family="table-row">
      <style:table-row-properties fo:keep-together="auto"/>
    </style:style>
    <style:style style:name="Tabla175.A1" style:family="table-cell">
      <style:table-cell-properties fo:background-color="transparent" fo:padding-left="1.91mm" fo:padding-right="1.91mm" fo:padding-top="0mm" fo:padding-bottom="0mm" fo:border="0.5pt solid #000000">
        <style:background-image/>
      </style:table-cell-properties>
    </style:style>
    <style:style style:name="Tabla184" style:family="table">
      <style:table-properties style:width="184.22mm" fo:margin-left="0.79mm" fo:margin-top="0mm" fo:margin-bottom="0mm" table:align="left" style:writing-mode="lr-tb"/>
    </style:style>
    <style:style style:name="Tabla184.A" style:family="table-column">
      <style:table-column-properties style:column-width="14.78mm"/>
    </style:style>
    <style:style style:name="Tabla184.B" style:family="table-column">
      <style:table-column-properties style:column-width="169.44mm"/>
    </style:style>
    <style:style style:name="Tabla184.1" style:family="table-row">
      <style:table-row-properties fo:keep-together="auto"/>
    </style:style>
    <style:style style:name="Tabla184.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184.B1" style:family="table-cell">
      <style:table-cell-properties fo:background-color="#666666" fo:padding-left="0.97mm" fo:padding-right="0.97mm" fo:padding-top="1.99mm" fo:padding-bottom="1.99mm" fo:border="0.25pt solid #999999">
        <style:background-image/>
      </style:table-cell-properties>
    </style:style>
    <style:style style:name="Tabla184.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184.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183" style:family="table">
      <style:table-properties style:width="157.67mm" fo:margin-left="0mm" fo:margin-top="0mm" fo:margin-bottom="0mm" table:align="left" style:writing-mode="lr-tb"/>
    </style:style>
    <style:style style:name="Tabla183.A" style:family="table-column">
      <style:table-column-properties style:column-width="157.67mm"/>
    </style:style>
    <style:style style:name="Tabla183.1" style:family="table-row">
      <style:table-row-properties fo:keep-together="auto"/>
    </style:style>
    <style:style style:name="Tabla183.A1" style:family="table-cell">
      <style:table-cell-properties fo:background-color="transparent" fo:padding-left="1.91mm" fo:padding-right="1.91mm" fo:padding-top="0mm" fo:padding-bottom="0mm" fo:border="0.5pt solid #000000">
        <style:background-image/>
      </style:table-cell-properties>
    </style:style>
    <style:style style:name="Tabla190" style:family="table">
      <style:table-properties style:width="184.22mm" fo:margin-left="0.79mm" fo:margin-top="0mm" fo:margin-bottom="0mm" table:align="left" style:writing-mode="lr-tb"/>
    </style:style>
    <style:style style:name="Tabla190.A" style:family="table-column">
      <style:table-column-properties style:column-width="14.78mm"/>
    </style:style>
    <style:style style:name="Tabla190.B" style:family="table-column">
      <style:table-column-properties style:column-width="169.44mm"/>
    </style:style>
    <style:style style:name="Tabla190.1" style:family="table-row">
      <style:table-row-properties fo:keep-together="auto"/>
    </style:style>
    <style:style style:name="Tabla190.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190.B1" style:family="table-cell">
      <style:table-cell-properties fo:background-color="#666666" fo:padding-left="0.97mm" fo:padding-right="0.97mm" fo:padding-top="1.99mm" fo:padding-bottom="1.99mm" fo:border="0.25pt solid #999999">
        <style:background-image/>
      </style:table-cell-properties>
    </style:style>
    <style:style style:name="Tabla190.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190.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189" style:family="table">
      <style:table-properties style:width="157.67mm" fo:margin-left="0mm" fo:margin-top="0mm" fo:margin-bottom="0mm" table:align="left" style:writing-mode="lr-tb"/>
    </style:style>
    <style:style style:name="Tabla189.A" style:family="table-column">
      <style:table-column-properties style:column-width="157.67mm"/>
    </style:style>
    <style:style style:name="Tabla189.1" style:family="table-row">
      <style:table-row-properties fo:keep-together="auto"/>
    </style:style>
    <style:style style:name="Tabla189.A1" style:family="table-cell">
      <style:table-cell-properties fo:background-color="transparent" fo:padding-left="1.91mm" fo:padding-right="1.91mm" fo:padding-top="0mm" fo:padding-bottom="0mm" fo:border="0.5pt solid #000000">
        <style:background-image/>
      </style:table-cell-properties>
    </style:style>
    <style:style style:name="Tabla192" style:family="table">
      <style:table-properties style:width="184.22mm" fo:margin-left="0.79mm" fo:margin-top="0mm" fo:margin-bottom="0mm" table:align="left" style:writing-mode="lr-tb"/>
    </style:style>
    <style:style style:name="Tabla192.A" style:family="table-column">
      <style:table-column-properties style:column-width="14.78mm"/>
    </style:style>
    <style:style style:name="Tabla192.B" style:family="table-column">
      <style:table-column-properties style:column-width="169.44mm"/>
    </style:style>
    <style:style style:name="Tabla192.1" style:family="table-row">
      <style:table-row-properties fo:keep-together="auto"/>
    </style:style>
    <style:style style:name="Tabla192.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192.B1" style:family="table-cell">
      <style:table-cell-properties fo:background-color="#666666" fo:padding-left="0.97mm" fo:padding-right="0.97mm" fo:padding-top="1.99mm" fo:padding-bottom="1.99mm" fo:border="0.25pt solid #999999">
        <style:background-image/>
      </style:table-cell-properties>
    </style:style>
    <style:style style:name="Tabla192.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192.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191" style:family="table">
      <style:table-properties style:width="157.67mm" fo:margin-left="0mm" fo:margin-top="0mm" fo:margin-bottom="0mm" table:align="left" style:writing-mode="lr-tb"/>
    </style:style>
    <style:style style:name="Tabla191.A" style:family="table-column">
      <style:table-column-properties style:column-width="157.67mm"/>
    </style:style>
    <style:style style:name="Tabla191.1" style:family="table-row">
      <style:table-row-properties fo:keep-together="auto"/>
    </style:style>
    <style:style style:name="Tabla191.A1" style:family="table-cell">
      <style:table-cell-properties fo:background-color="transparent" fo:padding-left="1.91mm" fo:padding-right="1.91mm" fo:padding-top="0mm" fo:padding-bottom="0mm" fo:border="0.5pt solid #000000">
        <style:background-image/>
      </style:table-cell-properties>
    </style:style>
    <style:style style:name="Tabla194" style:family="table">
      <style:table-properties style:width="184.22mm" fo:margin-left="0.79mm" fo:margin-top="0mm" fo:margin-bottom="0mm" table:align="left" style:writing-mode="lr-tb"/>
    </style:style>
    <style:style style:name="Tabla194.A" style:family="table-column">
      <style:table-column-properties style:column-width="14.78mm"/>
    </style:style>
    <style:style style:name="Tabla194.B" style:family="table-column">
      <style:table-column-properties style:column-width="169.44mm"/>
    </style:style>
    <style:style style:name="Tabla194.1" style:family="table-row">
      <style:table-row-properties fo:keep-together="auto"/>
    </style:style>
    <style:style style:name="Tabla194.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194.B1" style:family="table-cell">
      <style:table-cell-properties fo:background-color="#666666" fo:padding-left="0.97mm" fo:padding-right="0.97mm" fo:padding-top="1.99mm" fo:padding-bottom="1.99mm" fo:border="0.25pt solid #999999">
        <style:background-image/>
      </style:table-cell-properties>
    </style:style>
    <style:style style:name="Tabla194.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194.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193" style:family="table">
      <style:table-properties style:width="157.67mm" fo:margin-left="0mm" fo:margin-top="0mm" fo:margin-bottom="0mm" table:align="left" style:writing-mode="lr-tb"/>
    </style:style>
    <style:style style:name="Tabla193.A" style:family="table-column">
      <style:table-column-properties style:column-width="157.67mm"/>
    </style:style>
    <style:style style:name="Tabla193.1" style:family="table-row">
      <style:table-row-properties fo:keep-together="auto"/>
    </style:style>
    <style:style style:name="Tabla193.A1" style:family="table-cell">
      <style:table-cell-properties fo:background-color="transparent" fo:padding-left="1.91mm" fo:padding-right="1.91mm" fo:padding-top="0mm" fo:padding-bottom="0mm" fo:border="0.5pt solid #000000">
        <style:background-image/>
      </style:table-cell-properties>
    </style:style>
    <style:style style:name="Tabla198" style:family="table">
      <style:table-properties style:width="184.22mm" fo:margin-left="0.79mm" fo:margin-top="0mm" fo:margin-bottom="0mm" table:align="left" style:writing-mode="lr-tb"/>
    </style:style>
    <style:style style:name="Tabla198.A" style:family="table-column">
      <style:table-column-properties style:column-width="14.78mm"/>
    </style:style>
    <style:style style:name="Tabla198.B" style:family="table-column">
      <style:table-column-properties style:column-width="169.44mm"/>
    </style:style>
    <style:style style:name="Tabla198.1" style:family="table-row">
      <style:table-row-properties fo:keep-together="auto"/>
    </style:style>
    <style:style style:name="Tabla198.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198.B1" style:family="table-cell">
      <style:table-cell-properties fo:background-color="#666666" fo:padding-left="0.97mm" fo:padding-right="0.97mm" fo:padding-top="1.99mm" fo:padding-bottom="1.99mm" fo:border="0.25pt solid #999999">
        <style:background-image/>
      </style:table-cell-properties>
    </style:style>
    <style:style style:name="Tabla198.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198.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197" style:family="table">
      <style:table-properties style:width="157.67mm" fo:margin-left="0mm" fo:margin-top="0mm" fo:margin-bottom="0mm" table:align="left" style:writing-mode="lr-tb"/>
    </style:style>
    <style:style style:name="Tabla197.A" style:family="table-column">
      <style:table-column-properties style:column-width="157.67mm"/>
    </style:style>
    <style:style style:name="Tabla197.1" style:family="table-row">
      <style:table-row-properties fo:keep-together="auto"/>
    </style:style>
    <style:style style:name="Tabla197.A1" style:family="table-cell">
      <style:table-cell-properties fo:background-color="transparent" fo:padding-left="1.91mm" fo:padding-right="1.91mm" fo:padding-top="0mm" fo:padding-bottom="0mm" fo:border="0.5pt solid #000000">
        <style:background-image/>
      </style:table-cell-properties>
    </style:style>
    <style:style style:name="Tabla203" style:family="table">
      <style:table-properties style:width="189.44mm" fo:margin-left="-2.96mm" fo:margin-top="0mm" fo:margin-bottom="0mm" table:align="left" style:writing-mode="lr-tb"/>
    </style:style>
    <style:style style:name="Tabla203.A" style:family="table-column">
      <style:table-column-properties style:column-width="9.4mm"/>
    </style:style>
    <style:style style:name="Tabla203.B" style:family="table-column">
      <style:table-column-properties style:column-width="47.48mm"/>
    </style:style>
    <style:style style:name="Tabla203.C" style:family="table-column">
      <style:table-column-properties style:column-width="112.52mm"/>
    </style:style>
    <style:style style:name="Tabla203.D" style:family="table-column">
      <style:table-column-properties style:column-width="20.04mm"/>
    </style:style>
    <style:style style:name="Tabla203.1" style:family="table-row">
      <style:table-row-properties style:min-row-height="4.2mm" fo:keep-together="auto"/>
    </style:style>
    <style:style style:name="Tabla203.A1" style:family="table-cell">
      <style:table-cell-properties fo:padding-left="1.91mm" fo:padding-right="1.91mm" fo:padding-top="0mm" fo:padding-bottom="0mm" fo:border="none"/>
    </style:style>
    <style:style style:name="Tabla203.2" style:family="table-row">
      <style:table-row-properties style:min-row-height="1.94mm" fo:keep-together="auto"/>
    </style:style>
    <style:style style:name="Tabla203.3" style:family="table-row">
      <style:table-row-properties style:min-row-height="4.22mm" fo:keep-together="auto"/>
    </style:style>
    <style:style style:name="Tabla205" style:family="table">
      <style:table-properties style:width="184.22mm" fo:margin-left="0.79mm" fo:margin-top="0mm" fo:margin-bottom="0mm" table:align="left" style:writing-mode="lr-tb"/>
    </style:style>
    <style:style style:name="Tabla205.A" style:family="table-column">
      <style:table-column-properties style:column-width="14.78mm"/>
    </style:style>
    <style:style style:name="Tabla205.B" style:family="table-column">
      <style:table-column-properties style:column-width="169.44mm"/>
    </style:style>
    <style:style style:name="Tabla205.1" style:family="table-row">
      <style:table-row-properties fo:keep-together="auto"/>
    </style:style>
    <style:style style:name="Tabla205.A1" style:family="table-cell">
      <style:table-cell-properties fo:background-color="#666666" fo:padding-left="0.97mm" fo:padding-right="0.97mm" fo:padding-top="1.99mm" fo:padding-bottom="1.99mm" fo:border-left="0.25pt solid #999999" fo:border-right="none" fo:border-top="0.25pt solid #999999" fo:border-bottom="0.25pt solid #999999">
        <style:background-image/>
      </style:table-cell-properties>
    </style:style>
    <style:style style:name="Tabla205.B1" style:family="table-cell">
      <style:table-cell-properties fo:background-color="#666666" fo:padding-left="0.97mm" fo:padding-right="0.97mm" fo:padding-top="1.99mm" fo:padding-bottom="1.99mm" fo:border="0.25pt solid #999999">
        <style:background-image/>
      </style:table-cell-properties>
    </style:style>
    <style:style style:name="Tabla205.A2" style:family="table-cell">
      <style:table-cell-properties fo:background-color="transparent" fo:padding-left="0.97mm" fo:padding-right="0.97mm" fo:padding-top="1.99mm" fo:padding-bottom="1.99mm" fo:border-left="0.25pt solid #999999" fo:border-right="none" fo:border-top="none" fo:border-bottom="0.25pt solid #999999">
        <style:background-image/>
      </style:table-cell-properties>
    </style:style>
    <style:style style:name="Tabla205.B2" style:family="table-cell">
      <style:table-cell-properties fo:background-color="transparent" fo:padding-left="0.97mm" fo:padding-right="0.97mm" fo:padding-top="1.99mm" fo:padding-bottom="1.99mm" fo:border-left="0.25pt solid #999999" fo:border-right="0.25pt solid #999999" fo:border-top="none" fo:border-bottom="0.25pt solid #999999">
        <style:background-image/>
      </style:table-cell-properties>
    </style:style>
    <style:style style:name="Tabla204" style:family="table">
      <style:table-properties style:width="157.67mm" fo:margin-left="0mm" fo:margin-top="0mm" fo:margin-bottom="0mm" table:align="left" style:writing-mode="lr-tb"/>
    </style:style>
    <style:style style:name="Tabla204.A" style:family="table-column">
      <style:table-column-properties style:column-width="157.67mm"/>
    </style:style>
    <style:style style:name="Tabla204.1" style:family="table-row">
      <style:table-row-properties fo:keep-together="auto"/>
    </style:style>
    <style:style style:name="Tabla204.A1" style:family="table-cell">
      <style:table-cell-properties fo:background-color="transparent" fo:padding-left="1.91mm" fo:padding-right="1.91mm" fo:padding-top="0mm" fo:padding-bottom="0mm" fo:border="0.5pt solid #000000">
        <style:background-image/>
      </style:table-cell-properties>
    </style:style>
    <style:style style:name="Tabla214" style:family="table">
      <style:table-properties style:width="184.43mm" fo:margin-left="0mm" fo:margin-top="0mm" fo:margin-bottom="0mm" table:align="left" style:writing-mode="lr-tb"/>
    </style:style>
    <style:style style:name="Tabla214.A" style:family="table-column">
      <style:table-column-properties style:column-width="132.42mm"/>
    </style:style>
    <style:style style:name="Tabla214.B" style:family="table-column">
      <style:table-column-properties style:column-width="52.02mm"/>
    </style:style>
    <style:style style:name="Tabla214.1" style:family="table-row">
      <style:table-row-properties fo:keep-together="auto"/>
    </style:style>
    <style:style style:name="Tabla214.A1" style:family="table-cell">
      <style:table-cell-properties fo:background-color="#d9e2f3" fo:padding-left="1.91mm" fo:padding-right="1.91mm" fo:padding-top="0mm" fo:padding-bottom="0mm" fo:border="0.5pt solid #000000">
        <style:background-image/>
      </style:table-cell-properties>
    </style:style>
    <style:style style:name="Tabla214.A2" style:family="table-cell">
      <style:table-cell-properties fo:padding-left="1.91mm" fo:padding-right="1.91mm" fo:padding-top="0mm" fo:padding-bottom="0mm" fo:border="0.5pt solid #000000"/>
    </style:style>
    <style:style style:name="Tabla214.B2" style:family="table-cell">
      <style:table-cell-properties fo:padding-left="1.91mm" fo:padding-right="1.91mm" fo:padding-top="0mm" fo:padding-bottom="0mm" fo:border="0.5pt solid #000000"/>
    </style:style>
    <style:style style:name="Tabla214.A3" style:family="table-cell">
      <style:table-cell-properties fo:padding-left="1.91mm" fo:padding-right="1.91mm" fo:padding-top="0mm" fo:padding-bottom="0mm" fo:border="0.5pt solid #000000"/>
    </style:style>
    <style:style style:name="Tabla214.B3" style:family="table-cell">
      <style:table-cell-properties fo:padding-left="1.91mm" fo:padding-right="1.91mm" fo:padding-top="0mm" fo:padding-bottom="0mm" fo:border="0.5pt solid #000000"/>
    </style:style>
    <style:style style:name="Tabla214.A4" style:family="table-cell">
      <style:table-cell-properties fo:padding-left="1.91mm" fo:padding-right="1.91mm" fo:padding-top="0mm" fo:padding-bottom="0mm" fo:border="0.5pt solid #000000"/>
    </style:style>
    <style:style style:name="Tabla214.B4" style:family="table-cell">
      <style:table-cell-properties fo:padding-left="1.91mm" fo:padding-right="1.91mm" fo:padding-top="0mm" fo:padding-bottom="0mm" fo:border="0.5pt solid #000000"/>
    </style:style>
    <style:style style:name="Tabla214.A5" style:family="table-cell">
      <style:table-cell-properties fo:padding-left="1.91mm" fo:padding-right="1.91mm" fo:padding-top="0mm" fo:padding-bottom="0mm" fo:border="0.5pt solid #000000"/>
    </style:style>
    <style:style style:name="Tabla214.B5" style:family="table-cell">
      <style:table-cell-properties fo:padding-left="1.91mm" fo:padding-right="1.91mm" fo:padding-top="0mm" fo:padding-bottom="0mm" fo:border="0.5pt solid #000000"/>
    </style:style>
    <style:style style:name="Tabla214.A6" style:family="table-cell">
      <style:table-cell-properties fo:padding-left="1.91mm" fo:padding-right="1.91mm" fo:padding-top="0mm" fo:padding-bottom="0mm" fo:border="0.5pt solid #000000"/>
    </style:style>
    <style:style style:name="Tabla214.B6" style:family="table-cell">
      <style:table-cell-properties fo:padding-left="1.91mm" fo:padding-right="1.91mm" fo:padding-top="0mm" fo:padding-bottom="0mm" fo:border="0.5pt solid #000000"/>
    </style:style>
    <style:style style:name="Tabla214.A7" style:family="table-cell">
      <style:table-cell-properties fo:padding-left="1.91mm" fo:padding-right="1.91mm" fo:padding-top="0mm" fo:padding-bottom="0mm" fo:border="0.5pt solid #000000"/>
    </style:style>
    <style:style style:name="Tabla214.B7" style:family="table-cell">
      <style:table-cell-properties fo:padding-left="1.91mm" fo:padding-right="1.91mm" fo:padding-top="0mm" fo:padding-bottom="0mm" fo:border="0.5pt solid #000000"/>
    </style:style>
    <style:style style:name="Tabla214.A8" style:family="table-cell">
      <style:table-cell-properties fo:padding-left="1.91mm" fo:padding-right="1.91mm" fo:padding-top="0mm" fo:padding-bottom="0mm" fo:border="0.5pt solid #000000"/>
    </style:style>
    <style:style style:name="Tabla214.B8" style:family="table-cell">
      <style:table-cell-properties fo:padding-left="1.91mm" fo:padding-right="1.91mm" fo:padding-top="0mm" fo:padding-bottom="0mm" fo:border="0.5pt solid #000000"/>
    </style:style>
    <style:style style:name="Tabla214.A9" style:family="table-cell">
      <style:table-cell-properties fo:padding-left="1.91mm" fo:padding-right="1.91mm" fo:padding-top="0mm" fo:padding-bottom="0mm" fo:border="0.5pt solid #000000"/>
    </style:style>
    <style:style style:name="Tabla214.B9" style:family="table-cell">
      <style:table-cell-properties fo:padding-left="1.91mm" fo:padding-right="1.91mm" fo:padding-top="0mm" fo:padding-bottom="0mm" fo:border="0.5pt solid #000000"/>
    </style:style>
    <style:style style:name="Tabla214.A10" style:family="table-cell">
      <style:table-cell-properties fo:padding-left="1.91mm" fo:padding-right="1.91mm" fo:padding-top="0mm" fo:padding-bottom="0mm" fo:border="0.5pt solid #000000"/>
    </style:style>
    <style:style style:name="Tabla214.B10" style:family="table-cell">
      <style:table-cell-properties fo:padding-left="1.91mm" fo:padding-right="1.91mm" fo:padding-top="0mm" fo:padding-bottom="0mm" fo:border="0.5pt solid #000000"/>
    </style:style>
    <style:style style:name="Tabla214.A11" style:family="table-cell">
      <style:table-cell-properties fo:padding-left="1.91mm" fo:padding-right="1.91mm" fo:padding-top="0mm" fo:padding-bottom="0mm" fo:border="0.5pt solid #000000"/>
    </style:style>
    <style:style style:name="Tabla214.B11" style:family="table-cell">
      <style:table-cell-properties fo:padding-left="1.91mm" fo:padding-right="1.91mm" fo:padding-top="0mm" fo:padding-bottom="0mm" fo:border="0.5pt solid #000000"/>
    </style:style>
    <style:style style:name="Tabla214.A12" style:family="table-cell">
      <style:table-cell-properties fo:padding-left="1.91mm" fo:padding-right="1.91mm" fo:padding-top="0mm" fo:padding-bottom="0mm" fo:border="0.5pt solid #000000"/>
    </style:style>
    <style:style style:name="Tabla214.B12" style:family="table-cell">
      <style:table-cell-properties fo:padding-left="1.91mm" fo:padding-right="1.91mm" fo:padding-top="0mm" fo:padding-bottom="0mm" fo:border="0.5pt solid #000000"/>
    </style:style>
    <style:style style:name="Tabla214.A13" style:family="table-cell">
      <style:table-cell-properties fo:padding-left="1.91mm" fo:padding-right="1.91mm" fo:padding-top="0mm" fo:padding-bottom="0mm" fo:border="0.5pt solid #000000"/>
    </style:style>
    <style:style style:name="Tabla214.B13" style:family="table-cell">
      <style:table-cell-properties fo:padding-left="1.91mm" fo:padding-right="1.91mm" fo:padding-top="0mm" fo:padding-bottom="0mm" fo:border="0.5pt solid #000000"/>
    </style:style>
    <style:style style:name="Tabla214.A14" style:family="table-cell">
      <style:table-cell-properties fo:padding-left="1.91mm" fo:padding-right="1.91mm" fo:padding-top="0mm" fo:padding-bottom="0mm" fo:border="0.5pt solid #000000"/>
    </style:style>
    <style:style style:name="Tabla214.B14" style:family="table-cell">
      <style:table-cell-properties fo:padding-left="1.91mm" fo:padding-right="1.91mm" fo:padding-top="0mm" fo:padding-bottom="0mm" fo:border="0.5pt solid #000000"/>
    </style:style>
    <style:style style:name="Tabla214.A15" style:family="table-cell">
      <style:table-cell-properties fo:padding-left="1.91mm" fo:padding-right="1.91mm" fo:padding-top="0mm" fo:padding-bottom="0mm" fo:border="0.5pt solid #000000"/>
    </style:style>
    <style:style style:name="Tabla214.B15" style:family="table-cell">
      <style:table-cell-properties fo:padding-left="1.91mm" fo:padding-right="1.91mm" fo:padding-top="0mm" fo:padding-bottom="0mm" fo:border="0.5pt solid #000000"/>
    </style:style>
    <style:style style:name="Tabla214.A16" style:family="table-cell">
      <style:table-cell-properties fo:padding-left="1.91mm" fo:padding-right="1.91mm" fo:padding-top="0mm" fo:padding-bottom="0mm" fo:border="0.5pt solid #000000"/>
    </style:style>
    <style:style style:name="Tabla214.B16" style:family="table-cell">
      <style:table-cell-properties fo:padding-left="1.91mm" fo:padding-right="1.91mm" fo:padding-top="0mm" fo:padding-bottom="0mm" fo:border="0.5pt solid #000000"/>
    </style:style>
    <style:style style:name="Tabla214.A17" style:family="table-cell">
      <style:table-cell-properties fo:padding-left="1.91mm" fo:padding-right="1.91mm" fo:padding-top="0mm" fo:padding-bottom="0mm" fo:border="0.5pt solid #000000"/>
    </style:style>
    <style:style style:name="Tabla214.B17" style:family="table-cell">
      <style:table-cell-properties fo:padding-left="1.91mm" fo:padding-right="1.91mm" fo:padding-top="0mm" fo:padding-bottom="0mm" fo:border="0.5pt solid #000000"/>
    </style:style>
    <style:style style:name="Tabla214.A18" style:family="table-cell">
      <style:table-cell-properties fo:padding-left="1.91mm" fo:padding-right="1.91mm" fo:padding-top="0mm" fo:padding-bottom="0mm" fo:border="0.5pt solid #000000"/>
    </style:style>
    <style:style style:name="Tabla214.B18" style:family="table-cell">
      <style:table-cell-properties fo:padding-left="1.91mm" fo:padding-right="1.91mm" fo:padding-top="0mm" fo:padding-bottom="0mm" fo:border="0.5pt solid #000000"/>
    </style:style>
    <style:style style:name="Tabla214.A19" style:family="table-cell">
      <style:table-cell-properties fo:padding-left="1.91mm" fo:padding-right="1.91mm" fo:padding-top="0mm" fo:padding-bottom="0mm" fo:border="0.5pt solid #000000"/>
    </style:style>
    <style:style style:name="Tabla214.B19" style:family="table-cell">
      <style:table-cell-properties fo:padding-left="1.91mm" fo:padding-right="1.91mm" fo:padding-top="0mm" fo:padding-bottom="0mm" fo:border="0.5pt solid #000000"/>
    </style:style>
    <style:style style:name="Tabla214.A20" style:family="table-cell">
      <style:table-cell-properties fo:padding-left="1.91mm" fo:padding-right="1.91mm" fo:padding-top="0mm" fo:padding-bottom="0mm" fo:border="0.5pt solid #000000"/>
    </style:style>
    <style:style style:name="Tabla214.B20" style:family="table-cell">
      <style:table-cell-properties fo:padding-left="1.91mm" fo:padding-right="1.91mm" fo:padding-top="0mm" fo:padding-bottom="0mm" fo:border="0.5pt solid #000000"/>
    </style:style>
    <style:style style:name="Tabla214.A21" style:family="table-cell">
      <style:table-cell-properties fo:padding-left="1.91mm" fo:padding-right="1.91mm" fo:padding-top="0mm" fo:padding-bottom="0mm" fo:border="0.5pt solid #000000"/>
    </style:style>
    <style:style style:name="Tabla214.B21" style:family="table-cell">
      <style:table-cell-properties fo:padding-left="1.91mm" fo:padding-right="1.91mm" fo:padding-top="0mm" fo:padding-bottom="0mm" fo:border="0.5pt solid #000000"/>
    </style:style>
    <style:style style:name="Tabla214.A22" style:family="table-cell">
      <style:table-cell-properties fo:padding-left="1.91mm" fo:padding-right="1.91mm" fo:padding-top="0mm" fo:padding-bottom="0mm" fo:border="0.5pt solid #000000"/>
    </style:style>
    <style:style style:name="Tabla214.B22" style:family="table-cell">
      <style:table-cell-properties fo:padding-left="1.91mm" fo:padding-right="1.91mm" fo:padding-top="0mm" fo:padding-bottom="0mm" fo:border="0.5pt solid #000000"/>
    </style:style>
    <style:style style:name="Tabla214.A23" style:family="table-cell">
      <style:table-cell-properties fo:padding-left="1.91mm" fo:padding-right="1.91mm" fo:padding-top="0mm" fo:padding-bottom="0mm" fo:border="0.5pt solid #000000"/>
    </style:style>
    <style:style style:name="Tabla214.B23" style:family="table-cell">
      <style:table-cell-properties fo:padding-left="1.91mm" fo:padding-right="1.91mm" fo:padding-top="0mm" fo:padding-bottom="0mm" fo:border="0.5pt solid #000000"/>
    </style:style>
    <style:style style:name="Tabla214.A24" style:family="table-cell">
      <style:table-cell-properties fo:padding-left="1.91mm" fo:padding-right="1.91mm" fo:padding-top="0mm" fo:padding-bottom="0mm" fo:border="0.5pt solid #000000"/>
    </style:style>
    <style:style style:name="Tabla214.B24" style:family="table-cell">
      <style:table-cell-properties fo:padding-left="1.91mm" fo:padding-right="1.91mm" fo:padding-top="0mm" fo:padding-bottom="0mm" fo:border="0.5pt solid #000000"/>
    </style:style>
    <style:style style:name="Tabla214.A25" style:family="table-cell">
      <style:table-cell-properties fo:padding-left="1.91mm" fo:padding-right="1.91mm" fo:padding-top="0mm" fo:padding-bottom="0mm" fo:border="0.5pt solid #000000"/>
    </style:style>
    <style:style style:name="Tabla214.B25" style:family="table-cell">
      <style:table-cell-properties fo:padding-left="1.91mm" fo:padding-right="1.91mm" fo:padding-top="0mm" fo:padding-bottom="0mm" fo:border="0.5pt solid #000000"/>
    </style:style>
    <style:style style:name="Tabla214.A26" style:family="table-cell">
      <style:table-cell-properties fo:padding-left="1.91mm" fo:padding-right="1.91mm" fo:padding-top="0mm" fo:padding-bottom="0mm" fo:border="0.5pt solid #000000"/>
    </style:style>
    <style:style style:name="Tabla214.B26" style:family="table-cell">
      <style:table-cell-properties fo:padding-left="1.91mm" fo:padding-right="1.91mm" fo:padding-top="0mm" fo:padding-bottom="0mm" fo:border="0.5pt solid #000000"/>
    </style:style>
    <style:style style:name="Tabla214.A27" style:family="table-cell">
      <style:table-cell-properties fo:padding-left="1.91mm" fo:padding-right="1.91mm" fo:padding-top="0mm" fo:padding-bottom="0mm" fo:border="0.5pt solid #000000"/>
    </style:style>
    <style:style style:name="Tabla214.B27" style:family="table-cell">
      <style:table-cell-properties fo:padding-left="1.91mm" fo:padding-right="1.91mm" fo:padding-top="0mm" fo:padding-bottom="0mm" fo:border="0.5pt solid #000000"/>
    </style:style>
    <style:style style:name="Tabla214.A28" style:family="table-cell">
      <style:table-cell-properties fo:padding-left="1.91mm" fo:padding-right="1.91mm" fo:padding-top="0mm" fo:padding-bottom="0mm" fo:border="0.5pt solid #000000"/>
    </style:style>
    <style:style style:name="Tabla214.B28" style:family="table-cell">
      <style:table-cell-properties fo:padding-left="1.91mm" fo:padding-right="1.91mm" fo:padding-top="0mm" fo:padding-bottom="0mm" fo:border="0.5pt solid #000000"/>
    </style:style>
    <style:style style:name="Tabla214.A29" style:family="table-cell">
      <style:table-cell-properties fo:padding-left="1.91mm" fo:padding-right="1.91mm" fo:padding-top="0mm" fo:padding-bottom="0mm" fo:border="0.5pt solid #000000"/>
    </style:style>
    <style:style style:name="Tabla214.B29" style:family="table-cell">
      <style:table-cell-properties fo:padding-left="1.91mm" fo:padding-right="1.91mm" fo:padding-top="0mm" fo:padding-bottom="0mm" fo:border="0.5pt solid #000000"/>
    </style:style>
    <style:style style:name="Tabla214.A30" style:family="table-cell">
      <style:table-cell-properties fo:padding-left="1.91mm" fo:padding-right="1.91mm" fo:padding-top="0mm" fo:padding-bottom="0mm" fo:border="0.5pt solid #000000"/>
    </style:style>
    <style:style style:name="Tabla214.B30" style:family="table-cell">
      <style:table-cell-properties fo:padding-left="1.91mm" fo:padding-right="1.91mm" fo:padding-top="0mm" fo:padding-bottom="0mm" fo:border="0.5pt solid #000000"/>
    </style:style>
    <style:style style:name="Tabla214.A31" style:family="table-cell">
      <style:table-cell-properties fo:padding-left="1.91mm" fo:padding-right="1.91mm" fo:padding-top="0mm" fo:padding-bottom="0mm" fo:border="0.5pt solid #000000"/>
    </style:style>
    <style:style style:name="Tabla214.B31" style:family="table-cell">
      <style:table-cell-properties fo:padding-left="1.91mm" fo:padding-right="1.91mm" fo:padding-top="0mm" fo:padding-bottom="0mm" fo:border="0.5pt solid #000000"/>
    </style:style>
    <style:style style:name="Tabla214.A32" style:family="table-cell">
      <style:table-cell-properties fo:padding-left="1.91mm" fo:padding-right="1.91mm" fo:padding-top="0mm" fo:padding-bottom="0mm" fo:border="0.5pt solid #000000"/>
    </style:style>
    <style:style style:name="Tabla214.B32" style:family="table-cell">
      <style:table-cell-properties fo:padding-left="1.91mm" fo:padding-right="1.91mm" fo:padding-top="0mm" fo:padding-bottom="0mm" fo:border="0.5pt solid #000000"/>
    </style:style>
    <style:style style:name="Tabla214.A33" style:family="table-cell">
      <style:table-cell-properties fo:padding-left="1.91mm" fo:padding-right="1.91mm" fo:padding-top="0mm" fo:padding-bottom="0mm" fo:border="0.5pt solid #000000"/>
    </style:style>
    <style:style style:name="Tabla214.B33" style:family="table-cell">
      <style:table-cell-properties fo:padding-left="1.91mm" fo:padding-right="1.91mm" fo:padding-top="0mm" fo:padding-bottom="0mm" fo:border="0.5pt solid #000000"/>
    </style:style>
    <style:style style:name="Tabla214.A34" style:family="table-cell">
      <style:table-cell-properties fo:padding-left="1.91mm" fo:padding-right="1.91mm" fo:padding-top="0mm" fo:padding-bottom="0mm" fo:border="0.5pt solid #000000"/>
    </style:style>
    <style:style style:name="Tabla214.B34" style:family="table-cell">
      <style:table-cell-properties fo:padding-left="1.91mm" fo:padding-right="1.91mm" fo:padding-top="0mm" fo:padding-bottom="0mm" fo:border="0.5pt solid #000000"/>
    </style:style>
    <style:style style:name="Tabla214.A35" style:family="table-cell">
      <style:table-cell-properties fo:padding-left="1.91mm" fo:padding-right="1.91mm" fo:padding-top="0mm" fo:padding-bottom="0mm" fo:border="0.5pt solid #000000"/>
    </style:style>
    <style:style style:name="Tabla214.B35" style:family="table-cell">
      <style:table-cell-properties fo:padding-left="1.91mm" fo:padding-right="1.91mm" fo:padding-top="0mm" fo:padding-bottom="0mm" fo:border="0.5pt solid #000000"/>
    </style:style>
    <style:style style:name="Tabla214.A36" style:family="table-cell">
      <style:table-cell-properties fo:padding-left="1.91mm" fo:padding-right="1.91mm" fo:padding-top="0mm" fo:padding-bottom="0mm" fo:border="0.5pt solid #000000"/>
    </style:style>
    <style:style style:name="Tabla214.B36" style:family="table-cell">
      <style:table-cell-properties fo:padding-left="1.91mm" fo:padding-right="1.91mm" fo:padding-top="0mm" fo:padding-bottom="0mm" fo:border="0.5pt solid #000000"/>
    </style:style>
    <style:style style:name="Tabla214.A37" style:family="table-cell">
      <style:table-cell-properties fo:padding-left="1.91mm" fo:padding-right="1.91mm" fo:padding-top="0mm" fo:padding-bottom="0mm" fo:border="0.5pt solid #000000"/>
    </style:style>
    <style:style style:name="Tabla214.B37" style:family="table-cell">
      <style:table-cell-properties fo:padding-left="1.91mm" fo:padding-right="1.91mm" fo:padding-top="0mm" fo:padding-bottom="0mm" fo:border="0.5pt solid #000000"/>
    </style:style>
    <style:style style:name="Tabla214.A38" style:family="table-cell">
      <style:table-cell-properties fo:padding-left="1.91mm" fo:padding-right="1.91mm" fo:padding-top="0mm" fo:padding-bottom="0mm" fo:border="0.5pt solid #000000"/>
    </style:style>
    <style:style style:name="Tabla214.B38" style:family="table-cell">
      <style:table-cell-properties fo:padding-left="1.91mm" fo:padding-right="1.91mm" fo:padding-top="0mm" fo:padding-bottom="0mm" fo:border="0.5pt solid #000000"/>
    </style:style>
    <style:style style:name="Tabla214.A39" style:family="table-cell">
      <style:table-cell-properties fo:padding-left="1.91mm" fo:padding-right="1.91mm" fo:padding-top="0mm" fo:padding-bottom="0mm" fo:border="0.5pt solid #000000"/>
    </style:style>
    <style:style style:name="Tabla214.B39" style:family="table-cell">
      <style:table-cell-properties fo:padding-left="1.91mm" fo:padding-right="1.91mm" fo:padding-top="0mm" fo:padding-bottom="0mm" fo:border="0.5pt solid #000000"/>
    </style:style>
    <style:style style:name="Tabla214.A40" style:family="table-cell">
      <style:table-cell-properties fo:padding-left="1.91mm" fo:padding-right="1.91mm" fo:padding-top="0mm" fo:padding-bottom="0mm" fo:border="0.5pt solid #000000"/>
    </style:style>
    <style:style style:name="Tabla214.B40" style:family="table-cell">
      <style:table-cell-properties fo:padding-left="1.91mm" fo:padding-right="1.91mm" fo:padding-top="0mm" fo:padding-bottom="0mm" fo:border="0.5pt solid #000000"/>
    </style:style>
    <style:style style:name="Tabla214.A41" style:family="table-cell">
      <style:table-cell-properties fo:padding-left="1.91mm" fo:padding-right="1.91mm" fo:padding-top="0mm" fo:padding-bottom="0mm" fo:border="0.5pt solid #000000"/>
    </style:style>
    <style:style style:name="Tabla214.B41" style:family="table-cell">
      <style:table-cell-properties fo:padding-left="1.91mm" fo:padding-right="1.91mm" fo:padding-top="0mm" fo:padding-bottom="0mm" fo:border="0.5pt solid #000000"/>
    </style:style>
    <style:style style:name="Tabla214.A42" style:family="table-cell">
      <style:table-cell-properties fo:padding-left="1.91mm" fo:padding-right="1.91mm" fo:padding-top="0mm" fo:padding-bottom="0mm" fo:border="0.5pt solid #000000"/>
    </style:style>
    <style:style style:name="Tabla214.B42" style:family="table-cell">
      <style:table-cell-properties fo:padding-left="1.91mm" fo:padding-right="1.91mm" fo:padding-top="0mm" fo:padding-bottom="0mm" fo:border="0.5pt solid #000000"/>
    </style:style>
    <style:style style:name="Tabla214.A43" style:family="table-cell">
      <style:table-cell-properties fo:padding-left="1.91mm" fo:padding-right="1.91mm" fo:padding-top="0mm" fo:padding-bottom="0mm" fo:border="0.5pt solid #000000"/>
    </style:style>
    <style:style style:name="Tabla214.B43" style:family="table-cell">
      <style:table-cell-properties fo:padding-left="1.91mm" fo:padding-right="1.91mm" fo:padding-top="0mm" fo:padding-bottom="0mm" fo:border="0.5pt solid #000000"/>
    </style:style>
    <style:style style:name="Tabla214.A44" style:family="table-cell">
      <style:table-cell-properties fo:padding-left="1.91mm" fo:padding-right="1.91mm" fo:padding-top="0mm" fo:padding-bottom="0mm" fo:border="0.5pt solid #000000"/>
    </style:style>
    <style:style style:name="Tabla214.B44" style:family="table-cell">
      <style:table-cell-properties fo:padding-left="1.91mm" fo:padding-right="1.91mm" fo:padding-top="0mm" fo:padding-bottom="0mm" fo:border="0.5pt solid #000000"/>
    </style:style>
    <style:style style:name="Tabla214.A45" style:family="table-cell">
      <style:table-cell-properties fo:padding-left="1.91mm" fo:padding-right="1.91mm" fo:padding-top="0mm" fo:padding-bottom="0mm" fo:border="0.5pt solid #000000"/>
    </style:style>
    <style:style style:name="Tabla214.B45" style:family="table-cell">
      <style:table-cell-properties fo:padding-left="1.91mm" fo:padding-right="1.91mm" fo:padding-top="0mm" fo:padding-bottom="0mm" fo:border="0.5pt solid #000000"/>
    </style:style>
    <style:style style:name="Tabla214.A46" style:family="table-cell">
      <style:table-cell-properties fo:padding-left="1.91mm" fo:padding-right="1.91mm" fo:padding-top="0mm" fo:padding-bottom="0mm" fo:border="0.5pt solid #000000"/>
    </style:style>
    <style:style style:name="Tabla214.B46" style:family="table-cell">
      <style:table-cell-properties fo:padding-left="1.91mm" fo:padding-right="1.91mm" fo:padding-top="0mm" fo:padding-bottom="0mm" fo:border="0.5pt solid #000000"/>
    </style:style>
    <style:style style:name="Tabla214.A47" style:family="table-cell">
      <style:table-cell-properties fo:padding-left="1.91mm" fo:padding-right="1.91mm" fo:padding-top="0mm" fo:padding-bottom="0mm" fo:border="0.5pt solid #000000"/>
    </style:style>
    <style:style style:name="Tabla214.B47" style:family="table-cell">
      <style:table-cell-properties fo:padding-left="1.91mm" fo:padding-right="1.91mm" fo:padding-top="0mm" fo:padding-bottom="0mm" fo:border="0.5pt solid #000000"/>
    </style:style>
    <style:style style:name="Tabla214.A48" style:family="table-cell">
      <style:table-cell-properties fo:padding-left="1.91mm" fo:padding-right="1.91mm" fo:padding-top="0mm" fo:padding-bottom="0mm" fo:border="0.5pt solid #000000"/>
    </style:style>
    <style:style style:name="Tabla214.B48" style:family="table-cell">
      <style:table-cell-properties fo:padding-left="1.91mm" fo:padding-right="1.91mm" fo:padding-top="0mm" fo:padding-bottom="0mm" fo:border="0.5pt solid #000000"/>
    </style:style>
    <style:style style:name="Tabla214.A49" style:family="table-cell">
      <style:table-cell-properties fo:padding-left="1.91mm" fo:padding-right="1.91mm" fo:padding-top="0mm" fo:padding-bottom="0mm" fo:border="0.5pt solid #000000"/>
    </style:style>
    <style:style style:name="Tabla214.B49" style:family="table-cell">
      <style:table-cell-properties fo:padding-left="1.91mm" fo:padding-right="1.91mm" fo:padding-top="0mm" fo:padding-bottom="0mm" fo:border="0.5pt solid #000000"/>
    </style:style>
    <style:style style:name="Tabla214.A50" style:family="table-cell">
      <style:table-cell-properties fo:padding-left="1.91mm" fo:padding-right="1.91mm" fo:padding-top="0mm" fo:padding-bottom="0mm" fo:border="0.5pt solid #000000"/>
    </style:style>
    <style:style style:name="Tabla214.B50" style:family="table-cell">
      <style:table-cell-properties fo:padding-left="1.91mm" fo:padding-right="1.91mm" fo:padding-top="0mm" fo:padding-bottom="0mm" fo:border="0.5pt solid #000000"/>
    </style:style>
    <style:style style:name="P1" style:family="paragraph" style:parent-style-name="Standard">
      <style:paragraph-properties fo:text-align="start" style:justify-single-word="false">
        <style:tab-stops>
          <style:tab-stop style:position="95.25mm"/>
          <style:tab-stop style:position="177.8mm"/>
        </style:tab-stops>
      </style:paragraph-properties>
    </style:style>
    <style:style style:name="P2" style:family="paragraph" style:parent-style-name="Standard">
      <loext:graphic-properties draw:fill="solid" draw:fill-color="#f2f2f2"/>
      <style:paragraph-properties fo:text-align="start" style:justify-single-word="false" fo:background-color="#f2f2f2"/>
    </style:style>
    <style:style style:name="P3" style:family="paragraph" style:parent-style-name="Standard">
      <style:text-properties fo:language="es" fo:country="ES"/>
    </style:style>
    <style:style style:name="P4" style:family="paragraph" style:parent-style-name="Standard">
      <style:paragraph-properties fo:orphans="0" fo:widows="0" fo:hyphenation-ladder-count="no-limit" style:vertical-align="baseline"/>
      <style:text-properties fo:language="es" fo:country="ES" fo:font-weight="bold" style:letter-kerning="true" style:font-name-asian="DejaVu Sans" style:font-weight-asian="bold" style:font-name-complex="Tahoma1" style:font-size-complex="12pt" style:font-weight-complex="bold" fo:hyphenate="false" fo:hyphenation-remain-char-count="2" fo:hyphenation-push-char-count="2"/>
    </style:style>
    <style:style style:name="P5" style:family="paragraph" style:parent-style-name="Standard">
      <style:paragraph-properties fo:orphans="0" fo:widows="0" fo:hyphenation-ladder-count="no-limit" style:vertical-align="baseline"/>
      <style:text-properties fo:language="es" fo:country="ES" style:letter-kerning="true" style:font-name-asian="DejaVu Sans" style:font-name-complex="Tahoma1" style:font-size-complex="12pt" fo:hyphenate="false" fo:hyphenation-remain-char-count="2" fo:hyphenation-push-char-count="2"/>
    </style:style>
    <style:style style:name="P6" style:family="paragraph" style:parent-style-name="Standard">
      <loext:graphic-properties draw:fill="solid" draw:fill-color="#f2f2f2"/>
      <style:paragraph-properties fo:text-align="start" style:justify-single-word="false" fo:background-color="#f2f2f2"/>
      <style:text-properties fo:font-weight="bold" style:font-weight-asian="bold" style:font-weight-complex="bold"/>
    </style:style>
    <style:style style:name="P7" style:family="paragraph" style:parent-style-name="Standard">
      <loext:graphic-properties draw:fill="solid" draw:fill-color="#f2f2f2"/>
      <style:paragraph-properties fo:text-align="start" style:justify-single-word="false" fo:background-color="#f2f2f2"/>
      <style:text-properties fo:color="#801d28" fo:font-weight="bold" style:font-weight-asian="bold" style:font-name-complex="Times New Roman1" style:font-size-complex="11pt" style:font-style-complex="italic"/>
    </style:style>
    <style:style style:name="P8" style:family="paragraph" style:parent-style-name="Standard">
      <style:text-properties fo:font-style="normal" fo:font-weight="normal" style:font-style-asian="normal" style:font-weight-asian="normal" style:font-style-complex="italic" style:font-weight-complex="normal"/>
    </style:style>
    <style:style style:name="P9" style:family="paragraph" style:parent-style-name="Standard">
      <loext:graphic-properties draw:fill="solid" draw:fill-color="#f2f2f2"/>
      <style:paragraph-properties fo:margin-top="2.12mm" fo:margin-bottom="0mm" loext:contextual-spacing="false" fo:line-height="100%" fo:text-align="start" style:justify-single-word="false" fo:background-color="#f2f2f2"/>
    </style:style>
    <style:style style:name="P10" style:family="paragraph" style:parent-style-name="Criterios">
      <style:paragraph-properties fo:text-align="start" style:justify-single-word="false"/>
    </style:style>
    <style:style style:name="P11" style:family="paragraph" style:parent-style-name="Criterios">
      <style:text-properties officeooo:paragraph-rsid="00169922"/>
    </style:style>
    <style:style style:name="P12" style:family="paragraph" style:parent-style-name="Criterios">
      <style:text-properties officeooo:paragraph-rsid="0018cd4c"/>
    </style:style>
    <style:style style:name="P13" style:family="paragraph" style:parent-style-name="Criterios">
      <style:paragraph-properties fo:margin-top="2.12mm" fo:margin-bottom="2.12mm" loext:contextual-spacing="false"/>
    </style:style>
    <style:style style:name="P14" style:family="paragraph" style:parent-style-name="Criterios">
      <style:paragraph-properties fo:margin-top="0mm" fo:margin-bottom="0mm" loext:contextual-spacing="false" fo:line-height="100%" fo:text-align="start" style:justify-single-word="false"/>
    </style:style>
    <style:style style:name="P15" style:family="paragraph" style:parent-style-name="Default">
      <style:text-properties style:font-name="Arial" fo:font-size="11pt" style:font-size-asian="11pt" style:font-name-complex="Arial1" style:font-size-complex="11pt"/>
    </style:style>
    <style:style style:name="P16" style:family="paragraph" style:parent-style-name="Default">
      <style:text-properties style:font-name="Arial" fo:font-size="10pt" style:font-size-asian="10pt" style:font-name-complex="Arial1" style:font-size-complex="10pt"/>
    </style:style>
    <style:style style:name="P17" style:family="paragraph" style:parent-style-name="Default">
      <style:paragraph-properties fo:line-height="150%"/>
      <style:text-properties style:font-name="Arial" fo:font-size="10pt" fo:font-weight="bold" style:font-size-asian="10pt" style:font-weight-asian="bold" style:font-name-complex="Arial1" style:font-size-complex="10pt" style:font-weight-complex="bold"/>
    </style:style>
    <style:style style:name="P18" style:family="paragraph" style:parent-style-name="Encabezado_20_de_20_la_20_tabla">
      <style:text-properties fo:font-size="9pt" style:font-size-asian="9pt" style:font-name-complex="Arial1" style:font-size-complex="9pt"/>
    </style:style>
    <style:style style:name="P19" style:family="paragraph" style:parent-style-name="Heading_20_3">
      <style:paragraph-properties fo:margin-left="0mm" fo:margin-right="10mm" fo:margin-top="2.12mm" fo:margin-bottom="2.12mm" loext:contextual-spacing="false" fo:line-height="120%" fo:orphans="0" fo:widows="0" fo:text-indent="0mm" style:auto-text-indent="false" fo:padding="2.47mm" fo:border="none"/>
      <style:text-properties fo:color="#000000" fo:font-size="14pt" fo:language="es" fo:country="ES" style:letter-kerning="true" style:font-name-asian="DejaVu Sans" style:font-size-asian="14pt" style:font-name-complex="Tahoma1" style:font-size-complex="12pt"/>
    </style:style>
    <style:style style:name="P20" style:family="paragraph" style:parent-style-name="Heading_20_3">
      <style:paragraph-properties fo:margin-left="0mm" fo:margin-right="10mm" fo:margin-top="2.12mm" fo:margin-bottom="2.12mm" loext:contextual-spacing="false" fo:line-height="120%" fo:orphans="0" fo:widows="0" fo:text-indent="0mm" style:auto-text-indent="false" fo:padding="2.47mm" fo:border="none"/>
    </style:style>
    <style:style style:name="P21" style:family="paragraph" style:parent-style-name="P">
      <style:text-properties officeooo:paragraph-rsid="0021b4af" style:letter-kerning="true"/>
    </style:style>
    <style:style style:name="P22" style:family="paragraph" style:parent-style-name="P">
      <style:text-properties officeooo:paragraph-rsid="0022c2fb" style:letter-kerning="true"/>
    </style:style>
    <style:style style:name="P23" style:family="paragraph" style:parent-style-name="P">
      <style:text-properties officeooo:paragraph-rsid="0021b4af"/>
    </style:style>
    <style:style style:name="P24" style:family="paragraph" style:parent-style-name="P">
      <style:text-properties officeooo:paragraph-rsid="0022c2fb"/>
    </style:style>
    <style:style style:name="P25" style:family="paragraph" style:parent-style-name="Default">
      <style:paragraph-properties fo:margin-left="6mm" fo:margin-right="0mm" fo:text-indent="-3mm" style:auto-text-indent="false"/>
      <style:text-properties style:font-name="Arial" fo:font-size="10pt" style:font-size-asian="10pt" style:font-name-complex="Arial1" style:font-size-complex="10pt"/>
    </style:style>
    <style:style style:name="P26" style:family="paragraph" style:parent-style-name="Title" style:master-page-name="">
      <style:paragraph-properties fo:text-align="start" style:justify-single-word="false" style:page-number="auto"/>
      <style:text-properties fo:color="#c00000"/>
    </style:style>
    <style:style style:name="P27" style:family="paragraph" style:parent-style-name="Title" style:master-page-name="First_20_Page">
      <style:paragraph-properties fo:text-align="start" style:justify-single-word="false" style:page-number="auto"/>
      <style:text-properties fo:color="#c00000"/>
    </style:style>
    <style:style style:name="P28" style:family="paragraph" style:parent-style-name="Default" style:list-style-name="WWNum160">
      <style:paragraph-properties fo:margin-left="6mm" fo:margin-right="0mm" fo:text-indent="-3mm" style:auto-text-indent="false"/>
      <style:text-properties style:font-name="Arial" fo:font-size="10pt" style:font-size-asian="10pt" style:font-name-complex="Arial1" style:font-size-complex="10pt"/>
    </style:style>
    <style:style style:name="T1" style:family="text">
      <style:text-properties fo:font-size="10pt" fo:font-weight="bold" style:font-size-asian="10pt" style:font-weight-asian="bold" style:font-weight-complex="bold"/>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ize="10pt" fo:font-weight="bold" style:font-size-asian="10pt" style:font-weight-asian="bold" style:font-name-complex="Times New Roman1" style:font-size-complex="10pt" style:font-style-complex="italic"/>
    </style:style>
    <style:style style:name="T4" style:family="text">
      <style:text-properties fo:font-size="10pt" style:font-size-asian="10pt"/>
    </style:style>
    <style:style style:name="T5" style:family="text">
      <style:text-properties fo:font-size="10pt" style:font-size-asian="10pt" style:font-name-complex="Arial1" style:font-size-complex="10pt"/>
    </style:style>
    <style:style style:name="T6" style:family="text">
      <style:text-properties fo:font-size="10pt" fo:language="es" fo:country="ES" style:font-size-asian="10pt" style:font-size-complex="10pt"/>
    </style:style>
    <style:style style:name="T7" style:family="text">
      <style:text-properties fo:font-size="10pt" fo:language="es" fo:country="ES" fo:font-weight="bold" style:font-size-asian="10pt" style:font-weight-asian="bold" style:font-size-complex="10pt" style:font-weight-complex="bold"/>
    </style:style>
    <style:style style:name="T8" style:family="text">
      <style:text-properties fo:font-weight="bold" style:font-weight-asian="bold" style:font-weight-complex="bold"/>
    </style:style>
    <style:style style:name="T9" style:family="text">
      <style:text-properties fo:language="es" fo:country="ES"/>
    </style:style>
    <style:style style:name="T10" style:family="text">
      <style:text-properties fo:language="es" fo:country="ES" fo:font-weight="bold" style:font-name-asian="Calibri1" style:language-asian="en" style:country-asian="US" style:font-weight-asian="bold" style:font-weight-complex="bold"/>
    </style:style>
    <style:style style:name="T11" style:family="text">
      <style:text-properties fo:language="es" fo:country="ES" style:font-name-asian="Calibri1" style:language-asian="en" style:country-asian="US"/>
    </style:style>
    <style:style style:name="T12" style:family="text">
      <style:text-properties fo:color="#801d28" fo:font-size="10pt" fo:font-weight="bold" style:font-size-asian="10pt" style:font-weight-asian="bold" style:font-name-complex="Times New Roman1" style:font-size-complex="10pt" style:font-style-complex="italic"/>
    </style:style>
    <style:style style:name="T13" style:family="text">
      <style:text-properties style:font-name="Arial" fo:font-size="10pt" fo:font-weight="bold" style:font-size-asian="10pt" style:font-weight-asian="bold" style:font-name-complex="Arial1" style:font-size-complex="10pt" style:font-weight-complex="bold"/>
    </style:style>
    <style:style style:name="T14" style:family="text">
      <style:text-properties style:font-name="Arial" fo:font-size="10pt" style:font-size-asian="10pt" style:font-name-complex="Arial1" style:font-size-complex="10pt"/>
    </style:style>
    <style:style style:name="T15" style:family="text">
      <style:text-properties style:letter-kerning="true"/>
    </style:style>
    <style:style style:name="T16" style:family="text">
      <style:text-properties officeooo:rsid="0021b4af" style:letter-kerning="true"/>
    </style:style>
    <style:style style:name="T17" style:family="text">
      <style:text-properties officeooo:rsid="0022c2fb" style:letter-kerning="true"/>
    </style:style>
    <style:style style:name="T18" style:family="text">
      <style:text-properties style:font-size-complex="9pt"/>
    </style:style>
    <style:style style:name="T19" style:family="text">
      <style:text-properties fo:font-style="italic" style:font-style-asian="italic" style:font-style-complex="italic"/>
    </style:style>
    <style:style style:name="T20" style:family="text">
      <style:text-properties fo:font-size="11pt" style:font-size-asian="11pt"/>
    </style:style>
    <style:style style:name="T21" style:family="text">
      <style:text-properties style:language-complex="ar" style:country-complex="SA"/>
    </style:style>
    <style:style style:name="T22" style:family="text">
      <style:text-properties officeooo:rsid="0021b4af" style:language-complex="ar" style:country-complex="SA"/>
    </style:style>
    <style:style style:name="T23" style:family="text">
      <style:text-properties officeooo:rsid="0021b4af"/>
    </style:style>
    <style:style style:name="T24" style:family="text">
      <style:text-properties officeooo:rsid="0022c2fb"/>
    </style:style>
    <style:style style:name="T25" style:family="text">
      <style:text-properties fo:color="#000000" fo:font-size="14pt" fo:language="es" fo:country="ES" style:letter-kerning="true" style:font-name-asian="DejaVu Sans" style:font-size-asian="14pt" style:font-name-complex="Tahoma1" style:font-size-complex="12pt"/>
    </style:style>
    <style:style style:name="T26" style:family="text">
      <style:text-properties officeooo:rsid="002488b4"/>
    </style:style>
    <style:style style:name="fr1"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7.27mm, 48.21mm, 4.07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Informe de Hallazgos detectados en el IRA de Sitios Web</text:h>
      <text:p text:style-name="R11">R9. WEB</text:p>
      <text:p text:style-name="Nota">A continuación, se indica los hallazgos detectados en el análisis manual de accesibilidad, el nivel de criticidad para su remediación, el tipo de hallazgo (global o individual) y una posible solución a los mismos.</text:p>
      <text:p text:style-name="Nota">Consulte la <text:a xlink:type="simple" xlink:href="#_Nivel_de_Criticidad" text:style-name="ListLabel_20_182" text:visited-style-name="ListLabel_20_182"><text:span text:style-name="Internet_20_link"><text:span text:style-name="T1">Tabla del</text:span></text:span></text:a><text:a xlink:type="simple" xlink:href="#_Nivel_de_Criticidad" text:style-name="ListLabel_20_182" text:visited-style-name="ListLabel_20_182"><text:span text:style-name="Internet_20_link"><text:span text:style-name="T4"> </text:span></text:span></text:a><text:a xlink:type="simple" xlink:href="#_Nivel_de_Criticidad" text:style-name="ListLabel_20_182" text:visited-style-name="ListLabel_20_182"><text:span text:style-name="Internet_20_link"><text:span text:style-name="T1">Nivel de Criticidad de las Pautas WCAG 2.1</text:span></text:span></text:a> al final de este documento.</text:p>
      <text:p text:style-name="P"/>
      <text:p text:style-name="P"/>
      <text:p text:style-name="P"/>
      <text:p text:style-name="P"/>
      <text:p text:style-name="P"/>
      <text:p text:style-name="P"/>
      <text:p text:style-name="P"/>
      <text:p text:style-name="P"/>
      <text:p text:style-name="P"/>
      <text:p text:style-name="P"/>
      <text:p text:style-name="P"/>
      <text:p text:style-name="P"/>
      <text:p text:style-name="P"/>
      <text:h text:style-name="P19" text:outline-level="3"><text:soft-page-break/>9.1 – Perceptible</text:h>
      <text:p text:style-name="Criterios">9.1.1.1 - Contenido no textual</text:p>
      <text:p text:style-name="P2"><text:span text:style-name="T8">Objetivo:</text:span><text:span text:style-name="T9"> </text:span>hacer que la información transmitida mediante contenido no textual (por ejemplo, imágenes) sea accesible a través de alternativas textuales.</text:p>
      <text:p text:style-name="P2"><text:span text:style-name="T8">Nivel de Criticidad: </text:span><text:span text:style-name="T12">ALTO</text:span></text:p>
      <table:table table:name="Tabla2" table:style-name="Tabla2">
        <table:table-column table:style-name="Tabla2.A"/>
        <table:table-column table:style-name="Tabla2.B"/>
        <table:table-header-rows>
          <table:table-row table:style-name="Tabla2.1">
            <table:table-cell table:style-name="Tabla2.A1" office:value-type="string">
              <text:p text:style-name="P18">Ref.</text:p>
            </table:table-cell>
            <table:table-cell table:style-name="Tabla2.B1" office:value-type="string">
              <text:p text:style-name="Encabezado_20_de_20_la_20_tabla">Comprobaciones</text:p>
            </table:table-cell>
          </table:table-row>
        </table:table-header-rows>
        <table:table-row table:style-name="Tabla2.1">
          <table:table-cell table:style-name="Tabla2.A2" office:value-type="string">
            <text:p text:style-name="Cod._20_Comprobacion">9.1.1.1</text:p>
          </table:table-cell>
          <table:table-cell table:style-name="Tabla2.B2" office:value-type="string">
            <table:table table:name="Tabla1" table:style-name="Tabla1">
              <table:table-column table:style-name="Tabla1.A"/>
              <table:table-row table:style-name="Tabla1.1">
                <table:table-cell table:style-name="Tabla1.A1" office:value-type="string">
                  <text:p text:style-name="P">--9.1.1.1--</text:p>
                </table:table-cell>
              </table:table-row>
            </table:table>
            <text:p text:style-name="Texto_20_Ayuda"><text:bookmark text:name="_Hlk104804742"/></text:p>
          </table:table-cell>
        </table:table-row>
      </table:table>
      <text:p text:style-name="Criterios"><text:bookmark-start text:name="_Toc100064853"/><text:bookmark-start text:name="_Toc103770147"/>9.1.2.1 – Sólo audio y sólo vídeo (grabado<text:bookmark-end text:name="_Toc100064853"/><text:bookmark-end text:name="_Toc103770147"/>) </text:p>
      <text:p text:style-name="P2"><text:span text:style-name="T8">Objetivo:</text:span><text:span text:style-name="T18"> </text:span>hacer que la información proporcionada por el contenido pregrabado (sólo audio o sólo vídeo) esté disponible para todos los usuarios.</text:p>
      <text:p text:style-name="P2"><text:span text:style-name="T8">Nivel de Criticidad: </text:span><text:span text:style-name="T12">ALTO</text:span></text:p>
      <table:table table:name="Tabla24" table:style-name="Tabla24">
        <table:table-column table:style-name="Tabla24.A"/>
        <table:table-column table:style-name="Tabla24.B"/>
        <table:table-header-rows>
          <table:table-row table:style-name="Tabla24.1">
            <table:table-cell table:style-name="Tabla24.A1" office:value-type="string">
              <text:p text:style-name="P18">Ref.</text:p>
            </table:table-cell>
            <table:table-cell table:style-name="Tabla24.B1" office:value-type="string">
              <text:p text:style-name="Encabezado_20_de_20_la_20_tabla">Comprobaciones</text:p>
            </table:table-cell>
          </table:table-row>
        </table:table-header-rows>
        <table:table-row table:style-name="Tabla24.1">
          <table:table-cell table:style-name="Tabla24.A2" office:value-type="string">
            <text:p text:style-name="Cod._20_Comprobacion">9.1.2.1</text:p>
          </table:table-cell>
          <table:table-cell table:style-name="Tabla24.B2" office:value-type="string">
            <table:table table:name="Tabla23" table:style-name="Tabla23">
              <table:table-column table:style-name="Tabla23.A"/>
              <table:table-row table:style-name="Tabla23.1">
                <table:table-cell table:style-name="Tabla23.A1" office:value-type="string">
                  <text:p text:style-name="P21">--9.1.2.1--</text:p>
                </table:table-cell>
              </table:table-row>
            </table:table>
            <text:p text:style-name="Texto_20_Ayuda"/>
          </table:table-cell>
        </table:table-row>
      </table:table>
      <text:p text:style-name="Criterios">9.1.2.2 – Subtítulos (grabados)</text:p>
      <text:p text:style-name="P2"><text:span text:style-name="T10">Objetivo</text:span><text:span text:style-name="T11">: permitir a las personas con discapacidades auditivas ver la presentación multimedia original sin perder información.</text:span></text:p>
      <text:p text:style-name="P2"><text:span text:style-name="T8">Nivel de Criticidad: </text:span><text:span text:style-name="T12">ALTO</text:span></text:p>
      <table:table table:name="Tabla28" table:style-name="Tabla28">
        <table:table-column table:style-name="Tabla28.A"/>
        <table:table-column table:style-name="Tabla28.B"/>
        <table:table-header-rows>
          <table:table-row table:style-name="Tabla28.1">
            <table:table-cell table:style-name="Tabla28.A1" office:value-type="string">
              <text:p text:style-name="P18">Ref.</text:p>
            </table:table-cell>
            <table:table-cell table:style-name="Tabla28.B1" office:value-type="string">
              <text:p text:style-name="Encabezado_20_de_20_la_20_tabla">Comprobaciones</text:p>
            </table:table-cell>
          </table:table-row>
        </table:table-header-rows>
        <table:table-row table:style-name="Tabla28.1">
          <table:table-cell table:style-name="Tabla28.A2" office:value-type="string">
            <text:p text:style-name="Cod._20_Comprobacion">9.1.2.2</text:p>
          </table:table-cell>
          <table:table-cell table:style-name="Tabla28.B2" office:value-type="string">
            <table:table table:name="Tabla27" table:style-name="Tabla27">
              <table:table-column table:style-name="Tabla27.A"/>
              <table:table-row table:style-name="Tabla27.1">
                <table:table-cell table:style-name="Tabla27.A1" office:value-type="string">
                  <text:p text:style-name="P21">--9.1.2.2--</text:p>
                </table:table-cell>
              </table:table-row>
            </table:table>
            <text:p text:style-name="Texto_20_Ayuda"/>
          </table:table-cell>
        </table:table-row>
      </table:table>
      <text:p text:style-name="Criterios"><text:soft-page-break/>9.1.2.3 – Audiodescripción o medio alternativo (grabado)</text:p>
      <text:p text:style-name="P2"><text:span text:style-name="T8">Objetivo:</text:span> permitir a las personas con discapacidades visuales acceder a la presentación multimedia sin perder información o, al menos, que dispongan de una transcripción textual completa.</text:p>
      <text:p text:style-name="P2"><text:span text:style-name="T8">Nivel de Criticidad: </text:span><text:span text:style-name="T12">ALTO</text:span></text:p>
      <table:table table:name="Tabla30" table:style-name="Tabla30">
        <table:table-column table:style-name="Tabla30.A"/>
        <table:table-column table:style-name="Tabla30.B"/>
        <table:table-header-rows>
          <table:table-row table:style-name="Tabla30.1">
            <table:table-cell table:style-name="Tabla30.A1" office:value-type="string">
              <text:p text:style-name="P18">Ref.</text:p>
            </table:table-cell>
            <table:table-cell table:style-name="Tabla30.B1" office:value-type="string">
              <text:p text:style-name="Encabezado_20_de_20_la_20_tabla">Comprobaciones</text:p>
            </table:table-cell>
          </table:table-row>
        </table:table-header-rows>
        <table:table-row table:style-name="Tabla30.1">
          <table:table-cell table:style-name="Tabla30.A2" office:value-type="string">
            <text:p text:style-name="Cod._20_Comprobacion">9.1.2.3</text:p>
          </table:table-cell>
          <table:table-cell table:style-name="Tabla30.B2" office:value-type="string">
            <table:table table:name="Tabla29" table:style-name="Tabla29">
              <table:table-column table:style-name="Tabla29.A"/>
              <table:table-row table:style-name="Tabla29.1">
                <table:table-cell table:style-name="Tabla29.A1" office:value-type="string">
                  <text:p text:style-name="P21">--9.1.2.3--</text:p>
                </table:table-cell>
              </table:table-row>
            </table:table>
            <text:p text:style-name="Texto_20_Ayuda"/>
          </table:table-cell>
        </table:table-row>
      </table:table>
      <text:p text:style-name="Criterios">9.1.2.5 – Audiodescripción (grabado)</text:p>
      <text:p text:style-name="P2"><text:span text:style-name="T8">Objetivo:</text:span> permitir a las personas con discapacidades visuales acceder a la presentación multimedia sin perder información.</text:p>
      <text:p text:style-name="P2"><text:span text:style-name="T8">Nivel de Criticidad: </text:span><text:span text:style-name="T12">MEDIO</text:span></text:p>
      <table:table table:name="Tabla32" table:style-name="Tabla32">
        <table:table-column table:style-name="Tabla32.A"/>
        <table:table-column table:style-name="Tabla32.B"/>
        <table:table-header-rows>
          <table:table-row table:style-name="Tabla32.1">
            <table:table-cell table:style-name="Tabla32.A1" office:value-type="string">
              <text:p text:style-name="P18">Ref.</text:p>
            </table:table-cell>
            <table:table-cell table:style-name="Tabla32.B1" office:value-type="string">
              <text:p text:style-name="Encabezado_20_de_20_la_20_tabla">Comprobaciones</text:p>
            </table:table-cell>
          </table:table-row>
        </table:table-header-rows>
        <table:table-row table:style-name="Tabla32.1">
          <table:table-cell table:style-name="Tabla32.A2" office:value-type="string">
            <text:p text:style-name="Cod._20_Comprobacion">9.1.2.5</text:p>
          </table:table-cell>
          <table:table-cell table:style-name="Tabla32.B2" office:value-type="string">
            <table:table table:name="Tabla31" table:style-name="Tabla31">
              <table:table-column table:style-name="Tabla31.A"/>
              <table:table-row table:style-name="Tabla31.1">
                <table:table-cell table:style-name="Tabla31.A1" office:value-type="string">
                  <text:p text:style-name="P21">--9.1.2.5--</text:p>
                </table:table-cell>
              </table:table-row>
            </table:table>
            <text:p text:style-name="Texto_20_Ayuda"/>
          </table:table-cell>
        </table:table-row>
      </table:table>
      <text:p text:style-name="Criterios">9.1.3.1 – Información y relaciones</text:p>
      <text:p text:style-name="P2"><text:span text:style-name="T8">Objetivo:</text:span> asegurar que la información y las relaciones existentes en el contenido transmitidas a través de la presentación también están disponibles cuando se cambie el formato de presentación (por ejemplo, cuando se accede con un lector de pantalla o cuando se sustituyen las hojas de estilo del sitio por hojas de estilo de los usuarios).</text:p>
      <text:p text:style-name="P2"><text:span text:style-name="T8">Nivel de Criticidad: </text:span><text:span text:style-name="T12">ALTO</text:span></text:p>
      <table:table table:name="Tabla34" table:style-name="Tabla34">
        <table:table-column table:style-name="Tabla34.A"/>
        <table:table-column table:style-name="Tabla34.B"/>
        <table:table-header-rows>
          <table:table-row table:style-name="Tabla34.1">
            <table:table-cell table:style-name="Tabla34.A1" office:value-type="string">
              <text:p text:style-name="P18">Ref.</text:p>
            </table:table-cell>
            <table:table-cell table:style-name="Tabla34.B1" office:value-type="string">
              <text:p text:style-name="Encabezado_20_de_20_la_20_tabla">Comprobaciones</text:p>
            </table:table-cell>
          </table:table-row>
        </table:table-header-rows>
        <table:table-row table:style-name="Tabla34.1">
          <table:table-cell table:style-name="Tabla34.A2" office:value-type="string">
            <text:p text:style-name="Cod._20_Comprobacion">9.1.3.1</text:p>
          </table:table-cell>
          <table:table-cell table:style-name="Tabla34.B2" office:value-type="string">
            <table:table table:name="Tabla33" table:style-name="Tabla33">
              <table:table-column table:style-name="Tabla33.A"/>
              <table:table-row table:style-name="Tabla33.1">
                <table:table-cell table:style-name="Tabla33.A1" office:value-type="string">
                  <text:p text:style-name="P21">--9.1.3.1--</text:p>
                </table:table-cell>
              </table:table-row>
            </table:table>
            <text:p text:style-name="Texto_20_Ayuda"><text:bookmark text:name="_Hlk104814953"/></text:p>
          </table:table-cell>
        </table:table-row>
      </table:table>
      <text:p text:style-name="Criterios"><text:soft-page-break/>9.1.3.2 – Secuencia significativa</text:p>
      <text:p text:style-name="P2"><text:span text:style-name="T8">Objetivo</text:span>: lograr que los agentes de usuario puedan proporcionar presentaciones alternativas del contenido manteniendo el orden de lectura correcto para su comprensión.</text:p>
      <text:p text:style-name="P2"><text:span text:style-name="T8">Nivel de Criticidad: </text:span><text:span text:style-name="T12">ALTO</text:span></text:p>
      <table:table table:name="Tabla76" table:style-name="Tabla76">
        <table:table-column table:style-name="Tabla76.A"/>
        <table:table-column table:style-name="Tabla76.B"/>
        <table:table-header-rows>
          <table:table-row table:style-name="Tabla76.1">
            <table:table-cell table:style-name="Tabla76.A1" office:value-type="string">
              <text:p text:style-name="P18">Ref.</text:p>
            </table:table-cell>
            <table:table-cell table:style-name="Tabla76.B1" office:value-type="string">
              <text:p text:style-name="Encabezado_20_de_20_la_20_tabla">Comprobaciones</text:p>
            </table:table-cell>
          </table:table-row>
        </table:table-header-rows>
        <table:table-row table:style-name="Tabla76.1">
          <table:table-cell table:style-name="Tabla76.A2" office:value-type="string">
            <text:p text:style-name="Cod._20_Comprobacion">9.1.3.2</text:p>
          </table:table-cell>
          <table:table-cell table:style-name="Tabla76.B2" office:value-type="string">
            <table:table table:name="Tabla75" table:style-name="Tabla75">
              <table:table-column table:style-name="Tabla75.A"/>
              <table:table-row table:style-name="Tabla75.1">
                <table:table-cell table:style-name="Tabla75.A1" office:value-type="string">
                  <text:p text:style-name="P21">--9.1.3.2--</text:p>
                </table:table-cell>
              </table:table-row>
            </table:table>
            <text:p text:style-name="Texto_20_Ayuda"/>
          </table:table-cell>
        </table:table-row>
      </table:table>
      <text:p text:style-name="Criterios">9.1.3.3 – Características sensoriales</text:p>
      <text:p text:style-name="P2"><text:span text:style-name="T8">Objetivo:</text:span> asegurar que todos los usuarios pueden acceder al contenido y comprender las instrucciones para usarlo, incluso cuando no puedan percibir la forma, color, tamaño, localización espacial, orientación o sonido.</text:p>
      <text:p text:style-name="P2"><text:span text:style-name="T8">Nivel de Criticidad: </text:span><text:span text:style-name="T12">ALTO</text:span></text:p>
      <table:table table:name="Tabla82" table:style-name="Tabla82">
        <table:table-column table:style-name="Tabla82.A"/>
        <table:table-column table:style-name="Tabla82.B"/>
        <table:table-header-rows>
          <table:table-row table:style-name="Tabla82.1">
            <table:table-cell table:style-name="Tabla82.A1" office:value-type="string">
              <text:p text:style-name="P18">Ref.</text:p>
            </table:table-cell>
            <table:table-cell table:style-name="Tabla82.B1" office:value-type="string">
              <text:p text:style-name="Encabezado_20_de_20_la_20_tabla">Comprobaciones</text:p>
            </table:table-cell>
          </table:table-row>
        </table:table-header-rows>
        <table:table-row table:style-name="Tabla82.1">
          <table:table-cell table:style-name="Tabla82.A2" office:value-type="string">
            <text:p text:style-name="Cod._20_Comprobacion">9.1.3.3</text:p>
          </table:table-cell>
          <table:table-cell table:style-name="Tabla82.B2" office:value-type="string">
            <table:table table:name="Tabla81" table:style-name="Tabla81">
              <table:table-column table:style-name="Tabla81.A"/>
              <table:table-row table:style-name="Tabla81.1">
                <table:table-cell table:style-name="Tabla81.A1" office:value-type="string">
                  <text:p text:style-name="P21">--9.1.3.3--</text:p>
                </table:table-cell>
              </table:table-row>
            </table:table>
            <text:p text:style-name="Texto_20_Ayuda"><text:bookmark text:name="_Hlk104818854"/></text:p>
          </table:table-cell>
        </table:table-row>
      </table:table>
      <text:p text:style-name="Criterios">9.1.3.4 – Orientación</text:p>
      <text:p text:style-name="P2"><text:span text:style-name="T8">Objetivo</text:span><text:span text:style-name="T19">:</text:span> lograr que se pueda visualizar y operar con todos los contenidos en cualquier tipo de orientación de la pantalla (p.ej. en vertical o en horizontal), excepto si se considera como esencial una orientación específica.</text:p>
      <text:p text:style-name="P2"><text:span text:style-name="T8">Nivel de Criticidad: </text:span><text:span text:style-name="T12">MEDIO</text:span></text:p>
      <table:table table:name="Tabla84" table:style-name="Tabla84">
        <table:table-column table:style-name="Tabla84.A"/>
        <table:table-column table:style-name="Tabla84.B"/>
        <table:table-header-rows>
          <table:table-row table:style-name="Tabla84.1">
            <table:table-cell table:style-name="Tabla84.A1" office:value-type="string">
              <text:p text:style-name="P18">Ref.</text:p>
            </table:table-cell>
            <table:table-cell table:style-name="Tabla84.B1" office:value-type="string">
              <text:p text:style-name="Encabezado_20_de_20_la_20_tabla">Comprobaciones</text:p>
            </table:table-cell>
          </table:table-row>
        </table:table-header-rows>
        <table:table-row table:style-name="Tabla84.1">
          <table:table-cell table:style-name="Tabla84.A2" office:value-type="string">
            <text:p text:style-name="Cod._20_Comprobacion">9.1.3.4</text:p>
          </table:table-cell>
          <table:table-cell table:style-name="Tabla84.B2" office:value-type="string">
            <table:table table:name="Tabla83" table:style-name="Tabla83">
              <table:table-column table:style-name="Tabla83.A"/>
              <table:table-row table:style-name="Tabla83.1">
                <table:table-cell table:style-name="Tabla83.A1" office:value-type="string">
                  <text:p text:style-name="P23">--9.1.3.4--</text:p>
                </table:table-cell>
              </table:table-row>
            </table:table>
            <text:p text:style-name="Texto_20_Ayuda"/>
          </table:table-cell>
        </table:table-row>
      </table:table>
      <text:p text:style-name="Criterios"><text:soft-page-break/>9.1.3.5 – Identificar el propósito de la entrada</text:p>
      <text:p text:style-name="P2"><text:span text:style-name="T8">Objetivo:</text:span> identificar el propósito de los campos de introducción de datos de forma que se pueda determinar automáticamente la finalidad de aquellos que solicitan información acerca de las personas.</text:p>
      <text:p text:style-name="P2"><text:span text:style-name="T8">Nivel de Criticidad: </text:span><text:span text:style-name="T12">MEDIO</text:span></text:p>
      <table:table table:name="Tabla86" table:style-name="Tabla86">
        <table:table-column table:style-name="Tabla86.A"/>
        <table:table-column table:style-name="Tabla86.B"/>
        <table:table-header-rows>
          <table:table-row table:style-name="Tabla86.1">
            <table:table-cell table:style-name="Tabla86.A1" office:value-type="string">
              <text:p text:style-name="P18">Ref.</text:p>
            </table:table-cell>
            <table:table-cell table:style-name="Tabla86.B1" office:value-type="string">
              <text:p text:style-name="Encabezado_20_de_20_la_20_tabla">Comprobaciones</text:p>
            </table:table-cell>
          </table:table-row>
        </table:table-header-rows>
        <table:table-row table:style-name="Tabla86.1">
          <table:table-cell table:style-name="Tabla86.A2" office:value-type="string">
            <text:p text:style-name="Cod._20_Comprobacion">9.1.3.5</text:p>
          </table:table-cell>
          <table:table-cell table:style-name="Tabla86.B2" office:value-type="string">
            <table:table table:name="Tabla85" table:style-name="Tabla85">
              <table:table-column table:style-name="Tabla85.A"/>
              <table:table-row table:style-name="Tabla85.1">
                <table:table-cell table:style-name="Tabla85.A1" office:value-type="string">
                  <text:p text:style-name="P21">--9.1.3.5--</text:p>
                </table:table-cell>
              </table:table-row>
            </table:table>
            <text:p text:style-name="Texto_20_Ayuda"><text:bookmark text:name="_Hlk104821066"/></text:p>
          </table:table-cell>
        </table:table-row>
      </table:table>
      <text:p text:style-name="Criterios">9.1.4.1 – Uso del color</text:p>
      <text:p text:style-name="P2"><text:span text:style-name="T8">Objetivo:</text:span> asegurar que todos los usuarios pueden acceder a la información que se transmite por el color.</text:p>
      <text:p text:style-name="P2"><text:span text:style-name="T8">Nivel de Criticidad: </text:span><text:span text:style-name="T12">ALTO</text:span></text:p>
      <table:table table:name="Tabla88" table:style-name="Tabla88">
        <table:table-column table:style-name="Tabla88.A"/>
        <table:table-column table:style-name="Tabla88.B"/>
        <table:table-header-rows>
          <table:table-row table:style-name="Tabla88.1">
            <table:table-cell table:style-name="Tabla88.A1" office:value-type="string">
              <text:p text:style-name="P18">Ref.</text:p>
            </table:table-cell>
            <table:table-cell table:style-name="Tabla88.B1" office:value-type="string">
              <text:p text:style-name="Encabezado_20_de_20_la_20_tabla">Comprobaciones</text:p>
            </table:table-cell>
          </table:table-row>
        </table:table-header-rows>
        <table:table-row table:style-name="Tabla88.1">
          <table:table-cell table:style-name="Tabla88.A2" office:value-type="string">
            <text:p text:style-name="Cod._20_Comprobacion">9.1.4.1</text:p>
          </table:table-cell>
          <table:table-cell table:style-name="Tabla88.B2" office:value-type="string">
            <table:table table:name="Tabla87" table:style-name="Tabla87">
              <table:table-column table:style-name="Tabla87.A"/>
              <table:table-row table:style-name="Tabla87.1">
                <table:table-cell table:style-name="Tabla87.A1" office:value-type="string">
                  <text:p text:style-name="P21">--9.1.4.1--</text:p>
                </table:table-cell>
              </table:table-row>
            </table:table>
            <text:p text:style-name="Texto_20_Ayuda"/>
          </table:table-cell>
        </table:table-row>
      </table:table>
      <text:p text:style-name="Criterios">9.1.4.2 – Control del audio</text:p>
      <text:p text:style-name="P2"><text:span text:style-name="T8">Objetivo:</text:span> evitar interferencias entre el sonido de la página y la lectura por parte del lector de pantalla.</text:p>
      <text:p text:style-name="P2"><text:span text:style-name="T8">Nivel de Criticidad: </text:span><text:span text:style-name="T12">ALTO</text:span></text:p>
      <table:table table:name="Tabla94" table:style-name="Tabla94">
        <table:table-column table:style-name="Tabla94.A"/>
        <table:table-column table:style-name="Tabla94.B"/>
        <table:table-header-rows>
          <table:table-row table:style-name="Tabla94.1">
            <table:table-cell table:style-name="Tabla94.A1" office:value-type="string">
              <text:p text:style-name="P18">Ref.</text:p>
            </table:table-cell>
            <table:table-cell table:style-name="Tabla94.B1" office:value-type="string">
              <text:p text:style-name="Encabezado_20_de_20_la_20_tabla">Comprobaciones</text:p>
            </table:table-cell>
          </table:table-row>
        </table:table-header-rows>
        <table:table-row table:style-name="Tabla94.1">
          <table:table-cell table:style-name="Tabla94.A2" office:value-type="string">
            <text:p text:style-name="Cod._20_Comprobacion">9.1.4.2</text:p>
          </table:table-cell>
          <table:table-cell table:style-name="Tabla94.B2" office:value-type="string">
            <table:table table:name="Tabla93" table:style-name="Tabla93">
              <table:table-column table:style-name="Tabla93.A"/>
              <table:table-row table:style-name="Tabla93.1">
                <table:table-cell table:style-name="Tabla93.A1" office:value-type="string">
                  <text:p text:style-name="P21">--9.1.4.2--</text:p>
                </table:table-cell>
              </table:table-row>
            </table:table>
            <text:p text:style-name="Texto_20_Ayuda"/>
          </table:table-cell>
        </table:table-row>
      </table:table>
      <text:p text:style-name="Criterios">9.1.4.3 – Contraste (mínimo)</text:p>
      <text:p text:style-name="P2"><text:span text:style-name="T8">Objetivo:</text:span> proporcionar el suficiente contraste entre el primer plano y el fondo para que las personas con baja visión puedan leer el contenido.</text:p>
      <text:p text:style-name="P2"><text:soft-page-break/><text:span text:style-name="T8">Nivel de Criticidad: </text:span><text:span text:style-name="T12">MEDIO</text:span></text:p>
      <table:table table:name="Tabla96" table:style-name="Tabla96">
        <table:table-column table:style-name="Tabla96.A"/>
        <table:table-column table:style-name="Tabla96.B"/>
        <table:table-header-rows>
          <table:table-row table:style-name="Tabla96.1">
            <table:table-cell table:style-name="Tabla96.A1" office:value-type="string">
              <text:p text:style-name="P18">Ref.</text:p>
            </table:table-cell>
            <table:table-cell table:style-name="Tabla96.B1" office:value-type="string">
              <text:p text:style-name="Encabezado_20_de_20_la_20_tabla">Comprobaciones</text:p>
            </table:table-cell>
          </table:table-row>
        </table:table-header-rows>
        <table:table-row table:style-name="Tabla96.1">
          <table:table-cell table:style-name="Tabla96.A2" office:value-type="string">
            <text:p text:style-name="Cod._20_Comprobacion">9.1.4.3</text:p>
          </table:table-cell>
          <table:table-cell table:style-name="Tabla96.B2" office:value-type="string">
            <table:table table:name="Tabla95" table:style-name="Tabla95">
              <table:table-column table:style-name="Tabla95.A"/>
              <table:table-row table:style-name="Tabla95.1">
                <table:table-cell table:style-name="Tabla95.A1" office:value-type="string">
                  <text:p text:style-name="P21">--9.1.4.3--</text:p>
                </table:table-cell>
              </table:table-row>
            </table:table>
            <text:p text:style-name="Texto_20_Ayuda"/>
          </table:table-cell>
        </table:table-row>
      </table:table>
      <text:p text:style-name="Criterios">9.1.4.4 – Cambio de tamaño del texto </text:p>
      <text:p text:style-name="P2"><text:span text:style-name="T8">Objetivo:</text:span> asegurar que el texto renderizado visualmente, incluidos los controles basados en texto se pueden redimensionar de forma que puedan ser leídos por personas con problemas de visión sin necesidad del uso de ayudas técnicas como magnificadores de pantalla.</text:p>
      <text:p text:style-name="P2"><text:span text:style-name="T8">Nivel de Criticidad: </text:span><text:span text:style-name="T12">MEDIO</text:span></text:p>
      <table:table table:name="Tabla100" table:style-name="Tabla100">
        <table:table-column table:style-name="Tabla100.A"/>
        <table:table-column table:style-name="Tabla100.B"/>
        <table:table-header-rows>
          <table:table-row table:style-name="Tabla100.1">
            <table:table-cell table:style-name="Tabla100.A1" office:value-type="string">
              <text:p text:style-name="P18">Ref.</text:p>
            </table:table-cell>
            <table:table-cell table:style-name="Tabla100.B1" office:value-type="string">
              <text:p text:style-name="Encabezado_20_de_20_la_20_tabla">Comprobaciones</text:p>
            </table:table-cell>
          </table:table-row>
        </table:table-header-rows>
        <table:table-row table:style-name="Tabla100.1">
          <table:table-cell table:style-name="Tabla100.A2" office:value-type="string">
            <text:p text:style-name="Cod._20_Comprobacion">9.1.4.4</text:p>
          </table:table-cell>
          <table:table-cell table:style-name="Tabla100.B2" office:value-type="string">
            <table:table table:name="Tabla99" table:style-name="Tabla99">
              <table:table-column table:style-name="Tabla99.A"/>
              <table:table-row table:style-name="Tabla99.1">
                <table:table-cell table:style-name="Tabla99.A1" office:value-type="string">
                  <text:p text:style-name="P21">--9.1.4.4--</text:p>
                </table:table-cell>
              </table:table-row>
            </table:table>
            <text:p text:style-name="Texto_20_Ayuda"/>
          </table:table-cell>
        </table:table-row>
      </table:table>
      <text:p text:style-name="Criterios">9.1.4.5 – Imágenes de texto </text:p>
      <text:p text:style-name="P2"><text:span text:style-name="T8">Objetivo:</text:span> asegurar que la personas que necesitan una determinada presentación para el texto la puedan ajustar a sus necesidades.</text:p>
      <text:p text:style-name="P2"><text:span text:style-name="T8">Nivel de Criticidad: </text:span><text:span text:style-name="T12">MEDIO</text:span></text:p>
      <table:table table:name="Tabla102" table:style-name="Tabla102">
        <table:table-column table:style-name="Tabla102.A"/>
        <table:table-column table:style-name="Tabla102.B"/>
        <table:table-header-rows>
          <table:table-row table:style-name="Tabla102.1">
            <table:table-cell table:style-name="Tabla102.A1" office:value-type="string">
              <text:p text:style-name="P18">Ref.</text:p>
            </table:table-cell>
            <table:table-cell table:style-name="Tabla102.B1" office:value-type="string">
              <text:p text:style-name="Encabezado_20_de_20_la_20_tabla">Comprobaciones</text:p>
            </table:table-cell>
          </table:table-row>
        </table:table-header-rows>
        <table:table-row table:style-name="Tabla102.1">
          <table:table-cell table:style-name="Tabla102.A2" office:value-type="string">
            <text:p text:style-name="Cod._20_Comprobacion">9.1.4.5</text:p>
          </table:table-cell>
          <table:table-cell table:style-name="Tabla102.B2" office:value-type="string">
            <table:table table:name="Tabla101" table:style-name="Tabla101">
              <table:table-column table:style-name="Tabla101.A"/>
              <table:table-row table:style-name="Tabla101.1">
                <table:table-cell table:style-name="Tabla101.A1" office:value-type="string">
                  <text:p text:style-name="P23">--9.1.4.5--</text:p>
                </table:table-cell>
              </table:table-row>
            </table:table>
            <text:p text:style-name="Texto_20_Ayuda"/>
          </table:table-cell>
        </table:table-row>
      </table:table>
      <text:p text:style-name="Criterios">9.1.4.10 – Reajuste del Texto</text:p>
      <text:p text:style-name="P2"><text:span text:style-name="T8">Objetivo:</text:span> asegurar que no es necesario realizar scroll en dos dimensiones en áreas de visualización reducidas, mejorando así la experiencia de las personas con baja visión.</text:p>
      <text:p text:style-name="P2"><text:span text:style-name="T8">Excepciones</text:span>: contenido que puede desplazarse horizontalmente: mapas, diagramas, videos, juegos, presentaciones, tablas de datos (no celdas individuales) e interfaces donde es necesario mantener las barras de herramientas a la vista mientras se manipula el contenido.</text:p>
      <text:p text:style-name="P2"><text:soft-page-break/><text:span text:style-name="T8">Comprobación</text:span>: Cambiar el tamaño de la ventana del navegador a:</text:p>
      <text:p text:style-name="P2">- 640 px de ancho por 512 px de alto con un zoom del 200 % o</text:p>
      <text:p text:style-name="P2">- 1280 px de ancho por 1024 px de alto con un zoom del 400 % o</text:p>
      <text:p text:style-name="P2">- 320 px de ancho por 256 px de alto con un zoom del 100%</text:p>
      <text:p text:style-name="P2"><text:span text:style-name="T8">Nivel de Criticidad: </text:span><text:span text:style-name="T12">MEDIO</text:span></text:p>
      <table:table table:name="Tabla104" table:style-name="Tabla104">
        <table:table-column table:style-name="Tabla104.A"/>
        <table:table-column table:style-name="Tabla104.B"/>
        <table:table-header-rows>
          <table:table-row table:style-name="Tabla104.1">
            <table:table-cell table:style-name="Tabla104.A1" office:value-type="string">
              <text:p text:style-name="P18">Ref.</text:p>
            </table:table-cell>
            <table:table-cell table:style-name="Tabla104.B1" office:value-type="string">
              <text:p text:style-name="Encabezado_20_de_20_la_20_tabla">Comprobaciones</text:p>
            </table:table-cell>
          </table:table-row>
        </table:table-header-rows>
        <table:table-row table:style-name="Tabla104.1">
          <table:table-cell table:style-name="Tabla104.A2" office:value-type="string">
            <text:p text:style-name="Cod._20_Comprobacion">9.1.4.10</text:p>
          </table:table-cell>
          <table:table-cell table:style-name="Tabla104.B2" office:value-type="string">
            <table:table table:name="Tabla103" table:style-name="Tabla103">
              <table:table-column table:style-name="Tabla103.A"/>
              <table:table-row table:style-name="Tabla103.1">
                <table:table-cell table:style-name="Tabla103.A1" office:value-type="string">
                  <text:p text:style-name="P21">--9.1.4.10--</text:p>
                </table:table-cell>
              </table:table-row>
            </table:table>
            <text:p text:style-name="Texto_20_Ayuda"/>
          </table:table-cell>
        </table:table-row>
      </table:table>
      <text:p text:style-name="Criterios">9.1.4.11 – Contraste de contenido no textual </text:p>
      <text:p text:style-name="P2"><text:span text:style-name="T8">Objetivo:</text:span> proporcionar el suficiente contraste entre el primer plano y el fondo en los componentes de interfaz de usuario y objetos gráficos para que las personas con baja visión puedan leer el contenido.</text:p>
      <text:p text:style-name="P2"><text:span text:style-name="T8">Nivel de Criticidad: </text:span><text:span text:style-name="T12">MEDIO</text:span></text:p>
      <table:table table:name="Tabla106" table:style-name="Tabla106">
        <table:table-column table:style-name="Tabla106.A"/>
        <table:table-column table:style-name="Tabla106.B"/>
        <table:table-header-rows>
          <table:table-row table:style-name="Tabla106.1">
            <table:table-cell table:style-name="Tabla106.A1" office:value-type="string">
              <text:p text:style-name="P18">Ref.</text:p>
            </table:table-cell>
            <table:table-cell table:style-name="Tabla106.B1" office:value-type="string">
              <text:p text:style-name="Encabezado_20_de_20_la_20_tabla">Comprobaciones</text:p>
            </table:table-cell>
          </table:table-row>
        </table:table-header-rows>
        <table:table-row table:style-name="Tabla106.1">
          <table:table-cell table:style-name="Tabla106.A2" office:value-type="string">
            <text:p text:style-name="Cod._20_Comprobacion">9.1.4.11</text:p>
          </table:table-cell>
          <table:table-cell table:style-name="Tabla106.B2" office:value-type="string">
            <table:table table:name="Tabla105" table:style-name="Tabla105">
              <table:table-column table:style-name="Tabla105.A"/>
              <table:table-row table:style-name="Tabla105.1">
                <table:table-cell table:style-name="Tabla105.A1" office:value-type="string">
                  <text:p text:style-name="P21">--9.1.4.11--</text:p>
                </table:table-cell>
              </table:table-row>
            </table:table>
            <text:p text:style-name="Texto_20_Ayuda"/>
          </table:table-cell>
        </table:table-row>
      </table:table>
      <text:p text:style-name="Criterios">9.1.4.12 – Espaciado del texto </text:p>
      <text:p text:style-name="P2"><text:span text:style-name="T8">Objetivo:</text:span> asegurar que los usuarios puedan modificar algunas de las características del texto para adaptar el contenido a sus necesidades.</text:p>
      <text:p text:style-name="P9"/>
      <text:p text:style-name="P2"><text:span text:style-name="T8">Excepciones:</text:span> No se requiere espacio de texto para lo siguiente:</text:p>
      <text:p text:style-name="P2">- Subtítulos de video incrustados directamente en el cuadro de video</text:p>
      <text:p text:style-name="P2">- PDF</text:p>
      <text:p text:style-name="P2">- Imágenes de texto</text:p>
      <text:p text:style-name="P2">- Texto implementado en Canvas</text:p>
      <text:p text:style-name="P2"><text:soft-page-break/>- Raro: los casos en los que las propiedades de estilo de altura de línea, espaciado después de un párrafo, espaciado de letras o espaciado de palabras no están disponibles en un idioma o escritura pueden ajustarse utilizando solo las propiedades que existen para esa combinación de idioma y escritura.</text:p>
      <text:p text:style-name="P9"/>
      <text:p text:style-name="P2"><text:span text:style-name="T8">Comprobación:</text:span> Navegador con la ventana gráfica establecida en 1366 px de ancho por 768 px de alto y el zoom establecido en 100%. Activar el <text:a xlink:type="simple" xlink:href="https://dylanb.github.io/bookmarklets.html" text:style-name="ListLabel_20_184" text:visited-style-name="ListLabel_20_184"><text:span text:style-name="Internet_20_link"><text:span text:style-name="T20">Bookmarklet de espaciado de texto 1.4.12 de Dylan Barrell</text:span></text:span></text:a>.</text:p>
      <text:p text:style-name="P6"/>
      <text:p text:style-name="P2"><text:span text:style-name="T8">Nivel de Criticidad: </text:span><text:span text:style-name="T12">MEDIO</text:span></text:p>
      <table:table table:name="Tabla108" table:style-name="Tabla108">
        <table:table-column table:style-name="Tabla108.A"/>
        <table:table-column table:style-name="Tabla108.B"/>
        <table:table-header-rows>
          <table:table-row table:style-name="Tabla108.1">
            <table:table-cell table:style-name="Tabla108.A1" office:value-type="string">
              <text:p text:style-name="P18">Ref.</text:p>
            </table:table-cell>
            <table:table-cell table:style-name="Tabla108.B1" office:value-type="string">
              <text:p text:style-name="Encabezado_20_de_20_la_20_tabla">Comprobaciones</text:p>
            </table:table-cell>
          </table:table-row>
        </table:table-header-rows>
        <table:table-row table:style-name="Tabla108.1">
          <table:table-cell table:style-name="Tabla108.A2" office:value-type="string">
            <text:p text:style-name="Cod._20_Comprobacion">9.1.4.12</text:p>
          </table:table-cell>
          <table:table-cell table:style-name="Tabla108.B2" office:value-type="string">
            <table:table table:name="Tabla107" table:style-name="Tabla107">
              <table:table-column table:style-name="Tabla107.A"/>
              <table:table-row table:style-name="Tabla107.1">
                <table:table-cell table:style-name="Tabla107.A1" office:value-type="string">
                  <text:p text:style-name="P21">--9.1.4.12--</text:p>
                </table:table-cell>
              </table:table-row>
            </table:table>
            <text:p text:style-name="Texto_20_Ayuda"/>
          </table:table-cell>
        </table:table-row>
      </table:table>
      <text:p text:style-name="Criterios">9.1.4.13 – Contenido señalado con el puntero o que tiene el foco</text:p>
      <text:p text:style-name="P2"><text:span text:style-name="T8">Objetivo:</text:span> asegurar que los contenidos que se muestran u ocultan cuando un elemento recibe o pierde el puntero o el foco del teclado pueden ser percibidos y descartados por los usuarios, sin que perjudique la experiencia de uso.</text:p>
      <text:p text:style-name="P2"><text:span text:style-name="T8">Nivel de Criticidad: </text:span><text:span text:style-name="T12">MEDIO</text:span></text:p>
      <table:table table:name="Tabla110" table:style-name="Tabla110">
        <table:table-column table:style-name="Tabla110.A"/>
        <table:table-column table:style-name="Tabla110.B"/>
        <table:table-header-rows>
          <table:table-row table:style-name="Tabla110.1">
            <table:table-cell table:style-name="Tabla110.A1" office:value-type="string">
              <text:p text:style-name="P18">Ref.</text:p>
            </table:table-cell>
            <table:table-cell table:style-name="Tabla110.B1" office:value-type="string">
              <text:p text:style-name="Encabezado_20_de_20_la_20_tabla">Comprobaciones</text:p>
            </table:table-cell>
          </table:table-row>
        </table:table-header-rows>
        <table:table-row table:style-name="Tabla110.1">
          <table:table-cell table:style-name="Tabla110.A2" office:value-type="string">
            <text:p text:style-name="Cod._20_Comprobacion">9.1.4.13</text:p>
          </table:table-cell>
          <table:table-cell table:style-name="Tabla110.B2" office:value-type="string">
            <table:table table:name="Tabla109" table:style-name="Tabla109">
              <table:table-column table:style-name="Tabla109.A"/>
              <table:table-row table:style-name="Tabla109.1">
                <table:table-cell table:style-name="Tabla109.A1" office:value-type="string">
                  <text:p text:style-name="P21">--9.1.4.13--</text:p>
                </table:table-cell>
              </table:table-row>
            </table:table>
            <text:p text:style-name="Texto_20_Ayuda"/>
          </table:table-cell>
        </table:table-row>
      </table:table>
      <text:p text:style-name="Standard"/>
      <text:p text:style-name="Standard"/>
      <text:p text:style-name="Standard"/>
      <text:p text:style-name="Standard"/>
      <text:p text:style-name="Standard"/>
      <text:p text:style-name="Standard"/>
      <text:p text:style-name="Standard"/>
      <text:p text:style-name="Standard"><text:soft-page-break/></text:p>
      <text:h text:style-name="P19" text:outline-level="3">9.2 - Operable</text:h>
      <text:p text:style-name="Criterios">9.2.1.1 – Teclado</text:p>
      <text:p text:style-name="P2"><text:span text:style-name="T8">Objetivo:</text:span> asegurar que, siempre que sea posible, se pueda operar el contenido a través de teclado.</text:p>
      <text:p text:style-name="P2"><text:span text:style-name="T8">Nivel de Criticidad: </text:span><text:span text:style-name="T12">ALTO</text:span></text:p>
      <table:table table:name="Tabla112" table:style-name="Tabla112">
        <table:table-column table:style-name="Tabla112.A"/>
        <table:table-column table:style-name="Tabla112.B"/>
        <table:table-header-rows>
          <table:table-row table:style-name="Tabla112.1">
            <table:table-cell table:style-name="Tabla112.A1" office:value-type="string">
              <text:p text:style-name="P18">Ref.</text:p>
            </table:table-cell>
            <table:table-cell table:style-name="Tabla112.B1" office:value-type="string">
              <text:p text:style-name="Encabezado_20_de_20_la_20_tabla">Comprobaciones</text:p>
            </table:table-cell>
          </table:table-row>
        </table:table-header-rows>
        <table:table-row table:style-name="Tabla112.1">
          <table:table-cell table:style-name="Tabla112.A2" office:value-type="string">
            <text:p text:style-name="Cod._20_Comprobacion">9.2.1.1</text:p>
          </table:table-cell>
          <table:table-cell table:style-name="Tabla112.B2" office:value-type="string">
            <table:table table:name="Tabla111" table:style-name="Tabla111">
              <table:table-column table:style-name="Tabla111.A"/>
              <table:table-row table:style-name="Tabla111.1">
                <table:table-cell table:style-name="Tabla111.A1" office:value-type="string">
                  <text:p text:style-name="P21">--9.2.1.1--</text:p>
                </table:table-cell>
              </table:table-row>
            </table:table>
            <text:p text:style-name="Texto_20_Ayuda"/>
          </table:table-cell>
        </table:table-row>
      </table:table>
      <text:p text:style-name="Criterios">9.2.1.2 – Sin trampas para el foco del teclado </text:p>
      <text:p text:style-name="P2"><text:span text:style-name="T8">Objetivo:</text:span> asegurar que la navegación mediante el tabulador no queda atrapada en parte del contenido de la página.</text:p>
      <text:p text:style-name="P2"><text:span text:style-name="T8">Nivel de Criticidad: </text:span><text:span text:style-name="T12">ALTO</text:span></text:p>
      <table:table table:name="Tabla114" table:style-name="Tabla114">
        <table:table-column table:style-name="Tabla114.A"/>
        <table:table-column table:style-name="Tabla114.B"/>
        <table:table-header-rows>
          <table:table-row table:style-name="Tabla114.1">
            <table:table-cell table:style-name="Tabla114.A1" office:value-type="string">
              <text:p text:style-name="P18">Ref.</text:p>
            </table:table-cell>
            <table:table-cell table:style-name="Tabla114.B1" office:value-type="string">
              <text:p text:style-name="Encabezado_20_de_20_la_20_tabla">Comprobaciones</text:p>
            </table:table-cell>
          </table:table-row>
        </table:table-header-rows>
        <table:table-row table:style-name="Tabla114.1">
          <table:table-cell table:style-name="Tabla114.A2" office:value-type="string">
            <text:p text:style-name="Cod._20_Comprobacion">9.2.1.2</text:p>
          </table:table-cell>
          <table:table-cell table:style-name="Tabla114.B2" office:value-type="string">
            <table:table table:name="Tabla113" table:style-name="Tabla113">
              <table:table-column table:style-name="Tabla113.A"/>
              <table:table-row table:style-name="Tabla113.1">
                <table:table-cell table:style-name="Tabla113.A1" office:value-type="string">
                  <text:p text:style-name="P21">--9.2.1.2--</text:p>
                </table:table-cell>
              </table:table-row>
            </table:table>
            <text:p text:style-name="Texto_20_Ayuda"/>
          </table:table-cell>
        </table:table-row>
      </table:table>
      <text:p text:style-name="Criterios">9.2.1.4 – Atajos del teclado</text:p>
      <text:p text:style-name="P2"><text:span text:style-name="T8">Objetivo:</text:span> evitar que las personas que interactúan mediante entradas de voz activen los elementos de interacción de forma accidental.</text:p>
      <text:p text:style-name="P2"><text:span text:style-name="T8">Nivel de Criticidad: </text:span><text:span text:style-name="T12">ALTO</text:span></text:p>
      <table:table table:name="Tabla116" table:style-name="Tabla116">
        <table:table-column table:style-name="Tabla116.A"/>
        <table:table-column table:style-name="Tabla116.B"/>
        <table:table-header-rows>
          <table:table-row table:style-name="Tabla116.1">
            <table:table-cell table:style-name="Tabla116.A1" office:value-type="string">
              <text:p text:style-name="P18">Ref.</text:p>
            </table:table-cell>
            <table:table-cell table:style-name="Tabla116.B1" office:value-type="string">
              <text:p text:style-name="Encabezado_20_de_20_la_20_tabla">Comprobaciones</text:p>
            </table:table-cell>
          </table:table-row>
        </table:table-header-rows>
        <table:table-row table:style-name="Tabla116.1">
          <table:table-cell table:style-name="Tabla116.A2" office:value-type="string">
            <text:p text:style-name="Cod._20_Comprobacion">9.2.1.4</text:p>
          </table:table-cell>
          <table:table-cell table:style-name="Tabla116.B2" office:value-type="string">
            <table:table table:name="Tabla115" table:style-name="Tabla115">
              <table:table-column table:style-name="Tabla115.A"/>
              <table:table-row table:style-name="Tabla115.1">
                <table:table-cell table:style-name="Tabla115.A1" office:value-type="string">
                  <text:p text:style-name="P21">--9.2.1.4--</text:p>
                </table:table-cell>
              </table:table-row>
            </table:table>
            <text:p text:style-name="Texto_20_Ayuda"/>
          </table:table-cell>
        </table:table-row>
      </table:table>
      <text:p text:style-name="Standard"/>
      <text:p text:style-name="Criterios"><text:soft-page-break/>9.2.2.1 – Tiempo ajustable </text:p>
      <text:p text:style-name="P2"><text:span text:style-name="T8">Objetivo:</text:span> asegurar que los usuarios con discapacidad tienen el tiempo suficiente para interactuar con la página web siempre que sea posible.</text:p>
      <text:p text:style-name="P2"><text:span text:style-name="T8">Nivel de Criticidad: </text:span><text:span text:style-name="T12">ALTO</text:span></text:p>
      <table:table table:name="Tabla118" table:style-name="Tabla118">
        <table:table-column table:style-name="Tabla118.A"/>
        <table:table-column table:style-name="Tabla118.B"/>
        <table:table-header-rows>
          <table:table-row table:style-name="Tabla118.1">
            <table:table-cell table:style-name="Tabla118.A1" office:value-type="string">
              <text:p text:style-name="P18">Ref.</text:p>
            </table:table-cell>
            <table:table-cell table:style-name="Tabla118.B1" office:value-type="string">
              <text:p text:style-name="Encabezado_20_de_20_la_20_tabla">Comprobaciones</text:p>
            </table:table-cell>
          </table:table-row>
        </table:table-header-rows>
        <table:table-row table:style-name="Tabla118.1">
          <table:table-cell table:style-name="Tabla118.A2" office:value-type="string">
            <text:p text:style-name="Cod._20_Comprobacion">9.2.2.1</text:p>
          </table:table-cell>
          <table:table-cell table:style-name="Tabla118.B2" office:value-type="string">
            <table:table table:name="Tabla117" table:style-name="Tabla117">
              <table:table-column table:style-name="Tabla117.A"/>
              <table:table-row table:style-name="Tabla117.1">
                <table:table-cell table:style-name="Tabla117.A1" office:value-type="string">
                  <text:p text:style-name="P21">--9.2.2.1--</text:p>
                </table:table-cell>
              </table:table-row>
            </table:table>
            <text:p text:style-name="Texto_20_Ayuda"><text:bookmark text:name="_Hlk104887587"/></text:p>
          </table:table-cell>
        </table:table-row>
      </table:table>
      <text:p text:style-name="Criterios">9.2.2.2 – Pausar, detener, ocultar </text:p>
      <text:p text:style-name="P2"><text:span text:style-name="T8">Objetivo:</text:span> evitar que se distraigan los usuarios mientras interactúan con la página.</text:p>
      <text:p text:style-name="P2"><text:span text:style-name="T8">Nivel de Criticidad: </text:span><text:span text:style-name="T12">ALTO</text:span></text:p>
      <table:table table:name="Tabla124" table:style-name="Tabla124">
        <table:table-column table:style-name="Tabla124.A"/>
        <table:table-column table:style-name="Tabla124.B"/>
        <table:table-header-rows>
          <table:table-row table:style-name="Tabla124.1">
            <table:table-cell table:style-name="Tabla124.A1" office:value-type="string">
              <text:p text:style-name="P18">Ref.</text:p>
            </table:table-cell>
            <table:table-cell table:style-name="Tabla124.B1" office:value-type="string">
              <text:p text:style-name="Encabezado_20_de_20_la_20_tabla">Comprobaciones</text:p>
            </table:table-cell>
          </table:table-row>
        </table:table-header-rows>
        <table:table-row table:style-name="Tabla124.1">
          <table:table-cell table:style-name="Tabla124.A2" office:value-type="string">
            <text:p text:style-name="Cod._20_Comprobacion">9.2.2.2</text:p>
          </table:table-cell>
          <table:table-cell table:style-name="Tabla124.B2" office:value-type="string">
            <table:table table:name="Tabla123" table:style-name="Tabla123">
              <table:table-column table:style-name="Tabla123.A"/>
              <table:table-row table:style-name="Tabla123.1">
                <table:table-cell table:style-name="Tabla123.A1" office:value-type="string">
                  <text:p text:style-name="P21">--9.2.2.2--</text:p>
                </table:table-cell>
              </table:table-row>
            </table:table>
            <text:p text:style-name="Texto_20_Ayuda"/>
          </table:table-cell>
        </table:table-row>
      </table:table>
      <text:p text:style-name="P12">9.2.3.1 – Umbral de tres destellos o menos </text:p>
      <text:p text:style-name="P2"><text:span text:style-name="T8">Objetivo:</text:span> permitir que los usuarios accedan a todo el contenido sin que este les cause ataques fotosensitivos.</text:p>
      <text:p text:style-name="P2"><text:span text:style-name="T8">Nivel de Criticidad: </text:span><text:span text:style-name="T12">ALTO</text:span></text:p>
      <table:table table:name="Tabla128" table:style-name="Tabla128">
        <table:table-column table:style-name="Tabla128.A"/>
        <table:table-column table:style-name="Tabla128.B"/>
        <table:table-header-rows>
          <table:table-row table:style-name="Tabla128.1">
            <table:table-cell table:style-name="Tabla128.A1" office:value-type="string">
              <text:p text:style-name="P18">Ref.</text:p>
            </table:table-cell>
            <table:table-cell table:style-name="Tabla128.B1" office:value-type="string">
              <text:p text:style-name="Encabezado_20_de_20_la_20_tabla">Comprobaciones</text:p>
            </table:table-cell>
          </table:table-row>
        </table:table-header-rows>
        <table:table-row table:style-name="Tabla128.1">
          <table:table-cell table:style-name="Tabla128.A2" office:value-type="string">
            <text:p text:style-name="Cod._20_Comprobacion">9.2.3.1</text:p>
          </table:table-cell>
          <table:table-cell table:style-name="Tabla128.B2" office:value-type="string">
            <table:table table:name="Tabla127" table:style-name="Tabla127">
              <table:table-column table:style-name="Tabla127.A"/>
              <table:table-row table:style-name="Tabla127.1">
                <table:table-cell table:style-name="Tabla127.A1" office:value-type="string">
                  <text:p text:style-name="P21">--9.2.3.1--</text:p>
                </table:table-cell>
              </table:table-row>
            </table:table>
            <text:p text:style-name="Texto_20_Ayuda"/>
          </table:table-cell>
        </table:table-row>
      </table:table>
      <text:p text:style-name="Standard"/>
      <text:p text:style-name="Standard"/>
      <text:p text:style-name="Criterios"><text:soft-page-break/>9.2.4.1 – Evitar bloques </text:p>
      <text:p text:style-name="P2"><text:span text:style-name="T8">Objetivo</text:span>: permitir a quienes naveguen de forma secuencial acceder directamente al contenido principal.</text:p>
      <text:p text:style-name="P2"><text:span text:style-name="T8">Nivel de Criticidad: </text:span><text:span text:style-name="T12">ALTO</text:span></text:p>
      <table:table table:name="Tabla130" table:style-name="Tabla130">
        <table:table-column table:style-name="Tabla130.A"/>
        <table:table-column table:style-name="Tabla130.B"/>
        <table:table-header-rows>
          <table:table-row table:style-name="Tabla130.1">
            <table:table-cell table:style-name="Tabla130.A1" office:value-type="string">
              <text:p text:style-name="P18">Ref.</text:p>
            </table:table-cell>
            <table:table-cell table:style-name="Tabla130.B1" office:value-type="string">
              <text:p text:style-name="Encabezado_20_de_20_la_20_tabla">Comprobaciones</text:p>
            </table:table-cell>
          </table:table-row>
        </table:table-header-rows>
        <table:table-row table:style-name="Tabla130.1">
          <table:table-cell table:style-name="Tabla130.A2" office:value-type="string">
            <text:p text:style-name="Cod._20_Comprobacion">9.2.4.1</text:p>
          </table:table-cell>
          <table:table-cell table:style-name="Tabla130.B2" office:value-type="string">
            <table:table table:name="Tabla129" table:style-name="Tabla129">
              <table:table-column table:style-name="Tabla129.A"/>
              <table:table-row table:style-name="Tabla129.1">
                <table:table-cell table:style-name="Tabla129.A1" office:value-type="string">
                  <text:p text:style-name="P21">--9.2.4.1--</text:p>
                </table:table-cell>
              </table:table-row>
            </table:table>
            <text:p text:style-name="Texto_20_Ayuda"/>
          </table:table-cell>
        </table:table-row>
      </table:table>
      <text:p text:style-name="P11">9.2.4.2 – Titulado de páginas </text:p>
      <text:p text:style-name="P2"><text:span text:style-name="T8">Objetivo:</text:span> ayudar a los usuarios a encontrar el contenido y orientarse asegurándonos que cada página tiene un título descriptivo.</text:p>
      <text:p text:style-name="P2"><text:span text:style-name="T8">Nivel de Criticidad: </text:span><text:span text:style-name="T12">ALTO</text:span></text:p>
      <table:table table:name="Tabla132" table:style-name="Tabla132">
        <table:table-column table:style-name="Tabla132.A"/>
        <table:table-column table:style-name="Tabla132.B"/>
        <table:table-header-rows>
          <table:table-row table:style-name="Tabla132.1">
            <table:table-cell table:style-name="Tabla132.A1" office:value-type="string">
              <text:p text:style-name="P18">Ref.</text:p>
            </table:table-cell>
            <table:table-cell table:style-name="Tabla132.B1" office:value-type="string">
              <text:p text:style-name="Encabezado_20_de_20_la_20_tabla">Comprobaciones</text:p>
            </table:table-cell>
          </table:table-row>
        </table:table-header-rows>
        <table:table-row table:style-name="Tabla132.1">
          <table:table-cell table:style-name="Tabla132.A2" office:value-type="string">
            <text:p text:style-name="Cod._20_Comprobacion">9.2.4.2</text:p>
          </table:table-cell>
          <table:table-cell table:style-name="Tabla132.B2" office:value-type="string">
            <table:table table:name="Tabla131" table:style-name="Tabla131">
              <table:table-column table:style-name="Tabla131.A"/>
              <table:table-row table:style-name="Tabla131.1">
                <table:table-cell table:style-name="Tabla131.A1" office:value-type="string">
                  <text:p text:style-name="P21">--9.2.4.2--</text:p>
                </table:table-cell>
              </table:table-row>
            </table:table>
            <text:p text:style-name="Texto_20_Ayuda"/>
          </table:table-cell>
        </table:table-row>
      </table:table>
      <text:p text:style-name="Criterios">9.2.4.3 – Orden del foco</text:p>
      <text:p text:style-name="P2"><text:span text:style-name="T8">Objetivo</text:span>: asegurar que los usuarios pueden interactuar mediante el teclado, navegar secuencialmente por el contenido y encontrar la información en el orden correcto.</text:p>
      <text:p text:style-name="P2"><text:span text:style-name="T8">Nivel de Criticidad: </text:span><text:span text:style-name="T12">ALTO</text:span></text:p>
      <table:table table:name="Tabla134" table:style-name="Tabla134">
        <table:table-column table:style-name="Tabla134.A"/>
        <table:table-column table:style-name="Tabla134.B"/>
        <table:table-header-rows>
          <table:table-row table:style-name="Tabla134.1">
            <table:table-cell table:style-name="Tabla134.A1" office:value-type="string">
              <text:p text:style-name="P18">Ref.</text:p>
            </table:table-cell>
            <table:table-cell table:style-name="Tabla134.B1" office:value-type="string">
              <text:p text:style-name="Encabezado_20_de_20_la_20_tabla">Comprobaciones</text:p>
            </table:table-cell>
          </table:table-row>
        </table:table-header-rows>
        <table:table-row table:style-name="Tabla134.1">
          <table:table-cell table:style-name="Tabla134.A2" office:value-type="string">
            <text:p text:style-name="Cod._20_Comprobacion">9.2.4.3</text:p>
          </table:table-cell>
          <table:table-cell table:style-name="Tabla134.B2" office:value-type="string">
            <table:table table:name="Tabla133" table:style-name="Tabla133">
              <table:table-column table:style-name="Tabla133.A"/>
              <table:table-row table:style-name="Tabla133.1">
                <table:table-cell table:style-name="Tabla133.A1" office:value-type="string">
                  <text:p text:style-name="P21">--9.2.4.3--</text:p>
                </table:table-cell>
              </table:table-row>
            </table:table>
            <text:p text:style-name="Texto_20_Ayuda"><text:bookmark text:name="_Hlk104887667"/></text:p>
          </table:table-cell>
        </table:table-row>
      </table:table>
      <text:p text:style-name="Standard"/>
      <text:p text:style-name="Criterios"><text:soft-page-break/></text:p>
      <text:p text:style-name="Criterios">9.2.4.4 – Propósito de los enlaces (en contexto) </text:p>
      <text:p text:style-name="P2"><text:span text:style-name="T8">Objetivo</text:span>: ayudar a los usuarios a comprender el propósito de cada enlace de forma que puedan decidir seguir el enlace o no.</text:p>
      <text:p text:style-name="P2"><text:span text:style-name="T8">Nivel de Criticidad: </text:span><text:span text:style-name="T12">ALTO</text:span></text:p>
      <table:table table:name="Tabla138" table:style-name="Tabla138">
        <table:table-column table:style-name="Tabla138.A"/>
        <table:table-column table:style-name="Tabla138.B"/>
        <table:table-header-rows>
          <table:table-row table:style-name="Tabla138.1">
            <table:table-cell table:style-name="Tabla138.A1" office:value-type="string">
              <text:p text:style-name="P18">Ref.</text:p>
            </table:table-cell>
            <table:table-cell table:style-name="Tabla138.B1" office:value-type="string">
              <text:p text:style-name="Encabezado_20_de_20_la_20_tabla">Comprobaciones</text:p>
            </table:table-cell>
          </table:table-row>
        </table:table-header-rows>
        <table:table-row table:style-name="Tabla138.1">
          <table:table-cell table:style-name="Tabla138.A2" office:value-type="string">
            <text:p text:style-name="Cod._20_Comprobacion">9.2.4.4</text:p>
          </table:table-cell>
          <table:table-cell table:style-name="Tabla138.B2" office:value-type="string">
            <table:table table:name="Tabla137" table:style-name="Tabla137">
              <table:table-column table:style-name="Tabla137.A"/>
              <table:table-row table:style-name="Tabla137.1">
                <table:table-cell table:style-name="Tabla137.A1" office:value-type="string">
                  <text:p text:style-name="P21">--9.2.4.4--</text:p>
                </table:table-cell>
              </table:table-row>
            </table:table>
            <text:p text:style-name="Texto_20_Ayuda"/>
          </table:table-cell>
        </table:table-row>
      </table:table>
      <text:p text:style-name="Criterios">9.2.4.5 – Múltiples vías </text:p>
      <text:p text:style-name="P2"><text:span text:style-name="T8">Objetivo</text:span>: asegurar que los usuarios puedan localizar el contenido de la forma que mejor satisfaga sus necesidades.</text:p>
      <text:p text:style-name="P2"><text:span text:style-name="T8">Nivel de Criticidad: </text:span><text:span text:style-name="T12">MEDIO</text:span></text:p>
      <table:table table:name="Tabla140" table:style-name="Tabla140">
        <table:table-column table:style-name="Tabla140.A"/>
        <table:table-column table:style-name="Tabla140.B"/>
        <table:table-header-rows>
          <table:table-row table:style-name="Tabla140.1">
            <table:table-cell table:style-name="Tabla140.A1" office:value-type="string">
              <text:p text:style-name="P18">Ref.</text:p>
            </table:table-cell>
            <table:table-cell table:style-name="Tabla140.B1" office:value-type="string">
              <text:p text:style-name="Encabezado_20_de_20_la_20_tabla">Comprobaciones</text:p>
            </table:table-cell>
          </table:table-row>
        </table:table-header-rows>
        <table:table-row table:style-name="Tabla140.1">
          <table:table-cell table:style-name="Tabla140.A2" office:value-type="string">
            <text:p text:style-name="Cod._20_Comprobacion">9.2.4.5</text:p>
          </table:table-cell>
          <table:table-cell table:style-name="Tabla140.B2" office:value-type="string">
            <table:table table:name="Tabla139" table:style-name="Tabla139">
              <table:table-column table:style-name="Tabla139.A"/>
              <table:table-row table:style-name="Tabla139.1">
                <table:table-cell table:style-name="Tabla139.A1" office:value-type="string">
                  <text:p text:style-name="P21">--9.2.4.5--</text:p>
                </table:table-cell>
              </table:table-row>
            </table:table>
            <text:p text:style-name="Texto_20_Ayuda"/>
          </table:table-cell>
        </table:table-row>
      </table:table>
      <text:p text:style-name="Criterios">9.2.4.6 – Encabezados y etiquetas </text:p>
      <text:p text:style-name="P2"><text:span text:style-name="T8">Objetivo</text:span>: ayudar a los usuarios a comprender qué información está contenida en la página web y cómo se organiza dicha información.</text:p>
      <text:p text:style-name="P2"><text:span text:style-name="T8">Nivel de Criticidad: </text:span><text:span text:style-name="T12">MEDIO</text:span></text:p>
      <table:table table:name="Tabla146" table:style-name="Tabla146">
        <table:table-column table:style-name="Tabla146.A"/>
        <table:table-column table:style-name="Tabla146.B"/>
        <table:table-header-rows>
          <table:table-row table:style-name="Tabla146.1">
            <table:table-cell table:style-name="Tabla146.A1" office:value-type="string">
              <text:p text:style-name="P18">Ref.</text:p>
            </table:table-cell>
            <table:table-cell table:style-name="Tabla146.B1" office:value-type="string">
              <text:p text:style-name="Encabezado_20_de_20_la_20_tabla">Comprobaciones</text:p>
            </table:table-cell>
          </table:table-row>
        </table:table-header-rows>
        <table:table-row table:style-name="Tabla146.1">
          <table:table-cell table:style-name="Tabla146.A2" office:value-type="string">
            <text:p text:style-name="Cod._20_Comprobacion">9.2.4.6</text:p>
          </table:table-cell>
          <table:table-cell table:style-name="Tabla146.B2" office:value-type="string">
            <table:table table:name="Tabla145" table:style-name="Tabla145">
              <table:table-column table:style-name="Tabla145.A"/>
              <table:table-row table:style-name="Tabla145.1">
                <table:table-cell table:style-name="Tabla145.A1" office:value-type="string">
                  <text:p text:style-name="P21">--9.2.4.6--</text:p>
                </table:table-cell>
              </table:table-row>
            </table:table>
            <text:p text:style-name="Texto_20_Ayuda"/>
          </table:table-cell>
        </table:table-row>
      </table:table>
      <text:p text:style-name="Standard"/>
      <text:p text:style-name="Standard"/>
      <text:p text:style-name="Criterios"><text:soft-page-break/>9.2.4.7 – Foco visible </text:p>
      <text:p text:style-name="P2"><text:span text:style-name="T8">Objetivo</text:span>: asegurar que el indicador del foco del teclado se puede localizar visualmente.</text:p>
      <text:p text:style-name="P2"><text:span text:style-name="T8">Nivel de Criticidad: </text:span><text:span text:style-name="T12">ALTO</text:span></text:p>
      <table:table table:name="Tabla150" table:style-name="Tabla150">
        <table:table-column table:style-name="Tabla150.A"/>
        <table:table-column table:style-name="Tabla150.B"/>
        <table:table-header-rows>
          <table:table-row table:style-name="Tabla150.1">
            <table:table-cell table:style-name="Tabla150.A1" office:value-type="string">
              <text:p text:style-name="P18">Ref.</text:p>
            </table:table-cell>
            <table:table-cell table:style-name="Tabla150.B1" office:value-type="string">
              <text:p text:style-name="Encabezado_20_de_20_la_20_tabla">Comprobaciones</text:p>
            </table:table-cell>
          </table:table-row>
        </table:table-header-rows>
        <table:table-row table:style-name="Tabla150.1">
          <table:table-cell table:style-name="Tabla150.A2" office:value-type="string">
            <text:p text:style-name="Cod._20_Comprobacion">9.2.4.7</text:p>
          </table:table-cell>
          <table:table-cell table:style-name="Tabla150.B2" office:value-type="string">
            <table:table table:name="Tabla149" table:style-name="Tabla149">
              <table:table-column table:style-name="Tabla149.A"/>
              <table:table-row table:style-name="Tabla149.1">
                <table:table-cell table:style-name="Tabla149.A1" office:value-type="string">
                  <text:p text:style-name="P21">--9.2.4.7--</text:p>
                </table:table-cell>
              </table:table-row>
            </table:table>
            <text:p text:style-name="Texto_20_Ayuda"/>
          </table:table-cell>
        </table:table-row>
      </table:table>
      <text:p text:style-name="Criterios">9.2.5.1 – Gestos del puntero </text:p>
      <text:p text:style-name="P2"><text:span text:style-name="T8">Objetivo</text:span>: asegurar que el contenido se puede operar desde un gran número de dispositivos de entrada sencillos de forma que las personas con problemas de movilidad puedan interactuar de manera fácil.</text:p>
      <text:p text:style-name="P2"><text:span text:style-name="T8">Nivel de Criticidad: </text:span><text:span text:style-name="T12">ALTO</text:span></text:p>
      <table:table table:name="Tabla152" table:style-name="Tabla152">
        <table:table-column table:style-name="Tabla152.A"/>
        <table:table-column table:style-name="Tabla152.B"/>
        <table:table-header-rows>
          <table:table-row table:style-name="Tabla152.1">
            <table:table-cell table:style-name="Tabla152.A1" office:value-type="string">
              <text:p text:style-name="P18">Ref.</text:p>
            </table:table-cell>
            <table:table-cell table:style-name="Tabla152.B1" office:value-type="string">
              <text:p text:style-name="Encabezado_20_de_20_la_20_tabla">Comprobaciones</text:p>
            </table:table-cell>
          </table:table-row>
        </table:table-header-rows>
        <table:table-row table:style-name="Tabla152.1">
          <table:table-cell table:style-name="Tabla152.A2" office:value-type="string">
            <text:p text:style-name="Cod._20_Comprobacion">9.2.5.1</text:p>
          </table:table-cell>
          <table:table-cell table:style-name="Tabla152.B2" office:value-type="string">
            <table:table table:name="Tabla151" table:style-name="Tabla151">
              <table:table-column table:style-name="Tabla151.A"/>
              <table:table-row table:style-name="Tabla151.1">
                <table:table-cell table:style-name="Tabla151.A1" office:value-type="string">
                  <text:p text:style-name="P22">--9.2.5.1--</text:p>
                </table:table-cell>
              </table:table-row>
            </table:table>
            <text:p text:style-name="Texto_20_Ayuda"/>
          </table:table-cell>
        </table:table-row>
      </table:table>
      <text:p text:style-name="Criterios">9.2.5.2 – Cancelación del puntero </text:p>
      <text:p text:style-name="P2"><text:span text:style-name="T8">Objetivo</text:span>: prevenir interacciones accidentales por parte de los usuarios al pulsar sobre algún componente de manera involuntaria.</text:p>
      <text:p text:style-name="P2"><text:span text:style-name="T8">Nivel de Criticidad: </text:span><text:span text:style-name="T12">ALTO</text:span></text:p>
      <table:table table:name="Tabla154" table:style-name="Tabla154">
        <table:table-column table:style-name="Tabla154.A"/>
        <table:table-column table:style-name="Tabla154.B"/>
        <table:table-header-rows>
          <table:table-row table:style-name="Tabla154.1">
            <table:table-cell table:style-name="Tabla154.A1" office:value-type="string">
              <text:p text:style-name="P18">Ref.</text:p>
            </table:table-cell>
            <table:table-cell table:style-name="Tabla154.B1" office:value-type="string">
              <text:p text:style-name="Encabezado_20_de_20_la_20_tabla">Comprobaciones</text:p>
            </table:table-cell>
          </table:table-row>
        </table:table-header-rows>
        <table:table-row table:style-name="Tabla154.1">
          <table:table-cell table:style-name="Tabla154.A2" office:value-type="string">
            <text:p text:style-name="Cod._20_Comprobacion">9.2.5.2 <text:s/></text:p>
          </table:table-cell>
          <table:table-cell table:style-name="Tabla154.B2" office:value-type="string">
            <table:table table:name="Tabla153" table:style-name="Tabla153">
              <table:table-column table:style-name="Tabla153.A"/>
              <table:table-row table:style-name="Tabla153.1">
                <table:table-cell table:style-name="Tabla153.A1" office:value-type="string">
                  <text:p text:style-name="P24">--9.2.5.2--</text:p>
                </table:table-cell>
              </table:table-row>
            </table:table>
            <text:p text:style-name="Texto_20_Ayuda"/>
          </table:table-cell>
        </table:table-row>
      </table:table>
      <text:p text:style-name="Standard"/>
      <text:p text:style-name="Standard"/>
      <text:p text:style-name="Criterios"><text:soft-page-break/>9.2.5.3 – Inclusión de la etiqueta en el nombre</text:p>
      <text:p text:style-name="P2"><text:span text:style-name="T8">Objetivo</text:span>: favorecer que las personas que dependan de las etiquetas visuales de los componentes del interfaz de usuario también puedan emplear los nombres accesibles.</text:p>
      <text:p text:style-name="P2"><text:span text:style-name="T8">Nivel de Criticidad: </text:span><text:span text:style-name="T12">ALTO</text:span></text:p>
      <table:table table:name="Tabla156" table:style-name="Tabla156">
        <table:table-column table:style-name="Tabla156.A"/>
        <table:table-column table:style-name="Tabla156.B"/>
        <table:table-header-rows>
          <table:table-row table:style-name="Tabla156.1">
            <table:table-cell table:style-name="Tabla156.A1" office:value-type="string">
              <text:p text:style-name="P18">Ref.</text:p>
            </table:table-cell>
            <table:table-cell table:style-name="Tabla156.B1" office:value-type="string">
              <text:p text:style-name="Encabezado_20_de_20_la_20_tabla">Comprobaciones</text:p>
            </table:table-cell>
          </table:table-row>
        </table:table-header-rows>
        <table:table-row table:style-name="Tabla156.1">
          <table:table-cell table:style-name="Tabla156.A2" office:value-type="string">
            <text:p text:style-name="Cod._20_Comprobacion">9.2.5.3</text:p>
          </table:table-cell>
          <table:table-cell table:style-name="Tabla156.B2" office:value-type="string">
            <table:table table:name="Tabla155" table:style-name="Tabla155">
              <table:table-column table:style-name="Tabla155.A"/>
              <table:table-row table:style-name="Tabla155.1">
                <table:table-cell table:style-name="Tabla155.A1" office:value-type="string">
                  <text:p text:style-name="P22">--9.2.5.3--</text:p>
                </table:table-cell>
              </table:table-row>
            </table:table>
            <text:p text:style-name="Texto_20_Ayuda"/>
          </table:table-cell>
        </table:table-row>
      </table:table>
      <text:p text:style-name="Criterios">9.2.5.4 – Activación mediante movimiento </text:p>
      <text:p text:style-name="P2"><text:span text:style-name="T8">Objetivo</text:span>: asegurar que existen medios alternativos para activar todas las funcionalidades de la página que dependan del movimiento del dispositivo.</text:p>
      <text:p text:style-name="P2"><text:span text:style-name="T8">Nivel de Criticidad: </text:span><text:span text:style-name="T12">ALTO</text:span></text:p>
      <table:table table:name="Tabla158" table:style-name="Tabla158">
        <table:table-column table:style-name="Tabla158.A"/>
        <table:table-column table:style-name="Tabla158.B"/>
        <table:table-header-rows>
          <table:table-row table:style-name="Tabla158.1">
            <table:table-cell table:style-name="Tabla158.A1" office:value-type="string">
              <text:p text:style-name="P18">Ref.</text:p>
            </table:table-cell>
            <table:table-cell table:style-name="Tabla158.B1" office:value-type="string">
              <text:p text:style-name="Encabezado_20_de_20_la_20_tabla">Comprobaciones</text:p>
            </table:table-cell>
          </table:table-row>
        </table:table-header-rows>
        <table:table-row table:style-name="Tabla158.1">
          <table:table-cell table:style-name="Tabla158.A2" office:value-type="string">
            <text:p text:style-name="Cod._20_Comprobacion">9.2.5.4</text:p>
          </table:table-cell>
          <table:table-cell table:style-name="Tabla158.B2" office:value-type="string">
            <table:table table:name="Tabla157" table:style-name="Tabla157">
              <table:table-column table:style-name="Tabla157.A"/>
              <table:table-row table:style-name="Tabla157.1">
                <table:table-cell table:style-name="Tabla157.A1" office:value-type="string">
                  <text:p text:style-name="P22">--9.2.5.4--</text:p>
                </table:table-cell>
              </table:table-row>
            </table:table>
            <text:p text:style-name="Texto_20_Ayuda"/>
          </table:table-cell>
        </table:table-row>
      </table:table>
      <text:p text:style-name="Standard"/>
      <text:p text:style-name="Standard"/>
      <text:p text:style-name="Standard"/>
      <text:p text:style-name="Standard"/>
      <text:p text:style-name="Standard"/>
      <text:p text:style-name="Standard"/>
      <text:h text:style-name="P19" text:outline-level="3"><text:soft-page-break/>9.3 - Comprensible</text:h>
      <text:p text:style-name="Criterios">9.3.1.1 – Idioma de la página </text:p>
      <text:p text:style-name="P2"><text:span text:style-name="T8">Objetivo</text:span>: proporcionar la información necesaria para que los agentes de usuario puedan presentar el texto y otro contenido lingüístico de forma correcta.</text:p>
      <text:p text:style-name="P2"><text:span text:style-name="T8">Nivel de Criticidad: </text:span><text:span text:style-name="T12">ALTO</text:span></text:p>
      <table:table table:name="Tabla160" table:style-name="Tabla160">
        <table:table-column table:style-name="Tabla160.A"/>
        <table:table-column table:style-name="Tabla160.B"/>
        <table:table-header-rows>
          <table:table-row table:style-name="Tabla160.1">
            <table:table-cell table:style-name="Tabla160.A1" office:value-type="string">
              <text:p text:style-name="P18">Ref.</text:p>
            </table:table-cell>
            <table:table-cell table:style-name="Tabla160.B1" office:value-type="string">
              <text:p text:style-name="Encabezado_20_de_20_la_20_tabla">Comprobaciones</text:p>
            </table:table-cell>
          </table:table-row>
        </table:table-header-rows>
        <table:table-row table:style-name="Tabla160.1">
          <table:table-cell table:style-name="Tabla160.A2" office:value-type="string">
            <text:p text:style-name="Cod._20_Comprobacion">9.3.1.1</text:p>
          </table:table-cell>
          <table:table-cell table:style-name="Tabla160.B2" office:value-type="string">
            <table:table table:name="Tabla159" table:style-name="Tabla159">
              <table:table-column table:style-name="Tabla159.A"/>
              <table:table-row table:style-name="Tabla159.1">
                <table:table-cell table:style-name="Tabla159.A1" office:value-type="string">
                  <text:p text:style-name="P22">--9.3.1.1--</text:p>
                </table:table-cell>
              </table:table-row>
            </table:table>
            <text:p text:style-name="Texto_20_Ayuda"><text:bookmark text:name="_Hlk104887836"/></text:p>
          </table:table-cell>
        </table:table-row>
      </table:table>
      <text:p text:style-name="Criterios">9.3.1.2 – Idioma de las partes </text:p>
      <text:p text:style-name="P2"><text:span text:style-name="T8">Objetivo</text:span>: asegurar que los agentes de usuario y productos de apoyo presentan correctamente el contenido en múltiples idiomas.</text:p>
      <text:p text:style-name="P2"><text:span text:style-name="T8">Nivel de Criticidad: </text:span><text:span text:style-name="T12">MEDIO</text:span></text:p>
      <table:table table:name="Tabla162" table:style-name="Tabla162">
        <table:table-column table:style-name="Tabla162.A"/>
        <table:table-column table:style-name="Tabla162.B"/>
        <table:table-header-rows>
          <table:table-row table:style-name="Tabla162.1">
            <table:table-cell table:style-name="Tabla162.A1" office:value-type="string">
              <text:p text:style-name="P18">Ref.</text:p>
            </table:table-cell>
            <table:table-cell table:style-name="Tabla162.B1" office:value-type="string">
              <text:p text:style-name="Encabezado_20_de_20_la_20_tabla">Comprobaciones</text:p>
            </table:table-cell>
          </table:table-row>
        </table:table-header-rows>
        <table:table-row table:style-name="Tabla162.1">
          <table:table-cell table:style-name="Tabla162.A2" office:value-type="string">
            <text:p text:style-name="Cod._20_Comprobacion">9.3.1.2</text:p>
          </table:table-cell>
          <table:table-cell table:style-name="Tabla162.B2" office:value-type="string">
            <table:table table:name="Tabla161" table:style-name="Tabla161">
              <table:table-column table:style-name="Tabla161.A"/>
              <table:table-row table:style-name="Tabla161.1">
                <table:table-cell table:style-name="Tabla161.A1" office:value-type="string">
                  <text:p text:style-name="P22">--9.3.1.2--</text:p>
                </table:table-cell>
              </table:table-row>
            </table:table>
            <text:p text:style-name="Texto_20_Ayuda"/>
          </table:table-cell>
        </table:table-row>
      </table:table>
      <text:p text:style-name="P12">9.3.2.1 – Al recibir el foco</text:p>
      <text:p text:style-name="P2"><text:span text:style-name="T8">Objetivo</text:span>: asegurar que la funcionalidad es predecible cuando se navega por los documentos.</text:p>
      <text:p text:style-name="P2"><text:span text:style-name="T8">Nivel de Criticidad: </text:span><text:span text:style-name="T12">ALTO</text:span></text:p>
      <table:table table:name="Tabla164" table:style-name="Tabla164">
        <table:table-column table:style-name="Tabla164.A"/>
        <table:table-column table:style-name="Tabla164.B"/>
        <table:table-header-rows>
          <table:table-row table:style-name="Tabla164.1">
            <table:table-cell table:style-name="Tabla164.A1" office:value-type="string">
              <text:p text:style-name="P18">Ref.</text:p>
            </table:table-cell>
            <table:table-cell table:style-name="Tabla164.B1" office:value-type="string">
              <text:p text:style-name="Encabezado_20_de_20_la_20_tabla">Comprobaciones</text:p>
            </table:table-cell>
          </table:table-row>
        </table:table-header-rows>
        <table:table-row table:style-name="Tabla164.1">
          <table:table-cell table:style-name="Tabla164.A2" office:value-type="string">
            <text:p text:style-name="Cod._20_Comprobacion">9.3.2.1</text:p>
          </table:table-cell>
          <table:table-cell table:style-name="Tabla164.B2" office:value-type="string">
            <table:table table:name="Tabla163" table:style-name="Tabla163">
              <table:table-column table:style-name="Tabla163.A"/>
              <table:table-row table:style-name="Tabla163.1">
                <table:table-cell table:style-name="Tabla163.A1" office:value-type="string">
                  <text:p text:style-name="P24">--9.3.2.1--</text:p>
                </table:table-cell>
              </table:table-row>
            </table:table>
            <text:p text:style-name="Texto_20_Ayuda"/>
          </table:table-cell>
        </table:table-row>
      </table:table>
      <text:p text:style-name="Standard"/>
      <text:p text:style-name="Criterios"><text:soft-page-break/>9.3.2.2 – Al recibir entradas </text:p>
      <text:p text:style-name="P2"><text:span text:style-name="T8">Objetivo</text:span>: asegurar que al ingresar datos o seleccionar un control de formulario tenga efectos predecibles.</text:p>
      <text:p text:style-name="P2">Nota: Cambiar la configuración de cualquier componente de la interfaz de usuario es cambiar algún aspecto en el control que persistirá cuando el usuario ya no esté interactuando con él. Por lo tanto, marcar una casilla de verificación, ingresar texto en un campo de texto o cambiar la opción seleccionada en un control de lista cambia su configuración, pero la activación de un enlace o un botón no.</text:p>
      <text:p text:style-name="P2"><text:span text:style-name="T8">Nivel de Criticidad: </text:span><text:span text:style-name="T12">ALTO</text:span></text:p>
      <table:table table:name="Tabla166" table:style-name="Tabla166">
        <table:table-column table:style-name="Tabla166.A"/>
        <table:table-column table:style-name="Tabla166.B"/>
        <table:table-header-rows>
          <table:table-row table:style-name="Tabla166.1">
            <table:table-cell table:style-name="Tabla166.A1" office:value-type="string">
              <text:p text:style-name="P18">Ref.</text:p>
            </table:table-cell>
            <table:table-cell table:style-name="Tabla166.B1" office:value-type="string">
              <text:p text:style-name="Encabezado_20_de_20_la_20_tabla">Comprobaciones</text:p>
            </table:table-cell>
          </table:table-row>
        </table:table-header-rows>
        <table:table-row table:style-name="Tabla166.1">
          <table:table-cell table:style-name="Tabla166.A2" office:value-type="string">
            <text:p text:style-name="Cod._20_Comprobacion">9.3.2.2</text:p>
          </table:table-cell>
          <table:table-cell table:style-name="Tabla166.B2" office:value-type="string">
            <table:table table:name="Tabla165" table:style-name="Tabla165">
              <table:table-column table:style-name="Tabla165.A"/>
              <table:table-row table:style-name="Tabla165.1">
                <table:table-cell table:style-name="Tabla165.A1" office:value-type="string">
                  <text:p text:style-name="P22">--9.3.2.2--</text:p>
                </table:table-cell>
              </table:table-row>
            </table:table>
            <text:p text:style-name="Texto_20_Ayuda"/>
          </table:table-cell>
        </table:table-row>
      </table:table>
      <text:p text:style-name="Criterios">9.3.2.3 – Navegación coherente </text:p>
      <text:p text:style-name="P2"><text:span text:style-name="T8">Objetivo</text:span>: asegurar que la presentación y la maquetación son consistentes a lo largo de todo el sitio web.</text:p>
      <text:p text:style-name="P2"><text:span text:style-name="T8">Nivel de Criticidad: </text:span><text:span text:style-name="T12">MEDIO</text:span></text:p>
      <table:table table:name="Tabla168" table:style-name="Tabla168">
        <table:table-column table:style-name="Tabla168.A"/>
        <table:table-column table:style-name="Tabla168.B"/>
        <table:table-header-rows>
          <table:table-row table:style-name="Tabla168.1">
            <table:table-cell table:style-name="Tabla168.A1" office:value-type="string">
              <text:p text:style-name="P18">Ref.</text:p>
            </table:table-cell>
            <table:table-cell table:style-name="Tabla168.B1" office:value-type="string">
              <text:p text:style-name="Encabezado_20_de_20_la_20_tabla">Comprobaciones</text:p>
            </table:table-cell>
          </table:table-row>
        </table:table-header-rows>
        <table:table-row table:style-name="Tabla168.1">
          <table:table-cell table:style-name="Tabla168.A2" office:value-type="string">
            <text:p text:style-name="Cod._20_Comprobacion">9.3.2.3</text:p>
          </table:table-cell>
          <table:table-cell table:style-name="Tabla168.B2" office:value-type="string">
            <table:table table:name="Tabla167" table:style-name="Tabla167">
              <table:table-column table:style-name="Tabla167.A"/>
              <table:table-row table:style-name="Tabla167.1">
                <table:table-cell table:style-name="Tabla167.A1" office:value-type="string">
                  <text:p text:style-name="P22">--9.3.2.3--</text:p>
                </table:table-cell>
              </table:table-row>
            </table:table>
            <text:p text:style-name="Texto_20_Ayuda"/>
          </table:table-cell>
        </table:table-row>
      </table:table>
      <text:p text:style-name="Criterios">9.3.2.4 – Identificación coherente </text:p>
      <text:p text:style-name="P2"><text:span text:style-name="T8">Objetivo</text:span>: identificar de forma consistente funcionalidades que se repiten en un conjunto de páginas web.</text:p>
      <text:p text:style-name="P2"><text:span text:style-name="T8">Nivel de Criticidad: </text:span><text:span text:style-name="T12">MEDIO</text:span></text:p>
      <table:table table:name="Tabla170" table:style-name="Tabla170">
        <table:table-column table:style-name="Tabla170.A"/>
        <table:table-column table:style-name="Tabla170.B"/>
        <table:table-header-rows>
          <table:table-row table:style-name="Tabla170.1">
            <table:table-cell table:style-name="Tabla170.A1" office:value-type="string">
              <text:p text:style-name="P18">Ref.</text:p>
            </table:table-cell>
            <table:table-cell table:style-name="Tabla170.B1" office:value-type="string">
              <text:p text:style-name="Encabezado_20_de_20_la_20_tabla">Comprobaciones</text:p>
            </table:table-cell>
          </table:table-row>
        </table:table-header-rows>
        <table:table-row table:style-name="Tabla170.1">
          <table:table-cell table:style-name="Tabla170.A2" office:value-type="string">
            <text:p text:style-name="Cod._20_Comprobacion">9.3.2.4</text:p>
          </table:table-cell>
          <table:table-cell table:style-name="Tabla170.B2" office:value-type="string">
            <table:table table:name="Tabla169" table:style-name="Tabla169">
              <table:table-column table:style-name="Tabla169.A"/>
              <table:table-row table:style-name="Tabla169.1">
                <table:table-cell table:style-name="Tabla169.A1" office:value-type="string">
                  <text:p text:style-name="P22">--9.3.2.4--</text:p>
                </table:table-cell>
              </table:table-row>
            </table:table>
            <text:p text:style-name="Texto_20_Ayuda"/>
          </table:table-cell>
        </table:table-row>
      </table:table>
      <text:p text:style-name="Standard"/>
      <text:p text:style-name="Standard"/>
      <text:p text:style-name="Criterios"><text:soft-page-break/>9.3.3.1 – Identificación de errores </text:p>
      <text:p text:style-name="P2"><text:span text:style-name="T8">Objetivo</text:span>: asegurar que siempre que se muestre un mensaje de error, identifica claramente qué elemento generó el error de forma visual y audible (ejemplo: cambio de color en el elemento + un icono de alerta + un mensaje de texto).</text:p>
      <text:p text:style-name="P2"><text:span text:style-name="T8">Nivel de Criticidad: </text:span><text:span text:style-name="T12">ALTO</text:span></text:p>
      <table:table table:name="Tabla172" table:style-name="Tabla172">
        <table:table-column table:style-name="Tabla172.A"/>
        <table:table-column table:style-name="Tabla172.B"/>
        <table:table-header-rows>
          <table:table-row table:style-name="Tabla172.1">
            <table:table-cell table:style-name="Tabla172.A1" office:value-type="string">
              <text:p text:style-name="P18">Ref.</text:p>
            </table:table-cell>
            <table:table-cell table:style-name="Tabla172.B1" office:value-type="string">
              <text:p text:style-name="Encabezado_20_de_20_la_20_tabla">Comprobaciones</text:p>
            </table:table-cell>
          </table:table-row>
        </table:table-header-rows>
        <table:table-row table:style-name="Tabla172.1">
          <table:table-cell table:style-name="Tabla172.A2" office:value-type="string">
            <text:p text:style-name="Cod._20_Comprobacion">9.3.3.1</text:p>
          </table:table-cell>
          <table:table-cell table:style-name="Tabla172.B2" office:value-type="string">
            <table:table table:name="Tabla171" table:style-name="Tabla171">
              <table:table-column table:style-name="Tabla171.A"/>
              <table:table-row table:style-name="Tabla171.1">
                <table:table-cell table:style-name="Tabla171.A1" office:value-type="string">
                  <text:p text:style-name="P22">--9.3.3.1--</text:p>
                </table:table-cell>
              </table:table-row>
            </table:table>
            <text:p text:style-name="Texto_20_Ayuda"/>
          </table:table-cell>
        </table:table-row>
      </table:table>
      <text:p text:style-name="Criterios">9.3.3.2 – Etiquetas o instrucciones </text:p>
      <text:p text:style-name="P2"><text:span text:style-name="T8">Objetivo</text:span>: asegurar que todas las etiquetas describen de forma clara e inequívoca el propósito de los campos del formulario.</text:p>
      <text:p text:style-name="P2"><text:span text:style-name="T8">Nivel de Criticidad: </text:span><text:span text:style-name="T12">ALTO</text:span></text:p>
      <table:table table:name="Tabla176" table:style-name="Tabla176">
        <table:table-column table:style-name="Tabla176.A"/>
        <table:table-column table:style-name="Tabla176.B"/>
        <table:table-header-rows>
          <table:table-row table:style-name="Tabla176.1">
            <table:table-cell table:style-name="Tabla176.A1" office:value-type="string">
              <text:p text:style-name="P18">Ref.</text:p>
            </table:table-cell>
            <table:table-cell table:style-name="Tabla176.B1" office:value-type="string">
              <text:p text:style-name="Encabezado_20_de_20_la_20_tabla">Comprobaciones</text:p>
            </table:table-cell>
          </table:table-row>
        </table:table-header-rows>
        <table:table-row table:style-name="Tabla176.1">
          <table:table-cell table:style-name="Tabla176.A2" office:value-type="string">
            <text:p text:style-name="Cod._20_Comprobacion">9.3.3.2</text:p>
          </table:table-cell>
          <table:table-cell table:style-name="Tabla176.B2" office:value-type="string">
            <table:table table:name="Tabla175" table:style-name="Tabla175">
              <table:table-column table:style-name="Tabla175.A"/>
              <table:table-row table:style-name="Tabla175.1">
                <table:table-cell table:style-name="Tabla175.A1" office:value-type="string">
                  <text:p text:style-name="P22">--9.3.3.2--</text:p>
                </table:table-cell>
              </table:table-row>
            </table:table>
            <text:p text:style-name="Texto_20_Ayuda"/>
          </table:table-cell>
        </table:table-row>
      </table:table>
      <text:p text:style-name="Criterios">9.3.3.3 – Sugerencias ante errores</text:p>
      <text:p text:style-name="P2"><text:span text:style-name="T8">Objetivo</text:span><text:span text:style-name="T9">: asegurar siempre que se muestre un mensaje de error, que los usuarios reciben sugerencias adecuadas sobre cómo resolver el error (no basta con indicar que se ha producido un error).</text:span></text:p>
      <text:p text:style-name="P2"><text:span text:style-name="T8">Nivel de Criticidad: </text:span><text:span text:style-name="T12">MEDIO</text:span></text:p>
      <table:table table:name="Tabla184" table:style-name="Tabla184">
        <table:table-column table:style-name="Tabla184.A"/>
        <table:table-column table:style-name="Tabla184.B"/>
        <table:table-header-rows>
          <table:table-row table:style-name="Tabla184.1">
            <table:table-cell table:style-name="Tabla184.A1" office:value-type="string">
              <text:p text:style-name="P18">Ref.</text:p>
            </table:table-cell>
            <table:table-cell table:style-name="Tabla184.B1" office:value-type="string">
              <text:p text:style-name="Encabezado_20_de_20_la_20_tabla">Comprobaciones</text:p>
            </table:table-cell>
          </table:table-row>
        </table:table-header-rows>
        <table:table-row table:style-name="Tabla184.1">
          <table:table-cell table:style-name="Tabla184.A2" office:value-type="string">
            <text:p text:style-name="Cod._20_Comprobacion">9.3.3.3</text:p>
          </table:table-cell>
          <table:table-cell table:style-name="Tabla184.B2" office:value-type="string">
            <table:table table:name="Tabla183" table:style-name="Tabla183">
              <table:table-column table:style-name="Tabla183.A"/>
              <table:table-row table:style-name="Tabla183.1">
                <table:table-cell table:style-name="Tabla183.A1" office:value-type="string">
                  <text:p text:style-name="P24">--9.3.3.3--</text:p>
                </table:table-cell>
              </table:table-row>
            </table:table>
            <text:p text:style-name="Texto_20_Ayuda"/>
          </table:table-cell>
        </table:table-row>
      </table:table>
      <text:p text:style-name="P3"/>
      <text:p text:style-name="Criterios"><text:soft-page-break/>9.3.3.4 – Prevención de errores (legales, financieros, datos) </text:p>
      <text:p text:style-name="P2"><text:span text:style-name="T8">Objetivo</text:span><text:span text:style-name="T9">: evitar graves consecuencias como resultado de un error al realizar una acción que no se puede deshacer, siempre que los campos del formulario requieran la cumplimentación de datos que impliquen responsabilidad legal, económica o contengan datos sensibles.</text:span></text:p>
      <text:p text:style-name="P2"><text:span text:style-name="T8">Nivel de Criticidad: </text:span><text:span text:style-name="T12">MEDIO</text:span></text:p>
      <table:table table:name="Tabla190" table:style-name="Tabla190">
        <table:table-column table:style-name="Tabla190.A"/>
        <table:table-column table:style-name="Tabla190.B"/>
        <table:table-header-rows>
          <table:table-row table:style-name="Tabla190.1">
            <table:table-cell table:style-name="Tabla190.A1" office:value-type="string">
              <text:p text:style-name="P18">Ref.</text:p>
            </table:table-cell>
            <table:table-cell table:style-name="Tabla190.B1" office:value-type="string">
              <text:p text:style-name="Encabezado_20_de_20_la_20_tabla">Comprobaciones</text:p>
            </table:table-cell>
          </table:table-row>
        </table:table-header-rows>
        <table:table-row table:style-name="Tabla190.1">
          <table:table-cell table:style-name="Tabla190.A2" office:value-type="string">
            <text:p text:style-name="Cod._20_Comprobacion">9.3.3.4 <text:s/></text:p>
          </table:table-cell>
          <table:table-cell table:style-name="Tabla190.B2" office:value-type="string">
            <table:table table:name="Tabla189" table:style-name="Tabla189">
              <table:table-column table:style-name="Tabla189.A"/>
              <table:table-row table:style-name="Tabla189.1">
                <table:table-cell table:style-name="Tabla189.A1" office:value-type="string">
                  <text:p text:style-name="P22">--9.3.3.4--</text:p>
                </table:table-cell>
              </table:table-row>
            </table:table>
            <text:p text:style-name="Texto_20_Ayuda"/>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9" text:outline-level="3"><text:soft-page-break/>9.4 - Robusto</text:h>
      <text:p text:style-name="Criterios">9.4.1.1 – Procesamiento </text:p>
      <text:p text:style-name="P2"><text:span text:style-name="T8">Objetivo</text:span><text:span text:style-name="T9">: proporcionar un código semánticamente correcto y sin errores significativos para asegurar que los agentes de usuario y productos de apoyo puedan interpretar correctamente y procesar (parsear) la página web.</text:span></text:p>
      <text:p text:style-name="P2"><text:span text:style-name="T8">Nivel de Criticidad: </text:span><text:span text:style-name="T12">ALTO</text:span></text:p>
      <table:table table:name="Tabla192" table:style-name="Tabla192">
        <table:table-column table:style-name="Tabla192.A"/>
        <table:table-column table:style-name="Tabla192.B"/>
        <table:table-header-rows>
          <table:table-row table:style-name="Tabla192.1">
            <table:table-cell table:style-name="Tabla192.A1" office:value-type="string">
              <text:p text:style-name="P18">Ref.</text:p>
            </table:table-cell>
            <table:table-cell table:style-name="Tabla192.B1" office:value-type="string">
              <text:p text:style-name="Encabezado_20_de_20_la_20_tabla">Comprobaciones</text:p>
            </table:table-cell>
          </table:table-row>
        </table:table-header-rows>
        <table:table-row table:style-name="Tabla192.1">
          <table:table-cell table:style-name="Tabla192.A2" office:value-type="string">
            <text:p text:style-name="Cod._20_Comprobacion">9.4.1.1</text:p>
          </table:table-cell>
          <table:table-cell table:style-name="Tabla192.B2" office:value-type="string">
            <table:table table:name="Tabla191" table:style-name="Tabla191">
              <table:table-column table:style-name="Tabla191.A"/>
              <table:table-row table:style-name="Tabla191.1">
                <table:table-cell table:style-name="Tabla191.A1" office:value-type="string">
                  <text:p text:style-name="P22">--9.4.1.1--</text:p>
                </table:table-cell>
              </table:table-row>
            </table:table>
            <text:p text:style-name="Texto_20_Ayuda"/>
          </table:table-cell>
        </table:table-row>
      </table:table>
      <text:p text:style-name="Criterios">9.4.1.2 – Nombre, función, valor</text:p>
      <text:p text:style-name="P2"><text:span text:style-name="T8">Objetivo</text:span><text:span text:style-name="T9">: asegurar que los productos de apoyo puedan obtener información, interactuar y estar al corriente del estado de los controles de interfaz de usuario.</text:span></text:p>
      <text:p text:style-name="P2"><text:span text:style-name="T8">Nivel de Criticidad: </text:span><text:span text:style-name="T12">ALTO</text:span></text:p>
      <table:table table:name="Tabla194" table:style-name="Tabla194">
        <table:table-column table:style-name="Tabla194.A"/>
        <table:table-column table:style-name="Tabla194.B"/>
        <table:table-header-rows>
          <table:table-row table:style-name="Tabla194.1">
            <table:table-cell table:style-name="Tabla194.A1" office:value-type="string">
              <text:p text:style-name="P18">Ref.</text:p>
            </table:table-cell>
            <table:table-cell table:style-name="Tabla194.B1" office:value-type="string">
              <text:p text:style-name="Encabezado_20_de_20_la_20_tabla">Comprobaciones</text:p>
            </table:table-cell>
          </table:table-row>
        </table:table-header-rows>
        <table:table-row table:style-name="Tabla194.1">
          <table:table-cell table:style-name="Tabla194.A2" office:value-type="string">
            <text:p text:style-name="Cod._20_Comprobacion">9.4.1.2 <text:s/></text:p>
          </table:table-cell>
          <table:table-cell table:style-name="Tabla194.B2" office:value-type="string">
            <table:table table:name="Tabla193" table:style-name="Tabla193">
              <table:table-column table:style-name="Tabla193.A"/>
              <table:table-row table:style-name="Tabla193.1">
                <table:table-cell table:style-name="Tabla193.A1" office:value-type="string">
                  <text:p text:style-name="P22">--9.4.1.2--</text:p>
                </table:table-cell>
              </table:table-row>
            </table:table>
            <text:p text:style-name="Texto_20_Ayuda"><text:bookmark text:name="_Hlk104888022"/></text:p>
          </table:table-cell>
        </table:table-row>
      </table:table>
      <text:p text:style-name="Criterios">9.4.1.3 – Mensajes de estado</text:p>
      <text:p text:style-name="P2"><text:span text:style-name="T8">Objetivo</text:span><text:span text:style-name="T9">: asegurar que cualquier tipo de mensaje que sea resultado de una acción o que informe el avance de un proceso y que sea relevante para el usuario, se transmite sin un cambio de contexto (foco) en la pantalla.</text:span></text:p>
      <text:p text:style-name="P2"><text:span text:style-name="T8">Nivel de Criticidad: </text:span><text:span text:style-name="T12">MEDIO</text:span></text:p>
      <table:table table:name="Tabla198" table:style-name="Tabla198">
        <table:table-column table:style-name="Tabla198.A"/>
        <table:table-column table:style-name="Tabla198.B"/>
        <table:table-header-rows>
          <table:table-row table:style-name="Tabla198.1">
            <table:table-cell table:style-name="Tabla198.A1" office:value-type="string">
              <text:p text:style-name="P18">Ref.</text:p>
            </table:table-cell>
            <table:table-cell table:style-name="Tabla198.B1" office:value-type="string">
              <text:p text:style-name="Encabezado_20_de_20_la_20_tabla">Comprobaciones</text:p>
            </table:table-cell>
          </table:table-row>
        </table:table-header-rows>
        <table:table-row table:style-name="Tabla198.1">
          <table:table-cell table:style-name="Tabla198.A2" office:value-type="string">
            <text:p text:style-name="Cod._20_Comprobacion">9.4.1.3</text:p>
          </table:table-cell>
          <table:table-cell table:style-name="Tabla198.B2" office:value-type="string">
            <table:table table:name="Tabla197" table:style-name="Tabla197">
              <table:table-column table:style-name="Tabla197.A"/>
              <table:table-row table:style-name="Tabla197.1">
                <table:table-cell table:style-name="Tabla197.A1" office:value-type="string">
                  <text:p text:style-name="P22">--9.4.1.3--</text:p>
                </table:table-cell>
              </table:table-row>
            </table:table>
            <text:p text:style-name="Texto_20_Ayuda"/>
          </table:table-cell>
        </table:table-row>
      </table:table>
      <text:h text:style-name="P19" text:outline-level="3"><text:soft-page-break/>9.5 - Criterios de conformidad del nivel AAA de las Pautas WCAG 2.1</text:h>
      <text:p text:style-name="Criterios">9.5 – Tabla 9.1 Criterios de conformidad del nivel AAA de las Pautas WCAG 2.1</text:p>
      <text:p text:style-name="P2"><text:span text:style-name="T8">Objetivo</text:span><text:span text:style-name="T9">: animar a los autores de contenidos web y a los técnicos de la accesibilidad en la contratación pública a considerar los criterios de conformidad del nivel AAA de las Pautas WCAG 2.1 que, de poder aplicarse, pueden proporcionar una accesibilidad por encima de la que se requiere en la UNE-EN 301549:2022.</text:span></text:p>
      <table:table table:name="Tabla203" table:style-name="Tabla203">
        <table:table-column table:style-name="Tabla203.A"/>
        <table:table-column table:style-name="Tabla203.B"/>
        <table:table-column table:style-name="Tabla203.C"/>
        <table:table-column table:style-name="Tabla203.D"/>
        <table:table-header-rows>
          <table:table-row table:style-name="Tabla203.1">
            <table:table-cell table:style-name="Tabla203.A1" office:value-type="string">
              <text:p text:style-name="P17">N.º </text:p>
            </table:table-cell>
            <table:table-cell table:style-name="Tabla203.A1" office:value-type="string">
              <text:p text:style-name="P17">Criterio de conformidad </text:p>
            </table:table-cell>
            <table:table-cell table:style-name="Tabla203.A1" office:value-type="string">
              <text:p text:style-name="P17">Descripción</text:p>
            </table:table-cell>
            <table:table-cell table:style-name="Tabla203.A1" office:value-type="string">
              <text:p text:style-name="P17">Cumple (Si/No)</text:p>
            </table:table-cell>
          </table:table-row>
        </table:table-header-rows>
        <table:table-row table:style-name="Tabla203.2">
          <table:table-cell table:style-name="Tabla203.A1" office:value-type="string">
            <text:p text:style-name="P16">1 </text:p>
          </table:table-cell>
          <table:table-cell table:style-name="Tabla203.A1" office:value-type="string">
            <text:p text:style-name="Default"><text:a xlink:type="simple" xlink:href="https://www.w3.org/TR/WCAG21/#sign-language-prerecorded" text:style-name="ListLabel_20_185" text:visited-style-name="ListLabel_20_185"><text:span text:style-name="Internet_20_link"><text:span text:style-name="T5">1.2.6 Lenguaje de Señas (Pregrabado)</text:span></text:span></text:a></text:p>
          </table:table-cell>
          <table:table-cell table:style-name="Tabla203.A1" office:value-type="string">
            <text:p text:style-name="Default"><text:span text:style-name="T14">Se proporciona </text:span><text:span text:style-name="T13">interpretación en lenguaje de señas</text:span><text:span text:style-name="T14"> (traducción de un idioma, generalmente un idioma hablado, a un lenguaje de señas) para todo el contenido de audio pregrabado en </text:span><text:span text:style-name="T13">medios sincronizados</text:span><text:span text:style-name="T14"> (audio o video sincronizado con otro formato para presentar información y/o con componentes interactivos basados ​​en el tiempo, a menos que los medios sean una alternativa de medios para texto que esté claramente etiquetado como tal).</text:span></text:p>
          </table:table-cell>
          <table:table-cell table:style-name="Tabla203.A1" office:value-type="string">
            <text:p text:style-name="P15"/>
          </table:table-cell>
        </table:table-row>
        <table:table-row table:style-name="Tabla203.3">
          <table:table-cell table:style-name="Tabla203.A1" office:value-type="string">
            <text:p text:style-name="P16">2 </text:p>
          </table:table-cell>
          <table:table-cell table:style-name="Tabla203.A1" office:value-type="string">
            <text:p text:style-name="Default"><text:a xlink:type="simple" xlink:href="https://www.w3.org/TR/WCAG21/#extended-audio-description-prerecorded" text:style-name="ListLabel_20_185" text:visited-style-name="ListLabel_20_185"><text:span text:style-name="Internet_20_link"><text:span text:style-name="T5">1.2.7 Descripción de audio extendida (pregrabada)</text:span></text:span></text:a></text:p>
          </table:table-cell>
          <table:table-cell table:style-name="Tabla203.A1" office:value-type="string">
            <text:p text:style-name="Default"><text:span text:style-name="T14">Cuando las pausas en el audio de primer plano son insuficientes para permitir que las descripciones de audio transmitan el sentido del video, se proporciona una descripción de audio extendida para todo el contenido de video pregrabado en </text:span><text:span text:style-name="T13">medios sincronizados</text:span><text:span text:style-name="T14"> (audio o video sincronizado con otro formato para presentar información y/o con componentes interactivos basados ​​en el tiempo, a menos que los medios sean una alternativa de medios para texto que esté claramente etiquetado como tal).</text:span></text:p>
          </table:table-cell>
          <table:table-cell table:style-name="Tabla203.A1" office:value-type="string">
            <text:p text:style-name="P15"/>
          </table:table-cell>
        </table:table-row>
        <table:table-row table:style-name="Tabla203.2">
          <table:table-cell table:style-name="Tabla203.A1" office:value-type="string">
            <text:p text:style-name="P16">3 </text:p>
          </table:table-cell>
          <table:table-cell table:style-name="Tabla203.A1" office:value-type="string">
            <text:p text:style-name="Default"><text:a xlink:type="simple" xlink:href="https://www.w3.org/TR/WCAG21/#media-alternative-prerecorded" text:style-name="ListLabel_20_185" text:visited-style-name="ListLabel_20_185"><text:span text:style-name="Internet_20_link"><text:span text:style-name="T5">1.2.8 Medios Alternativos (Pregrabados)</text:span></text:span></text:a></text:p>
          </table:table-cell>
          <table:table-cell table:style-name="Tabla203.A1" office:value-type="string">
            <text:p text:style-name="Default"><text:span text:style-name="T14">Se proporciona </text:span><text:span text:style-name="T13">una alternativa para los medios basados ​​en el tiempo</text:span><text:span text:style-name="T14"> (documento que incluye descripciones de texto secuenciadas correctamente de información visual y auditiva basada en el tiempo y proporciona un medio para lograr los resultados de cualquier interacción basada en el tiempo) para todos los medios sincronizados </text:span><text:span text:style-name="T13">medios sincronizados</text:span><text:span text:style-name="T14"> (audio o video sincronizado con otro formato para presentar información y/o con componentes interactivos basados ​​en el tiempo, a menos que los medios sean una alternativa de medios para texto que esté claramente etiquetado como tal) pregrabados y para todos los medios solo de </text:span><text:span text:style-name="T13">video</text:span><text:span text:style-name="T14"> (una presentación basada en el tiempo que contiene solo video, sin audio ni interacción) pregrabados.</text:span></text:p>
          </table:table-cell>
          <table:table-cell table:style-name="Tabla203.A1" office:value-type="string">
            <text:p text:style-name="P15"/>
          </table:table-cell>
        </table:table-row>
        <table:table-row table:style-name="Tabla203.2">
          <table:table-cell table:style-name="Tabla203.A1" office:value-type="string">
            <text:p text:style-name="P16">4 </text:p>
          </table:table-cell>
          <table:table-cell table:style-name="Tabla203.A1" office:value-type="string">
            <text:p text:style-name="Default"><text:a xlink:type="simple" xlink:href="https://www.w3.org/TR/WCAG21/#audio-only-live" text:style-name="ListLabel_20_185" text:visited-style-name="ListLabel_20_185"><text:span text:style-name="Internet_20_link"><text:span text:style-name="T5">1.2.9 Solo audio (en vivo)</text:span></text:span></text:a></text:p>
          </table:table-cell>
          <table:table-cell table:style-name="Tabla203.A1" office:value-type="string">
            <text:p text:style-name="Default"><text:span text:style-name="T14">Se proporciona </text:span><text:span text:style-name="T13">una alternativa para los medios basados ​​en el tiempo</text:span><text:span text:style-name="T14"> (documento que incluye descripciones de texto secuenciadas correctamente de información visual y auditiva basada en el tiempo y proporciona un medio para lograr los resultados de cualquier interacción basada en el tiempo) que presenta información equivalente al contenido de solo audio </text:span><text:span text:style-name="T13">en vivo</text:span><text:span text:style-name="T14"> (en tiempo real).</text:span></text:p>
          </table:table-cell>
          <table:table-cell table:style-name="Tabla203.A1" office:value-type="string">
            <text:p text:style-name="P15"/>
          </table:table-cell>
        </table:table-row>
        <table:table-row table:style-name="Tabla203.2">
          <table:table-cell table:style-name="Tabla203.A1" office:value-type="string">
            <text:p text:style-name="P16">5 </text:p>
          </table:table-cell>
          <table:table-cell table:style-name="Tabla203.A1" office:value-type="string">
            <text:p text:style-name="Default"><text:a xlink:type="simple" xlink:href="https://www.w3.org/TR/WCAG21/#identify-purpose" text:style-name="ListLabel_20_185" text:visited-style-name="ListLabel_20_185"><text:span text:style-name="Internet_20_link"><text:span text:style-name="T5">1.3.6 Identificar Propósito</text:span></text:span></text:a></text:p>
          </table:table-cell>
          <table:table-cell table:style-name="Tabla203.A1" office:value-type="string">
            <text:p text:style-name="P16">En el contenido implementado mediante lenguajes de marcado, el propósito de los componentes de la interfaz de usuario, los íconos y las regiones se pueden determinar mediante programación.</text:p>
          </table:table-cell>
          <table:table-cell table:style-name="Tabla203.A1" office:value-type="string">
            <text:p text:style-name="P15"/>
          </table:table-cell>
        </table:table-row>
        <table:table-row table:style-name="Tabla203.2">
          <table:table-cell table:style-name="Tabla203.A1" office:value-type="string">
            <text:p text:style-name="P16">6 </text:p>
          </table:table-cell>
          <table:table-cell table:style-name="Tabla203.A1" office:value-type="string">
            <text:p text:style-name="Default"><text:a xlink:type="simple" xlink:href="https://www.w3.org/TR/WCAG21/#contrast-enhanced" text:style-name="ListLabel_20_185" text:visited-style-name="ListLabel_20_185"><text:span text:style-name="Internet_20_link"><text:span text:style-name="T5">1.4.6 Contraste (Mejorado)</text:span></text:span></text:a></text:p>
          </table:table-cell>
          <table:table-cell table:style-name="Tabla203.A1" office:value-type="string">
            <text:p text:style-name="P16">La presentación visual de texto e imágenes de texto tiene una relación de contraste de al menos 7:1, excepto por lo siguiente:</text:p>
            <text:p text:style-name="P16"/>
            <text:p text:style-name="Default"><text:soft-page-break/><text:span text:style-name="T13">Texto grande</text:span><text:span text:style-name="T14">. El texto a gran escala (18 puntos o 14 puntos en negrita, equivalen aproximadamente a 1,2 y 1,5 em, 18,5 px y 24 px o al 120 % o 150 % del tamaño predeterminado para el cuerpo del texto, suponiendo que la fuente del cuerpo sea del 100 %)y las imágenes de texto a gran escala tienen una relación de contraste de al menos 4,5:1;</text:span></text:p>
            <text:p text:style-name="P16"/>
            <text:p text:style-name="Default"><text:span text:style-name="T13">Incidental</text:span><text:span text:style-name="T14">. El texto o las imágenes de texto que forman parte de un componente de interfaz de usuario inactivo , que son pura decoración , que no son visibles para nadie o que forman parte de una imagen que contiene otro contenido visual significativo, no tienen requisitos de contraste.</text:span></text:p>
            <text:p text:style-name="P16"/>
            <text:p text:style-name="Default"><text:span text:style-name="T13">Logotipos</text:span><text:span text:style-name="T14">. El texto que forma parte de un logotipo o nombre de marca no tiene requisitos de contraste.</text:span></text:p>
          </table:table-cell>
          <table:table-cell table:style-name="Tabla203.A1" office:value-type="string">
            <text:p text:style-name="P15"/>
          </table:table-cell>
        </table:table-row>
        <table:table-row table:style-name="Tabla203.2">
          <table:table-cell table:style-name="Tabla203.A1" office:value-type="string">
            <text:p text:style-name="P16">7 </text:p>
          </table:table-cell>
          <table:table-cell table:style-name="Tabla203.A1" office:value-type="string">
            <text:p text:style-name="Default"><text:a xlink:type="simple" xlink:href="https://www.w3.org/TR/WCAG21/#low-or-no-background-audio" text:style-name="ListLabel_20_185" text:visited-style-name="ListLabel_20_185"><text:span text:style-name="Internet_20_link"><text:span text:style-name="T5">1.4.7 Audio de fondo bajo o nulo</text:span></text:span></text:a></text:p>
          </table:table-cell>
          <table:table-cell table:style-name="Tabla203.A1" office:value-type="string">
            <text:p text:style-name="P16">Para contenido pregrabado de solo audio que (1) contiene principalmente voz en primer plano, (2) no es un CAPTCHA de audio ni un logotipo de audio, y (3) no es una vocalización destinada a ser principalmente una expresión musical, como cantar o rapear, al menos uno de los siguientes es verdadero:</text:p>
            <text:p text:style-name="P16"/>
            <text:p text:style-name="Default"><text:span text:style-name="T13">Sin antecedentes</text:span><text:span text:style-name="T14">. El audio no contiene sonidos de fondo.</text:span></text:p>
            <text:p text:style-name="P16"/>
            <text:p text:style-name="Default"><text:span text:style-name="T13">Apagar</text:span><text:span text:style-name="T14">. Los sonidos de fondo se pueden desactivar.</text:span></text:p>
            <text:p text:style-name="P16"/>
            <text:p text:style-name="Default"><text:span text:style-name="T13">20dB</text:span><text:span text:style-name="T14">. Los sonidos de fondo son al menos 20 decibelios más bajos que el contenido del habla de primer plano, con la excepción de sonidos ocasionales que duran solo uno o dos segundos.</text:span></text:p>
          </table:table-cell>
          <table:table-cell table:style-name="Tabla203.A1" office:value-type="string">
            <text:p text:style-name="P15"/>
          </table:table-cell>
        </table:table-row>
        <table:table-row table:style-name="Tabla203.2">
          <table:table-cell table:style-name="Tabla203.A1" office:value-type="string">
            <text:p text:style-name="P16">8 </text:p>
          </table:table-cell>
          <table:table-cell table:style-name="Tabla203.A1" office:value-type="string">
            <text:p text:style-name="Default"><text:a xlink:type="simple" xlink:href="https://www.w3.org/TR/WCAG21/#visual-presentation" text:style-name="ListLabel_20_185" text:visited-style-name="ListLabel_20_185"><text:span text:style-name="Internet_20_link"><text:span text:style-name="T5">1.4.8 Presentación visual</text:span></text:span></text:a><text:span text:style-name="T14"> </text:span></text:p>
          </table:table-cell>
          <table:table-cell table:style-name="Tabla203.A1" office:value-type="string">
            <text:p text:style-name="P16">Para la presentación visual de bloques de texto , se dispone de un mecanismo para lograr lo siguiente:</text:p>
            <text:p text:style-name="P16"/>
            <text:list xml:id="list1385295203" text:style-name="WWNum160">
              <text:list-item>
                <text:p text:style-name="P28">El usuario puede seleccionar los colores de primer plano y de fondo.</text:p>
              </text:list-item>
              <text:list-item>
                <text:p text:style-name="P28">El ancho no supera los 80 caracteres o glifos (40 si es CJK).</text:p>
              </text:list-item>
              <text:list-item>
                <text:p text:style-name="P28">El texto no está justificado (alineado a los márgenes izquierdo y derecho).</text:p>
              </text:list-item>
              <text:list-item>
                <text:p text:style-name="P28">El interlineado (interlineado) es al menos de espacio y medio dentro de los párrafos, y el interlineado es al menos 1,5 veces mayor que el interlineado.</text:p>
              </text:list-item>
              <text:list-item>
                <text:p text:style-name="P28">El texto se puede cambiar de tamaño sin tecnología de asistencia hasta en un 200 por ciento de una manera que no requiere que el usuario se desplace horizontalmente para leer una línea de texto en una ventana de pantalla completa (1366 px de ancho por 768 px de alto).</text:p>
              </text:list-item>
            </text:list>
          </table:table-cell>
          <table:table-cell table:style-name="Tabla203.A1" office:value-type="string">
            <text:p text:style-name="P15"/>
          </table:table-cell>
        </table:table-row>
        <table:table-row table:style-name="Tabla203.2">
          <table:table-cell table:style-name="Tabla203.A1" office:value-type="string">
            <text:p text:style-name="P16">9 </text:p>
          </table:table-cell>
          <table:table-cell table:style-name="Tabla203.A1" office:value-type="string">
            <text:p text:style-name="Default"><text:a xlink:type="simple" xlink:href="https://www.w3.org/TR/WCAG21/#images-of-text-no-exception" text:style-name="ListLabel_20_185" text:visited-style-name="ListLabel_20_185"><text:span text:style-name="Internet_20_link"><text:span text:style-name="T5">1.4.9 Imágenes de Texto (Sin Excepción)</text:span></text:span></text:a></text:p>
          </table:table-cell>
          <table:table-cell table:style-name="Tabla203.A1" office:value-type="string">
            <text:p text:style-name="Default"><text:span text:style-name="T14">Las imágenes de texto solo se utilizan para decoración pura o cuando una presentación particular del texto es </text:span><text:span text:style-name="T13">esencial</text:span><text:span text:style-name="T14"> (si se elimina, cambiaría fundamentalmente la información o la funcionalidad del contenido, </text:span><text:span text:style-name="T2">y</text:span><text:span text:style-name="T14"> la información y la funcionalidad no se pueden lograr de otra manera) para la información que se transmite.</text:span></text:p>
          </table:table-cell>
          <table:table-cell table:style-name="Tabla203.A1" office:value-type="string">
            <text:p text:style-name="P15"/>
          </table:table-cell>
        </table:table-row>
        <table:table-row table:style-name="Tabla203.2">
          <table:table-cell table:style-name="Tabla203.A1" office:value-type="string">
            <text:p text:style-name="P16">10 </text:p>
          </table:table-cell>
          <table:table-cell table:style-name="Tabla203.A1" office:value-type="string">
            <text:p text:style-name="Default"><text:a xlink:type="simple" xlink:href="https://www.w3.org/TR/WCAG21/#keyboard-no-exception" text:style-name="ListLabel_20_185" text:visited-style-name="ListLabel_20_185"><text:span text:style-name="Internet_20_link"><text:span text:style-name="T5">2.1.3 Teclado (Sin excepción)</text:span></text:span></text:a></text:p>
          </table:table-cell>
          <table:table-cell table:style-name="Tabla203.A1" office:value-type="string">
            <text:p text:style-name="P16">Toda la funcionalidad del contenido se puede operar a través de una interfaz de teclado sin requerir tiempos específicos para pulsaciones <text:soft-page-break/>de teclas individuales. Esto no significa que el contenido en el que la función subyacente requiere una entrada que depende de la ruta de movimiento del usuario y no solo de los puntos finales (excluidos de los requisitos de 9.2.1.1 Teclado) deba ser accesible mediante teclado.</text:p>
          </table:table-cell>
          <table:table-cell table:style-name="Tabla203.A1" office:value-type="string">
            <text:p text:style-name="P15"/>
          </table:table-cell>
        </table:table-row>
        <table:table-row table:style-name="Tabla203.2">
          <table:table-cell table:style-name="Tabla203.A1" office:value-type="string">
            <text:p text:style-name="P16">11 </text:p>
          </table:table-cell>
          <table:table-cell table:style-name="Tabla203.A1" office:value-type="string">
            <text:p text:style-name="Default"><text:a xlink:type="simple" xlink:href="https://www.w3.org/TR/WCAG21/#no-timing" text:style-name="ListLabel_20_185" text:visited-style-name="ListLabel_20_185"><text:span text:style-name="Internet_20_link"><text:span text:style-name="T5">2.2.3 Sin tiempo</text:span></text:span></text:a></text:p>
          </table:table-cell>
          <table:table-cell table:style-name="Tabla203.A1" office:value-type="string">
            <text:p text:style-name="P16">El tiempo no es una parte esencial del evento o actividad presentado por el contenido, a excepción de los medios sincronizados no interactivos y los eventos en tiempo real.</text:p>
          </table:table-cell>
          <table:table-cell table:style-name="Tabla203.A1" office:value-type="string">
            <text:p text:style-name="P15"/>
          </table:table-cell>
        </table:table-row>
        <table:table-row table:style-name="Tabla203.2">
          <table:table-cell table:style-name="Tabla203.A1" office:value-type="string">
            <text:p text:style-name="P16">12 </text:p>
          </table:table-cell>
          <table:table-cell table:style-name="Tabla203.A1" office:value-type="string">
            <text:p text:style-name="Default"><text:a xlink:type="simple" xlink:href="https://www.w3.org/TR/WCAG21/#interruptions" text:style-name="ListLabel_20_185" text:visited-style-name="ListLabel_20_185"><text:span text:style-name="Internet_20_link"><text:span text:style-name="T5">2.2.4 Interrupciones</text:span></text:span></text:a></text:p>
          </table:table-cell>
          <table:table-cell table:style-name="Tabla203.A1" office:value-type="string">
            <text:p text:style-name="Default"><text:span text:style-name="T14">Las interrupciones pueden ser postergadas o suprimidas por el usuario, excepto las interrupciones que impliquen una </text:span><text:span text:style-name="T13">emergencia</text:span><text:span text:style-name="T14"> (una situación o suceso repentino e inesperado que requiere una acción inmediata para preservar la salud, la seguridad o la propiedad). Ejemplo: La página de preferencias de un portal web incluye una opción para posponer todas las actualizaciones y alertas hasta el final de la sesión actual, excepto las alertas relacionadas con emergencias (emergencia civil o cualquier otro mensaje que advierta sobre el peligro para la salud, la seguridad o la propiedad, incluida la pérdida de datos, la pérdida de conexión, etcétera).</text:span></text:p>
          </table:table-cell>
          <table:table-cell table:style-name="Tabla203.A1" office:value-type="string">
            <text:p text:style-name="P15"/>
          </table:table-cell>
        </table:table-row>
        <table:table-row table:style-name="Tabla203.2">
          <table:table-cell table:style-name="Tabla203.A1" office:value-type="string">
            <text:p text:style-name="P16">13 </text:p>
          </table:table-cell>
          <table:table-cell table:style-name="Tabla203.A1" office:value-type="string">
            <text:p text:style-name="Default"><text:a xlink:type="simple" xlink:href="https://www.w3.org/TR/WCAG21/#re-authenticating" text:style-name="ListLabel_20_185" text:visited-style-name="ListLabel_20_185"><text:span text:style-name="Internet_20_link"><text:span text:style-name="T5">2.2.5 Re-autenticación</text:span></text:span></text:a><text:span text:style-name="T14"> </text:span></text:p>
          </table:table-cell>
          <table:table-cell table:style-name="Tabla203.A1" office:value-type="string">
            <text:p text:style-name="P16">Cuando caduca una sesión autenticada, el usuario puede continuar la actividad sin pérdida de datos después de volver a autenticarse.</text:p>
          </table:table-cell>
          <table:table-cell table:style-name="Tabla203.A1" office:value-type="string">
            <text:p text:style-name="P15"/>
          </table:table-cell>
        </table:table-row>
        <table:table-row table:style-name="Tabla203.2">
          <table:table-cell table:style-name="Tabla203.A1" office:value-type="string">
            <text:p text:style-name="P16">14 </text:p>
          </table:table-cell>
          <table:table-cell table:style-name="Tabla203.A1" office:value-type="string">
            <text:p text:style-name="Default"><text:a xlink:type="simple" xlink:href="https://www.w3.org/TR/WCAG21/#timeouts" text:style-name="ListLabel_20_185" text:visited-style-name="ListLabel_20_185"><text:span text:style-name="Internet_20_link"><text:span text:style-name="T5">2.2.6 Tiempos de espera</text:span></text:span></text:a></text:p>
          </table:table-cell>
          <table:table-cell table:style-name="Tabla203.A1" office:value-type="string">
            <text:p text:style-name="Default"><text:span text:style-name="T14">Se advierte a los usuarios sobre la duración de cualquier </text:span><text:span text:style-name="T13">inactividad</text:span><text:span text:style-name="T14"> (período de tiempo continuo en el que no se produzcan acciones del usuario) del usuario que pueda causar la pérdida de datos, a menos que los datos se conserven durante más de 20 horas cuando el usuario no realiza ninguna acción.</text:span></text:p>
          </table:table-cell>
          <table:table-cell table:style-name="Tabla203.A1" office:value-type="string">
            <text:p text:style-name="P15"/>
          </table:table-cell>
        </table:table-row>
        <table:table-row table:style-name="Tabla203.2">
          <table:table-cell table:style-name="Tabla203.A1" office:value-type="string">
            <text:p text:style-name="P16">15 </text:p>
          </table:table-cell>
          <table:table-cell table:style-name="Tabla203.A1" office:value-type="string">
            <text:p text:style-name="Default"><text:a xlink:type="simple" xlink:href="https://www.w3.org/TR/WCAG21/#three-flashes" text:style-name="ListLabel_20_185" text:visited-style-name="ListLabel_20_185"><text:span text:style-name="Internet_20_link"><text:span text:style-name="T5">2.3.2 Tres Destellos</text:span></text:span></text:a></text:p>
          </table:table-cell>
          <table:table-cell table:style-name="Tabla203.A1" office:value-type="string">
            <text:p text:style-name="P16">Las páginas web no contienen nada que parpadee más de tres veces en cualquier período de un segundo.</text:p>
          </table:table-cell>
          <table:table-cell table:style-name="Tabla203.A1" office:value-type="string">
            <text:p text:style-name="P15"/>
          </table:table-cell>
        </table:table-row>
        <table:table-row table:style-name="Tabla203.2">
          <table:table-cell table:style-name="Tabla203.A1" office:value-type="string">
            <text:p text:style-name="P16">16 </text:p>
          </table:table-cell>
          <table:table-cell table:style-name="Tabla203.A1" office:value-type="string">
            <text:p text:style-name="Default"><text:a xlink:type="simple" xlink:href="https://www.w3.org/TR/WCAG21/#animation-from-interactions" text:style-name="ListLabel_20_185" text:visited-style-name="ListLabel_20_185"><text:span text:style-name="Internet_20_link"><text:span text:style-name="T5">2.3.3 Animación a partir de interacciones</text:span></text:span></text:a></text:p>
          </table:table-cell>
          <table:table-cell table:style-name="Tabla203.A1" office:value-type="string">
            <text:p text:style-name="Default"><text:span text:style-name="T14">La animación de movimiento desencadenada por la interacción se puede desactivar, a menos que la animación sea </text:span><text:span text:style-name="T13">esencial</text:span><text:span text:style-name="T14"> (si se elimina, cambiaría fundamentalmente la información o la funcionalidad del contenido, y la información y la funcionalidad no se pueden lograr de otra manera) para la funcionalidad o la información que se transmite.</text:span></text:p>
          </table:table-cell>
          <table:table-cell table:style-name="Tabla203.A1" office:value-type="string">
            <text:p text:style-name="P15"/>
          </table:table-cell>
        </table:table-row>
        <table:table-row table:style-name="Tabla203.2">
          <table:table-cell table:style-name="Tabla203.A1" office:value-type="string">
            <text:p text:style-name="P16">17 </text:p>
          </table:table-cell>
          <table:table-cell table:style-name="Tabla203.A1" office:value-type="string">
            <text:p text:style-name="Default"><text:a xlink:type="simple" xlink:href="https://www.w3.org/TR/WCAG21/#location" text:style-name="ListLabel_20_185" text:visited-style-name="ListLabel_20_185"><text:span text:style-name="Internet_20_link"><text:span text:style-name="T5">2.4.8 Ubicación</text:span></text:span></text:a></text:p>
          </table:table-cell>
          <table:table-cell table:style-name="Tabla203.A1" office:value-type="string">
            <text:p text:style-name="Default"><text:span text:style-name="T14">La información sobre la ubicación del usuario dentro de un </text:span><text:span text:style-name="T13">conjunto de páginas web</text:span><text:span text:style-name="T14"> (colección de páginas web que comparten un propósito común y que son creadas por el mismo autor, grupo u organización) está disponible. Ejemplo: Migas de pan</text:span></text:p>
          </table:table-cell>
          <table:table-cell table:style-name="Tabla203.A1" office:value-type="string">
            <text:p text:style-name="P15"/>
          </table:table-cell>
        </table:table-row>
        <table:table-row table:style-name="Tabla203.2">
          <table:table-cell table:style-name="Tabla203.A1" office:value-type="string">
            <text:p text:style-name="P16">18 </text:p>
          </table:table-cell>
          <table:table-cell table:style-name="Tabla203.A1" office:value-type="string">
            <text:p text:style-name="Default"><text:a xlink:type="simple" xlink:href="https://www.w3.org/TR/WCAG21/#link-purpose-link-only" text:style-name="ListLabel_20_185" text:visited-style-name="ListLabel_20_185"><text:span text:style-name="Internet_20_link"><text:span text:style-name="T5">2.4.9 Propósito del enlace </text:span></text:span></text:a><text:a xlink:type="simple" xlink:href="https://www.w3.org/TR/WCAG21/#link-purpose-link-only" text:style-name="ListLabel_20_185" text:visited-style-name="ListLabel_20_185"><text:span text:style-name="Internet_20_link"><text:span text:style-name="T5">(solo enlace)</text:span></text:span></text:a></text:p>
          </table:table-cell>
          <table:table-cell table:style-name="Tabla203.A1" office:value-type="string">
            <text:p text:style-name="Default"><text:span text:style-name="T14">Hay un mecanismo disponible para permitir que el propósito de cada enlace se identifique solo a partir del texto del enlace, excepto cuando el propósito del enlace sea </text:span><text:span text:style-name="T13">ambiguo para los usuarios</text:span><text:span text:style-name="T14"> </text:span><text:span text:style-name="T13">en general</text:span><text:span text:style-name="T14"> (cuando un texto como “tomate” en una frase no sabes si te llevará a su definición o a una fotografía del tomate, es ambiguo para todos los usuarios).</text:span></text:p>
          </table:table-cell>
          <table:table-cell table:style-name="Tabla203.A1" office:value-type="string">
            <text:p text:style-name="P15"/>
          </table:table-cell>
        </table:table-row>
        <table:table-row table:style-name="Tabla203.2">
          <table:table-cell table:style-name="Tabla203.A1" office:value-type="string">
            <text:p text:style-name="P16">19 </text:p>
          </table:table-cell>
          <table:table-cell table:style-name="Tabla203.A1" office:value-type="string">
            <text:p text:style-name="Default"><text:a xlink:type="simple" xlink:href="https://www.w3.org/TR/WCAG21/#section-headings" text:style-name="ListLabel_20_185" text:visited-style-name="ListLabel_20_185"><text:span text:style-name="Internet_20_link"><text:span text:style-name="T5">2.4.10 Títulos de sección</text:span></text:span></text:a></text:p>
          </table:table-cell>
          <table:table-cell table:style-name="Tabla203.A1" office:value-type="string">
            <text:p text:style-name="P16">Los encabezados de las secciones se utilizan para organizar el contenido. Ejemplo: una página de un restaurante tiene un menú y cada sección tiene un título: Aperitivos, Ensalada, Sopa, Plato principal, Postre.</text:p>
          </table:table-cell>
          <table:table-cell table:style-name="Tabla203.A1" office:value-type="string">
            <text:p text:style-name="P15"/>
          </table:table-cell>
        </table:table-row>
        <table:table-row table:style-name="Tabla203.2">
          <table:table-cell table:style-name="Tabla203.A1" office:value-type="string">
            <text:p text:style-name="P16">20 </text:p>
          </table:table-cell>
          <table:table-cell table:style-name="Tabla203.A1" office:value-type="string">
            <text:p text:style-name="Default"><text:a xlink:type="simple" xlink:href="https://www.w3.org/TR/WCAG21/#target-size" text:style-name="ListLabel_20_185" text:visited-style-name="ListLabel_20_185"><text:span text:style-name="Internet_20_link"><text:span text:style-name="T5">2.5.5 <text:s/>Tamaño del Objetivo</text:span></text:span></text:a></text:p>
          </table:table-cell>
          <table:table-cell table:style-name="Tabla203.A1" office:value-type="string">
            <text:p text:style-name="Default"><text:span text:style-name="T14">El tamaño del </text:span><text:span text:style-name="T13">objetivo</text:span><text:span text:style-name="T14"> (región de la pantalla que aceptará una </text:span><text:span text:style-name="T13">acción de puntero</text:span><text:span text:style-name="T14"> (dispositivo de entrada que puede apuntar a una coordenada específica (o conjunto de coordenadas) en una pantalla, como un mouse, un bolígrafo o un contacto táctil), como el área </text:span><text:soft-page-break/><text:span text:style-name="T14">interactiva de un componente de interfaz de usuario) para las entradas del puntero es de al menos 44 por 44 píxeles CSS, excepto cuando:</text:span></text:p>
            <text:p text:style-name="Default"><text:span text:style-name="T13">Equivalente</text:span><text:span text:style-name="T14">. El objetivo está disponible a través de un enlace o control equivalente en la misma página que tiene al menos 44 por 44 píxeles CSS;</text:span></text:p>
            <text:p text:style-name="Default"><text:span text:style-name="T13">En línea</text:span><text:span text:style-name="T14">. El objetivo está en una oración o bloque de texto;</text:span></text:p>
            <text:p text:style-name="Default"><text:span text:style-name="T13">Control de agente de usuario</text:span><text:span text:style-name="T14">. El tamaño del objetivo lo determina el agente de usuario y no lo modifica el autor;</text:span></text:p>
            <text:p text:style-name="Default"><text:span text:style-name="T13">Básico</text:span><text:span text:style-name="T14">. Una presentación particular del objetivo es esencial para la información que se transmite.</text:span></text:p>
          </table:table-cell>
          <table:table-cell table:style-name="Tabla203.A1" office:value-type="string">
            <text:p text:style-name="P15"/>
          </table:table-cell>
        </table:table-row>
        <table:table-row table:style-name="Tabla203.2">
          <table:table-cell table:style-name="Tabla203.A1" office:value-type="string">
            <text:p text:style-name="P16">21 </text:p>
          </table:table-cell>
          <table:table-cell table:style-name="Tabla203.A1" office:value-type="string">
            <text:p text:style-name="Default"><text:a xlink:type="simple" xlink:href="https://www.w3.org/TR/WCAG21/#concurrent-input-mechanisms" text:style-name="ListLabel_20_185" text:visited-style-name="ListLabel_20_185"><text:span text:style-name="Internet_20_link"><text:span text:style-name="T5">2.5.6 Mecanismos de entrada concurrentes</text:span></text:span></text:a></text:p>
          </table:table-cell>
          <table:table-cell table:style-name="Tabla203.A1" office:value-type="string">
            <text:p text:style-name="Default"><text:span text:style-name="T14">El contenido web no restringe el uso de las modalidades de entrada disponibles en una plataforma, excepto cuando la restricción sea </text:span><text:span text:style-name="T13">esencial</text:span><text:span text:style-name="T14">, requerida para garantizar la seguridad del contenido o requerida para respetar la configuración del usuario. </text:span></text:p>
          </table:table-cell>
          <table:table-cell table:style-name="Tabla203.A1" office:value-type="string">
            <text:p text:style-name="P15"/>
          </table:table-cell>
        </table:table-row>
        <table:table-row table:style-name="Tabla203.2">
          <table:table-cell table:style-name="Tabla203.A1" office:value-type="string">
            <text:p text:style-name="P16">22 </text:p>
          </table:table-cell>
          <table:table-cell table:style-name="Tabla203.A1" office:value-type="string">
            <text:p text:style-name="Default"><text:a xlink:type="simple" xlink:href="https://www.w3.org/TR/WCAG21/#unusual-words" text:style-name="ListLabel_20_185" text:visited-style-name="ListLabel_20_185"><text:span text:style-name="Internet_20_link"><text:span text:style-name="T5">3.1.3 Palabras inusuales</text:span></text:span></text:a></text:p>
          </table:table-cell>
          <table:table-cell table:style-name="Tabla203.A1" office:value-type="string">
            <text:p text:style-name="Default"><text:span text:style-name="T14">Hay un mecanismo disponible para identificar definiciones específicas de palabras o frases </text:span><text:span text:style-name="T13">usadas de manera inusual o restringida</text:span><text:span text:style-name="T14"> (palabras utilizadas de tal manera que requieren que los usuarios sepan exactamente qué definición aplicar para comprender el contenido correctamente), incluidos </text:span><text:span text:style-name="T13">modismos</text:span><text:span text:style-name="T14"> (frase cuyo significado no se puede deducir del significado de las palabras individuales y las palabras específicas no se pueden cambiar sin perder el significado) y </text:span><text:span text:style-name="T13">jerga</text:span><text:span text:style-name="T14"> (palabras usadas de una manera particular por personas en un campo particular).</text:span></text:p>
          </table:table-cell>
          <table:table-cell table:style-name="Tabla203.A1" office:value-type="string">
            <text:p text:style-name="P15"/>
          </table:table-cell>
        </table:table-row>
        <table:table-row table:style-name="Tabla203.2">
          <table:table-cell table:style-name="Tabla203.A1" office:value-type="string">
            <text:p text:style-name="P16">23 </text:p>
          </table:table-cell>
          <table:table-cell table:style-name="Tabla203.A1" office:value-type="string">
            <text:p text:style-name="Default"><text:a xlink:type="simple" xlink:href="https://www.w3.org/TR/WCAG21/#abbreviations" text:style-name="ListLabel_20_185" text:visited-style-name="ListLabel_20_185"><text:span text:style-name="Internet_20_link"><text:span text:style-name="T5">3.1.4 Abreviaturas</text:span></text:span></text:a></text:p>
          </table:table-cell>
          <table:table-cell table:style-name="Tabla203.A1" office:value-type="string">
            <text:p text:style-name="P16">Se encuentra disponible un mecanismo para identificar la forma expandida o el significado de las abreviaturas (forma abreviada de una palabra, frase o nombre donde la abreviatura no se ha convertido en parte del idioma).</text:p>
          </table:table-cell>
          <table:table-cell table:style-name="Tabla203.A1" office:value-type="string">
            <text:p text:style-name="P15"/>
          </table:table-cell>
        </table:table-row>
        <table:table-row table:style-name="Tabla203.2">
          <table:table-cell table:style-name="Tabla203.A1" office:value-type="string">
            <text:p text:style-name="P16">24 </text:p>
          </table:table-cell>
          <table:table-cell table:style-name="Tabla203.A1" office:value-type="string">
            <text:p text:style-name="Default"><text:a xlink:type="simple" xlink:href="https://www.w3.org/TR/WCAG21/#reading-level" text:style-name="ListLabel_20_185" text:visited-style-name="ListLabel_20_185"><text:span text:style-name="Internet_20_link"><text:span text:style-name="T5">3.1.5 Nivel de Lectura</text:span></text:span></text:a></text:p>
          </table:table-cell>
          <table:table-cell table:style-name="Tabla203.A1" office:value-type="string">
            <text:p text:style-name="P16">Cuando el texto requiere una capacidad de lectura más avanzada que el nivel de educación secundaria inferior después de eliminar los nombres y títulos propios, hay disponible contenido complementario o una versión que no requiere una capacidad de lectura más avanzada que el nivel de educación secundaria inferior (contenido adicional que ilustra o aclara el contenido principal). Ejemplos: un párrafo que resume el contenido, una ilustración que ilustra un proceso y una versión de audio de una página web. </text:p>
          </table:table-cell>
          <table:table-cell table:style-name="Tabla203.A1" office:value-type="string">
            <text:p text:style-name="P15"/>
          </table:table-cell>
        </table:table-row>
        <table:table-row table:style-name="Tabla203.2">
          <table:table-cell table:style-name="Tabla203.A1" office:value-type="string">
            <text:p text:style-name="P16">25 </text:p>
          </table:table-cell>
          <table:table-cell table:style-name="Tabla203.A1" office:value-type="string">
            <text:p text:style-name="Default"><text:a xlink:type="simple" xlink:href="https://www.w3.org/TR/WCAG21/#pronunciation" text:style-name="ListLabel_20_185" text:visited-style-name="ListLabel_20_185"><text:span text:style-name="Internet_20_link"><text:span text:style-name="T5">3.1.6 Pronunciación</text:span></text:span></text:a></text:p>
          </table:table-cell>
          <table:table-cell table:style-name="Tabla203.A1" office:value-type="string">
            <text:p text:style-name="P16">Está disponible un mecanismo para identificar la pronunciación específica de palabras donde el significado de las palabras, en contexto, es ambiguo sin conocer la pronunciación.</text:p>
          </table:table-cell>
          <table:table-cell table:style-name="Tabla203.A1" office:value-type="string">
            <text:p text:style-name="P15"/>
          </table:table-cell>
        </table:table-row>
        <table:table-row table:style-name="Tabla203.2">
          <table:table-cell table:style-name="Tabla203.A1" office:value-type="string">
            <text:p text:style-name="P16">26 </text:p>
          </table:table-cell>
          <table:table-cell table:style-name="Tabla203.A1" office:value-type="string">
            <text:p text:style-name="Default"><text:a xlink:type="simple" xlink:href="https://www.w3.org/TR/WCAG21/#change-on-request" text:style-name="ListLabel_20_185" text:visited-style-name="ListLabel_20_185"><text:span text:style-name="Internet_20_link"><text:span text:style-name="T5">3.2.5 Cambio a Solicitud</text:span></text:span></text:a></text:p>
          </table:table-cell>
          <table:table-cell table:style-name="Tabla203.A1" office:value-type="string">
            <text:p text:style-name="P16">Los cambios de contexto se inician solo por solicitud del usuario o hay un mecanismo disponible para desactivar dichos cambios. Ejemplos de cambio de contexto: Abrir una nueva ventana, mover el foco a un componente diferente, ir a una nueva página (incluyendo cualquier cosa que le parezca a un usuario que se ha movido a una nueva página) o reorganizar significativamente el contenido de una página son ejemplos de cambios. de contexto.</text:p>
          </table:table-cell>
          <table:table-cell table:style-name="Tabla203.A1" office:value-type="string">
            <text:p text:style-name="P15"/>
          </table:table-cell>
        </table:table-row>
        <table:table-row table:style-name="Tabla203.2">
          <table:table-cell table:style-name="Tabla203.A1" office:value-type="string">
            <text:p text:style-name="P16">27 </text:p>
          </table:table-cell>
          <table:table-cell table:style-name="Tabla203.A1" office:value-type="string">
            <text:p text:style-name="Default"><text:a xlink:type="simple" xlink:href="https://www.w3.org/TR/WCAG21/#help" text:style-name="ListLabel_20_185" text:visited-style-name="ListLabel_20_185"><text:span text:style-name="Internet_20_link"><text:span text:style-name="T5">3.3.5 Ayuda</text:span></text:span></text:a></text:p>
          </table:table-cell>
          <table:table-cell table:style-name="Tabla203.A1" office:value-type="string">
            <text:p text:style-name="Default"><text:span text:style-name="T13">La ayuda sensible al contexto</text:span><text:span text:style-name="T14"> (texto de ayuda que proporciona información relacionada con la función que se está realizando actualmente) está disponible.</text:span></text:p>
          </table:table-cell>
          <table:table-cell table:style-name="Tabla203.A1" office:value-type="string">
            <text:p text:style-name="P15"/>
          </table:table-cell>
        </table:table-row>
        <table:table-row table:style-name="Tabla203.2">
          <table:table-cell table:style-name="Tabla203.A1" office:value-type="string">
            <text:p text:style-name="P16">28 </text:p>
          </table:table-cell>
          <table:table-cell table:style-name="Tabla203.A1" office:value-type="string">
            <text:p text:style-name="Default"><text:a xlink:type="simple" xlink:href="https://www.w3.org/TR/WCAG21/#error-prevention-all" text:style-name="ListLabel_20_185" text:visited-style-name="ListLabel_20_185"><text:span text:style-name="Internet_20_link"><text:span text:style-name="T5">3.3.6 Prevención de Errores (Todos)</text:span></text:span></text:a></text:p>
          </table:table-cell>
          <table:table-cell table:style-name="Tabla203.A1" office:value-type="string">
            <text:p text:style-name="P16">Para las páginas web que requieren que el usuario envíe información, al menos uno de los siguientes es verdadero:</text:p>
            <text:p text:style-name="Default"><text:soft-page-break/><text:span text:style-name="T13">Reversible</text:span><text:span text:style-name="T14">. Las presentaciones son reversibles.</text:span></text:p>
            <text:p text:style-name="Default"><text:span text:style-name="T13">Comprobado</text:span><text:span text:style-name="T14">. Los datos introducidos por el usuario se comprueban en busca de errores de entrada y el usuario tiene la oportunidad de corregirlos.</text:span></text:p>
            <text:p text:style-name="Default"><text:span text:style-name="T13">Confirmado</text:span><text:span text:style-name="T14">. Hay un mecanismo disponible para revisar, confirmar y corregir la información antes de finalizar la presentación.</text:span></text:p>
          </table:table-cell>
          <table:table-cell table:style-name="Tabla203.A1" office:value-type="string">
            <text:p text:style-name="P15"/>
          </table:table-cell>
        </table:table-row>
      </table:table>
      <text:h text:style-name="P19" text:outline-level="3"><text:line-break/>9.6 – Requisitos de conformidad de las Pautas WCAG 2.1</text:h>
      <text:p text:style-name="P2"><text:span text:style-name="T8">Objetivo</text:span><text:span text:style-name="T9">: asegurar que se cumplen todos los requisitos definidos en las WCAG 2.1 referidos al nivel de conformidad, páginas completas, procesos completos, uso de tecnologías exclusivamente según métodos que sean compatibles con la accesibilidad y sin interferencia.</text:span></text:p>
      <text:p text:style-name="P10">9.6 – Cuando las TIC sean una página web deben satisfacer, en el nivel AA, los cinco requisitos de conformidad de las Pautas WCAG 2.1 siguientes: </text:p>
      <text:p text:style-name="P14">1) nivel de conformidad;</text:p>
      <text:p text:style-name="P14">2) páginas completas;</text:p>
      <text:p text:style-name="P14">3) procesos completos;</text:p>
      <text:p text:style-name="P14">4) uso de tecnologías exclusivamente según métodos que sean compatibles con la accesibilidad;</text:p>
      <text:p text:style-name="P14">5) sin interferencia.</text:p>
      <table:table table:name="Tabla205" table:style-name="Tabla205">
        <table:table-column table:style-name="Tabla205.A"/>
        <table:table-column table:style-name="Tabla205.B"/>
        <table:table-header-rows>
          <table:table-row table:style-name="Tabla205.1">
            <table:table-cell table:style-name="Tabla205.A1" office:value-type="string">
              <text:p text:style-name="P18">Ref.</text:p>
            </table:table-cell>
            <table:table-cell table:style-name="Tabla205.B1" office:value-type="string">
              <text:p text:style-name="Encabezado_20_de_20_la_20_tabla">Comprobaciones</text:p>
            </table:table-cell>
          </table:table-row>
        </table:table-header-rows>
        <table:table-row table:style-name="Tabla205.1">
          <table:table-cell table:style-name="Tabla205.A2" office:value-type="string">
            <text:p text:style-name="Cod._20_Comprobacion">9.6 </text:p>
          </table:table-cell>
          <table:table-cell table:style-name="Tabla205.B2" office:value-type="string">
            <table:table table:name="Tabla204" table:style-name="Tabla204">
              <table:table-column table:style-name="Tabla204.A"/>
              <table:table-row table:style-name="Tabla204.1">
                <table:table-cell table:style-name="Tabla204.A1" office:value-type="string">
                  <text:p text:style-name="Standard"/>
                </table:table-cell>
              </table:table-row>
            </table:table>
            <text:p text:style-name="Texto_20_Ayuda"/>
          </table:table-cell>
        </table:table-row>
      </table:table>
      <text:p text:style-name="P8"><text:span text:style-name="Atributo"/></text:p>
      <text:p text:style-name="P8"><text:span text:style-name="Atributo"/></text:p>
      <text:p text:style-name="P8"><text:span text:style-name="Atributo"/></text:p>
      <text:p text:style-name="P8"><text:span text:style-name="Atributo"/></text:p>
      <text:p text:style-name="P8"><text:span text:style-name="Atributo"/></text:p>
      <text:p text:style-name="P8"><text:span text:style-name="Atributo"/></text:p>
      <text:p text:style-name="P8"><text:span text:style-name="Atributo"/></text:p>
      <text:h text:style-name="P19" text:outline-level="3"><text:bookmark text:name="_Nivel_de_Criticidad"/><text:soft-page-break/>Nivel de Criticidad de las Pautas WCAG 2.1</text:h>
      <text:p text:style-name="P13">Las Pautas WCAG 2.1 establecen el nivel de criticidad para los requisitos A y AA. </text:p>
      <text:p text:style-name="P2"><text:span text:style-name="T2">Objetivo</text:span><text:span text:style-name="T6">: ayudar a los desarrolladores a establecer el orden de prioridad a la hora de remediar los hallazgos detectados en este informe.</text:span></text:p>
      <text:p text:style-name="P2"><text:span text:style-name="T7">Tipo de Problema</text:span><text:span text:style-name="T6">: Cuando el hallazgo se detecta en la página principal en las áreas comunes o que se repiten en el resto de las páginas, cómo la cabecera y el pie de página, se considera un hallazgo de </text:span><text:span text:style-name="T7">tipo</text:span><text:span text:style-name="T6"> </text:span><text:span text:style-name="T7">Global</text:span><text:span text:style-name="T6">. Cuando el hallazgo se detecta en el contenido de la página (fuera de la cabecera y del pie de página) se considera de </text:span><text:span text:style-name="T7">tipo Individual</text:span><text:span text:style-name="T6"> porque sólo afecta a esa página.</text:span></text:p>
      <text:p text:style-name="P2"><text:span text:style-name="T12">El orden de prioridad en la remediación se establece primero en los hallazgos de </text:span><text:span text:style-name="T3">tipo Global </text:span><text:span text:style-name="T12">y de Nivel de </text:span><text:span text:style-name="T3">Criticidad Alto</text:span><text:span text:style-name="T12">, después los de </text:span><text:span text:style-name="T3">tipo Global </text:span><text:span text:style-name="T12">y de Nivel de criticidad</text:span><text:span text:style-name="T3"> Medio, </text:span><text:span text:style-name="T12">a continuación los de</text:span><text:span text:style-name="T3"> tipo Individual </text:span><text:span text:style-name="T12">y de Nivel de </text:span><text:span text:style-name="T3">Criticidad Alto </text:span><text:span text:style-name="T12">y finalmente los de</text:span><text:span text:style-name="T3"> tipo Individual </text:span><text:span text:style-name="T12">y de Nivel de</text:span><text:span text:style-name="T3"> Criticidad Medio</text:span><text:span text:style-name="T12">.</text:span></text:p>
      <text:p text:style-name="P7"/>
      <text:p text:style-name="Criterios">Tabla Nivel de Criticidad</text:p>
      <table:table table:name="Tabla214" table:style-name="Tabla214">
        <table:table-column table:style-name="Tabla214.A"/>
        <table:table-column table:style-name="Tabla214.B"/>
        <table:table-header-rows>
          <table:table-row table:style-name="Tabla214.1">
            <table:table-cell table:style-name="Tabla214.A1" office:value-type="string">
              <text:p text:style-name="P4">Requisito WCAG 2.1 ~ UNE-EN 301549:2022</text:p>
            </table:table-cell>
            <table:table-cell table:style-name="Tabla214.A1" office:value-type="string">
              <text:p text:style-name="P4">Nivel de Criticidad</text:p>
            </table:table-cell>
          </table:table-row>
        </table:table-header-rows>
        <table:table-row table:style-name="Tabla214.1">
          <table:table-cell table:style-name="Tabla214.A2" office:value-type="string">
            <text:p text:style-name="P5">9.1.1.1 - Contenido no textual</text:p>
          </table:table-cell>
          <table:table-cell table:style-name="Tabla214.B2" office:value-type="string">
            <text:p text:style-name="P5">Alto</text:p>
          </table:table-cell>
        </table:table-row>
        <table:table-row table:style-name="Tabla214.1">
          <table:table-cell table:style-name="Tabla214.A3" office:value-type="string">
            <text:p text:style-name="P5">9.1.2.1 – Sólo audio y sólo vídeo (grabado)</text:p>
          </table:table-cell>
          <table:table-cell table:style-name="Tabla214.B3" office:value-type="string">
            <text:p text:style-name="P5">Alto</text:p>
          </table:table-cell>
        </table:table-row>
        <table:table-row table:style-name="Tabla214.1">
          <table:table-cell table:style-name="Tabla214.A4" office:value-type="string">
            <text:p text:style-name="P5">9.1.2.2 – Subtítulos (grabados)</text:p>
          </table:table-cell>
          <table:table-cell table:style-name="Tabla214.B4" office:value-type="string">
            <text:p text:style-name="P5">Alto</text:p>
          </table:table-cell>
        </table:table-row>
        <table:table-row table:style-name="Tabla214.1">
          <table:table-cell table:style-name="Tabla214.A5" office:value-type="string">
            <text:p text:style-name="P5">9.1.2.3 – Audiodescripción o medio alternativo (grabado)</text:p>
          </table:table-cell>
          <table:table-cell table:style-name="Tabla214.B5" office:value-type="string">
            <text:p text:style-name="P5">Alto</text:p>
          </table:table-cell>
        </table:table-row>
        <table:table-row table:style-name="Tabla214.1">
          <table:table-cell table:style-name="Tabla214.A6" office:value-type="string">
            <text:p text:style-name="P5">9.1.2.5 – Audiodescripción (grabado)</text:p>
          </table:table-cell>
          <table:table-cell table:style-name="Tabla214.B6" office:value-type="string">
            <text:p text:style-name="P5">Medio</text:p>
          </table:table-cell>
        </table:table-row>
        <table:table-row table:style-name="Tabla214.1">
          <table:table-cell table:style-name="Tabla214.A7" office:value-type="string">
            <text:p text:style-name="P5">9.1.3.1 – Información y relaciones</text:p>
          </table:table-cell>
          <table:table-cell table:style-name="Tabla214.B7" office:value-type="string">
            <text:p text:style-name="P5">Alto</text:p>
          </table:table-cell>
        </table:table-row>
        <table:table-row table:style-name="Tabla214.1">
          <table:table-cell table:style-name="Tabla214.A8" office:value-type="string">
            <text:p text:style-name="P5">9.1.3.2 – Secuencia significativa</text:p>
          </table:table-cell>
          <table:table-cell table:style-name="Tabla214.B8" office:value-type="string">
            <text:p text:style-name="P5">Alto</text:p>
          </table:table-cell>
        </table:table-row>
        <table:table-row table:style-name="Tabla214.1">
          <table:table-cell table:style-name="Tabla214.A9" office:value-type="string">
            <text:p text:style-name="P5">9.1.3.3 – Características sensoriales</text:p>
          </table:table-cell>
          <table:table-cell table:style-name="Tabla214.B9" office:value-type="string">
            <text:p text:style-name="P5">Alto</text:p>
          </table:table-cell>
        </table:table-row>
        <table:table-row table:style-name="Tabla214.1">
          <table:table-cell table:style-name="Tabla214.A10" office:value-type="string">
            <text:p text:style-name="P5">9.1.3.4 – Orientación</text:p>
          </table:table-cell>
          <table:table-cell table:style-name="Tabla214.B10" office:value-type="string">
            <text:p text:style-name="P5">Medio</text:p>
          </table:table-cell>
        </table:table-row>
        <table:table-row table:style-name="Tabla214.1">
          <table:table-cell table:style-name="Tabla214.A11" office:value-type="string">
            <text:p text:style-name="P5">9.1.3.5 – Identificar el propósito de la entrada</text:p>
          </table:table-cell>
          <table:table-cell table:style-name="Tabla214.B11" office:value-type="string">
            <text:p text:style-name="P5">Medio</text:p>
          </table:table-cell>
        </table:table-row>
        <table:table-row table:style-name="Tabla214.1">
          <table:table-cell table:style-name="Tabla214.A12" office:value-type="string">
            <text:p text:style-name="P5">9.1.4.1 – Uso del color</text:p>
          </table:table-cell>
          <table:table-cell table:style-name="Tabla214.B12" office:value-type="string">
            <text:p text:style-name="P5">Alto</text:p>
          </table:table-cell>
        </table:table-row>
        <table:table-row table:style-name="Tabla214.1">
          <table:table-cell table:style-name="Tabla214.A13" office:value-type="string">
            <text:p text:style-name="P5">9.1.4.2 – Control del audio</text:p>
          </table:table-cell>
          <table:table-cell table:style-name="Tabla214.B13" office:value-type="string">
            <text:p text:style-name="P5">Alto</text:p>
          </table:table-cell>
        </table:table-row>
        <text:soft-page-break/>
        <table:table-row table:style-name="Tabla214.1">
          <table:table-cell table:style-name="Tabla214.A14" office:value-type="string">
            <text:p text:style-name="P5">9.1.4.3 – Contraste (mínimo)</text:p>
          </table:table-cell>
          <table:table-cell table:style-name="Tabla214.B14" office:value-type="string">
            <text:p text:style-name="P5">Medio</text:p>
          </table:table-cell>
        </table:table-row>
        <table:table-row table:style-name="Tabla214.1">
          <table:table-cell table:style-name="Tabla214.A15" office:value-type="string">
            <text:p text:style-name="P5">9.1.4.4 – Cambio de tamaño del texto</text:p>
          </table:table-cell>
          <table:table-cell table:style-name="Tabla214.B15" office:value-type="string">
            <text:p text:style-name="P5">Medio</text:p>
          </table:table-cell>
        </table:table-row>
        <table:table-row table:style-name="Tabla214.1">
          <table:table-cell table:style-name="Tabla214.A16" office:value-type="string">
            <text:p text:style-name="P5">9.1.4.5 – Imágenes de texto</text:p>
          </table:table-cell>
          <table:table-cell table:style-name="Tabla214.B16" office:value-type="string">
            <text:p text:style-name="P5">Medio</text:p>
          </table:table-cell>
        </table:table-row>
        <table:table-row table:style-name="Tabla214.1">
          <table:table-cell table:style-name="Tabla214.A17" office:value-type="string">
            <text:p text:style-name="P5">9.1.4.10 – Reajuste del Texto</text:p>
          </table:table-cell>
          <table:table-cell table:style-name="Tabla214.B17" office:value-type="string">
            <text:p text:style-name="P5">Medio</text:p>
          </table:table-cell>
        </table:table-row>
        <table:table-row table:style-name="Tabla214.1">
          <table:table-cell table:style-name="Tabla214.A18" office:value-type="string">
            <text:p text:style-name="P5">9.1.4.11 – Contraste de contenido no textual</text:p>
          </table:table-cell>
          <table:table-cell table:style-name="Tabla214.B18" office:value-type="string">
            <text:p text:style-name="P5">Medio</text:p>
          </table:table-cell>
        </table:table-row>
        <table:table-row table:style-name="Tabla214.1">
          <table:table-cell table:style-name="Tabla214.A19" office:value-type="string">
            <text:p text:style-name="P5">9.1.4.12 – Espaciado del texto</text:p>
          </table:table-cell>
          <table:table-cell table:style-name="Tabla214.B19" office:value-type="string">
            <text:p text:style-name="P5">Medio</text:p>
          </table:table-cell>
        </table:table-row>
        <table:table-row table:style-name="Tabla214.1">
          <table:table-cell table:style-name="Tabla214.A20" office:value-type="string">
            <text:p text:style-name="P5">9.1.4.13 – Contenido señalado con el puntero o que tiene el foco</text:p>
          </table:table-cell>
          <table:table-cell table:style-name="Tabla214.B20" office:value-type="string">
            <text:p text:style-name="P5">Medio</text:p>
          </table:table-cell>
        </table:table-row>
        <table:table-row table:style-name="Tabla214.1">
          <table:table-cell table:style-name="Tabla214.A21" office:value-type="string">
            <text:p text:style-name="P5">9.2.1.1 – Teclado</text:p>
          </table:table-cell>
          <table:table-cell table:style-name="Tabla214.B21" office:value-type="string">
            <text:p text:style-name="P5">Alto</text:p>
          </table:table-cell>
        </table:table-row>
        <table:table-row table:style-name="Tabla214.1">
          <table:table-cell table:style-name="Tabla214.A22" office:value-type="string">
            <text:p text:style-name="P5">9.2.1.2 – Sin trampas para el foco del teclado</text:p>
          </table:table-cell>
          <table:table-cell table:style-name="Tabla214.B22" office:value-type="string">
            <text:p text:style-name="P5">Alto</text:p>
          </table:table-cell>
        </table:table-row>
        <table:table-row table:style-name="Tabla214.1">
          <table:table-cell table:style-name="Tabla214.A23" office:value-type="string">
            <text:p text:style-name="P5">9.2.1.4 – Atajos del teclado</text:p>
          </table:table-cell>
          <table:table-cell table:style-name="Tabla214.B23" office:value-type="string">
            <text:p text:style-name="P5">Alto</text:p>
          </table:table-cell>
        </table:table-row>
        <table:table-row table:style-name="Tabla214.1">
          <table:table-cell table:style-name="Tabla214.A24" office:value-type="string">
            <text:p text:style-name="P5">9.2.2.1 – Tiempo ajustable</text:p>
          </table:table-cell>
          <table:table-cell table:style-name="Tabla214.B24" office:value-type="string">
            <text:p text:style-name="P5">Alto</text:p>
          </table:table-cell>
        </table:table-row>
        <table:table-row table:style-name="Tabla214.1">
          <table:table-cell table:style-name="Tabla214.A25" office:value-type="string">
            <text:p text:style-name="P5">9.2.2.2 – Pausar, detener, ocultar</text:p>
          </table:table-cell>
          <table:table-cell table:style-name="Tabla214.B25" office:value-type="string">
            <text:p text:style-name="P5">Alto</text:p>
          </table:table-cell>
        </table:table-row>
        <table:table-row table:style-name="Tabla214.1">
          <table:table-cell table:style-name="Tabla214.A26" office:value-type="string">
            <text:p text:style-name="P5">9.2.3.1 – Umbral de tres destellos o menos</text:p>
          </table:table-cell>
          <table:table-cell table:style-name="Tabla214.B26" office:value-type="string">
            <text:p text:style-name="P5">Alto</text:p>
          </table:table-cell>
        </table:table-row>
        <table:table-row table:style-name="Tabla214.1">
          <table:table-cell table:style-name="Tabla214.A27" office:value-type="string">
            <text:p text:style-name="P5">9.2.4.1 – Evitar bloques</text:p>
          </table:table-cell>
          <table:table-cell table:style-name="Tabla214.B27" office:value-type="string">
            <text:p text:style-name="P5">Alto</text:p>
          </table:table-cell>
        </table:table-row>
        <table:table-row table:style-name="Tabla214.1">
          <table:table-cell table:style-name="Tabla214.A28" office:value-type="string">
            <text:p text:style-name="P5">9.2.4.2 – Titulado de páginas</text:p>
          </table:table-cell>
          <table:table-cell table:style-name="Tabla214.B28" office:value-type="string">
            <text:p text:style-name="P5">Alto</text:p>
          </table:table-cell>
        </table:table-row>
        <table:table-row table:style-name="Tabla214.1">
          <table:table-cell table:style-name="Tabla214.A29" office:value-type="string">
            <text:p text:style-name="P5">9.2.4.3 – Orden del foco</text:p>
          </table:table-cell>
          <table:table-cell table:style-name="Tabla214.B29" office:value-type="string">
            <text:p text:style-name="P5">Alto</text:p>
          </table:table-cell>
        </table:table-row>
        <table:table-row table:style-name="Tabla214.1">
          <table:table-cell table:style-name="Tabla214.A30" office:value-type="string">
            <text:p text:style-name="P5">9.2.4.4 – Propósito de los enlaces (en contexto)</text:p>
          </table:table-cell>
          <table:table-cell table:style-name="Tabla214.B30" office:value-type="string">
            <text:p text:style-name="P5">Alto</text:p>
          </table:table-cell>
        </table:table-row>
        <table:table-row table:style-name="Tabla214.1">
          <table:table-cell table:style-name="Tabla214.A31" office:value-type="string">
            <text:p text:style-name="P5">9.2.4.5 – Múltiples vías</text:p>
          </table:table-cell>
          <table:table-cell table:style-name="Tabla214.B31" office:value-type="string">
            <text:p text:style-name="P5">Medio</text:p>
          </table:table-cell>
        </table:table-row>
        <table:table-row table:style-name="Tabla214.1">
          <table:table-cell table:style-name="Tabla214.A32" office:value-type="string">
            <text:p text:style-name="P5">9.2.4.6 – Encabezados y etiquetas</text:p>
          </table:table-cell>
          <table:table-cell table:style-name="Tabla214.B32" office:value-type="string">
            <text:p text:style-name="P5">Medio</text:p>
          </table:table-cell>
        </table:table-row>
        <table:table-row table:style-name="Tabla214.1">
          <table:table-cell table:style-name="Tabla214.A33" office:value-type="string">
            <text:p text:style-name="P5">9.2.4.7 – Foco visible</text:p>
          </table:table-cell>
          <table:table-cell table:style-name="Tabla214.B33" office:value-type="string">
            <text:p text:style-name="P5">Alto</text:p>
          </table:table-cell>
        </table:table-row>
        <table:table-row table:style-name="Tabla214.1">
          <table:table-cell table:style-name="Tabla214.A34" office:value-type="string">
            <text:p text:style-name="P5">9.2.5.1 – Gestos del puntero</text:p>
          </table:table-cell>
          <table:table-cell table:style-name="Tabla214.B34" office:value-type="string">
            <text:p text:style-name="P5">Alto</text:p>
          </table:table-cell>
        </table:table-row>
        <table:table-row table:style-name="Tabla214.1">
          <table:table-cell table:style-name="Tabla214.A35" office:value-type="string">
            <text:p text:style-name="P5">9.2.5.2 – Cancelación del puntero</text:p>
          </table:table-cell>
          <table:table-cell table:style-name="Tabla214.B35" office:value-type="string">
            <text:p text:style-name="P5">Alto</text:p>
          </table:table-cell>
        </table:table-row>
        <table:table-row table:style-name="Tabla214.1">
          <table:table-cell table:style-name="Tabla214.A36" office:value-type="string">
            <text:p text:style-name="P5">9.2.5.3 – Inclusión de la etiqueta en el nombre</text:p>
          </table:table-cell>
          <table:table-cell table:style-name="Tabla214.B36" office:value-type="string">
            <text:p text:style-name="P5">Alto</text:p>
          </table:table-cell>
        </table:table-row>
        <text:soft-page-break/>
        <table:table-row table:style-name="Tabla214.1">
          <table:table-cell table:style-name="Tabla214.A37" office:value-type="string">
            <text:p text:style-name="P5">9.2.5.4 – Activación mediante movimiento</text:p>
          </table:table-cell>
          <table:table-cell table:style-name="Tabla214.B37" office:value-type="string">
            <text:p text:style-name="P5">Alto</text:p>
          </table:table-cell>
        </table:table-row>
        <table:table-row table:style-name="Tabla214.1">
          <table:table-cell table:style-name="Tabla214.A38" office:value-type="string">
            <text:p text:style-name="P5">9.3.1.1 – Idioma de la página</text:p>
          </table:table-cell>
          <table:table-cell table:style-name="Tabla214.B38" office:value-type="string">
            <text:p text:style-name="P5">Alto</text:p>
          </table:table-cell>
        </table:table-row>
        <table:table-row table:style-name="Tabla214.1">
          <table:table-cell table:style-name="Tabla214.A39" office:value-type="string">
            <text:p text:style-name="P5">9.3.1.2 – Idioma de las partes</text:p>
          </table:table-cell>
          <table:table-cell table:style-name="Tabla214.B39" office:value-type="string">
            <text:p text:style-name="P5">Medio</text:p>
          </table:table-cell>
        </table:table-row>
        <table:table-row table:style-name="Tabla214.1">
          <table:table-cell table:style-name="Tabla214.A40" office:value-type="string">
            <text:p text:style-name="P5">9.3.2.1 – Al recibir el foco</text:p>
          </table:table-cell>
          <table:table-cell table:style-name="Tabla214.B40" office:value-type="string">
            <text:p text:style-name="P5">Alto</text:p>
          </table:table-cell>
        </table:table-row>
        <table:table-row table:style-name="Tabla214.1">
          <table:table-cell table:style-name="Tabla214.A41" office:value-type="string">
            <text:p text:style-name="P5">9.3.2.2 – Al recibir entradas</text:p>
          </table:table-cell>
          <table:table-cell table:style-name="Tabla214.B41" office:value-type="string">
            <text:p text:style-name="P5">Alto</text:p>
          </table:table-cell>
        </table:table-row>
        <table:table-row table:style-name="Tabla214.1">
          <table:table-cell table:style-name="Tabla214.A42" office:value-type="string">
            <text:p text:style-name="P5">9.3.2.3 – Navegación coherente</text:p>
          </table:table-cell>
          <table:table-cell table:style-name="Tabla214.B42" office:value-type="string">
            <text:p text:style-name="P5">Medio</text:p>
          </table:table-cell>
        </table:table-row>
        <table:table-row table:style-name="Tabla214.1">
          <table:table-cell table:style-name="Tabla214.A43" office:value-type="string">
            <text:p text:style-name="P5">9.3.2.4 – Identificación coherente</text:p>
          </table:table-cell>
          <table:table-cell table:style-name="Tabla214.B43" office:value-type="string">
            <text:p text:style-name="P5">Medio</text:p>
          </table:table-cell>
        </table:table-row>
        <table:table-row table:style-name="Tabla214.1">
          <table:table-cell table:style-name="Tabla214.A44" office:value-type="string">
            <text:p text:style-name="P5">9.3.3.1 – Identificación de errores</text:p>
          </table:table-cell>
          <table:table-cell table:style-name="Tabla214.B44" office:value-type="string">
            <text:p text:style-name="P5">Alto</text:p>
          </table:table-cell>
        </table:table-row>
        <table:table-row table:style-name="Tabla214.1">
          <table:table-cell table:style-name="Tabla214.A45" office:value-type="string">
            <text:p text:style-name="P5">9.3.3.2 – Etiquetas o instrucciones</text:p>
          </table:table-cell>
          <table:table-cell table:style-name="Tabla214.B45" office:value-type="string">
            <text:p text:style-name="P5">Alto</text:p>
          </table:table-cell>
        </table:table-row>
        <table:table-row table:style-name="Tabla214.1">
          <table:table-cell table:style-name="Tabla214.A46" office:value-type="string">
            <text:p text:style-name="P5">9.3.3.3 – Sugerencias ante errores</text:p>
          </table:table-cell>
          <table:table-cell table:style-name="Tabla214.B46" office:value-type="string">
            <text:p text:style-name="P5">Medio</text:p>
          </table:table-cell>
        </table:table-row>
        <table:table-row table:style-name="Tabla214.1">
          <table:table-cell table:style-name="Tabla214.A47" office:value-type="string">
            <text:p text:style-name="P5">9.3.3.4 – Prevención de errores (legales, financieros, datos)</text:p>
          </table:table-cell>
          <table:table-cell table:style-name="Tabla214.B47" office:value-type="string">
            <text:p text:style-name="P5">Medio</text:p>
          </table:table-cell>
        </table:table-row>
        <table:table-row table:style-name="Tabla214.1">
          <table:table-cell table:style-name="Tabla214.A48" office:value-type="string">
            <text:p text:style-name="P5">9.4.1.1 – Procesamiento</text:p>
          </table:table-cell>
          <table:table-cell table:style-name="Tabla214.B48" office:value-type="string">
            <text:p text:style-name="P5">Alto</text:p>
          </table:table-cell>
        </table:table-row>
        <table:table-row table:style-name="Tabla214.1">
          <table:table-cell table:style-name="Tabla214.A49" office:value-type="string">
            <text:p text:style-name="P5">9.4.1.2 – Nombre, función, valor</text:p>
          </table:table-cell>
          <table:table-cell table:style-name="Tabla214.B49" office:value-type="string">
            <text:p text:style-name="P5">Alto</text:p>
          </table:table-cell>
        </table:table-row>
        <table:table-row table:style-name="Tabla214.1">
          <table:table-cell table:style-name="Tabla214.A50" office:value-type="string">
            <text:p text:style-name="P5">9.4.1.3 – Mensajes de estado</text:p>
          </table:table-cell>
          <table:table-cell table:style-name="Tabla214.B50" office:value-type="string">
            <text:p text:style-name="P5">Medio</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ucida Console" svg:font-family="'Lucida Console'"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Times New Roman" fo:font-size="11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2.12mm" fo:margin-bottom="2.12mm" loext:contextual-spacing="false" fo:line-height="110%" fo:text-align="justify" style:justify-single-word="false" fo:orphans="2" fo:widows="2" fo:hyphenation-ladder-count="no-limit" style:vertical-align="baseline" style:writing-mode="lr-tb"/>
      <style:text-properties style:font-name="Arial" fo:font-family="Arial" style:font-family-generic="roman" style:font-pitch="variable" fo:font-size="11pt" fo:language="es" fo:country="none" style:font-size-asian="11pt" style:font-name-complex="Arial1" style:font-family-complex="Arial" style:font-family-generic-complex="system" style:font-pitch-complex="variable" style:font-size-complex="14pt" fo:hyphenate="false" fo:hyphenation-remain-char-count="2" fo:hyphenation-push-char-count="2"/>
    </style:style>
    <style:style style:name="Heading" style:family="paragraph" style:parent-style-name="Standard" style:next-style-name="Text_20_body_20__28_user_29_" style:default-outline-level="" style:class="text">
      <style:paragraph-properties fo:margin-top="4.23mm" fo:margin-bottom="2.12mm" loext:contextual-spacing="false" fo:line-height="100%" fo:text-align="start" style:justify-single-word="false" fo:orphans="0" fo:widows="0" fo:keep-with-next="always"/>
      <style:text-properties style:font-name="Calibri" fo:font-family="Calibri" style:font-family-generic="roman" style:font-pitch="variable" fo:font-size="14pt" fo:language="es" fo:country="ES" style:letter-kerning="true" style:font-name-asian="DejaVu Sans" style:font-family-asian="'DejaVu Sans'" style:font-family-generic-asian="system" style:font-pitch-asian="variable" style:font-size-asian="14pt" style:font-name-complex="Tahoma1" style:font-family-complex="Tahoma" style:font-family-generic-complex="system" style:font-pitch-complex="variable"/>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_20__28_user_29_" style:default-outline-level="" style:class="list">
      <style:text-properties fo:font-size="12pt"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fo:margin-top="0mm" fo:margin-bottom="0mm" loext:contextual-spacing="false" fo:line-height="100%" fo:text-align="start" style:justify-single-word="false" fo:orphans="0" fo:widows="0" text:number-lines="false" text:line-number="0"/>
      <style:text-properties style:font-name="Calibri" fo:font-family="Calibri" style:font-family-generic="roman" style:font-pitch="variable" fo:font-size="12pt" fo:language="es" fo:country="ES" style:letter-kerning="true" style:font-name-asian="DejaVu Sans" style:font-family-asian="'DejaVu Sans'" style:font-family-generic-asian="system" style:font-pitch-asian="variable" style:font-size-asian="12pt" style:font-name-complex="Tahoma1" style:font-family-complex="Tahoma" style:font-family-generic-complex="system" style:font-pitch-complex="variable" style:font-size-complex="12pt"/>
    </style:style>
    <style:style style:name="Heading_20_1" style:display-name="Heading 1" style:family="paragraph" style:next-style-name="Standard" style:default-outline-level="1" style:list-style-name="" style:class="text">
      <style:paragraph-properties fo:margin-top="2.12mm" fo:margin-bottom="2.12mm" loext:contextual-spacing="false" fo:line-height="130%" fo:text-align="start" style:justify-single-word="false" fo:orphans="0" fo:widows="0" fo:hyphenation-ladder-count="no-limit" style:vertical-align="baseline" style:writing-mode="lr-tb"/>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4pt" style:font-weight-complex="bold" fo:hyphenate="false" fo:hyphenation-remain-char-count="2" fo:hyphenation-push-char-count="2"/>
    </style:style>
    <style:style style:name="Heading_20_2" style:display-name="Heading 2" style:family="paragraph" style:next-style-name="Standard" style:default-outline-level="2" style:list-style-name="" style:class="text">
      <style:paragraph-properties fo:margin-top="2.12mm" fo:margin-bottom="2.12mm" loext:contextual-spacing="false" fo:line-height="130%" fo:text-align="start" style:justify-single-word="false" fo:orphans="2" fo:widows="2" fo:hyphenation-ladder-count="no-limit" fo:keep-with-next="always" style:vertical-align="baseline" style:writing-mode="lr-tb"/>
      <style:text-properties fo:color="#c00000" style:font-name="Arial" fo:font-family="Arial" style:font-family-generic="roman" style:font-pitch="variable" fo:font-weight="bold" style:font-weight-asian="bold" style:font-name-complex="Arial1" style:font-family-complex="Arial" style:font-family-generic-complex="system" style:font-pitch-complex="variable" style:font-size-complex="12pt" style:font-style-complex="italic" style:font-weight-complex="bold" fo:hyphenate="false" fo:hyphenation-remain-char-count="2" fo:hyphenation-push-char-count="2"/>
    </style:style>
    <style:style style:name="Heading_20_3" style:display-name="Heading 3" style:family="paragraph" style:parent-style-name="Standard" style:next-style-name="Standard" style:default-outline-level="3" style:list-style-name="" style:class="text">
      <style:paragraph-properties fo:margin-top="6.35mm" fo:margin-bottom="2.12mm" loext:contextual-spacing="false" fo:keep-with-next="always"/>
      <style:text-properties fo:color="#e1120d" fo:font-size="12pt" fo:font-weight="bold" style:font-size-asian="12pt" style:font-weight-asian="bold" style:font-weight-complex="bold"/>
    </style:style>
    <style:style style:name="Heading_20_4" style:display-name="Heading 4" style:family="paragraph" style:parent-style-name="Heading_20_3" style:next-style-name="Standard" style:default-outline-level="4" style:list-style-name="" style:class="text">
      <style:paragraph-properties fo:margin-top="4.23mm" fo:margin-bottom="2.12mm" loext:contextual-spacing="false"/>
      <style:text-properties fo:font-size="11pt" style:font-size-asian="11pt" style:font-weight-complex="normal"/>
    </style:style>
    <style:style style:name="Heading_20_5" style:display-name="Heading 5" style:family="paragraph" style:parent-style-name="Standard" style:next-style-name="Standard" style:default-outline-level="5" style:list-style-name="" style:class="text">
      <style:text-properties fo:color="#801d28" fo:font-style="italic" style:font-style-asian="italic"/>
    </style:style>
    <style:style style:name="Heading_20_6" style:display-name="Heading 6" style:family="paragraph" style:parent-style-name="Standard" style:next-style-name="Standard" style:default-outline-level="6" style:class="text">
      <style:paragraph-properties fo:margin-top="4.23mm" fo:margin-bottom="1.06mm" loext:contextual-spacing="false"/>
      <style:text-properties style:font-name="Times New Roman" fo:font-family="'Times New Roman'" style:font-family-generic="roman" style:font-pitch="variable" fo:font-weight="bold"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4.23mm" fo:margin-bottom="1.06mm" loext:contextual-spacing="false"/>
      <style:text-properties style:font-name="Times New Roman" fo:font-family="'Times New Roman'" style:font-family-generic="roman" style:font-pitch="variable" fo:font-size="12pt" style:font-size-asian="12pt" style:font-size-complex="12pt"/>
    </style:style>
    <style:style style:name="Heading_20_8" style:display-name="Heading 8" style:family="paragraph" style:parent-style-name="Standard" style:next-style-name="Standard" style:default-outline-level="8" style:class="text">
      <style:paragraph-properties fo:margin-top="4.23mm" fo:margin-bottom="1.06mm" loext:contextual-spacing="false"/>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4.23mm" fo:margin-bottom="1.06mm" loext:contextual-spacing="false"/>
      <style:text-properties style:font-size-complex="11pt"/>
    </style:style>
    <style:style style:name="Title" style:family="paragraph" style:parent-style-name="Standard" style:default-outline-level="1" style:list-style-name="" style:class="chapter">
      <style:paragraph-properties fo:margin-top="4.23mm" fo:margin-bottom="1.06mm" loext:contextual-spacing="false" fo:text-align="center" style:justify-single-word="false"/>
      <style:text-properties fo:font-size="16pt" fo:font-weight="bold" style:letter-kerning="true" style:font-size-asian="16pt" style:font-weight-asian="bold" style:font-size-complex="16pt" style:font-weight-complex="bold"/>
    </style:style>
    <style:style style:name="List_20_Number" style:display-name="List Number" style:family="paragraph" style:parent-style-name="Standard" style:default-outline-level=""/>
    <style:style style:name="List_20_Bullet" style:display-name="List Bullet" style:family="paragraph" style:parent-style-name="Standard" style:default-outline-level="">
      <style:paragraph-properties fo:margin-left="12.59mm" fo:margin-right="0mm" fo:margin-top="0mm" fo:margin-bottom="4.23mm" loext:contextual-spacing="false" fo:line-height="130%" fo:hyphenation-ladder-count="no-limit" fo:text-indent="-6.3mm" style:auto-text-indent="false" style:vertical-align="auto">
        <style:tab-stops>
          <style:tab-stop style:position="6.35mm"/>
        </style:tab-stops>
      </style:paragraph-properties>
      <style:text-properties fo:language="es" fo:country="ES" style:font-name-complex="Times New Roman1" style:font-family-complex="'Times New Roman'" style:font-family-generic-complex="system" style:font-pitch-complex="variable" style:font-size-complex="12pt" fo:hyphenate="true" fo:hyphenation-remain-char-count="2" fo:hyphenation-push-char-count="2"/>
    </style:style>
    <style:style style:name="Título_20_de_20_TDC" style:display-name="Título de TDC" style:family="paragraph" style:parent-style-name="Heading_20_1" style:next-style-name="Standard" style:default-outline-level="">
      <style:paragraph-properties fo:margin-top="8.47mm" fo:margin-bottom="0mm" loext:contextual-spacing="false" fo:line-height="115%" fo:keep-together="always" fo:orphans="2" fo:widows="2" fo:hyphenation-ladder-count="no-limit" fo:keep-with-next="always" style:vertical-align="auto"/>
      <style:text-properties fo:color="#365f91" style:font-name="Cambria" fo:font-family="Cambria" style:font-family-generic="roman" style:font-pitch="variable" style:language-asian="en" style:country-asian="US" style:font-name-complex="Times New Roman1" style:font-family-complex="'Times New Roman'" style:font-family-generic-complex="system" style:font-pitch-complex="variable" fo:hyphenate="true" fo:hyphenation-remain-char-count="2" fo:hyphenation-push-char-count="2"/>
    </style:style>
    <style:style style:name="List_20_Continue_20_3" style:display-name="List Continue 3" style:family="paragraph" style:parent-style-name="Standard" style:default-outline-level="">
      <style:paragraph-properties fo:margin-left="14.98mm" fo:margin-right="0mm" fo:margin-top="0mm" fo:margin-bottom="2.12mm" loext:contextual-spacing="false" fo:line-height="130%" fo:hyphenation-ladder-count="no-limit" fo:text-indent="0mm" style:auto-text-indent="false" style:vertical-align="auto"/>
      <style:text-properties fo:language="es" fo:country="ES" style:font-name-complex="Times New Roman1" style:font-family-complex="'Times New Roman'" style:font-family-generic-complex="system" style:font-pitch-complex="variable" style:font-size-complex="12pt" fo:hyphenate="true" fo:hyphenation-remain-char-count="2" fo:hyphenation-push-char-count="2"/>
    </style:style>
    <style:style style:name="Footer" style:family="paragraph" style:parent-style-name="Standard" style:default-outline-level="" style:class="extra">
      <style:paragraph-properties fo:padding="0mm" fo:border-left="none" fo:border-right="none" fo:border-top="0.51pt solid #7e9a40" fo:border-bottom="none">
        <style:tab-stops>
          <style:tab-stop style:position="160.02mm" style:type="right"/>
        </style:tab-stops>
      </style:paragraph-properties>
      <style:text-properties fo:color="#385623" fo:font-size="8pt" fo:font-style="italic" style:font-size-asian="8pt" style:font-style-asian="italic" style:font-size-complex="8pt"/>
    </style:style>
    <style:style style:name="Footnote" style:family="paragraph" style:default-outline-level="" style:class="extra">
      <style:paragraph-properties fo:line-height="110%" fo:text-align="start" style:justify-single-word="false" fo:orphans="2" fo:widows="2" fo:hyphenation-ladder-count="no-limit" style:vertical-align="baseline" style:writing-mode="lr-tb"/>
      <style:text-properties fo:color="#808080" style:font-name="Verdana" fo:font-family="Verdana" style:font-family-generic="roman" style:font-pitch="variable" fo:font-size="8pt" fo:language="es" fo:country="none" style:font-size-asian="8pt" style:font-size-complex="8pt" fo:hyphenate="fals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5" style:family="paragraph" style:parent-style-name="Heading_20_5" style:next-style-name="P" style:default-outline-level="">
      <style:paragraph-properties fo:margin-left="30mm" fo:margin-right="0mm" fo:text-indent="-30mm" style:auto-text-indent="false">
        <style:tab-stops>
          <style:tab-stop style:position="30mm"/>
        </style:tab-stops>
      </style:paragraph-properties>
    </style:style>
    <style:style style:name="annotation_20_subject" style:display-name="annotation subject" style:family="paragraph" style:parent-style-name="Standard" style:next-style-name="Standard" style:default-outline-level="">
      <style:paragraph-properties fo:margin-top="0mm" fo:margin-bottom="4.23mm" loext:contextual-spacing="false" fo:line-height="130%"/>
      <style:text-properties fo:font-size="10pt" fo:font-weight="bold" style:font-size-asian="10pt" style:font-weight-asian="bold" style:font-name-complex="Times New Roman1" style:font-family-complex="'Times New Roman'" style:font-family-generic-complex="system" style:font-pitch-complex="variable" style:font-size-complex="10pt" style:font-weight-complex="bold"/>
    </style:style>
    <style:style style:name="table_20_of_20_authorities" style:display-name="table of authorities" style:family="paragraph" style:parent-style-name="Standard" style:next-style-name="Standard" style:default-outline-level="">
      <style:paragraph-properties fo:margin-left="3.88mm" fo:margin-right="0mm" fo:margin-top="0mm" fo:margin-bottom="4.23mm" loext:contextual-spacing="false" fo:line-height="130%" fo:text-indent="-3.88mm" style:auto-text-indent="false"/>
      <style:text-properties style:font-name-complex="Times New Roman1" style:font-family-complex="'Times New Roman'" style:font-family-generic-complex="system" style:font-pitch-complex="variable" style:font-size-complex="12pt"/>
    </style:style>
    <style:style style:name="P" style:family="paragraph" style:parent-style-name="Standard" style:default-outline-level="">
      <style:paragraph-properties fo:margin-top="2.12mm" fo:margin-bottom="4.23mm" loext:contextual-spacing="false"/>
    </style:style>
    <style:style style:name="H1" style:family="paragraph" style:parent-style-name="Heading_20_1" style:next-style-name="P" style:default-outline-level="">
      <style:paragraph-properties fo:margin-left="10mm" fo:margin-right="0mm" fo:text-indent="-10mm" style:auto-text-indent="false" fo:padding="0mm" fo:border-left="none" fo:border-right="none" fo:border-top="none" fo:border-bottom="0.51pt solid #6a8236">
        <style:tab-stops>
          <style:tab-stop style:position="10mm"/>
        </style:tab-stops>
      </style:paragraph-properties>
      <style:text-properties fo:color="#6a8236"/>
    </style:style>
    <style:style style:name="H2" style:family="paragraph" style:parent-style-name="Heading_20_2" style:default-outline-level="">
      <style:paragraph-properties fo:margin-left="0mm" fo:margin-right="0mm" fo:margin-top="4.23mm" fo:margin-bottom="2.12mm" loext:contextual-spacing="false" fo:text-indent="-6.35mm" style:auto-text-indent="false">
        <style:tab-stops>
          <style:tab-stop style:position="0mm"/>
          <style:tab-stop style:position="11.01mm"/>
        </style:tab-stops>
      </style:paragraph-properties>
      <style:text-properties fo:color="#6a8236"/>
    </style:style>
    <style:style style:name="H3" style:family="paragraph" style:parent-style-name="Standard" style:next-style-name="P" style:default-outline-level="3" style:list-style-name="">
      <style:paragraph-properties fo:margin-top="6.35mm" fo:margin-bottom="4.23mm" loext:contextual-spacing="false" fo:keep-with-next="always">
        <style:tab-stops>
          <style:tab-stop style:position="15.01mm"/>
        </style:tab-stops>
      </style:paragraph-properties>
      <style:text-properties fo:color="#6a8236" fo:font-size="12pt" fo:font-weight="bold" style:font-size-asian="12pt" style:font-weight-asian="bold" style:font-weight-complex="bold"/>
    </style:style>
    <style:style style:name="Descripción1" style:family="paragraph" style:parent-style-name="Standard" style:default-outline-level="">
      <style:paragraph-properties fo:line-height="100%" fo:text-align="center" style:justify-single-word="false" fo:hyphenation-ladder-count="no-limit" style:vertical-align="auto"/>
      <style:text-properties fo:color="#e1120d" style:font-name="Verdana" fo:font-family="Verdana" style:font-family-generic="roman" style:font-pitch="variable" fo:font-size="9pt" style:rfc-language-tag="es-ES-u-co-trad" fo:language="es" fo:country="ES" fo:font-style="italic" style:font-size-asian="9pt" style:font-style-asian="italic" style:font-name-complex="Times New Roman1" style:font-family-complex="'Times New Roman'" style:font-family-generic-complex="system" style:font-pitch-complex="variable" style:font-size-complex="8pt" style:font-weight-complex="bold" fo:hyphenate="true" fo:hyphenation-remain-char-count="2" fo:hyphenation-push-char-count="2"/>
    </style:style>
    <style:style style:name="List_20_Continue_20_5" style:display-name="List Continue 5" style:family="paragraph" style:parent-style-name="Standard" style:default-outline-level="">
      <style:paragraph-properties fo:margin-left="24.96mm" fo:margin-right="0mm" fo:text-indent="0mm" style:auto-text-indent="false"/>
    </style:style>
    <style:style style:name="Estilo_20_codigo_20__2b__20_Negrita" style:display-name="Estilo codigo + Negrita" style:family="paragraph" style:parent-style-name="codigo" style:auto-update="true" style:default-outline-level="">
      <style:paragraph-properties fo:margin-top="0mm" fo:margin-bottom="0mm" loext:contextual-spacing="false" fo:keep-together="auto"/>
      <style:text-properties fo:font-weight="bold" style:font-weight-asian="bold" style:font-weight-complex="bold"/>
    </style:style>
    <style:style style:name="codigo" style:family="paragraph" style:parent-style-name="Standard" style:default-outline-level="">
      <style:paragraph-properties fo:margin-top="0mm" fo:margin-bottom="0mm" loext:contextual-spacing="true" fo:line-height="150%" fo:text-align="start" style:justify-single-word="false" fo:keep-together="always" style:vertical-align="auto"/>
      <style:text-properties fo:color="#000066" style:font-name="Courier New" fo:font-family="'Courier New'" style:font-family-generic="roman" style:font-pitch="variable" fo:font-size="10pt" fo:language="en" fo:country="GB" style:font-size-asian="10pt" style:font-name-complex="Times New Roman1" style:font-family-complex="'Times New Roman'" style:font-family-generic-complex="system" style:font-pitch-complex="variable" style:font-size-complex="10pt"/>
    </style:style>
    <style:style style:name="codigo_20_incorrecto" style:display-name="codigo incorrecto" style:family="paragraph" style:parent-style-name="Standard" style:default-outline-level="">
      <loext:graphic-properties draw:fill="solid" draw:fill-color="#f5f5ff"/>
      <style:paragraph-properties fo:margin-left="11.99mm" fo:margin-right="11.99mm" fo:margin-top="0mm" fo:margin-bottom="6.35mm" loext:contextual-spacing="true" fo:line-height="100%" fo:keep-together="always" fo:hyphenation-ladder-count="no-limit" fo:text-indent="0mm" style:auto-text-indent="false" fo:background-color="#f5f5ff" fo:padding="0.71mm" fo:border="0.26pt solid #ff0000" style:vertical-align="auto"/>
      <style:text-properties fo:color="#000066" style:font-name="Courier New" fo:font-family="'Courier New'" style:font-family-generic="roman" style:font-pitch="variable" fo:font-size="10pt" fo:language="en" fo:country="GB" style:font-size-asian="10pt" style:font-name-complex="Times New Roman1" style:font-family-complex="'Times New Roman'" style:font-family-generic-complex="system" style:font-pitch-complex="variable" style:font-size-complex="10pt" fo:hyphenate="true" fo:hyphenation-remain-char-count="2" fo:hyphenation-push-char-count="2"/>
    </style:style>
    <style:style style:name="ejemplo" style:family="paragraph" style:parent-style-name="Standard" style:default-outline-level="">
      <loext:graphic-properties draw:fill="solid" draw:fill-color="#f6f6f9"/>
      <style:paragraph-properties fo:margin-left="10.8mm" fo:margin-right="10.8mm" fo:margin-top="4.23mm" fo:margin-bottom="4.23mm" loext:contextual-spacing="false" fo:line-height="100%" fo:hyphenation-ladder-count="no-limit" fo:text-indent="0mm" style:auto-text-indent="false" fo:background-color="#f6f6f9" fo:padding="4.23mm" fo:border="0.74pt solid #384f89" style:vertical-align="auto"/>
      <style:text-properties fo:color="#384f89" style:font-name="Verdana" fo:font-family="Verdana" style:font-family-generic="roman" style:font-pitch="variable" fo:font-size="10pt" fo:language="es" fo:country="ES" style:font-size-asian="10pt" style:font-name-complex="Times New Roman1" style:font-family-complex="'Times New Roman'" style:font-family-generic-complex="system" style:font-pitch-complex="variable" style:font-size-complex="10pt" fo:hyphenate="true" fo:hyphenation-remain-char-count="2" fo:hyphenation-push-char-count="2"/>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11pt" fo:language="es" fo:country="none" style:font-size-asian="11pt" style:font-name-complex="Arial1" style:font-family-complex="Arial" style:font-family-generic-complex="system" style:font-pitch-complex="variable" style:font-size-complex="14pt"/>
    </style:style>
    <style:style style:name="Nota" style:family="paragraph" style:parent-style-name="P" style:default-outline-level="">
      <loext:graphic-properties draw:fill="solid" draw:fill-color="#d9e2f3"/>
      <style:paragraph-properties fo:margin-left="5.01mm" fo:margin-right="5.01mm" fo:text-indent="0mm" style:auto-text-indent="false" fo:background-color="#d9e2f3" fo:padding-left="3.53mm" fo:padding-right="3.53mm" fo:padding-top="1.76mm" fo:padding-bottom="1.76mm" fo:border="0.51pt solid #d9e2f3"/>
      <style:text-properties fo:font-size="10pt" style:rfc-language-tag="es-ES-u-co-trad" fo:language="es" fo:country="ES" style:font-size-asian="10pt"/>
    </style:style>
    <style:style style:name="Criterio_20_de_20_Conformidad" style:display-name="Criterio de Conformidad" style:family="paragraph" style:parent-style-name="P" style:default-outline-level="">
      <style:paragraph-properties fo:text-align="start" style:justify-single-word="false"/>
      <style:text-properties fo:font-variant="small-caps" fo:color="#767171" fo:language="es" fo:country="ES" fo:font-style="italic" fo:font-weight="bold" style:font-style-asian="italic" style:font-weight-asian="bold"/>
    </style:style>
    <style:style style:name="Text_20_body_20__28_user_29_" style:display-name="Text body (user)" style:family="paragraph" style:parent-style-name="Standard" style:default-outline-level="">
      <style:paragraph-properties fo:margin-top="0mm" fo:margin-bottom="3.1mm" loext:contextual-spacing="false" fo:line-height="120%" fo:orphans="0" fo:widows="0"/>
      <style:text-properties style:font-name="Calibri" fo:font-family="Calibri" style:font-family-generic="roman" style:font-pitch="variable" fo:font-size="10.5pt" fo:language="es" fo:country="ES" style:letter-kerning="true" style:font-name-asian="DejaVu Sans" style:font-family-asian="'DejaVu Sans'" style:font-family-generic-asian="system" style:font-pitch-asian="variable" style:font-size-asian="10.5pt" style:font-name-complex="Tahoma1" style:font-family-complex="Tahoma" style:font-family-generic-complex="system" style:font-pitch-complex="variable" style:font-size-complex="12pt"/>
    </style:style>
    <style:style style:name="Illustration" style:family="paragraph" style:parent-style-name="Standard" style:default-outline-level="" style:class="extra">
      <style:paragraph-properties fo:line-height="100%" fo:text-align="center" style:justify-single-word="false" fo:orphans="0" fo:widows="0" text:number-lines="false" text:line-number="0"/>
      <style:text-properties style:font-name="Calibri" fo:font-family="Calibri" style:font-family-generic="roman" style:font-pitch="variable" fo:font-size="10pt" fo:language="es" fo:country="ES" fo:font-style="italic" style:letter-kerning="true" style:font-name-asian="DejaVu Sans" style:font-family-asian="'DejaVu Sans'" style:font-family-generic-asian="system" style:font-pitch-asian="variable" style:font-size-asian="10pt" style:font-style-asian="italic" style:font-name-complex="Tahoma1" style:font-family-complex="Tahoma" style:font-family-generic-complex="system" style:font-pitch-complex="variable" style:font-size-complex="12pt" style:font-style-complex="italic"/>
    </style:style>
    <style:style style:name="Footnote_20__28_user_29_" style:display-name="Footnote (user)" style:family="paragraph" style:parent-style-name="Standard" style:default-outline-level="">
      <style:paragraph-properties fo:margin-left="4.99mm" fo:margin-right="0mm" fo:margin-top="0mm" fo:margin-bottom="0mm" loext:contextual-spacing="false" fo:line-height="100%" fo:text-align="start" style:justify-single-word="false" fo:orphans="0" fo:widows="0" fo:text-indent="-4.99mm" style:auto-text-indent="false" text:number-lines="false" text:line-number="0"/>
      <style:text-properties style:font-name="Calibri" fo:font-family="Calibri" style:font-family-generic="roman" style:font-pitch="variable" fo:font-size="10pt" fo:language="es" fo:country="ES" style:letter-kerning="true" style:font-name-asian="DejaVu Sans" style:font-family-asian="'DejaVu Sans'" style:font-family-generic-asian="system" style:font-pitch-asian="variable" style:font-size-asian="10pt" style:font-name-complex="Tahoma1" style:font-family-complex="Tahoma" style:font-family-generic-complex="system" style:font-pitch-complex="variable" style:font-size-complex="10pt"/>
    </style:style>
    <style:style style:name="Contents_20_Heading_20__28_user_29_" style:display-name="Contents Heading (user)" style:family="paragraph" style:parent-style-name="Heading" style:default-outline-level="">
      <style:paragraph-properties text:number-lines="false" text:line-number="0"/>
      <style:text-properties fo:font-size="16pt" fo:font-weight="bold" style:font-size-asian="16pt" style:font-weight-asian="bold" style:font-size-complex="16pt" style:font-weight-complex="bold"/>
    </style:style>
    <style:style style:name="Contents_20_1_20__28_user_29_" style:display-name="Contents 1 (user)" style:family="paragraph" style:parent-style-name="Index" style:default-outline-level="">
      <style:paragraph-properties>
        <style:tab-stops>
          <style:tab-stop style:position="169.99mm" style:type="right" style:leader-style="dotted" style:leader-text="."/>
        </style:tab-stops>
      </style:paragraph-properties>
    </style:style>
    <style:style style:name="Contents_20_2_20__28_user_29_" style:display-name="Contents 2 (user)" style:family="paragraph" style:parent-style-name="Index" style:default-outline-level="">
      <style:paragraph-properties fo:margin-left="10mm" fo:margin-right="0mm" fo:text-indent="0mm" style:auto-text-indent="false">
        <style:tab-stops>
          <style:tab-stop style:position="175mm" style:type="right" style:leader-style="dotted" style:leader-text="."/>
        </style:tab-stops>
      </style:paragraph-properties>
    </style:style>
    <style:style style:name="Contents_20_3_20__28_user_29_" style:display-name="Contents 3 (user)" style:family="paragraph" style:parent-style-name="Index" style:default-outline-level="">
      <style:paragraph-properties fo:margin-left="9.98mm" fo:margin-right="0mm" fo:text-indent="0mm" style:auto-text-indent="false">
        <style:tab-stops>
          <style:tab-stop style:position="169.99mm" style:type="right" style:leader-style="dotted" style:leader-text="."/>
        </style:tab-stops>
      </style:paragraph-properties>
    </style:style>
    <style:style style:name="Heading_20_10" style:display-name="Heading 10" style:family="paragraph" style:parent-style-name="Heading" style:next-style-name="Text_20_body_20__28_user_29_" style:default-outline-level="" style:class="text">
      <style:text-properties fo:font-weight="bold" style:font-weight-asian="bold" style:font-weight-complex="bold"/>
    </style:style>
    <style:style style:name="Principio" style:family="paragraph" style:parent-style-name="Text_20_body_20__28_user_29_" style:default-outline-level="">
      <style:paragraph-properties fo:margin-left="10mm" fo:margin-right="10mm" fo:text-indent="0mm" style:auto-text-indent="false" fo:padding="2.47mm" fo:border="none"/>
      <style:text-properties fo:font-style="italic" fo:font-weight="bold" style:font-style-asian="italic" style:font-weight-asian="bold"/>
    </style:style>
    <style:style style:name="SC" style:family="paragraph" style:parent-style-name="Principio" style:default-outline-level="">
      <style:paragraph-properties fo:margin-top="0mm" fo:margin-bottom="3mm" loext:contextual-spacing="false"/>
      <style:text-properties fo:font-weight="normal" style:font-weight-asian="normal"/>
    </style:style>
    <style:style style:name="Contents_20_4_20__28_user_29_" style:display-name="Contents 4 (user)" style:family="paragraph" style:parent-style-name="Index" style:default-outline-level="">
      <style:paragraph-properties fo:margin-left="14.98mm" fo:margin-right="0mm" fo:text-indent="0mm" style:auto-text-indent="false">
        <style:tab-stops>
          <style:tab-stop style:position="169.99mm" style:type="right" style:leader-style="dotted" style:leader-text="."/>
        </style:tab-stops>
      </style:paragraph-properties>
    </style:style>
    <style:style style:name="Text" style:family="paragraph" style:parent-style-name="Standard" style:default-outline-level="" style:class="extra">
      <style:paragraph-properties fo:line-height="100%" fo:text-align="start" style:justify-single-word="false" fo:orphans="0" fo:widows="0" text:number-lines="false" text:line-number="0"/>
      <style:text-properties style:font-name="Calibri" fo:font-family="Calibri" style:font-family-generic="roman" style:font-pitch="variable" fo:font-size="12pt" fo:language="es" fo:country="ES" fo:font-style="italic" style:letter-kerning="true" style:font-name-asian="DejaVu Sans" style:font-family-asian="'DejaVu Sans'" style:font-family-generic-asian="system" style:font-pitch-asian="variable" style:font-size-asian="12pt" style:font-style-asian="italic" style:font-name-complex="Tahoma1" style:font-family-complex="Tahoma" style:font-family-generic-complex="system" style:font-pitch-complex="variable" style:font-size-complex="12pt" style:font-style-complex="italic"/>
    </style:style>
    <style:style style:name="Codigo" style:family="paragraph" style:parent-style-name="Text_20_body_20__28_user_29_" style:default-outline-level="">
      <loext:graphic-properties draw:fill="solid" draw:fill-color="#e6e6ff"/>
      <style:paragraph-properties fo:margin-left="10mm" fo:margin-right="10mm" fo:margin-top="0mm" fo:margin-bottom="0mm" loext:contextual-spacing="false" fo:text-align="start" style:justify-single-word="false" fo:text-indent="0mm" style:auto-text-indent="false" fo:background-color="#e6e6ff" fo:padding="1.41mm" fo:border="0.26pt solid #00b050"/>
      <style:text-properties fo:color="#000080" style:font-name="Courier New" fo:font-family="'Courier New'" style:font-family-generic="roman" style:font-pitch="variable" fo:font-size="9pt" style:font-size-asian="9pt"/>
    </style:style>
    <style:style style:name="Codigo_20_desaconsejado" style:display-name="Codigo desaconsejado" style:family="paragraph" style:parent-style-name="Codigo" style:default-outline-level="">
      <style:paragraph-properties fo:padding="1.41mm" fo:border="0.26pt solid #ff0000"/>
    </style:style>
    <style:style style:name="Consejo" style:family="paragraph" style:parent-style-name="Text_20_body_20__28_user_29_" style:default-outline-level="">
      <loext:graphic-properties draw:fill="solid" draw:fill-color="#e6e6ff"/>
      <style:paragraph-properties fo:margin-left="10mm" fo:margin-right="10mm" fo:text-indent="0mm" style:auto-text-indent="false" fo:background-color="#e6e6ff" fo:padding="4.59mm" fo:border="0.26pt solid #808080"/>
    </style:style>
    <style:style style:name="Problema2" style:family="paragraph" style:parent-style-name="Text_20_body_20__28_user_29_" style:next-style-name="Text_20_body_20__28_user_29_" style:default-outline-level="">
      <style:paragraph-properties fo:margin-top="4mm" fo:margin-bottom="4mm" loext:contextual-spacing="false"/>
      <style:text-properties fo:font-weight="bold" style:font-weight-asian="bold"/>
    </style:style>
    <style:style style:name="Problemas_20_encontrados" style:display-name="Problemas encontrados" style:family="paragraph" style:parent-style-name="Text_20_body_20__28_user_29_" style:next-style-name="Text_20_body_20__28_user_29_" style:default-outline-level="">
      <style:paragraph-properties fo:margin-top="4mm" fo:margin-bottom="4mm" loext:contextual-spacing="false"/>
      <style:text-properties fo:font-weight="bold" style:font-weight-asian="bold"/>
    </style:style>
    <style:style style:name="Numbering_20_1" style:display-name="Numbering 1" style:family="paragraph" style:parent-style-name="List" style:default-outline-level="" style:class="list">
      <style:paragraph-properties fo:margin-left="6.35mm" fo:margin-right="0mm" fo:margin-top="0mm" fo:margin-bottom="2.12mm" loext:contextual-spacing="false" fo:text-indent="-6.35mm" style:auto-text-indent="false"/>
    </style:style>
    <style:style style:name="Contents_20_5_20__28_user_29_" style:display-name="Contents 5 (user)" style:family="paragraph" style:parent-style-name="Index" style:default-outline-level="">
      <style:paragraph-properties fo:margin-left="19.97mm" fo:margin-right="0mm" fo:text-indent="0mm" style:auto-text-indent="false">
        <style:tab-stops>
          <style:tab-stop style:position="169.99mm" style:type="right" style:leader-style="dotted" style:leader-text="."/>
        </style:tab-stops>
      </style:paragraph-properties>
    </style:style>
    <style:style style:name="Header_20_right" style:display-name="Header right" style:family="paragraph" style:parent-style-name="Standard" style:default-outline-level="" style:class="extra">
      <style:paragraph-properties fo:margin-top="0mm" fo:margin-bottom="0mm" loext:contextual-spacing="false" fo:line-height="100%" fo:text-align="start" style:justify-single-word="false" fo:orphans="0" fo:widows="0" text:number-lines="false" text:line-number="0">
        <style:tab-stops>
          <style:tab-stop style:position="84.98mm" style:type="center"/>
          <style:tab-stop style:position="169.99mm" style:type="right"/>
        </style:tab-stops>
      </style:paragraph-properties>
      <style:text-properties style:font-name="Calibri" fo:font-family="Calibri" style:font-family-generic="roman" style:font-pitch="variable" fo:font-size="10.5pt" fo:language="es" fo:country="ES" style:letter-kerning="true" style:font-name-asian="DejaVu Sans" style:font-family-asian="'DejaVu Sans'" style:font-family-generic-asian="system" style:font-pitch-asian="variable" style:font-size-asian="10.5pt" style:font-name-complex="Tahoma1" style:font-family-complex="Tahoma" style:font-family-generic-complex="system" style:font-pitch-complex="variable" style:font-size-complex="12pt"/>
    </style:style>
    <style:style style:name="Criterio_20_Conformidad" style:display-name="Criterio Conformidad" style:family="paragraph" style:parent-style-name="Standard" style:next-style-name="Standard" style:default-outline-level="">
      <style:paragraph-properties fo:margin-top="0mm" fo:margin-bottom="0mm" loext:contextual-spacing="false" fo:line-height="100%" fo:text-align="start" style:justify-single-word="false" fo:orphans="0" fo:widows="0" text:number-lines="false" text:line-number="0"/>
      <style:text-properties fo:font-variant="small-caps" fo:font-size="9pt" fo:language="es" fo:country="ES" fo:font-weight="bold" style:letter-kerning="true" style:font-name-asian="DejaVu Sans" style:font-family-asian="'DejaVu Sans'" style:font-family-generic-asian="system" style:font-pitch-asian="variable" style:font-size-asian="9pt" style:font-weight-asian="bold" style:font-name-complex="Tahoma1" style:font-family-complex="Tahoma" style:font-family-generic-complex="system" style:font-pitch-complex="variable" style:font-size-complex="12pt"/>
    </style:style>
    <style:style style:name="Comprobacion" style:family="paragraph" style:parent-style-name="Standard" style:next-style-name="Ayuda" style:default-outline-level="">
      <style:paragraph-properties fo:margin-top="0mm" fo:margin-bottom="1.99mm" loext:contextual-spacing="false" fo:line-height="125%" fo:text-align="start" style:justify-single-word="false" fo:orphans="0" fo:widows="0" text:number-lines="false" text:line-number="0"/>
      <style:text-properties fo:color="#943634" fo:font-size="9pt" fo:language="es" fo:country="ES" fo:font-weight="bold" style:letter-kerning="true" style:font-name-asian="DejaVu Sans" style:font-family-asian="'DejaVu Sans'" style:font-family-generic-asian="system" style:font-pitch-asian="variable" style:font-size-asian="9pt" style:font-weight-asian="bold" style:font-name-complex="Tahoma1" style:font-family-complex="Tahoma" style:font-family-generic-complex="system" style:font-pitch-complex="variable" style:font-size-complex="12pt"/>
    </style:style>
    <style:style style:name="Ejemplos" style:family="paragraph" style:parent-style-name="Standard" style:next-style-name="Standard" style:default-outline-level="">
      <style:paragraph-properties fo:margin-top="0mm" fo:margin-bottom="1.01mm" loext:contextual-spacing="false" fo:line-height="100%" fo:text-align="start" style:justify-single-word="false" fo:orphans="0" fo:widows="0" text:number-lines="false" text:line-number="0"/>
      <style:text-properties style:font-name="Calibri" fo:font-family="Calibri" style:font-family-generic="roman" style:font-pitch="variable" fo:font-size="10.5pt" fo:language="es" fo:country="ES" style:letter-kerning="true" style:font-name-asian="DejaVu Sans" style:font-family-asian="'DejaVu Sans'" style:font-family-generic-asian="system" style:font-pitch-asian="variable" style:font-size-asian="10.5pt" style:font-name-complex="Tahoma1" style:font-family-complex="Tahoma" style:font-family-generic-complex="system" style:font-pitch-complex="variable" style:font-size-complex="12pt"/>
    </style:style>
    <style:style style:name="Cod._20_Comprobacion" style:display-name="Cod. Comprobacion" style:family="paragraph" style:parent-style-name="Standard" style:next-style-name="Standard" style:default-outline-level="">
      <style:paragraph-properties fo:margin-top="0mm" fo:margin-bottom="0mm" loext:contextual-spacing="false" fo:line-height="100%" fo:text-align="center" style:justify-single-word="false" fo:orphans="0" fo:widows="0" text:number-lines="false" text:line-number="0"/>
      <style:text-properties fo:color="#333333" style:font-name="Calibri" fo:font-family="Calibri" style:font-family-generic="roman" style:font-pitch="variable" fo:font-size="10.5pt" fo:language="es" fo:country="ES" fo:font-weight="bold" style:letter-kerning="true" style:font-name-asian="DejaVu Sans" style:font-family-asian="'DejaVu Sans'" style:font-family-generic-asian="system" style:font-pitch-asian="variable" style:font-size-asian="10.5pt" style:font-weight-asian="bold" style:font-name-complex="Tahoma1" style:font-family-complex="Tahoma" style:font-family-generic-complex="system" style:font-pitch-complex="variable" style:font-size-complex="12pt"/>
    </style:style>
    <style:style style:name="Frame_20_contents" style:display-name="Frame contents" style:family="paragraph" style:parent-style-name="Text_20_body_20__28_user_29_" style:default-outline-level="" style:class="extra"/>
    <style:style style:name="Título_20_de_20_tabla" style:display-name="Título de tabla" style:family="paragraph" style:parent-style-name="Text_20_body_20__28_user_29_" style:next-style-name="Text_20_body_20__28_user_29_" style:default-outline-level="">
      <style:paragraph-properties fo:margin-top="0mm" fo:margin-bottom="0mm" loext:contextual-spacing="false" fo:text-align="center" style:justify-single-word="false"/>
      <style:text-properties fo:font-weight="bold" style:font-weight-asian="bold"/>
    </style:style>
    <style:style style:name="List_20_Heading" style:display-name="List Heading" style:family="paragraph" style:parent-style-name="Standard" style:next-style-name="List_20_Contents" style:default-outline-level="" style:class="html">
      <style:paragraph-properties fo:margin-top="0mm" fo:margin-bottom="0mm" loext:contextual-spacing="false" fo:line-height="100%" fo:text-align="start" style:justify-single-word="false" fo:orphans="0" fo:widows="0"/>
      <style:text-properties style:font-name="Calibri" fo:font-family="Calibri" style:font-family-generic="roman" style:font-pitch="variable" fo:font-size="10.5pt" fo:language="es" fo:country="ES" style:letter-kerning="true" style:font-name-asian="DejaVu Sans" style:font-family-asian="'DejaVu Sans'" style:font-family-generic-asian="system" style:font-pitch-asian="variable" style:font-size-asian="10.5pt" style:font-name-complex="Tahoma1" style:font-family-complex="Tahoma" style:font-family-generic-complex="system" style:font-pitch-complex="variable" style:font-size-complex="12pt"/>
    </style:style>
    <style:style style:name="List_20_Contents" style:display-name="List Contents" style:family="paragraph" style:parent-style-name="Standard" style:default-outline-level="" style:class="html">
      <style:paragraph-properties fo:margin-left="10mm" fo:margin-right="0mm" fo:margin-top="0mm" fo:margin-bottom="0mm" loext:contextual-spacing="false" fo:line-height="100%" fo:text-align="start" style:justify-single-word="false" fo:orphans="0" fo:widows="0" fo:text-indent="0mm" style:auto-text-indent="false"/>
      <style:text-properties style:font-name="Calibri" fo:font-family="Calibri" style:font-family-generic="roman" style:font-pitch="variable" fo:font-size="10.5pt" fo:language="es" fo:country="ES" style:letter-kerning="true" style:font-name-asian="DejaVu Sans" style:font-family-asian="'DejaVu Sans'" style:font-family-generic-asian="system" style:font-pitch-asian="variable" style:font-size-asian="10.5pt" style:font-name-complex="Tahoma1" style:font-family-complex="Tahoma" style:font-family-generic-complex="system" style:font-pitch-complex="variable" style:font-size-complex="12pt"/>
    </style:style>
    <style:style style:name="Descripcion" style:family="paragraph" style:parent-style-name="Text_20_body_20__28_user_29_" style:default-outline-level="">
      <style:paragraph-properties fo:margin-left="14.99mm" fo:margin-right="14.99mm" fo:text-indent="0mm" style:auto-text-indent="false"/>
    </style:style>
    <style:style style:name="contenido" style:family="paragraph" style:parent-style-name="Text_20_body_20__28_user_29_" style:default-outline-level=""/>
    <style:style style:name="Table_20_Contents" style:display-name="Table Contents" style:family="paragraph" style:parent-style-name="Standard" style:default-outline-level="" style:class="extra">
      <style:paragraph-properties fo:margin-top="0mm" fo:margin-bottom="0mm" loext:contextual-spacing="false" fo:line-height="150%" fo:text-align="start" style:justify-single-word="false" fo:orphans="0" fo:widows="0" text:number-lines="false" text:line-number="0" style:vertical-align="auto"/>
      <style:text-properties fo:font-size="9pt" fo:language="es" fo:country="ES" style:font-name-asian="DejaVu Sans" style:font-family-asian="'DejaVu Sans'" style:font-family-generic-asian="system" style:font-pitch-asian="variable" style:font-size-asian="9pt" style:font-name-complex="Tahoma1" style:font-family-complex="Tahoma" style:font-family-generic-complex="system" style:font-pitch-complex="variable" style:font-size-complex="12pt" style:language-complex="es" style:country-complex="ES"/>
    </style:style>
    <style:style style:name="Encabezado_20_de_20_la_20_tabla" style:display-name="Encabezado de la tabla" style:family="paragraph" style:parent-style-name="Table_20_Contents" style:default-outline-level="">
      <style:paragraph-properties fo:margin-top="1.01mm" fo:margin-bottom="1.01mm" loext:contextual-spacing="false" fo:text-align="center" style:justify-single-word="false"/>
      <style:text-properties fo:font-variant="small-caps" fo:color="#ffffff" fo:font-size="10pt" fo:font-weight="bold" style:font-size-asian="10pt" style:font-weight-asian="bold" style:font-weight-complex="bold"/>
    </style:style>
    <style:style style:name="Ayuda" style:family="paragraph" style:parent-style-name="Table_20_Contents" style:next-style-name="Texto_20_Ayuda" style:default-outline-level="">
      <style:paragraph-properties fo:margin-top="4.23mm" fo:margin-bottom="2.12mm" loext:contextual-spacing="false"/>
      <style:text-properties fo:font-variant="small-caps" fo:font-weight="bold" style:font-weight-asian="bold" style:language-complex="ar" style:country-complex="SA"/>
    </style:style>
    <style:style style:name="Texto_20_Ayuda" style:display-name="Texto Ayuda" style:family="paragraph" style:parent-style-name="Table_20_Contents" style:default-outline-level="">
      <style:paragraph-properties fo:margin-top="2.12mm" fo:margin-bottom="2.12mm" loext:contextual-spacing="false" fo:line-height="125%"/>
    </style:style>
    <style:style style:name="Codigo_20_erroneo" style:display-name="Codigo erroneo" style:family="paragraph" style:parent-style-name="Codigo" style:default-outline-level="">
      <style:paragraph-properties fo:padding="1.41mm" fo:border="0.26pt solid #ff0000"/>
    </style:style>
    <style:style style:name="Excepcion" style:family="paragraph" style:parent-style-name="Texto_20_Ayuda" style:default-outline-level="">
      <style:text-properties style:text-underline-style="solid" style:text-underline-width="auto" style:text-underline-color="font-color"/>
    </style:style>
    <style:style style:name="Titulo_20_2" style:display-name="Titulo 2" style:family="paragraph" style:parent-style-name="Heading_20_1" style:default-outline-level="">
      <style:text-properties fo:font-size="11pt" style:font-size-asian="11pt"/>
    </style:style>
    <style:style style:name="Estilo_20_Titulo_20_2_20__2b__20_Diseño_3a__20_Claro_20__28_Fondo_20_1_29_" style:display-name="Estilo Titulo 2 + Diseño: Claro (Fondo 1)" style:family="paragraph" style:parent-style-name="Titulo_20_2" style:default-outline-level="">
      <loext:graphic-properties draw:fill="solid" draw:fill-color="#f2f2f2"/>
      <style:paragraph-properties fo:margin-top="0mm" fo:margin-bottom="2.12mm" loext:contextual-spacing="false" fo:background-color="#f2f2f2"/>
      <style:text-properties style:font-name-complex="Times New Roman1" style:font-family-complex="'Times New Roman'" style:font-family-generic-complex="system" style:font-pitch-complex="variable" style:font-size-complex="10pt"/>
    </style:style>
    <style:style style:name="R11" style:family="paragraph" style:parent-style-name="Heading_20_2" style:next-style-name="Heading_20_2" style:default-outline-level="">
      <style:paragraph-properties fo:margin-top="6.35mm" fo:margin-bottom="2.12mm" loext:contextual-spacing="false"/>
      <style:text-properties fo:text-transform="uppercase" style:use-window-font-color="true" style:font-name="Verdana" fo:font-family="Verdana" style:font-family-generic="roman" style:font-pitch="variable" fo:font-size="13pt" style:font-size-asian="13pt" style:font-name-complex="Times New Roman1" style:font-family-complex="'Times New Roman'" style:font-family-generic-complex="system" style:font-pitch-complex="variable" style:font-size-complex="10pt" style:font-weight-complex="normal"/>
    </style:style>
    <style:style style:name="Criterios" style:family="paragraph" style:parent-style-name="Heading_20_4" style:next-style-name="Heading_20_4" style:default-outline-level="">
      <style:paragraph-properties fo:margin-left="0mm" fo:margin-right="10mm" fo:line-height="120%" fo:orphans="0" fo:widows="0" fo:text-indent="0mm" style:auto-text-indent="false" fo:padding="2.47mm" fo:border="none"/>
      <style:text-properties style:use-window-font-color="true" fo:language="es" fo:country="ES" style:letter-kerning="true" style:font-name-asian="DejaVu Sans" style:font-family-asian="'DejaVu Sans'" style:font-family-generic-asian="system" style:font-pitch-asian="variable" style:font-name-complex="Tahoma1" style:font-family-complex="Tahoma" style:font-family-generic-complex="system" style:font-pitch-complex="variable" style:font-size-complex="12pt"/>
    </style:style>
    <style:style style:name="Enunciado" style:family="paragraph" style:parent-style-name="Heading_20_5" style:default-outline-level="">
      <loext:graphic-properties draw:fill="solid" draw:fill-color="#f2f2f2"/>
      <style:paragraph-properties fo:text-align="start" style:justify-single-word="false" fo:background-color="#f2f2f2">
        <style:tab-stops>
          <style:tab-stop style:position="20mm"/>
        </style:tab-stops>
      </style:paragraph-properties>
      <style:text-properties fo:font-size="10pt" fo:font-style="normal" fo:font-weight="bold" style:font-size-asian="10pt" style:font-style-asian="normal" style:font-weight-asian="bold" style:font-name-complex="Times New Roman1" style:font-family-complex="'Times New Roman'" style:font-family-generic-complex="system" style:font-pitch-complex="variable" style:font-size-complex="10pt" style:font-style-complex="italic"/>
    </style:style>
    <style:style style:name="Default" style:family="paragraph" style:default-outline-level="">
      <style:paragraph-properties fo:text-align="start" style:justify-single-word="false" fo:orphans="2" fo:widows="2" style:writing-mode="lr-tb"/>
      <style:text-properties fo:color="#000000" style:font-name="Cambria" fo:font-family="Cambria" style:font-family-generic="roman" style:font-pitch="variable" fo:font-size="12pt" style:font-size-asian="12pt" style:font-name-complex="Cambria1" style:font-family-complex="Cambria" style:font-family-generic-complex="system" style:font-pitch-complex="variable" style:font-size-complex="12pt"/>
    </style:style>
    <style:style style:name="Header" style:family="paragraph" style:parent-style-name="Standard" style:class="extra"/>
    <style:style style:name="Default_20_Paragraph_20_Font" style:display-name="Default Paragraph Font" style:family="text"/>
    <style:style style:name="Título_20_Car" style:display-name="Título Car" style:family="text" style:parent-style-name="Default_20_Paragraph_20_Font">
      <style:text-properties style:font-name="Arial" fo:font-family="Arial" style:font-family-generic="roman" style:font-pitch="variable" fo:font-size="16pt" fo:language="es" fo:country="none" fo:font-weight="bold" style:letter-kerning="true" style:font-size-asian="16pt" style:font-weight-asian="bold" style:font-name-complex="Arial1" style:font-family-complex="Arial" style:font-family-generic-complex="system" style:font-pitch-complex="variable" style:font-size-complex="16pt" style:font-weight-complex="bold"/>
    </style:style>
    <style:style style:name="Internet_20_link" style:display-name="Internet link" style:family="text">
      <style:text-properties fo:color="#c00000" style:font-name="Arial" fo:font-family="Arial" style:font-family-generic="roman" style:font-pitch="variable" fo:font-size="9pt" style:text-underline-style="solid" style:text-underline-width="auto" style:text-underline-color="font-color" style:font-size-asian="9pt"/>
    </style:style>
    <style:style style:name="Título_20_4_20_Car" style:display-name="Título 4 Car" style:family="text">
      <style:text-properties fo:color="#e1120d" style:font-name="Arial" fo:font-family="Arial" style:font-family-generic="roman" style:font-pitch="variable" fo:font-size="11pt" fo:language="es" fo:country="ES" fo:font-weight="bold" style:font-size-asian="11pt" style:language-asian="es" style:country-asian="ES" style:font-weight-asian="bold" style:font-name-complex="Arial1" style:font-family-complex="Arial" style:font-family-generic-complex="system" style:font-pitch-complex="variable" style:font-size-complex="14pt" style:language-complex="ar" style:country-complex="SA" style:font-weight-complex="bold"/>
    </style:style>
    <style:style style:name="P_20_Car" style:display-name="P Car" style:family="text">
      <style:text-properties style:font-name="Arial" fo:font-family="Arial" style:font-family-generic="roman" style:font-pitch="variable" fo:font-size="11pt" fo:language="es" fo:country="none" style:font-size-asian="11pt" style:language-asian="es" style:country-asian="ES" style:font-name-complex="Arial1" style:font-family-complex="Arial" style:font-family-generic-complex="system" style:font-pitch-complex="variable" style:font-size-complex="14pt" style:language-complex="ar" style:country-complex="SA"/>
    </style:style>
    <style:style style:name="Estilo_20_codigo_20__2b__20_Negrita_20_Car" style:display-name="Estilo codigo + Negrita Car" style:family="text">
      <style:text-properties fo:color="#000066" style:font-name="Courier New" fo:font-family="'Courier New'" style:font-family-generic="roman" style:font-pitch="variable" fo:language="en" fo:country="GB" fo:font-weight="bold" style:font-weight-asian="bold" style:font-weight-complex="bold"/>
    </style:style>
    <style:style style:name="Atributo" style:family="text">
      <style:text-properties fo:color="#000066" style:font-name="Courier New" fo:font-family="'Courier New'" style:font-family-generic="roman" style:font-pitch="variable" fo:font-size="10pt" fo:font-style="italic" style:font-size-asian="10pt" style:font-style-asian="italic" style:font-size-complex="11pt"/>
    </style:style>
    <style:style style:name="Elemento" style:family="text">
      <style:text-properties fo:font-variant="normal" fo:text-transform="none" fo:color="#000066" style:font-name="Courier New" fo:font-family="'Courier New'" style:font-family-generic="roman" style:font-pitch="variable" fo:font-size="10pt" style:font-size-asian="10pt" style:font-size-complex="11pt"/>
    </style:style>
    <style:style style:name="codigo_20_Car" style:display-name="codigo Car" style:family="text">
      <style:text-properties fo:color="#000066" style:font-name="Courier New" fo:font-family="'Courier New'" style:font-family-generic="roman" style:font-pitch="variable" fo:language="en" fo:country="GB"/>
    </style:style>
    <style:style style:name="Elemento_20_Car" style:display-name="Elemento Car" style:family="text">
      <style:text-properties fo:color="#000080" style:font-name="Courier New" fo:font-family="'Courier New'" style:font-family-generic="roman" style:font-pitch="variable" fo:language="es" fo:country="ES" style:language-asian="es" style:country-asian="ES" style:font-name-complex="Arial1" style:font-family-complex="Arial" style:font-family-generic-complex="system" style:font-pitch-complex="variable" style:font-size-complex="14pt" style:language-complex="ar" style:country-complex="SA"/>
    </style:style>
    <style:style style:name="HTML_20_Code" style:display-name="HTML Code" style:family="tex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ELEMENTO" style:family="text">
      <style:text-properties fo:text-transform="uppercase" fo:color="#000066" style:font-name="Courier New" fo:font-family="'Courier New'" style:font-family-generic="roman" style:font-pitch="variable" fo:font-size="10pt" style:font-size-asian="10pt" style:font-size-complex="11pt"/>
    </style:style>
    <style:style style:name="codigo_20_incorrecto_20_Car" style:display-name="codigo incorrecto Car" style:family="text">
      <style:text-properties fo:color="#000066" style:font-name="Courier New" fo:font-family="'Courier New'" style:font-family-generic="roman" style:font-pitch="variable" fo:language="en" fo:country="GB" style:language-asian="es" style:country-asian="ES" style:language-complex="ar" style:country-complex="SA"/>
    </style:style>
    <style:style style:name="Título_20_1_20_Car" style:display-name="Título 1 Car" style:family="text">
      <style:text-properties style:font-name="Arial" fo:font-family="Arial" style:font-family-generic="roman" style:font-pitch="variable" fo:font-size="13pt" fo:font-weight="bold" style:font-size-asian="13pt" style:font-weight-asian="bold" style:font-name-complex="Arial1" style:font-family-complex="Arial" style:font-family-generic-complex="system" style:font-pitch-complex="variable" style:font-size-complex="14pt" style:font-weight-complex="bold"/>
    </style:style>
    <style:style style:name="Título_20_5_20_Car" style:display-name="Título 5 Car" style:family="text">
      <style:text-properties fo:color="#801d28" style:font-name="Arial" fo:font-family="Arial" style:font-family-generic="roman" style:font-pitch="variable" fo:font-size="11pt" fo:language="es" fo:country="none" fo:font-style="italic" style:font-size-asian="11pt" style:font-style-asian="italic" style:font-name-complex="Arial1" style:font-family-complex="Arial" style:font-family-generic-complex="system" style:font-pitch-complex="variable" style:font-size-complex="14pt"/>
    </style:style>
    <style:style style:name="Título_20_6_20_Car" style:display-name="Título 6 Car" style:family="text">
      <style:text-properties fo:font-size="11pt" fo:language="es" fo:country="none" fo:font-weight="bold" style:font-size-asian="11pt" style:font-weight-asian="bold" style:font-name-complex="Arial1" style:font-family-complex="Arial" style:font-family-generic-complex="system" style:font-pitch-complex="variable" style:font-size-complex="11pt" style:font-weight-complex="bold"/>
    </style:style>
    <style:style style:name="Título_20_7_20_Car" style:display-name="Título 7 Car" style:family="text">
      <style:text-properties fo:font-size="12pt" fo:language="es" fo:country="none" style:font-size-asian="12pt" style:font-name-complex="Arial1" style:font-family-complex="Arial" style:font-family-generic-complex="system" style:font-pitch-complex="variable" style:font-size-complex="12pt"/>
    </style:style>
    <style:style style:name="Título_20_8_20_Car" style:display-name="Título 8 Car" style:family="text">
      <style:text-properties fo:font-size="12pt" fo:language="es" fo:country="none" fo:font-style="italic" style:font-size-asian="12pt" style:font-style-asian="italic" style:font-name-complex="Arial1" style:font-family-complex="Arial" style:font-family-generic-complex="system" style:font-pitch-complex="variable" style:font-size-complex="12pt" style:font-style-complex="italic"/>
    </style:style>
    <style:style style:name="Título_20_9_20_Car" style:display-name="Título 9 Car" style:family="text">
      <style:text-properties style:font-name="Arial" fo:font-family="Arial" style:font-family-generic="roman" style:font-pitch="variable" fo:font-size="11pt" fo:language="es" fo:country="none" style:font-size-asian="11pt" style:font-name-complex="Arial1" style:font-family-complex="Arial" style:font-family-generic-complex="system" style:font-pitch-complex="variable" style:font-size-complex="11pt"/>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alor" style:family="text">
      <style:text-properties fo:color="#000080" style:font-name="Lucida Console" fo:font-family="'Lucida Console'" style:font-family-generic="roman" style:font-pitch="variable" fo:font-size="9pt" fo:font-style="italic" style:font-size-asian="9pt" style:font-style-asian="italic" style:font-size-complex="11pt"/>
    </style:style>
    <style:style style:name="Documento_5f_nombre" style:display-name="Documento_nombre" style:family="text">
      <style:text-properties fo:color="#000080" style:font-name="Arial" fo:font-family="Arial" style:font-family-generic="roman" style:font-pitch="variable" fo:font-size="10.5pt" fo:font-style="italic" fo:font-weight="normal" style:font-size-asian="10.5pt" style:font-style-asian="italic" style:font-weight-asian="normal"/>
    </style:style>
    <style:style style:name="Footnote_20_Symbol" style:display-name="Footnote Symbol" style:family="text"/>
    <style:style style:name="Footnote_20_anchor" style:display-name="Footnote anchor" style:family="text">
      <style:text-properties style:text-position="super 58%"/>
    </style:style>
    <style:style style:name="Texto_20_de_20_globo_20_Car" style:display-name="Texto de globo Car" style:family="text">
      <style:text-properties style:font-name="Tahoma" fo:font-family="Tahoma" style:font-family-generic="roman" style:font-pitch="variable" fo:font-size="8pt" fo:language="es" fo:country="none" style:font-size-asian="8pt" style:font-name-complex="Tahoma1" style:font-family-complex="Tahoma" style:font-family-generic-complex="system" style:font-pitch-complex="variable" style:font-size-complex="8pt"/>
    </style:style>
    <style:style style:name="Pie_20_de_20_página_20_Car" style:display-name="Pie de página Car" style:family="text">
      <style:text-properties fo:color="#385623" style:font-name="Arial" fo:font-family="Arial" style:font-family-generic="roman" style:font-pitch="variable" fo:font-size="8pt" fo:language="es" fo:country="none" fo:font-style="italic" style:font-size-asian="8pt" style:font-style-asian="italic" style:font-name-complex="Arial1" style:font-family-complex="Arial" style:font-family-generic-complex="system" style:font-pitch-complex="variable" style:font-size-complex="8pt"/>
    </style:style>
    <style:style style:name="Texto_20_nota_20_pie_20_Car" style:display-name="Texto nota pie Car" style:family="text">
      <style:text-properties fo:color="#808080" style:font-name="Verdana" fo:font-family="Verdana" style:font-family-generic="roman" style:font-pitch="variable" fo:font-size="8pt" fo:language="es" fo:country="none" style:font-size-asian="8pt" style:font-size-complex="8pt"/>
    </style:style>
    <style:style style:name="Endnote_20_anchor" style:display-name="Endnote anchor" style:family="text">
      <style:text-properties style:text-position="super 58%"/>
    </style:style>
    <style:style style:name="Endnote_20_Characters" style:display-name="Endnote Characters" style:family="text">
      <style:text-properties style:text-position="super 58%"/>
    </style:style>
    <style:style style:name="Contenido_20_de_20_la_20_tabla_20_Car" style:display-name="Contenido de la tabla Car" style:family="text">
      <style:text-properties style:font-name="Arial" fo:font-family="Arial" style:font-family-generic="roman" style:font-pitch="variable" fo:font-size="9pt" style:font-name-asian="DejaVu Sans" style:font-family-asian="'DejaVu Sans'" style:font-family-generic-asian="system" style:font-pitch-asian="variable" style:font-size-asian="9pt" style:font-name-complex="Tahoma1" style:font-family-complex="Tahoma" style:font-family-generic-complex="system" style:font-pitch-complex="variable" style:font-size-complex="12pt" style:language-complex="es" style:country-complex="ES"/>
    </style:style>
    <style:style style:name="Texto_20_Ayuda_20_Car" style:display-name="Texto Ayuda Car" style:family="text">
      <style:text-properties style:font-name="Arial" fo:font-family="Arial" style:font-family-generic="roman" style:font-pitch="variable" fo:font-size="9pt" style:font-name-asian="DejaVu Sans" style:font-family-asian="'DejaVu Sans'" style:font-family-generic-asian="system" style:font-pitch-asian="variable" style:font-size-asian="9pt" style:font-name-complex="Tahoma1" style:font-family-complex="Tahoma" style:font-family-generic-complex="system" style:font-pitch-complex="variable" style:font-size-complex="12pt" style:language-complex="es" style:country-complex="ES"/>
    </style:style>
    <style:style style:name="Excepcion_20_Car" style:display-name="Excepcion Car" style:family="text">
      <style:text-properties style:font-name="Arial" fo:font-family="Arial" style:font-family-generic="roman" style:font-pitch="variable" fo:font-size="9pt" style:text-underline-style="solid" style:text-underline-width="auto" style:text-underline-color="font-color" style:font-name-asian="DejaVu Sans" style:font-family-asian="'DejaVu Sans'" style:font-family-generic-asian="system" style:font-pitch-asian="variable" style:font-size-asian="9pt" style:font-name-complex="Tahoma1" style:font-family-complex="Tahoma" style:font-family-generic-complex="system" style:font-pitch-complex="variable" style:font-size-complex="12pt" style:language-complex="es" style:country-complex="ES"/>
    </style:style>
    <style:style style:name="Asunto_20_del_20_comentario_20_Car" style:display-name="Asunto del comentario Car" style:family="text">
      <style:text-properties style:font-name="Arial" fo:font-family="Arial" style:font-family-generic="roman" style:font-pitch="variable" fo:language="es" fo:country="none" fo:font-weight="bold" style:font-weight-asian="bold" style:font-weight-complex="bold"/>
    </style:style>
    <style:style style:name="Título_20_3_20_Car" style:display-name="Título 3 Car" style:family="text" style:parent-style-name="Default_20_Paragraph_20_Font">
      <style:text-properties fo:color="#e1120d" style:font-name="Arial" fo:font-family="Arial" style:font-family-generic="roman" style:font-pitch="variable" fo:font-size="12pt" fo:language="es" fo:country="none" fo:font-weight="bold" style:font-size-asian="12pt" style:font-weight-asian="bold" style:font-name-complex="Arial1" style:font-family-complex="Arial" style:font-family-generic-complex="system" style:font-pitch-complex="variable" style:font-size-complex="14pt" style:font-weight-complex="bold"/>
    </style:style>
    <style:style style:name="Unresolved_20_Mention" style:display-name="Unresolved Mention" style:family="text" style:parent-style-name="Default_20_Paragraph_20_Font">
      <style:text-properties fo:color="#605e5c" fo:background-color="#e1dfdd"/>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font-size="14pt" fo:font-style="normal" fo:font-weight="bold"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fo:font-size="14pt" fo:font-style="normal" fo:font-weight="bold"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fo:font-size="14pt" fo:font-style="normal" fo:font-weight="bold"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fo:font-size="14pt" fo:font-style="normal" fo:font-weight="bold"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fo:font-size="14pt" fo:font-style="normal" fo:font-weight="bold"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fo:font-size="14pt" fo:font-style="normal" fo:font-weight="bold"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fo:font-size="14pt" fo:font-style="normal" fo:font-weight="bold"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fo:font-size="14pt" fo:font-style="normal" fo:font-weight="bold"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fo:font-size="14pt" fo:font-style="normal" fo:font-weight="bold"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size="14pt" fo:font-style="normal" fo:font-weight="bold"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fo:font-size="14pt" fo:font-style="normal" fo:font-weight="bold"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fo:font-size="14pt" fo:font-style="normal" fo:font-weight="bold"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fo:font-size="14pt" fo:font-style="normal" fo:font-weight="bold"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fo:font-size="14pt" fo:font-style="normal" fo:font-weight="bold"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complex="Times New Roman1" style:font-family-complex="'Times New Roman'" style:font-family-generic-complex="system" style:font-pitch-complex="variable"/>
    </style:style>
    <style:style style:name="ListLabel_20_56" style:display-name="ListLabel 56" style:family="text">
      <style:text-properties style:font-name-complex="Times New Roman1" style:font-family-complex="'Times New Roman'" style:font-family-generic-complex="system" style:font-pitch-complex="variable"/>
    </style:style>
    <style:style style:name="ListLabel_20_57" style:display-name="ListLabel 57" style:family="text">
      <style:text-properties fo:font-size="14pt" fo:font-style="normal" fo:font-weight="bold"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58" style:display-name="ListLabel 58" style:family="text">
      <style:text-properties style:font-name-complex="Times New Roman1" style:font-family-complex="'Times New Roman'"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fo:font-size="14pt" fo:font-style="normal" fo:font-weight="bold"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fo:font-size="14pt" fo:font-style="normal" fo:font-weight="bold"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fo:font-size="14pt" fo:font-style="normal" fo:font-weight="bold"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fo:font-size="14pt" fo:font-style="normal" fo:font-weight="bold"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fo:font-size="14pt" fo:font-style="normal" fo:font-weight="bold"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fo:font-size="14pt" fo:font-style="normal" fo:font-weight="bold"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fo:font-size="14pt" fo:font-style="normal" fo:font-weight="bold"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fo:font-size="14pt" fo:font-style="normal" fo:font-weight="bold"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ListLabel_20_91" style:display-name="ListLabel 91" style:family="text">
      <style:text-properties style:font-name-complex="Times New Roman1" style:font-family-complex="'Times New Roman'" style:font-family-generic-complex="system" style:font-pitch-complex="variable"/>
    </style:style>
    <style:style style:name="ListLabel_20_92" style:display-name="ListLabel 92" style:family="text">
      <style:text-properties style:font-name-complex="Times New Roman1" style:font-family-complex="'Times New Roman'" style:font-family-generic-complex="system" style:font-pitch-complex="variable"/>
    </style:style>
    <style:style style:name="ListLabel_20_93" style:display-name="ListLabel 93" style:family="text">
      <style:text-properties fo:font-size="14pt" fo:font-style="normal" fo:font-weight="bold"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94" style:display-name="ListLabel 94" style:family="text">
      <style:text-properties style:font-name-complex="Times New Roman1" style:font-family-complex="'Times New Roman'" style:font-family-generic-complex="system" style:font-pitch-complex="variable"/>
    </style:style>
    <style:style style:name="ListLabel_20_95" style:display-name="ListLabel 95" style:family="text">
      <style:text-properties style:font-name-complex="Times New Roman1" style:font-family-complex="'Times New Roman'" style:font-family-generic-complex="system" style:font-pitch-complex="variable"/>
    </style:style>
    <style:style style:name="ListLabel_20_96" style:display-name="ListLabel 96" style:family="text">
      <style:text-properties style:font-name-complex="Times New Roman1" style:font-family-complex="'Times New Roman'" style:font-family-generic-complex="system" style:font-pitch-complex="variable"/>
    </style:style>
    <style:style style:name="ListLabel_20_97" style:display-name="ListLabel 97" style:family="text">
      <style:text-properties fo:font-size="14pt" fo:font-style="normal" fo:font-weight="bold"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98" style:display-name="ListLabel 98" style:family="text">
      <style:text-properties style:font-name-complex="Times New Roman1" style:font-family-complex="'Times New Roman'" style:font-family-generic-complex="system" style:font-pitch-complex="variable"/>
    </style:style>
    <style:style style:name="ListLabel_20_99" style:display-name="ListLabel 99" style:family="text">
      <style:text-properties style:font-name-complex="Times New Roman1" style:font-family-complex="'Times New Roman'" style:font-family-generic-complex="system" style:font-pitch-complex="variable"/>
    </style:style>
    <style:style style:name="ListLabel_20_100" style:display-name="ListLabel 100" style:family="text">
      <style:text-properties style:font-name-complex="Times New Roman1" style:font-family-complex="'Times New Roman'" style:font-family-generic-complex="system" style:font-pitch-complex="variable"/>
    </style:style>
    <style:style style:name="ListLabel_20_101" style:display-name="ListLabel 101" style:family="text">
      <style:text-properties fo:font-size="14pt" fo:font-style="normal" fo:font-weight="bold"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102" style:display-name="ListLabel 102" style:family="text">
      <style:text-properties style:font-name-complex="Times New Roman1" style:font-family-complex="'Times New Roman'" style:font-family-generic-complex="system" style:font-pitch-complex="variable"/>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fo:font-size="14pt" fo:font-style="normal" fo:font-weight="bold"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fo:font-size="14pt" fo:font-style="normal" fo:font-weight="bold"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fo:font-size="14pt" fo:font-style="normal" fo:font-weight="bold"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fo:font-size="14pt" fo:font-style="normal" fo:font-weight="bold"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fo:font-size="14pt" fo:font-style="normal" fo:font-weight="bold"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fo:font-size="14pt" fo:font-style="normal" fo:font-weight="bold"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style:font-name-complex="Times New Roman1" style:font-family-complex="'Times New Roman'" style:font-family-generic-complex="system" style:font-pitch-complex="variable"/>
    </style:style>
    <style:style style:name="ListLabel_20_128" style:display-name="ListLabel 128" style:family="text">
      <style:text-properties style:font-name-complex="Times New Roman1" style:font-family-complex="'Times New Roman'" style:font-family-generic-complex="system" style:font-pitch-complex="variable"/>
    </style:style>
    <style:style style:name="ListLabel_20_129" style:display-name="ListLabel 129" style:family="text">
      <style:text-properties fo:font-size="14pt" fo:font-style="normal" fo:font-weight="bold"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130" style:display-name="ListLabel 130" style:family="text">
      <style:text-properties style:font-name-complex="Times New Roman1" style:font-family-complex="'Times New Roman'" style:font-family-generic-complex="system" style:font-pitch-complex="variable"/>
    </style:style>
    <style:style style:name="ListLabel_20_131" style:display-name="ListLabel 131" style:family="text">
      <style:text-properties style:font-name-complex="Times New Roman1" style:font-family-complex="'Times New Roman'" style:font-family-generic-complex="system" style:font-pitch-complex="variable"/>
    </style:style>
    <style:style style:name="ListLabel_20_132" style:display-name="ListLabel 132" style:family="text">
      <style:text-properties style:font-name-complex="Times New Roman1" style:font-family-complex="'Times New Roman'" style:font-family-generic-complex="system" style:font-pitch-complex="variable"/>
    </style:style>
    <style:style style:name="ListLabel_20_133" style:display-name="ListLabel 133" style:family="text">
      <style:text-properties fo:font-size="14pt" fo:font-style="normal" fo:font-weight="bold"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134" style:display-name="ListLabel 134" style:family="text">
      <style:text-properties style:font-name-complex="Times New Roman1" style:font-family-complex="'Times New Roman'" style:font-family-generic-complex="system" style:font-pitch-complex="variable"/>
    </style:style>
    <style:style style:name="ListLabel_20_135" style:display-name="ListLabel 135" style:family="text">
      <style:text-properties style:font-name-complex="Times New Roman1" style:font-family-complex="'Times New Roman'" style:font-family-generic-complex="system" style:font-pitch-complex="variable"/>
    </style:style>
    <style:style style:name="ListLabel_20_136" style:display-name="ListLabel 136" style:family="text">
      <style:text-properties style:font-name-complex="Times New Roman1" style:font-family-complex="'Times New Roman'" style:font-family-generic-complex="system" style:font-pitch-complex="variable"/>
    </style:style>
    <style:style style:name="ListLabel_20_137" style:display-name="ListLabel 137" style:family="text">
      <style:text-properties fo:font-size="11pt" style:font-size-asian="11pt"/>
    </style:style>
    <style:style style:name="ListLabel_20_138" style:display-name="ListLabel 138" style:family="text">
      <style:text-properties style:font-name-complex="Courier New2" style:font-family-complex="'Courier New'" style:font-family-generic-complex="system" style:font-pitch-complex="variable"/>
    </style:style>
    <style:style style:name="ListLabel_20_139" style:display-name="ListLabel 139" style:family="text">
      <style:text-properties style:font-name-complex="Courier New2" style:font-family-complex="'Courier New'" style:font-family-generic-complex="system" style:font-pitch-complex="variable"/>
    </style:style>
    <style:style style:name="ListLabel_20_140" style:display-name="ListLabel 140" style:family="text">
      <style:text-properties style:font-name-complex="Courier New2" style:font-family-complex="'Courier New'" style:font-family-generic-complex="system" style:font-pitch-complex="variable"/>
    </style:style>
    <style:style style:name="ListLabel_20_141" style:display-name="ListLabel 141" style:family="text">
      <style:text-properties fo:color="#6a8236" fo:font-size="14pt" fo:font-style="normal" fo:font-weight="bold" style:font-size-asian="14pt" style:font-style-asian="normal" style:font-weight-asian="bold" style:font-name-complex="Times New Roman1" style:font-family-complex="'Times New Roman'" style:font-family-generic-complex="system" style:font-pitch-complex="variable" style:font-size-complex="14pt"/>
    </style:style>
    <style:style style:name="ListLabel_20_142" style:display-name="ListLabel 142" style:family="text">
      <style:text-properties fo:color="#6a8236" fo:font-size="13pt" fo:font-style="normal" fo:font-weight="bold" style:font-size-asian="13pt" style:font-style-asian="normal" style:font-weight-asian="bold" style:font-name-complex="Times New Roman1" style:font-family-complex="'Times New Roman'" style:font-family-generic-complex="system" style:font-pitch-complex="variable"/>
    </style:style>
    <style:style style:name="ListLabel_20_143" style:display-name="ListLabel 143" style:family="text">
      <style:text-properties fo:color="#6a8236" style:text-line-through-style="none" style:text-line-through-type="none" style:text-position="0% 100%" fo:letter-spacing="normal" fo:font-style="normal" style:text-underline-style="none" fo:font-weight="bold" style:letter-kerning="false" style:font-style-asian="normal" style:font-weight-asian="bold" style:font-style-complex="normal" style:font-weight-complex="normal" style:text-emphasize="none" text:display="true"/>
    </style:style>
    <style:style style:name="ListLabel_20_144" style:display-name="ListLabel 144" style:family="text">
      <style:text-properties fo:font-style="normal" fo:font-weight="bold" style:font-style-asian="normal" style:font-weight-asian="bold"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style:font-name-complex="Times New Roman1" style:font-family-complex="'Times New Roman'" style:font-family-generic-complex="system" style:font-pitch-complex="variable"/>
    </style:style>
    <style:style style:name="ListLabel_20_150" style:display-name="ListLabel 150" style:family="text">
      <style:text-properties fo:font-size="11pt" style:font-size-asian="11pt"/>
    </style:style>
    <style:style style:name="ListLabel_20_151" style:display-name="ListLabel 151" style:family="text">
      <style:text-properties style:font-name-complex="Courier New2" style:font-family-complex="'Courier New'" style:font-family-generic-complex="system" style:font-pitch-complex="variable"/>
    </style:style>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text-properties style:font-name-complex="Courier New2" style:font-family-complex="'Courier New'" style:font-family-generic-complex="system" style:font-pitch-complex="variable"/>
    </style:style>
    <style:style style:name="ListLabel_20_154" style:display-name="ListLabel 154" style:family="text">
      <style:text-properties fo:language="es" fo:country="none"/>
    </style:style>
    <style:style style:name="ListLabel_20_155" style:display-name="ListLabel 155" style:family="text">
      <style:text-properties style:font-name-complex="Courier New2" style:font-family-complex="'Courier New'" style:font-family-generic-complex="system" style:font-pitch-complex="variable"/>
    </style:style>
    <style:style style:name="ListLabel_20_156" style:display-name="ListLabel 156" style:family="text">
      <style:text-properties style:font-name-complex="Courier New2" style:font-family-complex="'Courier New'" style:font-family-generic-complex="system" style:font-pitch-complex="variable"/>
    </style:style>
    <style:style style:name="ListLabel_20_157" style:display-name="ListLabel 157" style:family="text">
      <style:text-properties style:font-name-complex="Courier New2" style:font-family-complex="'Courier New'" style:font-family-generic-complex="system" style:font-pitch-complex="variable"/>
    </style:style>
    <style:style style:name="ListLabel_20_158" style:display-name="ListLabel 158" style:family="text">
      <style:text-properties style:font-name-complex="Courier New2" style:font-family-complex="'Courier New'" style:font-family-generic-complex="system" style:font-pitch-complex="variable"/>
    </style:style>
    <style:style style:name="ListLabel_20_159" style:display-name="ListLabel 159" style:family="text">
      <style:text-properties style:font-name-complex="Courier New2" style:font-family-complex="'Courier New'" style:font-family-generic-complex="system" style:font-pitch-complex="variable"/>
    </style:style>
    <style:style style:name="ListLabel_20_160" style:display-name="ListLabel 160" style:family="text">
      <style:text-properties style:font-name-complex="Courier New2" style:font-family-complex="'Courier New'" style:font-family-generic-complex="system" style:font-pitch-complex="variable"/>
    </style:style>
    <style:style style:name="ListLabel_20_161" style:display-name="ListLabel 161" style:family="text">
      <style:text-properties style:font-name-complex="Courier New2" style:font-family-complex="'Courier New'" style:font-family-generic-complex="system" style:font-pitch-complex="variable"/>
    </style:style>
    <style:style style:name="ListLabel_20_162" style:display-name="ListLabel 162" style:family="text">
      <style:text-properties style:font-name-complex="Courier New2" style:font-family-complex="'Courier New'" style:font-family-generic-complex="system" style:font-pitch-complex="variable"/>
    </style:style>
    <style:style style:name="ListLabel_20_163" style:display-name="ListLabel 163" style:family="text">
      <style:text-properties style:font-name-complex="Courier New2" style:font-family-complex="'Courier New'" style:font-family-generic-complex="system" style:font-pitch-complex="variable"/>
    </style:style>
    <style:style style:name="ListLabel_20_164" style:display-name="ListLabel 164" style:family="text">
      <style:text-properties style:font-name-complex="Courier New2" style:font-family-complex="'Courier New'" style:font-family-generic-complex="system" style:font-pitch-complex="variable"/>
    </style:style>
    <style:style style:name="ListLabel_20_165" style:display-name="ListLabel 165" style:family="text">
      <style:text-properties style:font-name-complex="Courier New2" style:font-family-complex="'Courier New'" style:font-family-generic-complex="system" style:font-pitch-complex="variable"/>
    </style:style>
    <style:style style:name="ListLabel_20_166" style:display-name="ListLabel 166" style:family="text">
      <style:text-properties style:font-name-complex="Courier New2" style:font-family-complex="'Courier New'" style:font-family-generic-complex="system" style:font-pitch-complex="variable"/>
    </style:style>
    <style:style style:name="ListLabel_20_167" style:display-name="ListLabel 167" style:family="text">
      <style:text-properties style:font-name-complex="Courier New2" style:font-family-complex="'Courier New'" style:font-family-generic-complex="system" style:font-pitch-complex="variable"/>
    </style:style>
    <style:style style:name="ListLabel_20_168" style:display-name="ListLabel 168" style:family="text">
      <style:text-properties style:font-name-complex="Courier New2" style:font-family-complex="'Courier New'" style:font-family-generic-complex="system" style:font-pitch-complex="variable"/>
    </style:style>
    <style:style style:name="ListLabel_20_169" style:display-name="ListLabel 169" style:family="text">
      <style:text-properties style:font-name-complex="Courier New2" style:font-family-complex="'Courier New'" style:font-family-generic-complex="system" style:font-pitch-complex="variable"/>
    </style:style>
    <style:style style:name="ListLabel_20_170" style:display-name="ListLabel 170" style:family="text">
      <style:text-properties style:font-name-complex="Courier New2" style:font-family-complex="'Courier New'" style:font-family-generic-complex="system" style:font-pitch-complex="variable"/>
    </style:style>
    <style:style style:name="ListLabel_20_171" style:display-name="ListLabel 171" style:family="text">
      <style:text-properties style:font-name-complex="Courier New2" style:font-family-complex="'Courier New'" style:font-family-generic-complex="system" style:font-pitch-complex="variable"/>
    </style:style>
    <style:style style:name="ListLabel_20_172" style:display-name="ListLabel 172" style:family="text">
      <style:text-properties style:font-name-complex="Courier New2" style:font-family-complex="'Courier New'" style:font-family-generic-complex="system" style:font-pitch-complex="variable"/>
    </style:style>
    <style:style style:name="ListLabel_20_173" style:display-name="ListLabel 173" style:family="text">
      <style:text-properties style:font-name-complex="Courier New2" style:font-family-complex="'Courier New'" style:font-family-generic-complex="system" style:font-pitch-complex="variable"/>
    </style:style>
    <style:style style:name="ListLabel_20_174" style:display-name="ListLabel 174" style:family="text">
      <style:text-properties style:font-name-complex="Courier New2" style:font-family-complex="'Courier New'" style:font-family-generic-complex="system" style:font-pitch-complex="variable"/>
    </style:style>
    <style:style style:name="ListLabel_20_175" style:display-name="ListLabel 175" style:family="text">
      <style:text-properties style:font-name-complex="Courier New2" style:font-family-complex="'Courier New'" style:font-family-generic-complex="system" style:font-pitch-complex="variable"/>
    </style:style>
    <style:style style:name="ListLabel_20_176" style:display-name="ListLabel 176" style:family="text">
      <style:text-properties style:font-name-complex="Courier New2" style:font-family-complex="'Courier New'" style:font-family-generic-complex="system" style:font-pitch-complex="variable"/>
    </style:style>
    <style:style style:name="ListLabel_20_177" style:display-name="ListLabel 177" style:family="text">
      <style:text-properties style:font-name-complex="Courier New2" style:font-family-complex="'Courier New'" style:font-family-generic-complex="system" style:font-pitch-complex="variable"/>
    </style:style>
    <style:style style:name="ListLabel_20_178" style:display-name="ListLabel 178" style:family="text">
      <style:text-properties style:font-name-complex="Courier New2" style:font-family-complex="'Courier New'" style:font-family-generic-complex="system" style:font-pitch-complex="variable"/>
    </style:style>
    <style:style style:name="ListLabel_20_179" style:display-name="ListLabel 179" style:family="text">
      <style:text-properties style:font-name-complex="Courier New2" style:font-family-complex="'Courier New'" style:font-family-generic-complex="system" style:font-pitch-complex="variable"/>
    </style:style>
    <style:style style:name="ListLabel_20_180" style:display-name="ListLabel 180" style:family="text">
      <style:text-properties style:font-name-complex="Courier New2" style:font-family-complex="'Courier New'" style:font-family-generic-complex="system" style:font-pitch-complex="variable"/>
    </style:style>
    <style:style style:name="ListLabel_20_181" style:display-name="ListLabel 181" style:family="text">
      <style:text-properties style:font-name-complex="Courier New2" style:font-family-complex="'Courier New'" style:font-family-generic-complex="system" style:font-pitch-complex="variable"/>
    </style:style>
    <style:style style:name="ListLabel_20_182" style:display-name="ListLabel 182" style:family="text">
      <style:text-properties fo:font-size="10pt" fo:font-weight="bold" style:font-size-asian="10pt" style:font-weight-asian="bold" style:font-weight-complex="bold"/>
    </style:style>
    <style:style style:name="ListLabel_20_183" style:display-name="ListLabel 183" style:family="text">
      <style:text-properties fo:font-size="10pt" style:font-size-asian="10pt"/>
    </style:style>
    <style:style style:name="ListLabel_20_184" style:display-name="ListLabel 184" style:family="text">
      <style:text-properties fo:font-size="11pt" style:font-size-asian="11pt"/>
    </style:style>
    <style:style style:name="ListLabel_20_185" style:display-name="ListLabel 185" style:family="text">
      <style:text-properties fo:font-size="10pt" style:font-size-asian="10pt" style:font-name-complex="Arial1" style:font-family-complex="Arial" style:font-family-generic-complex="system" style:font-pitch-complex="variable" style:font-size-complex="10p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fo:text-indent="-20.32mm" fo:margin-left="20.32mm"/>
        </style:list-level-properties>
      </text:outline-level-style>
      <text:outline-level-style text:level="7" style:num-format="1" text:display-levels="7">
        <style:list-level-properties text:list-level-position-and-space-mode="label-alignment">
          <style:list-level-label-alignment text:label-followed-by="listtab" fo:text-indent="-22.86mm" fo:margin-left="22.86mm"/>
        </style:list-level-properties>
      </text:outline-level-style>
      <text:outline-level-style text:level="8" style:num-format="1" text:display-levels="8">
        <style:list-level-properties text:list-level-position-and-space-mode="label-alignment">
          <style:list-level-label-alignment text:label-followed-by="listtab" fo:text-indent="-25.4mm" fo:margin-left="25.4mm"/>
        </style:list-level-properties>
      </text:outline-level-style>
      <text:outline-level-style text:level="9" style:num-format="1" text:display-levels="9">
        <style:list-level-properties text:list-level-position-and-space-mode="label-alignment">
          <style:list-level-label-alignment text:label-followed-by="listtab" fo:text-indent="-27.94mm" fo:margin-left="27.94m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3" style:display-name="WW_OutlineListStyle_33">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Outline_20_List_20_2" style:display-name="Outline List 2">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2">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9">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4">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2" style:display-name="WW_OutlineListStyle_32">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1" style:display-name="WW_OutlineListStyle_31">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0" style:display-name="WW_OutlineListStyle_30">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9" style:display-name="WW_OutlineListStyle_29">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8" style:display-name="WW_OutlineListStyle_28">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7" style:display-name="WW_OutlineListStyle_27">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6" style:display-name="WW_OutlineListStyle_26">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5" style:display-name="WW_OutlineListStyle_25">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4" style:display-name="WW_OutlineListStyle_24">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3" style:display-name="WW_OutlineListStyle_23">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2" style:display-name="WW_OutlineListStyle_22">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1" style:display-name="WW_OutlineListStyle_21">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0" style:display-name="WW_OutlineListStyle_20">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9" style:display-name="WW_OutlineListStyle_19">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8" style:display-name="WW_OutlineListStyle_18">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7" style:display-name="WW_OutlineListStyle_17">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6" style:display-name="WW_OutlineListStyle_16">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5" style:display-name="WW_OutlineListStyle_15">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4" style:display-name="WW_OutlineListStyle_14">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3" style:display-name="WW_OutlineListStyle_13">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2" style:display-name="WW_OutlineListStyle_12">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1" style:display-name="WW_OutlineListStyle_11">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0" style:display-name="WW_OutlineListStyle_10">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9" style:display-name="WW_OutlineListStyle_9">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8" style:display-name="WW_OutlineListStyle_8">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7" style:display-name="WW_OutlineListStyle_7">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6" style:display-name="WW_OutlineListStyle_6">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5" style:display-name="WW_OutlineListStyle_5">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4" style:display-name="WW_OutlineListStyle_4">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3" style:display-name="WW_OutlineListStyle_3">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2" style:display-name="WW_OutlineListStyle_2">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_5f_1" style:display-name="WW_OutlineListStyle_1">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Estilo_20_Con_20_viñetas" style:display-name="Estilo Con viñetas">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FO3">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FO44">
      <text:list-level-style-number text:level="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fo:text-indent="-15.01mm" fo:margin-left="15.01m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20mm" fo:margin-left="20m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fo:text-indent="-25.01mm" fo:margin-left="25.01m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ListLabel_20_6" style:num-suffix="." style:num-format="1" text:display-levels="2">
        <style:list-level-properties text:list-level-position-and-space-mode="label-alignment">
          <style:list-level-label-alignment text:label-followed-by="listtab" fo:text-indent="-15.01mm" fo:margin-left="15.01mm"/>
        </style:list-level-properties>
      </text:list-level-style-number>
      <text:list-level-style-number text:level="3" text:style-name="ListLabel_20_7" style:num-suffix="." style:num-format="1" text:display-levels="3">
        <style:list-level-properties text:list-level-position-and-space-mode="label-alignment">
          <style:list-level-label-alignment text:label-followed-by="listtab" fo:text-indent="-20mm" fo:margin-left="20mm"/>
        </style:list-level-properties>
      </text:list-level-style-number>
      <text:list-level-style-number text:level="4" text:style-name="ListLabel_20_8" style:num-suffix="." style:num-format="1" text:display-levels="4">
        <style:list-level-properties text:list-level-position-and-space-mode="label-alignment">
          <style:list-level-label-alignment text:label-followed-by="listtab" fo:text-indent="-25.01mm" fo:margin-left="25.01m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number text:level="1" text:style-name="ListLabel_20_9"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ListLabel_20_10" style:num-suffix="." style:num-format="1" text:display-levels="2">
        <style:list-level-properties text:list-level-position-and-space-mode="label-alignment">
          <style:list-level-label-alignment text:label-followed-by="listtab" fo:text-indent="-15.01mm" fo:margin-left="15.01mm"/>
        </style:list-level-properties>
      </text:list-level-style-number>
      <text:list-level-style-number text:level="3" text:style-name="ListLabel_20_11" style:num-suffix="." style:num-format="1" text:display-levels="3">
        <style:list-level-properties text:list-level-position-and-space-mode="label-alignment">
          <style:list-level-label-alignment text:label-followed-by="listtab" fo:text-indent="-20mm" fo:margin-left="20mm"/>
        </style:list-level-properties>
      </text:list-level-style-number>
      <text:list-level-style-number text:level="4" text:style-name="ListLabel_20_12" style:num-suffix="." style:num-format="1" text:display-levels="4">
        <style:list-level-properties text:list-level-position-and-space-mode="label-alignment">
          <style:list-level-label-alignment text:label-followed-by="listtab" fo:text-indent="-25.01mm" fo:margin-left="25.01m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number text:level="1" text:style-name="ListLabel_20_13"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ListLabel_20_14" style:num-suffix="." style:num-format="1" text:display-levels="2">
        <style:list-level-properties text:list-level-position-and-space-mode="label-alignment">
          <style:list-level-label-alignment text:label-followed-by="listtab" fo:text-indent="-15.01mm" fo:margin-left="15.01mm"/>
        </style:list-level-properties>
      </text:list-level-style-number>
      <text:list-level-style-number text:level="3" text:style-name="ListLabel_20_15" style:num-suffix="." style:num-format="1" text:display-levels="3">
        <style:list-level-properties text:list-level-position-and-space-mode="label-alignment">
          <style:list-level-label-alignment text:label-followed-by="listtab" fo:text-indent="-20mm" fo:margin-left="20mm"/>
        </style:list-level-properties>
      </text:list-level-style-number>
      <text:list-level-style-number text:level="4" text:style-name="ListLabel_20_16" style:num-suffix="." style:num-format="1" text:display-levels="4">
        <style:list-level-properties text:list-level-position-and-space-mode="label-alignment">
          <style:list-level-label-alignment text:label-followed-by="listtab" fo:text-indent="-25.01mm" fo:margin-left="25.01m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number text:level="1" text:style-name="ListLabel_20_17"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ListLabel_20_18" style:num-suffix="." style:num-format="1" text:display-levels="2">
        <style:list-level-properties text:list-level-position-and-space-mode="label-alignment">
          <style:list-level-label-alignment text:label-followed-by="listtab" fo:text-indent="-15.01mm" fo:margin-left="15.01mm"/>
        </style:list-level-properties>
      </text:list-level-style-number>
      <text:list-level-style-number text:level="3" text:style-name="ListLabel_20_19" style:num-suffix="." style:num-format="1" text:display-levels="3">
        <style:list-level-properties text:list-level-position-and-space-mode="label-alignment">
          <style:list-level-label-alignment text:label-followed-by="listtab" fo:text-indent="-20mm" fo:margin-left="20mm"/>
        </style:list-level-properties>
      </text:list-level-style-number>
      <text:list-level-style-number text:level="4" text:style-name="ListLabel_20_20" style:num-suffix="." style:num-format="1" text:display-levels="4">
        <style:list-level-properties text:list-level-position-and-space-mode="label-alignment">
          <style:list-level-label-alignment text:label-followed-by="listtab" fo:text-indent="-25.01mm" fo:margin-left="25.01m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number text:level="1" text:style-name="ListLabel_20_21"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ListLabel_20_22" style:num-suffix="." style:num-format="1" text:display-levels="2">
        <style:list-level-properties text:list-level-position-and-space-mode="label-alignment">
          <style:list-level-label-alignment text:label-followed-by="listtab" fo:text-indent="-15.01mm" fo:margin-left="15.01mm"/>
        </style:list-level-properties>
      </text:list-level-style-number>
      <text:list-level-style-number text:level="3" text:style-name="ListLabel_20_23" style:num-suffix="." style:num-format="1" text:display-levels="3">
        <style:list-level-properties text:list-level-position-and-space-mode="label-alignment">
          <style:list-level-label-alignment text:label-followed-by="listtab" fo:text-indent="-20mm" fo:margin-left="20mm"/>
        </style:list-level-properties>
      </text:list-level-style-number>
      <text:list-level-style-number text:level="4" text:style-name="ListLabel_20_24" style:num-suffix="." style:num-format="1" text:display-levels="4">
        <style:list-level-properties text:list-level-position-and-space-mode="label-alignment">
          <style:list-level-label-alignment text:label-followed-by="listtab" fo:text-indent="-25.01mm" fo:margin-left="25.01m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number text:level="1" text:style-name="ListLabel_20_25"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ListLabel_20_26" style:num-suffix="." style:num-format="1" text:display-levels="2">
        <style:list-level-properties text:list-level-position-and-space-mode="label-alignment">
          <style:list-level-label-alignment text:label-followed-by="listtab" fo:text-indent="-15.01mm" fo:margin-left="15.01mm"/>
        </style:list-level-properties>
      </text:list-level-style-number>
      <text:list-level-style-number text:level="3" text:style-name="ListLabel_20_27" style:num-suffix="." style:num-format="1" text:display-levels="3">
        <style:list-level-properties text:list-level-position-and-space-mode="label-alignment">
          <style:list-level-label-alignment text:label-followed-by="listtab" fo:text-indent="-20mm" fo:margin-left="20mm"/>
        </style:list-level-properties>
      </text:list-level-style-number>
      <text:list-level-style-number text:level="4" text:style-name="ListLabel_20_28" style:num-suffix="." style:num-format="1" text:display-levels="4">
        <style:list-level-properties text:list-level-position-and-space-mode="label-alignment">
          <style:list-level-label-alignment text:label-followed-by="listtab" fo:text-indent="-25.01mm" fo:margin-left="25.01m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number text:level="1" text:style-name="ListLabel_20_29"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ListLabel_20_30" style:num-suffix="." style:num-format="1" text:display-levels="2">
        <style:list-level-properties text:list-level-position-and-space-mode="label-alignment">
          <style:list-level-label-alignment text:label-followed-by="listtab" fo:text-indent="-15.01mm" fo:margin-left="15.01mm"/>
        </style:list-level-properties>
      </text:list-level-style-number>
      <text:list-level-style-number text:level="3" text:style-name="ListLabel_20_31" style:num-suffix="." style:num-format="1" text:display-levels="3">
        <style:list-level-properties text:list-level-position-and-space-mode="label-alignment">
          <style:list-level-label-alignment text:label-followed-by="listtab" fo:text-indent="-20mm" fo:margin-left="20mm"/>
        </style:list-level-properties>
      </text:list-level-style-number>
      <text:list-level-style-number text:level="4" text:style-name="ListLabel_20_32" style:num-suffix="." style:num-format="1" text:display-levels="4">
        <style:list-level-properties text:list-level-position-and-space-mode="label-alignment">
          <style:list-level-label-alignment text:label-followed-by="listtab" fo:text-indent="-25.01mm" fo:margin-left="25.01m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
      <text:list-level-style-number text:level="1" text:style-name="ListLabel_20_33"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ListLabel_20_34" style:num-suffix="." style:num-format="1" text:display-levels="2">
        <style:list-level-properties text:list-level-position-and-space-mode="label-alignment">
          <style:list-level-label-alignment text:label-followed-by="listtab" fo:text-indent="-15.01mm" fo:margin-left="15.01mm"/>
        </style:list-level-properties>
      </text:list-level-style-number>
      <text:list-level-style-number text:level="3" text:style-name="ListLabel_20_35" style:num-suffix="." style:num-format="1" text:display-levels="3">
        <style:list-level-properties text:list-level-position-and-space-mode="label-alignment">
          <style:list-level-label-alignment text:label-followed-by="listtab" fo:text-indent="-20mm" fo:margin-left="20mm"/>
        </style:list-level-properties>
      </text:list-level-style-number>
      <text:list-level-style-number text:level="4" text:style-name="ListLabel_20_36" style:num-suffix="." style:num-format="1" text:display-levels="4">
        <style:list-level-properties text:list-level-position-and-space-mode="label-alignment">
          <style:list-level-label-alignment text:label-followed-by="listtab" fo:text-indent="-25.01mm" fo:margin-left="25.01m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
      <text:list-level-style-number text:level="1" text:style-name="ListLabel_20_37"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ListLabel_20_38" style:num-suffix="." style:num-format="1" text:display-levels="2">
        <style:list-level-properties text:list-level-position-and-space-mode="label-alignment">
          <style:list-level-label-alignment text:label-followed-by="listtab" fo:text-indent="-15.01mm" fo:margin-left="15.01mm"/>
        </style:list-level-properties>
      </text:list-level-style-number>
      <text:list-level-style-number text:level="3" text:style-name="ListLabel_20_39" style:num-suffix="." style:num-format="1" text:display-levels="3">
        <style:list-level-properties text:list-level-position-and-space-mode="label-alignment">
          <style:list-level-label-alignment text:label-followed-by="listtab" fo:text-indent="-20mm" fo:margin-left="20mm"/>
        </style:list-level-properties>
      </text:list-level-style-number>
      <text:list-level-style-number text:level="4" text:style-name="ListLabel_20_40" style:num-suffix="." style:num-format="1" text:display-levels="4">
        <style:list-level-properties text:list-level-position-and-space-mode="label-alignment">
          <style:list-level-label-alignment text:label-followed-by="listtab" fo:text-indent="-25.01mm" fo:margin-left="25.01m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
      <text:list-level-style-number text:level="1" text:style-name="ListLabel_20_41"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ListLabel_20_42" style:num-suffix="." style:num-format="1" text:display-levels="2">
        <style:list-level-properties text:list-level-position-and-space-mode="label-alignment">
          <style:list-level-label-alignment text:label-followed-by="listtab" fo:text-indent="-15.01mm" fo:margin-left="15.01mm"/>
        </style:list-level-properties>
      </text:list-level-style-number>
      <text:list-level-style-number text:level="3" text:style-name="ListLabel_20_43" style:num-suffix="." style:num-format="1" text:display-levels="3">
        <style:list-level-properties text:list-level-position-and-space-mode="label-alignment">
          <style:list-level-label-alignment text:label-followed-by="listtab" fo:text-indent="-20mm" fo:margin-left="20mm"/>
        </style:list-level-properties>
      </text:list-level-style-number>
      <text:list-level-style-number text:level="4" text:style-name="ListLabel_20_44" style:num-suffix="." style:num-format="1" text:display-levels="4">
        <style:list-level-properties text:list-level-position-and-space-mode="label-alignment">
          <style:list-level-label-alignment text:label-followed-by="listtab" fo:text-indent="-25.01mm" fo:margin-left="25.01m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
      <text:list-level-style-number text:level="1" text:style-name="ListLabel_20_45"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ListLabel_20_46" style:num-suffix="." style:num-format="1" text:display-levels="2">
        <style:list-level-properties text:list-level-position-and-space-mode="label-alignment">
          <style:list-level-label-alignment text:label-followed-by="listtab" fo:text-indent="-15.01mm" fo:margin-left="15.01mm"/>
        </style:list-level-properties>
      </text:list-level-style-number>
      <text:list-level-style-number text:level="3" text:style-name="ListLabel_20_47" style:num-suffix="." style:num-format="1" text:display-levels="3">
        <style:list-level-properties text:list-level-position-and-space-mode="label-alignment">
          <style:list-level-label-alignment text:label-followed-by="listtab" fo:text-indent="-20mm" fo:margin-left="20mm"/>
        </style:list-level-properties>
      </text:list-level-style-number>
      <text:list-level-style-number text:level="4" text:style-name="ListLabel_20_48" style:num-suffix="." style:num-format="1" text:display-levels="4">
        <style:list-level-properties text:list-level-position-and-space-mode="label-alignment">
          <style:list-level-label-alignment text:label-followed-by="listtab" fo:text-indent="-25.01mm" fo:margin-left="25.01m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
      <text:list-level-style-number text:level="1" text:style-name="ListLabel_20_49"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ListLabel_20_50" style:num-suffix="." style:num-format="1" text:display-levels="2">
        <style:list-level-properties text:list-level-position-and-space-mode="label-alignment">
          <style:list-level-label-alignment text:label-followed-by="listtab" fo:text-indent="-15.01mm" fo:margin-left="15.01mm"/>
        </style:list-level-properties>
      </text:list-level-style-number>
      <text:list-level-style-number text:level="3" text:style-name="ListLabel_20_51" style:num-suffix="." style:num-format="1" text:display-levels="3">
        <style:list-level-properties text:list-level-position-and-space-mode="label-alignment">
          <style:list-level-label-alignment text:label-followed-by="listtab" fo:text-indent="-20mm" fo:margin-left="20mm"/>
        </style:list-level-properties>
      </text:list-level-style-number>
      <text:list-level-style-number text:level="4" text:style-name="ListLabel_20_52" style:num-suffix="." style:num-format="1" text:display-levels="4">
        <style:list-level-properties text:list-level-position-and-space-mode="label-alignment">
          <style:list-level-label-alignment text:label-followed-by="listtab" fo:text-indent="-25.01mm" fo:margin-left="25.01m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4">
      <text:list-level-style-number text:level="1" text:style-name="ListLabel_20_53"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ListLabel_20_54" style:num-suffix="." style:num-format="1" text:display-levels="2">
        <style:list-level-properties text:list-level-position-and-space-mode="label-alignment">
          <style:list-level-label-alignment text:label-followed-by="listtab" fo:text-indent="-15.01mm" fo:margin-left="15.01mm"/>
        </style:list-level-properties>
      </text:list-level-style-number>
      <text:list-level-style-number text:level="3" text:style-name="ListLabel_20_55" style:num-suffix="." style:num-format="1" text:display-levels="3">
        <style:list-level-properties text:list-level-position-and-space-mode="label-alignment">
          <style:list-level-label-alignment text:label-followed-by="listtab" fo:text-indent="-20mm" fo:margin-left="20mm"/>
        </style:list-level-properties>
      </text:list-level-style-number>
      <text:list-level-style-number text:level="4" text:style-name="ListLabel_20_56" style:num-suffix="." style:num-format="1" text:display-levels="4">
        <style:list-level-properties text:list-level-position-and-space-mode="label-alignment">
          <style:list-level-label-alignment text:label-followed-by="listtab" fo:text-indent="-25.01mm" fo:margin-left="25.01m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5">
      <text:list-level-style-number text:level="1" text:style-name="ListLabel_20_57"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ListLabel_20_58" style:num-suffix="." style:num-format="1" text:display-levels="2">
        <style:list-level-properties text:list-level-position-and-space-mode="label-alignment">
          <style:list-level-label-alignment text:label-followed-by="listtab" fo:text-indent="-15.01mm" fo:margin-left="15.01mm"/>
        </style:list-level-properties>
      </text:list-level-style-number>
      <text:list-level-style-number text:level="3" text:style-name="ListLabel_20_59" style:num-suffix="." style:num-format="1" text:display-levels="3">
        <style:list-level-properties text:list-level-position-and-space-mode="label-alignment">
          <style:list-level-label-alignment text:label-followed-by="listtab" fo:text-indent="-20mm" fo:margin-left="20mm"/>
        </style:list-level-properties>
      </text:list-level-style-number>
      <text:list-level-style-number text:level="4" text:style-name="ListLabel_20_60" style:num-suffix="." style:num-format="1" text:display-levels="4">
        <style:list-level-properties text:list-level-position-and-space-mode="label-alignment">
          <style:list-level-label-alignment text:label-followed-by="listtab" fo:text-indent="-25.01mm" fo:margin-left="25.01m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6">
      <text:list-level-style-number text:level="1" text:style-name="ListLabel_20_61"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ListLabel_20_62" style:num-suffix="." style:num-format="1" text:display-levels="2">
        <style:list-level-properties text:list-level-position-and-space-mode="label-alignment">
          <style:list-level-label-alignment text:label-followed-by="listtab" fo:text-indent="-15.01mm" fo:margin-left="15.01mm"/>
        </style:list-level-properties>
      </text:list-level-style-number>
      <text:list-level-style-number text:level="3" text:style-name="ListLabel_20_63" style:num-suffix="." style:num-format="1" text:display-levels="3">
        <style:list-level-properties text:list-level-position-and-space-mode="label-alignment">
          <style:list-level-label-alignment text:label-followed-by="listtab" fo:text-indent="-20mm" fo:margin-left="20mm"/>
        </style:list-level-properties>
      </text:list-level-style-number>
      <text:list-level-style-number text:level="4" text:style-name="ListLabel_20_64" style:num-suffix="." style:num-format="1" text:display-levels="4">
        <style:list-level-properties text:list-level-position-and-space-mode="label-alignment">
          <style:list-level-label-alignment text:label-followed-by="listtab" fo:text-indent="-25.01mm" fo:margin-left="25.01m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7">
      <text:list-level-style-number text:level="1" text:style-name="ListLabel_20_65"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ListLabel_20_66" style:num-suffix="." style:num-format="1" text:display-levels="2">
        <style:list-level-properties text:list-level-position-and-space-mode="label-alignment">
          <style:list-level-label-alignment text:label-followed-by="listtab" fo:text-indent="-15.01mm" fo:margin-left="15.01mm"/>
        </style:list-level-properties>
      </text:list-level-style-number>
      <text:list-level-style-number text:level="3" text:style-name="ListLabel_20_67" style:num-suffix="." style:num-format="1" text:display-levels="3">
        <style:list-level-properties text:list-level-position-and-space-mode="label-alignment">
          <style:list-level-label-alignment text:label-followed-by="listtab" fo:text-indent="-20mm" fo:margin-left="20mm"/>
        </style:list-level-properties>
      </text:list-level-style-number>
      <text:list-level-style-number text:level="4" text:style-name="ListLabel_20_68" style:num-suffix="." style:num-format="1" text:display-levels="4">
        <style:list-level-properties text:list-level-position-and-space-mode="label-alignment">
          <style:list-level-label-alignment text:label-followed-by="listtab" fo:text-indent="-25.01mm" fo:margin-left="25.01m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8">
      <text:list-level-style-number text:level="1" text:style-name="ListLabel_20_69"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ListLabel_20_70" style:num-suffix="." style:num-format="1" text:display-levels="2">
        <style:list-level-properties text:list-level-position-and-space-mode="label-alignment">
          <style:list-level-label-alignment text:label-followed-by="listtab" fo:text-indent="-15.01mm" fo:margin-left="15.01mm"/>
        </style:list-level-properties>
      </text:list-level-style-number>
      <text:list-level-style-number text:level="3" text:style-name="ListLabel_20_71" style:num-suffix="." style:num-format="1" text:display-levels="3">
        <style:list-level-properties text:list-level-position-and-space-mode="label-alignment">
          <style:list-level-label-alignment text:label-followed-by="listtab" fo:text-indent="-20mm" fo:margin-left="20mm"/>
        </style:list-level-properties>
      </text:list-level-style-number>
      <text:list-level-style-number text:level="4" text:style-name="ListLabel_20_72" style:num-suffix="." style:num-format="1" text:display-levels="4">
        <style:list-level-properties text:list-level-position-and-space-mode="label-alignment">
          <style:list-level-label-alignment text:label-followed-by="listtab" fo:text-indent="-25.01mm" fo:margin-left="25.01m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9">
      <text:list-level-style-number text:level="1" text:style-name="ListLabel_20_73"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ListLabel_20_74" style:num-suffix="." style:num-format="1" text:display-levels="2">
        <style:list-level-properties text:list-level-position-and-space-mode="label-alignment">
          <style:list-level-label-alignment text:label-followed-by="listtab" fo:text-indent="-15.01mm" fo:margin-left="15.01mm"/>
        </style:list-level-properties>
      </text:list-level-style-number>
      <text:list-level-style-number text:level="3" text:style-name="ListLabel_20_75" style:num-suffix="." style:num-format="1" text:display-levels="3">
        <style:list-level-properties text:list-level-position-and-space-mode="label-alignment">
          <style:list-level-label-alignment text:label-followed-by="listtab" fo:text-indent="-20mm" fo:margin-left="20mm"/>
        </style:list-level-properties>
      </text:list-level-style-number>
      <text:list-level-style-number text:level="4" text:style-name="ListLabel_20_76" style:num-suffix="." style:num-format="1" text:display-levels="4">
        <style:list-level-properties text:list-level-position-and-space-mode="label-alignment">
          <style:list-level-label-alignment text:label-followed-by="listtab" fo:text-indent="-25.01mm" fo:margin-left="25.01m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0">
      <text:list-level-style-number text:level="1" text:style-name="ListLabel_20_77"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ListLabel_20_78" style:num-suffix="." style:num-format="1" text:display-levels="2">
        <style:list-level-properties text:list-level-position-and-space-mode="label-alignment">
          <style:list-level-label-alignment text:label-followed-by="listtab" fo:text-indent="-15.01mm" fo:margin-left="15.01mm"/>
        </style:list-level-properties>
      </text:list-level-style-number>
      <text:list-level-style-number text:level="3" text:style-name="ListLabel_20_79" style:num-suffix="." style:num-format="1" text:display-levels="3">
        <style:list-level-properties text:list-level-position-and-space-mode="label-alignment">
          <style:list-level-label-alignment text:label-followed-by="listtab" fo:text-indent="-20mm" fo:margin-left="20mm"/>
        </style:list-level-properties>
      </text:list-level-style-number>
      <text:list-level-style-number text:level="4" text:style-name="ListLabel_20_80" style:num-suffix="." style:num-format="1" text:display-levels="4">
        <style:list-level-properties text:list-level-position-and-space-mode="label-alignment">
          <style:list-level-label-alignment text:label-followed-by="listtab" fo:text-indent="-25.01mm" fo:margin-left="25.01m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1">
      <text:list-level-style-number text:level="1" text:style-name="ListLabel_20_81"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ListLabel_20_82" style:num-suffix="." style:num-format="1" text:display-levels="2">
        <style:list-level-properties text:list-level-position-and-space-mode="label-alignment">
          <style:list-level-label-alignment text:label-followed-by="listtab" fo:text-indent="-15.01mm" fo:margin-left="15.01mm"/>
        </style:list-level-properties>
      </text:list-level-style-number>
      <text:list-level-style-number text:level="3" text:style-name="ListLabel_20_83" style:num-suffix="." style:num-format="1" text:display-levels="3">
        <style:list-level-properties text:list-level-position-and-space-mode="label-alignment">
          <style:list-level-label-alignment text:label-followed-by="listtab" fo:text-indent="-20mm" fo:margin-left="20mm"/>
        </style:list-level-properties>
      </text:list-level-style-number>
      <text:list-level-style-number text:level="4" text:style-name="ListLabel_20_84" style:num-suffix="." style:num-format="1" text:display-levels="4">
        <style:list-level-properties text:list-level-position-and-space-mode="label-alignment">
          <style:list-level-label-alignment text:label-followed-by="listtab" fo:text-indent="-25.01mm" fo:margin-left="25.01m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2">
      <text:list-level-style-number text:level="1" text:style-name="ListLabel_20_85"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ListLabel_20_86" style:num-suffix="." style:num-format="1" text:display-levels="2">
        <style:list-level-properties text:list-level-position-and-space-mode="label-alignment">
          <style:list-level-label-alignment text:label-followed-by="listtab" fo:text-indent="-15.01mm" fo:margin-left="15.01mm"/>
        </style:list-level-properties>
      </text:list-level-style-number>
      <text:list-level-style-number text:level="3" text:style-name="ListLabel_20_87" style:num-suffix="." style:num-format="1" text:display-levels="3">
        <style:list-level-properties text:list-level-position-and-space-mode="label-alignment">
          <style:list-level-label-alignment text:label-followed-by="listtab" fo:text-indent="-20mm" fo:margin-left="20mm"/>
        </style:list-level-properties>
      </text:list-level-style-number>
      <text:list-level-style-number text:level="4" text:style-name="ListLabel_20_88" style:num-suffix="." style:num-format="1" text:display-levels="4">
        <style:list-level-properties text:list-level-position-and-space-mode="label-alignment">
          <style:list-level-label-alignment text:label-followed-by="listtab" fo:text-indent="-25.01mm" fo:margin-left="25.01m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3">
      <text:list-level-style-number text:level="1" text:style-name="ListLabel_20_89"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ListLabel_20_90" style:num-suffix="." style:num-format="1" text:display-levels="2">
        <style:list-level-properties text:list-level-position-and-space-mode="label-alignment">
          <style:list-level-label-alignment text:label-followed-by="listtab" fo:text-indent="-15.01mm" fo:margin-left="15.01mm"/>
        </style:list-level-properties>
      </text:list-level-style-number>
      <text:list-level-style-number text:level="3" text:style-name="ListLabel_20_91" style:num-suffix="." style:num-format="1" text:display-levels="3">
        <style:list-level-properties text:list-level-position-and-space-mode="label-alignment">
          <style:list-level-label-alignment text:label-followed-by="listtab" fo:text-indent="-20mm" fo:margin-left="20mm"/>
        </style:list-level-properties>
      </text:list-level-style-number>
      <text:list-level-style-number text:level="4" text:style-name="ListLabel_20_92" style:num-suffix="." style:num-format="1" text:display-levels="4">
        <style:list-level-properties text:list-level-position-and-space-mode="label-alignment">
          <style:list-level-label-alignment text:label-followed-by="listtab" fo:text-indent="-25.01mm" fo:margin-left="25.01m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4">
      <text:list-level-style-number text:level="1" text:style-name="ListLabel_20_93"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ListLabel_20_94" style:num-suffix="." style:num-format="1" text:display-levels="2">
        <style:list-level-properties text:list-level-position-and-space-mode="label-alignment">
          <style:list-level-label-alignment text:label-followed-by="listtab" fo:text-indent="-15.01mm" fo:margin-left="15.01mm"/>
        </style:list-level-properties>
      </text:list-level-style-number>
      <text:list-level-style-number text:level="3" text:style-name="ListLabel_20_95" style:num-suffix="." style:num-format="1" text:display-levels="3">
        <style:list-level-properties text:list-level-position-and-space-mode="label-alignment">
          <style:list-level-label-alignment text:label-followed-by="listtab" fo:text-indent="-20mm" fo:margin-left="20mm"/>
        </style:list-level-properties>
      </text:list-level-style-number>
      <text:list-level-style-number text:level="4" text:style-name="ListLabel_20_96" style:num-suffix="." style:num-format="1" text:display-levels="4">
        <style:list-level-properties text:list-level-position-and-space-mode="label-alignment">
          <style:list-level-label-alignment text:label-followed-by="listtab" fo:text-indent="-25.01mm" fo:margin-left="25.01m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5">
      <text:list-level-style-number text:level="1" text:style-name="ListLabel_20_97"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ListLabel_20_98" style:num-suffix="." style:num-format="1" text:display-levels="2">
        <style:list-level-properties text:list-level-position-and-space-mode="label-alignment">
          <style:list-level-label-alignment text:label-followed-by="listtab" fo:text-indent="-15.01mm" fo:margin-left="15.01mm"/>
        </style:list-level-properties>
      </text:list-level-style-number>
      <text:list-level-style-number text:level="3" text:style-name="ListLabel_20_99" style:num-suffix="." style:num-format="1" text:display-levels="3">
        <style:list-level-properties text:list-level-position-and-space-mode="label-alignment">
          <style:list-level-label-alignment text:label-followed-by="listtab" fo:text-indent="-20mm" fo:margin-left="20mm"/>
        </style:list-level-properties>
      </text:list-level-style-number>
      <text:list-level-style-number text:level="4" text:style-name="ListLabel_20_100" style:num-suffix="." style:num-format="1" text:display-levels="4">
        <style:list-level-properties text:list-level-position-and-space-mode="label-alignment">
          <style:list-level-label-alignment text:label-followed-by="listtab" fo:text-indent="-25.01mm" fo:margin-left="25.01m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6">
      <text:list-level-style-number text:level="1" text:style-name="ListLabel_20_101"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ListLabel_20_102" style:num-suffix="." style:num-format="1" text:display-levels="2">
        <style:list-level-properties text:list-level-position-and-space-mode="label-alignment">
          <style:list-level-label-alignment text:label-followed-by="listtab" fo:text-indent="-15.01mm" fo:margin-left="15.01mm"/>
        </style:list-level-properties>
      </text:list-level-style-number>
      <text:list-level-style-number text:level="3" text:style-name="ListLabel_20_103" style:num-suffix="." style:num-format="1" text:display-levels="3">
        <style:list-level-properties text:list-level-position-and-space-mode="label-alignment">
          <style:list-level-label-alignment text:label-followed-by="listtab" fo:text-indent="-20mm" fo:margin-left="20mm"/>
        </style:list-level-properties>
      </text:list-level-style-number>
      <text:list-level-style-number text:level="4" text:style-name="ListLabel_20_104" style:num-suffix="." style:num-format="1" text:display-levels="4">
        <style:list-level-properties text:list-level-position-and-space-mode="label-alignment">
          <style:list-level-label-alignment text:label-followed-by="listtab" fo:text-indent="-25.01mm" fo:margin-left="25.01m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7">
      <text:list-level-style-number text:level="1" text:style-name="ListLabel_20_105"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ListLabel_20_106" style:num-suffix="." style:num-format="1" text:display-levels="2">
        <style:list-level-properties text:list-level-position-and-space-mode="label-alignment">
          <style:list-level-label-alignment text:label-followed-by="listtab" fo:text-indent="-15.01mm" fo:margin-left="15.01mm"/>
        </style:list-level-properties>
      </text:list-level-style-number>
      <text:list-level-style-number text:level="3" text:style-name="ListLabel_20_107" style:num-suffix="." style:num-format="1" text:display-levels="3">
        <style:list-level-properties text:list-level-position-and-space-mode="label-alignment">
          <style:list-level-label-alignment text:label-followed-by="listtab" fo:text-indent="-20mm" fo:margin-left="20mm"/>
        </style:list-level-properties>
      </text:list-level-style-number>
      <text:list-level-style-number text:level="4" text:style-name="ListLabel_20_108" style:num-suffix="." style:num-format="1" text:display-levels="4">
        <style:list-level-properties text:list-level-position-and-space-mode="label-alignment">
          <style:list-level-label-alignment text:label-followed-by="listtab" fo:text-indent="-25.01mm" fo:margin-left="25.01m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8">
      <text:list-level-style-number text:level="1" text:style-name="ListLabel_20_109"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ListLabel_20_110" style:num-suffix="." style:num-format="1" text:display-levels="2">
        <style:list-level-properties text:list-level-position-and-space-mode="label-alignment">
          <style:list-level-label-alignment text:label-followed-by="listtab" fo:text-indent="-15.01mm" fo:margin-left="15.01mm"/>
        </style:list-level-properties>
      </text:list-level-style-number>
      <text:list-level-style-number text:level="3" text:style-name="ListLabel_20_111" style:num-suffix="." style:num-format="1" text:display-levels="3">
        <style:list-level-properties text:list-level-position-and-space-mode="label-alignment">
          <style:list-level-label-alignment text:label-followed-by="listtab" fo:text-indent="-20mm" fo:margin-left="20mm"/>
        </style:list-level-properties>
      </text:list-level-style-number>
      <text:list-level-style-number text:level="4" text:style-name="ListLabel_20_112" style:num-suffix="." style:num-format="1" text:display-levels="4">
        <style:list-level-properties text:list-level-position-and-space-mode="label-alignment">
          <style:list-level-label-alignment text:label-followed-by="listtab" fo:text-indent="-25.01mm" fo:margin-left="25.01m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9">
      <text:list-level-style-number text:level="1" text:style-name="ListLabel_20_113"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ListLabel_20_114" style:num-suffix="." style:num-format="1" text:display-levels="2">
        <style:list-level-properties text:list-level-position-and-space-mode="label-alignment">
          <style:list-level-label-alignment text:label-followed-by="listtab" fo:text-indent="-15.01mm" fo:margin-left="15.01mm"/>
        </style:list-level-properties>
      </text:list-level-style-number>
      <text:list-level-style-number text:level="3" text:style-name="ListLabel_20_115" style:num-suffix="." style:num-format="1" text:display-levels="3">
        <style:list-level-properties text:list-level-position-and-space-mode="label-alignment">
          <style:list-level-label-alignment text:label-followed-by="listtab" fo:text-indent="-20mm" fo:margin-left="20mm"/>
        </style:list-level-properties>
      </text:list-level-style-number>
      <text:list-level-style-number text:level="4" text:style-name="ListLabel_20_116" style:num-suffix="." style:num-format="1" text:display-levels="4">
        <style:list-level-properties text:list-level-position-and-space-mode="label-alignment">
          <style:list-level-label-alignment text:label-followed-by="listtab" fo:text-indent="-25.01mm" fo:margin-left="25.01m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0">
      <text:list-level-style-number text:level="1" text:style-name="ListLabel_20_117"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ListLabel_20_118" style:num-suffix="." style:num-format="1" text:display-levels="2">
        <style:list-level-properties text:list-level-position-and-space-mode="label-alignment">
          <style:list-level-label-alignment text:label-followed-by="listtab" fo:text-indent="-15.01mm" fo:margin-left="15.01mm"/>
        </style:list-level-properties>
      </text:list-level-style-number>
      <text:list-level-style-number text:level="3" text:style-name="ListLabel_20_119" style:num-suffix="." style:num-format="1" text:display-levels="3">
        <style:list-level-properties text:list-level-position-and-space-mode="label-alignment">
          <style:list-level-label-alignment text:label-followed-by="listtab" fo:text-indent="-20mm" fo:margin-left="20mm"/>
        </style:list-level-properties>
      </text:list-level-style-number>
      <text:list-level-style-number text:level="4" text:style-name="ListLabel_20_120" style:num-suffix="." style:num-format="1" text:display-levels="4">
        <style:list-level-properties text:list-level-position-and-space-mode="label-alignment">
          <style:list-level-label-alignment text:label-followed-by="listtab" fo:text-indent="-25.01mm" fo:margin-left="25.01m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1">
      <text:list-level-style-number text:level="1" text:style-name="ListLabel_20_121"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ListLabel_20_122" style:num-suffix="." style:num-format="1" text:display-levels="2">
        <style:list-level-properties text:list-level-position-and-space-mode="label-alignment">
          <style:list-level-label-alignment text:label-followed-by="listtab" fo:text-indent="-15.01mm" fo:margin-left="15.01mm"/>
        </style:list-level-properties>
      </text:list-level-style-number>
      <text:list-level-style-number text:level="3" text:style-name="ListLabel_20_123" style:num-suffix="." style:num-format="1" text:display-levels="3">
        <style:list-level-properties text:list-level-position-and-space-mode="label-alignment">
          <style:list-level-label-alignment text:label-followed-by="listtab" fo:text-indent="-20mm" fo:margin-left="20mm"/>
        </style:list-level-properties>
      </text:list-level-style-number>
      <text:list-level-style-number text:level="4" text:style-name="ListLabel_20_124" style:num-suffix="." style:num-format="1" text:display-levels="4">
        <style:list-level-properties text:list-level-position-and-space-mode="label-alignment">
          <style:list-level-label-alignment text:label-followed-by="listtab" fo:text-indent="-25.01mm" fo:margin-left="25.01m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2">
      <text:list-level-style-number text:level="1" text:style-name="ListLabel_20_125"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ListLabel_20_126" style:num-suffix="." style:num-format="1" text:display-levels="2">
        <style:list-level-properties text:list-level-position-and-space-mode="label-alignment">
          <style:list-level-label-alignment text:label-followed-by="listtab" fo:text-indent="-15.01mm" fo:margin-left="15.01mm"/>
        </style:list-level-properties>
      </text:list-level-style-number>
      <text:list-level-style-number text:level="3" text:style-name="ListLabel_20_127" style:num-suffix="." style:num-format="1" text:display-levels="3">
        <style:list-level-properties text:list-level-position-and-space-mode="label-alignment">
          <style:list-level-label-alignment text:label-followed-by="listtab" fo:text-indent="-20mm" fo:margin-left="20mm"/>
        </style:list-level-properties>
      </text:list-level-style-number>
      <text:list-level-style-number text:level="4" text:style-name="ListLabel_20_128" style:num-suffix="." style:num-format="1" text:display-levels="4">
        <style:list-level-properties text:list-level-position-and-space-mode="label-alignment">
          <style:list-level-label-alignment text:label-followed-by="listtab" fo:text-indent="-25.01mm" fo:margin-left="25.01m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3">
      <text:list-level-style-number text:level="1" text:style-name="ListLabel_20_129"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ListLabel_20_130" style:num-suffix="." style:num-format="1" text:display-levels="2">
        <style:list-level-properties text:list-level-position-and-space-mode="label-alignment">
          <style:list-level-label-alignment text:label-followed-by="listtab" fo:text-indent="-15.01mm" fo:margin-left="15.01mm"/>
        </style:list-level-properties>
      </text:list-level-style-number>
      <text:list-level-style-number text:level="3" text:style-name="ListLabel_20_131" style:num-suffix="." style:num-format="1" text:display-levels="3">
        <style:list-level-properties text:list-level-position-and-space-mode="label-alignment">
          <style:list-level-label-alignment text:label-followed-by="listtab" fo:text-indent="-20mm" fo:margin-left="20mm"/>
        </style:list-level-properties>
      </text:list-level-style-number>
      <text:list-level-style-number text:level="4" text:style-name="ListLabel_20_132" style:num-suffix="." style:num-format="1" text:display-levels="4">
        <style:list-level-properties text:list-level-position-and-space-mode="label-alignment">
          <style:list-level-label-alignment text:label-followed-by="listtab" fo:text-indent="-25.01mm" fo:margin-left="25.01m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4">
      <text:list-level-style-number text:level="1" text:style-name="ListLabel_20_133"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ListLabel_20_134" style:num-suffix="." style:num-format="1" text:display-levels="2">
        <style:list-level-properties text:list-level-position-and-space-mode="label-alignment">
          <style:list-level-label-alignment text:label-followed-by="listtab" fo:text-indent="-15.01mm" fo:margin-left="15.01mm"/>
        </style:list-level-properties>
      </text:list-level-style-number>
      <text:list-level-style-number text:level="3" text:style-name="ListLabel_20_135" style:num-suffix="." style:num-format="1" text:display-levels="3">
        <style:list-level-properties text:list-level-position-and-space-mode="label-alignment">
          <style:list-level-label-alignment text:label-followed-by="listtab" fo:text-indent="-20mm" fo:margin-left="20mm"/>
        </style:list-level-properties>
      </text:list-level-style-number>
      <text:list-level-style-number text:level="4" text:style-name="ListLabel_20_136" style:num-suffix="." style:num-format="1" text:display-levels="4">
        <style:list-level-properties text:list-level-position-and-space-mode="label-alignment">
          <style:list-level-label-alignment text:label-followed-by="listtab" fo:text-indent="-25.01mm" fo:margin-left="25.01mm"/>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5">
      <text:list-level-style-bullet text:level="1" text:style-name="ListLabel_20_137"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38" style:num-suffix="o" text:bullet-char="o">
        <style:list-level-properties text:list-level-position-and-space-mode="label-alignment">
          <style:list-level-label-alignment text:label-followed-by="listtab" fo:text-indent="-6.35mm" fo:margin-left="25.4m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39" style:num-suffix="o" text:bullet-char="o">
        <style:list-level-properties text:list-level-position-and-space-mode="label-alignment">
          <style:list-level-label-alignment text:label-followed-by="listtab" fo:text-indent="-6.35mm" fo:margin-left="63.5m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40" style:num-suffix="o" text:bullet-char="o">
        <style:list-level-properties text:list-level-position-and-space-mode="label-alignment">
          <style:list-level-label-alignment text:label-followed-by="listtab" fo:text-indent="-6.35mm" fo:margin-left="101.6m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6">
      <text:list-level-style-number text:level="1" text:style-name="ListLabel_20_141"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ListLabel_20_142" style:num-suffix="." style:num-format="1" text:display-levels="2">
        <style:list-level-properties text:list-level-position-and-space-mode="label-alignment">
          <style:list-level-label-alignment text:label-followed-by="listtab" fo:text-indent="-15.01mm" fo:margin-left="15.01mm"/>
        </style:list-level-properties>
      </text:list-level-style-number>
      <text:list-level-style-number text:level="3" text:style-name="ListLabel_20_143" style:num-suffix="." style:num-format="1" text:display-levels="3">
        <style:list-level-properties text:list-level-position-and-space-mode="label-alignment">
          <style:list-level-label-alignment text:label-followed-by="listtab" fo:text-indent="-20mm" fo:margin-left="20mm"/>
        </style:list-level-properties>
      </text:list-level-style-number>
      <text:list-level-style-number text:level="4" text:style-name="ListLabel_20_144" style:num-suffix="." style:num-format="1" text:display-levels="4">
        <style:list-level-properties text:list-level-position-and-space-mode="label-alignment">
          <style:list-level-label-alignment text:label-followed-by="listtab" fo:text-indent="-25.01mm" fo:margin-left="25.01mm"/>
        </style:list-level-properties>
      </text:list-level-style-number>
      <text:list-level-style-number text:level="5" text:style-name="ListLabel_20_145" style:num-suffix="." style:num-format="1" text:display-levels="5">
        <style:list-level-properties text:list-level-position-and-space-mode="label-alignment">
          <style:list-level-label-alignment text:label-followed-by="listtab" fo:text-indent="-30mm" fo:margin-left="30mm"/>
        </style:list-level-properties>
      </text:list-level-style-number>
      <text:list-level-style-number text:level="6" text:style-name="ListLabel_20_146" style:num-suffix="." style:num-format="1" text:display-levels="6">
        <style:list-level-properties text:list-level-position-and-space-mode="label-alignment">
          <style:list-level-label-alignment text:label-followed-by="listtab" fo:text-indent="-16.51mm" fo:margin-left="48.26mm"/>
        </style:list-level-properties>
      </text:list-level-style-number>
      <text:list-level-style-number text:level="7" text:style-name="ListLabel_20_147" style:num-suffix="." style:num-format="1" text:display-levels="7">
        <style:list-level-properties text:list-level-position-and-space-mode="label-alignment">
          <style:list-level-label-alignment text:label-followed-by="listtab" fo:text-indent="-19.05mm" fo:margin-left="57.15mm"/>
        </style:list-level-properties>
      </text:list-level-style-number>
      <text:list-level-style-number text:level="8" text:style-name="ListLabel_20_148" style:num-suffix="." style:num-format="1" text:display-levels="8">
        <style:list-level-properties text:list-level-position-and-space-mode="label-alignment">
          <style:list-level-label-alignment text:label-followed-by="listtab" fo:text-indent="-21.59mm" fo:margin-left="66.04mm"/>
        </style:list-level-properties>
      </text:list-level-style-number>
      <text:list-level-style-number text:level="9" text:style-name="ListLabel_20_149" style:num-suffix="." style:num-format="1" text:display-levels="9">
        <style:list-level-properties text:list-level-position-and-space-mode="label-alignment">
          <style:list-level-label-alignment text:label-followed-by="listtab" fo:text-indent="-25.4mm" fo:margin-left="76.2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7">
      <text:list-level-style-number text:level="1"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19.05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1.75mm"/>
        </style:list-level-properties>
      </text:list-level-style-number>
      <text:list-level-style-number text:level="4" style:num-suffix="." style:num-format="1">
        <style:list-level-properties text:list-level-position-and-space-mode="label-alignment">
          <style:list-level-label-alignment text:label-followed-by="listtab" fo:text-indent="-6.35mm" fo:margin-left="44.45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57.1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69.85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2.55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95.25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07.9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8">
      <text:list-level-style-bullet text:level="1" text:style-name="ListLabel_20_150"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51" style:num-suffix="o" text:bullet-char="o">
        <style:list-level-properties text:list-level-position-and-space-mode="label-alignment">
          <style:list-level-label-alignment text:label-followed-by="listtab" fo:text-indent="-6.35mm" fo:margin-left="25.4m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fo:font-family="Arial"/>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52" style:num-suffix="o" text:bullet-char="o">
        <style:list-level-properties text:list-level-position-and-space-mode="label-alignment">
          <style:list-level-label-alignment text:label-followed-by="listtab" fo:text-indent="-6.35mm" fo:margin-left="63.5m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53" style:num-suffix="o" text:bullet-char="o">
        <style:list-level-properties text:list-level-position-and-space-mode="label-alignment">
          <style:list-level-label-alignment text:label-followed-by="listtab" fo:text-indent="-6.35mm" fo:margin-left="101.6m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6.35mm"/>
        </style:list-level-properties>
      </text:list-level-style-number>
      <text:list-level-style-number text:level="2" text:style-name="ListLabel_20_154" style:num-suffix="." style:num-format="1" text:display-levels="2">
        <style:list-level-properties text:list-level-position-and-space-mode="label-alignment">
          <style:list-level-label-alignment text:label-followed-by="listtab" text:list-tab-stop-position="7.62mm" fo:text-indent="-7.62mm" fo:margin-left="7.62m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9.05mm" fo:text-indent="-8.89mm" fo:margin-left="15.24m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mm" fo:text-indent="-11.43mm" fo:margin-left="24.13m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mm" fo:text-indent="-13.97mm" fo:margin-left="33.02m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mm" fo:text-indent="-16.51mm" fo:margin-left="41.91m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mm" fo:text-indent="-19.05mm" fo:margin-left="50.8m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mm" fo:text-indent="-21.59mm" fo:margin-left="59.69m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mm" fo:text-indent="-25.4mm" fo:margin-left="69.8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mm" fo:text-indent="-7.62mm" fo:margin-left="13.97m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mm" fo:text-indent="-8.89mm" fo:margin-left="21.59m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mm" fo:text-indent="-11.43mm" fo:margin-left="30.48m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mm" fo:text-indent="-13.97mm" fo:margin-left="39.37m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9.85mm" fo:text-indent="-16.51mm" fo:margin-left="48.26m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82.55mm" fo:text-indent="-19.05mm" fo:margin-left="57.15m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95.25mm" fo:text-indent="-21.59mm" fo:margin-left="66.04m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7.95mm" fo:text-indent="-25.4mm" fo:margin-left="76.2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55" style:num-suffix="o" text:bullet-char="o">
        <style:list-level-properties text:list-level-position-and-space-mode="label-alignment">
          <style:list-level-label-alignment text:label-followed-by="listtab" fo:text-indent="-6.35mm" fo:margin-left="25.4m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56" style:num-suffix="o" text:bullet-char="o">
        <style:list-level-properties text:list-level-position-and-space-mode="label-alignment">
          <style:list-level-label-alignment text:label-followed-by="listtab" fo:text-indent="-6.35mm" fo:margin-left="63.5m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57" style:num-suffix="o" text:bullet-char="o">
        <style:list-level-properties text:list-level-position-and-space-mode="label-alignment">
          <style:list-level-label-alignment text:label-followed-by="listtab" fo:text-indent="-6.35mm" fo:margin-left="101.6m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3">
      <text:list-level-style-bullet text:level="1" style:num-suffix="o" text:bullet-char="o">
        <style:list-level-properties text:list-level-position-and-space-mode="label-alignment">
          <style:list-level-label-alignment text:label-followed-by="listtab"/>
        </style:list-level-properties>
      </text:list-level-style-bullet>
      <text:list-level-style-bullet text:level="2" style:num-suffix="o" text:bullet-char="o">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o" text:bullet-char="o">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o" text:bullet-char="o">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o" text:bullet-char="o">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o" text:bullet-char="o">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o" text:bullet-char="o">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o" text:bullet-char="o">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o" text:bullet-char="o">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o" text:bullet-char="o">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o" text:bullet-char="o">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o" text:bullet-char="o">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8">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o" text:bullet-char="o">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o" text:bullet-char="o">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9">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o" text:bullet-char="o">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o" text:bullet-char="o">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0">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o" text:bullet-char="o">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o" text:bullet-char="o">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1">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style:num-suffix="" text:bullet-char="">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o" text:bullet-char="o">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o" text:bullet-char="o">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2">
      <text:list-level-style-bullet text:level="1" style:num-suffix="□" text:bullet-char="□">
        <style:list-level-properties text:list-level-position-and-space-mode="label-alignment">
          <style:list-level-label-alignment text:label-followed-by="listtab"/>
        </style:list-level-properties>
      </text:list-level-style-bullet>
      <text:list-level-style-bullet text:level="2" style:num-suffix="o" text:bullet-char="o">
        <style:list-level-properties text:list-level-position-and-space-mode="label-alignment">
          <style:list-level-label-alignment text:label-followed-by="listtab"/>
        </style:list-level-properties>
      </text:list-level-style-bullet>
      <text:list-level-style-bullet text:level="3" style:num-suffix="" text:bullet-char="">
        <style:list-level-properties text:list-level-position-and-space-mode="label-alignment">
          <style:list-level-label-alignment text:label-followed-by="listtab"/>
        </style:list-level-properties>
      </text:list-level-style-bullet>
      <text:list-level-style-bullet text:level="4" style:num-suffix="" text:bullet-char="">
        <style:list-level-properties text:list-level-position-and-space-mode="label-alignment">
          <style:list-level-label-alignment text:label-followed-by="listtab"/>
        </style:list-level-properties>
      </text:list-level-style-bullet>
      <text:list-level-style-bullet text:level="5" style:num-suffix="o" text:bullet-char="o">
        <style:list-level-properties text:list-level-position-and-space-mode="label-alignment">
          <style:list-level-label-alignment text:label-followed-by="listtab"/>
        </style:list-level-properties>
      </text:list-level-style-bullet>
      <text:list-level-style-bullet text:level="6" style:num-suffix="" text:bullet-char="">
        <style:list-level-properties text:list-level-position-and-space-mode="label-alignment">
          <style:list-level-label-alignment text:label-followed-by="listtab"/>
        </style:list-level-properties>
      </text:list-level-style-bullet>
      <text:list-level-style-bullet text:level="7" style:num-suffix="" text:bullet-char="">
        <style:list-level-properties text:list-level-position-and-space-mode="label-alignment">
          <style:list-level-label-alignment text:label-followed-by="listtab"/>
        </style:list-level-properties>
      </text:list-level-style-bullet>
      <text:list-level-style-bullet text:level="8" style:num-suffix="o" text:bullet-char="o">
        <style:list-level-properties text:list-level-position-and-space-mode="label-alignment">
          <style:list-level-label-alignment text:label-followed-by="listtab"/>
        </style:list-level-properties>
      </text:list-level-style-bullet>
      <text:list-level-style-bullet text:level="9" style:num-suffix=""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3">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4">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5">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6">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7">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8">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9">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0">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1">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2">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3">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4">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5">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6">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7">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8">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9">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0">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1">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2">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3">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4">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5">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6">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7">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8">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9">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0">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1">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2">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3">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4">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5">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6">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7">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8">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9">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0">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1">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2">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3">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4">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5">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6">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7">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8">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99">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0">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1">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2">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3">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4">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5">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6">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7">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8">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09">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0">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1">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2">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3">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4">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5">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6">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7">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8">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19">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0">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1">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2">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3">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4">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5">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6">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7">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8">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29">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0">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1">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2">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3">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4">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5">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6">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7">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8">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39">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58" style:num-suffix="o" text:bullet-char="o">
        <style:list-level-properties text:list-level-position-and-space-mode="label-alignment">
          <style:list-level-label-alignment text:label-followed-by="listtab" fo:text-indent="-6.35mm" fo:margin-left="25.4m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59" style:num-suffix="o" text:bullet-char="o">
        <style:list-level-properties text:list-level-position-and-space-mode="label-alignment">
          <style:list-level-label-alignment text:label-followed-by="listtab" fo:text-indent="-6.35mm" fo:margin-left="63.5m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60" style:num-suffix="o" text:bullet-char="o">
        <style:list-level-properties text:list-level-position-and-space-mode="label-alignment">
          <style:list-level-label-alignment text:label-followed-by="listtab" fo:text-indent="-6.35mm" fo:margin-left="101.6m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40">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41">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61" style:num-suffix="o" text:bullet-char="o">
        <style:list-level-properties text:list-level-position-and-space-mode="label-alignment">
          <style:list-level-label-alignment text:label-followed-by="listtab" fo:text-indent="-6.35mm" fo:margin-left="25.4m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62" style:num-suffix="o" text:bullet-char="o">
        <style:list-level-properties text:list-level-position-and-space-mode="label-alignment">
          <style:list-level-label-alignment text:label-followed-by="listtab" fo:text-indent="-6.35mm" fo:margin-left="63.5m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63" style:num-suffix="o" text:bullet-char="o">
        <style:list-level-properties text:list-level-position-and-space-mode="label-alignment">
          <style:list-level-label-alignment text:label-followed-by="listtab" fo:text-indent="-6.35mm" fo:margin-left="101.6m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42">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43">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64" style:num-suffix="o" text:bullet-char="o">
        <style:list-level-properties text:list-level-position-and-space-mode="label-alignment">
          <style:list-level-label-alignment text:label-followed-by="listtab" fo:text-indent="-6.35mm" fo:margin-left="25.4m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65" style:num-suffix="o" text:bullet-char="o">
        <style:list-level-properties text:list-level-position-and-space-mode="label-alignment">
          <style:list-level-label-alignment text:label-followed-by="listtab" fo:text-indent="-6.35mm" fo:margin-left="63.5m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66" style:num-suffix="o" text:bullet-char="o">
        <style:list-level-properties text:list-level-position-and-space-mode="label-alignment">
          <style:list-level-label-alignment text:label-followed-by="listtab" fo:text-indent="-6.35mm" fo:margin-left="101.6m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44">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45">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46">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47">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67" style:num-suffix="o" text:bullet-char="o">
        <style:list-level-properties text:list-level-position-and-space-mode="label-alignment">
          <style:list-level-label-alignment text:label-followed-by="listtab" fo:text-indent="-6.35mm" fo:margin-left="25.4m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68" style:num-suffix="o" text:bullet-char="o">
        <style:list-level-properties text:list-level-position-and-space-mode="label-alignment">
          <style:list-level-label-alignment text:label-followed-by="listtab" fo:text-indent="-6.35mm" fo:margin-left="63.5m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69" style:num-suffix="o" text:bullet-char="o">
        <style:list-level-properties text:list-level-position-and-space-mode="label-alignment">
          <style:list-level-label-alignment text:label-followed-by="listtab" fo:text-indent="-6.35mm" fo:margin-left="101.6m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48">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49">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50">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70" style:num-suffix="o" text:bullet-char="o">
        <style:list-level-properties text:list-level-position-and-space-mode="label-alignment">
          <style:list-level-label-alignment text:label-followed-by="listtab" fo:text-indent="-6.35mm" fo:margin-left="25.4m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71" style:num-suffix="o" text:bullet-char="o">
        <style:list-level-properties text:list-level-position-and-space-mode="label-alignment">
          <style:list-level-label-alignment text:label-followed-by="listtab" fo:text-indent="-6.35mm" fo:margin-left="63.5m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72" style:num-suffix="o" text:bullet-char="o">
        <style:list-level-properties text:list-level-position-and-space-mode="label-alignment">
          <style:list-level-label-alignment text:label-followed-by="listtab" fo:text-indent="-6.35mm" fo:margin-left="101.6m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51">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52">
      <text:list-level-style-number text:level="1"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38.1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50.8mm"/>
        </style:list-level-properties>
      </text:list-level-style-number>
      <text:list-level-style-number text:level="4"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76.2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88.9mm"/>
        </style:list-level-properties>
      </text:list-level-style-number>
      <text:list-level-style-number text:level="7" style:num-suffix="." style:num-format="1">
        <style:list-level-properties text:list-level-position-and-space-mode="label-alignment">
          <style:list-level-label-alignment text:label-followed-by="listtab" fo:text-indent="-6.35mm" fo:margin-left="101.6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14.3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27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53">
      <text:list-level-style-number text:level="1"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38.1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50.8mm"/>
        </style:list-level-properties>
      </text:list-level-style-number>
      <text:list-level-style-number text:level="4" style:num-suffix="." style:num-format="1">
        <style:list-level-properties text:list-level-position-and-space-mode="label-alignment">
          <style:list-level-label-alignment text:label-followed-by="listtab" fo:text-indent="-6.35mm" fo:margin-left="63.5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76.2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88.9mm"/>
        </style:list-level-properties>
      </text:list-level-style-number>
      <text:list-level-style-number text:level="7" style:num-suffix="." style:num-format="1">
        <style:list-level-properties text:list-level-position-and-space-mode="label-alignment">
          <style:list-level-label-alignment text:label-followed-by="listtab" fo:text-indent="-6.35mm" fo:margin-left="101.6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14.3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27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54">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55">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56">
      <text:list-level-style-number text:level="1" style:num-suffix=")" style:num-format="a" style:num-letter-sync="true">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57">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73" style:num-suffix="o" text:bullet-char="o">
        <style:list-level-properties text:list-level-position-and-space-mode="label-alignment">
          <style:list-level-label-alignment text:label-followed-by="listtab" fo:text-indent="-6.35mm" fo:margin-left="25.4m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74" style:num-suffix="o" text:bullet-char="o">
        <style:list-level-properties text:list-level-position-and-space-mode="label-alignment">
          <style:list-level-label-alignment text:label-followed-by="listtab" fo:text-indent="-6.35mm" fo:margin-left="63.5m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75" style:num-suffix="o" text:bullet-char="o">
        <style:list-level-properties text:list-level-position-and-space-mode="label-alignment">
          <style:list-level-label-alignment text:label-followed-by="listtab" fo:text-indent="-6.35mm" fo:margin-left="101.6m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58">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6.35mm" fo:margin-left="25.4mm"/>
        </style:list-level-properties>
      </text:list-level-style-number>
      <text:list-level-style-number text:level="3" style:num-suffix="." style:num-format="i">
        <style:list-level-properties text:list-level-position-and-space-mode="label-alignment" fo:text-align="end">
          <style:list-level-label-alignment text:label-followed-by="listtab" fo:text-indent="-3.18mm" fo:margin-left="38.1mm"/>
        </style:list-level-properties>
      </text:list-level-style-number>
      <text:list-level-style-number text:level="4" style:num-suffix="." style:num-format="1">
        <style:list-level-properties text:list-level-position-and-space-mode="label-alignment">
          <style:list-level-label-alignment text:label-followed-by="listtab" fo:text-indent="-6.35mm" fo:margin-left="50.8m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6.35mm" fo:margin-left="63.5mm"/>
        </style:list-level-properties>
      </text:list-level-style-number>
      <text:list-level-style-number text:level="6" style:num-suffix="." style:num-format="i">
        <style:list-level-properties text:list-level-position-and-space-mode="label-alignment" fo:text-align="end">
          <style:list-level-label-alignment text:label-followed-by="listtab" fo:text-indent="-3.18mm" fo:margin-left="76.2mm"/>
        </style:list-level-properties>
      </text:list-level-style-number>
      <text:list-level-style-number text:level="7" style:num-suffix="." style:num-format="1">
        <style:list-level-properties text:list-level-position-and-space-mode="label-alignment">
          <style:list-level-label-alignment text:label-followed-by="listtab" fo:text-indent="-6.35mm" fo:margin-left="88.9m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6.35mm" fo:margin-left="101.6mm"/>
        </style:list-level-properties>
      </text:list-level-style-number>
      <text:list-level-style-number text:level="9" style:num-suffix="." style:num-format="i">
        <style:list-level-properties text:list-level-position-and-space-mode="label-alignment" fo:text-align="end">
          <style:list-level-label-alignment text:label-followed-by="listtab" fo:text-indent="-3.18mm" fo:margin-left="114.3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59">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76" style:num-suffix="o" text:bullet-char="o">
        <style:list-level-properties text:list-level-position-and-space-mode="label-alignment">
          <style:list-level-label-alignment text:label-followed-by="listtab" fo:text-indent="-6.35mm" fo:margin-left="25.4m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77" style:num-suffix="o" text:bullet-char="o">
        <style:list-level-properties text:list-level-position-and-space-mode="label-alignment">
          <style:list-level-label-alignment text:label-followed-by="listtab" fo:text-indent="-6.35mm" fo:margin-left="63.5m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78" style:num-suffix="o" text:bullet-char="o">
        <style:list-level-properties text:list-level-position-and-space-mode="label-alignment">
          <style:list-level-label-alignment text:label-followed-by="listtab" fo:text-indent="-6.35mm" fo:margin-left="101.6m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160">
      <text:list-level-style-bullet text:level="1"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bullet text:level="2" text:style-name="ListLabel_20_179" style:num-suffix="o" text:bullet-char="o">
        <style:list-level-properties text:list-level-position-and-space-mode="label-alignment">
          <style:list-level-label-alignment text:label-followed-by="listtab" fo:text-indent="-6.35mm" fo:margin-left="25.4m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6.35mm" fo:margin-left="38.1m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6.35mm" fo:margin-left="50.8mm"/>
        </style:list-level-properties>
        <style:text-properties style:font-name="Symbol"/>
      </text:list-level-style-bullet>
      <text:list-level-style-bullet text:level="5" text:style-name="ListLabel_20_180" style:num-suffix="o" text:bullet-char="o">
        <style:list-level-properties text:list-level-position-and-space-mode="label-alignment">
          <style:list-level-label-alignment text:label-followed-by="listtab" fo:text-indent="-6.35mm" fo:margin-left="63.5m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6.35mm" fo:margin-left="76.2m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6.35mm" fo:margin-left="88.9mm"/>
        </style:list-level-properties>
        <style:text-properties style:font-name="Symbol"/>
      </text:list-level-style-bullet>
      <text:list-level-style-bullet text:level="8" text:style-name="ListLabel_20_181" style:num-suffix="o" text:bullet-char="o">
        <style:list-level-properties text:list-level-position-and-space-mode="label-alignment">
          <style:list-level-label-alignment text:label-followed-by="listtab" fo:text-indent="-6.35mm" fo:margin-left="101.6m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6.35mm" fo:margin-left="114.3m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start" style:justify-single-word="false">
        <style:tab-stops>
          <style:tab-stop style:position="95.25mm"/>
          <style:tab-stop style:position="177.8mm"/>
        </style:tab-stops>
      </style:paragraph-properties>
    </style:style>
    <style:style style:name="Mfr1"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0mm, 0mm, 0mm, 0mm)" draw:luminance="0%" draw:contrast="0%" draw:red="0%" draw:green="0%" draw:blue="0%" draw:gamma="100%" draw:color-inversion="false" draw:image-opacity="100%" draw:color-mode="standard"/>
    </style:style>
    <style:style style:name="Mfr2" style:family="graphic" style:parent-style-name="Graphics">
      <style:graphic-properties fo:margin-left="0mm" fo:margin-right="0mm" fo:margin-top="0mm" fo:margin-bottom="0mm" style:vertical-pos="top" style:vertical-rel="baseline" fo:background-color="transparent" draw:fill="none" draw:fill-color="#ffffff" fo:padding="0mm" fo:border="none" style:mirror="none" fo:clip="rect(7.27mm, 48.21mm, 4.07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15.01mm" fo:margin-bottom="15.01mm" fo:margin-left="12.7mm" fo:margin-right="12.7mm" style:writing-mode="lr-tb" style:layout-grid-color="#c0c0c0" style:layout-grid-lines="51" style:layout-grid-base-height="5.27mm" style:layout-grid-ruby-height="0mm" style:layout-grid-mode="none" style:layout-grid-ruby-below="false" style:layout-grid-print="false" style:layout-grid-display="false" style:layout-grid-base-width="3.88mm" style:layout-grid-snap-to="true" style:footnote-max-height="0mm">
        <style:footnote-sep style:width="0.18mm" style:distance-before-sep="1.01mm" style:distance-after-sep="1.01mm" style:line-style="solid" style:adjustment="left" style:rel-width="25%" style:color="#000000"/>
      </style:page-layout-properties>
      <style:header-style>
        <style:header-footer-properties fo:min-height="1.01mm" fo:margin-left="0mm" fo:margin-right="0mm" fo:margin-bottom="0mm" style:dynamic-spacing="true"/>
      </style:header-style>
      <style:footer-style>
        <style:header-footer-properties fo:min-height="1.01mm" fo:margin-left="0mm" fo:margin-right="0mm" fo:margin-top="0mm" style:dynamic-spacing="true"/>
      </style:footer-style>
    </style:page-layout>
  </office:automatic-styles>
  <office:master-styles>
    <style:master-page style:name="Standard" style:page-layout-name="Mpm1">
      <style:header>
        <text:p text:style-name="MP1"><draw:frame draw:style-name="Mfr1" draw:name="Imagen 5" text:anchor-type="as-char" svg:width="53.98mm" svg:height="14.29mm" draw:z-index="25"><draw:image xlink:href="Pictures/10000201000001320000005184AB97640A27F795.png" xlink:type="simple" xlink:show="embed" xlink:actuate="onLoad" loext:mime-type="image/png"/></draw:frame><text:tab/><draw:frame draw:style-name="Mfr2" draw:name="Imagen 3" text:anchor-type="as-char" svg:width="63.5mm" svg:height="13.83mm" draw:z-index="51"><draw:image xlink:href="Pictures/100000000000056D00000130AD0DBE969D87501B.png" xlink:type="simple" xlink:show="embed" xlink:actuate="onLoad" loext:mime-type="image/png"/></draw:frame></text:p>
        <text:p text:style-name="Standard"/>
      </style:header>
      <style:footer>
        <text:p text:style-name="Footer">Informe de hallazgos detectados en el IRA de Sitios Web según la norma UNE-EN 301549:2022<text:tab/><text:tab/><text:tab/><text:page-number text:select-page="current">17</text:page-number></text:p>
        <text:p text:style-name="Footer"/>
        <text:p text:style-name="Standard"/>
      </style:footer>
    </style:master-page>
    <style:master-page style:name="First_20_Page" style:display-name="First Page" style:page-layout-name="Mpm1" style:next-style-name="Standard">
      <style:header>
        <text:p text:style-name="MP1"><draw:frame draw:style-name="Mfr1" draw:name="Imagen 989" text:anchor-type="as-char" svg:width="53.98mm" svg:height="14.29mm" draw:z-index="52"><draw:image xlink:href="Pictures/10000201000001320000005173FC5CB5E89A2830.png" xlink:type="simple" xlink:show="embed" xlink:actuate="onLoad" loext:mime-type="image/png"/><svg:desc>Gobierno de España Vicepresidencia Primera del Gobierno Ministerio de Asuntos Económicos y Transformación Digital</svg:desc></draw:frame><text:tab/><draw:frame draw:style-name="Mfr2" draw:name="Imagen 39" text:anchor-type="as-char" svg:width="63.5mm" svg:height="13.83mm" draw:z-index="53"><draw:image xlink:href="Pictures/100000000000056D00000130AD0DBE969D87501B.png" xlink:type="simple" xlink:show="embed" xlink:actuate="onLoad" loext:mime-type="image/png"/><svg:desc>Observatorio de Accesibilidad</svg:desc></draw:frame></text:p>
        <text:p text:style-name="Standard"/>
      </style:header>
      <style:footer>
        <text:p text:style-name="Footer">Informe de hallazgos detectados en el IRA de Sitios Web según la norma UNE-EN 301549:2022<text:tab/><text:tab/><text:tab/><text:page-number text:select-page="current">1</text:page-number></text:p>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Guía de Adaptación a WCAG 2.1</dc:title>
    <meta:initial-creator>MINHAP</meta:initial-creator>
    <meta:keyword>Accesibilidad</meta:keyword>
    <dc:creator>Álvaro Peláez Piñera</dc:creator>
    <meta:editing-cycles>52</meta:editing-cycles>
    <meta:print-date>2009-06-12T09:22:00</meta:print-date>
    <meta:creation-date>2022-09-28T10:10:00</meta:creation-date>
    <dc:date>2022-10-08T20:36:15.223166497</dc:date>
    <meta:editing-duration>PT20H15M21S</meta:editing-duration>
    <meta:generator>LibreOffice/6.2.8.2$Linux_X86_64 LibreOffice_project/20$Build-2</meta:generator>
    <meta:document-statistic meta:table-count="102" meta:image-count="4" meta:object-count="0" meta:page-count="27" meta:paragraph-count="594" meta:word-count="4774" meta:character-count="30621" meta:non-whitespace-character-count="26305"/>
    <meta:user-defined meta:name="AppVersion">16.0000</meta:user-defined>
    <meta:user-defined meta:name="Company">Ministerio Administraciones Publica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